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00" draw:stroke="none" fo:margin="1.000000000000000pt" style:wrap="biggest" style:wrap-dynamic-threshold="0.000000000000000pt" svg:fill-rule="nonzero"/>
    </style:style>
    <style:style style:name="gr3" style:family="graphic">
      <style:graphic-properties draw:fill="solid" draw:fill-color="#ff0000" draw:stroke="none" fo:margin="1.000000000000000pt" style:wrap="biggest" style:wrap-dynamic-threshold="0.000000000000000pt" svg:fill-rule="nonzero"/>
    </style:style>
    <style:style style:name="gr4" style:family="graphic">
      <style:graphic-properties draw:fill="solid" draw:fill-color="#0046dc" draw:stroke="none" fo:margin="1.000000000000000pt" style:wrap="biggest" style:wrap-dynamic-threshold="0.000000000000000pt" svg:fill-rule="nonzero"/>
    </style:style>
    <style:style style:name="gr5" style:family="graphic">
      <style:graphic-properties draw:fill="none" draw:stroke="solid" draw:stroke-linejoin="miter" fo:margin="1.000000000000000pt" style:wrap="biggest" style:wrap-dynamic-threshold="0.000000000000000pt" svg:fill-rule="nonzero" svg:stroke-color="#000000" svg:stroke-opacity="1" svg:stroke-width="0.000000000000000pt"/>
    </style:style>
    <style:style style:name="gr6" style:family="graphic">
      <style:graphic-properties draw:fill="solid" draw:fill-color="#ffffff" draw:stroke="none" fo:margin="1.000000000000000pt" style:wrap="biggest" style:wrap-dynamic-threshold="0.000000000000000pt" svg:fill-rule="nonzero"/>
    </style:style>
    <style:style style:name="gr7" style:family="graphic">
      <style:graphic-properties draw:fill="none" draw:stroke="solid" draw:stroke-linejoin="miter" fo:margin="1.000000000000000pt" style:wrap="biggest" style:wrap-dynamic-threshold="0.000000000000000pt" svg:fill-rule="nonzero" svg:stroke-color="#000000" svg:stroke-opacity="1" svg:stroke-width="0.320000008000000pt"/>
    </style:style>
    <style:style style:name="gr8" style:family="graphic">
      <style:graphic-properties draw:fill="solid" draw:fill-color="#ffff66" draw:stroke="none" fo:margin="1.000000000000000pt" style:wrap="biggest" style:wrap-dynamic-threshold="0.000000000000000pt" svg:fill-rule="nonzero"/>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0.480000016000000pt"/>
    </style:style>
    <style:style style:name="gr10" style:family="graphic">
      <style:graphic-properties draw:fill="solid" draw:fill-color="#0000ff" draw:stroke="none" fo:margin="1.000000000000000pt" style:wrap="biggest" style:wrap-dynamic-threshold="0.000000000000000pt" svg:fill-rule="nonzero"/>
    </style:style>
    <style:style style:name="gr11" style:family="graphic">
      <style:graphic-properties draw:fill="none" draw:stroke="solid" draw:stroke-linejoin="miter" fo:margin="1.000000000000000pt" style:wrap="biggest" style:wrap-dynamic-threshold="0.000000000000000pt" svg:fill-rule="nonzero" svg:stroke-color="#000000" svg:stroke-opacity="1" svg:stroke-width="0.089291200000000pt"/>
    </style:style>
    <style:style style:name="gr12" style:family="graphic">
      <style:graphic-properties draw:fill="none" draw:stroke="solid" draw:stroke-linejoin="miter" fo:margin="1.000000000000000pt" style:wrap="biggest" style:wrap-dynamic-threshold="0.000000000000000pt" svg:fill-rule="nonzero" svg:stroke-color="#000000" svg:stroke-opacity="1" svg:stroke-width="0.208346392000000pt"/>
    </style:style>
    <style:style style:name="gr13" style:family="graphic">
      <style:graphic-properties draw:fill="solid" draw:fill-color="#b2b2b2" draw:stroke="none" fo:margin="1.000000000000000pt" style:wrap="biggest" style:wrap-dynamic-threshold="0.000000000000000pt" svg:fill-rule="nonzero"/>
    </style:style>
    <style:style style:name="gr14" style:family="graphic">
      <style:graphic-properties draw:fill="solid" draw:fill-color="#006633" draw:stroke="none" fo:margin="1.000000000000000pt" style:wrap="biggest" style:wrap-dynamic-threshold="0.000000000000000pt" svg:fill-rule="nonzero"/>
    </style:style>
    <style:style style:name="gr15" style:family="graphic">
      <style:graphic-properties draw:fill="none" draw:stroke="solid" draw:stroke-linejoin="miter" fo:margin="1.000000000000000pt" style:wrap="biggest" style:wrap-dynamic-threshold="0.000000000000000pt" svg:fill-rule="nonzero" svg:stroke-color="#ffffff" svg:stroke-opacity="1" svg:stroke-width="0.320000008000000pt"/>
    </style:style>
    <style:style style:name="gr16" style:family="graphic">
      <style:graphic-properties draw:fill="solid" draw:fill-color="#663333" draw:stroke="none" fo:margin="1.000000000000000pt" style:wrap="biggest" style:wrap-dynamic-threshold="0.000000000000000pt" svg:fill-rule="nonzero"/>
    </style:style>
    <style:style style:name="gr17" style:family="graphic">
      <style:graphic-properties draw:fill="solid" draw:fill-color="#ffc833" draw:stroke="none" fo:margin="1.000000000000000pt" style:wrap="biggest" style:wrap-dynamic-threshold="0.000000000000000pt" svg:fill-rule="nonzero"/>
    </style:style>
    <style:style style:name="gr18" style:family="graphic">
      <style:graphic-properties draw:fill="solid" draw:fill-color="#996633" draw:stroke="none" fo:margin="1.000000000000000pt" style:wrap="biggest" style:wrap-dynamic-threshold="0.000000000000000pt" svg:fill-rule="nonzero"/>
    </style:style>
    <style:style style:name="gr19" style:family="graphic">
      <style:graphic-properties draw:fill="solid" draw:fill-color="#d09555" draw:stroke="none" fo:margin="1.000000000000000pt" style:wrap="biggest" style:wrap-dynamic-threshold="0.000000000000000pt" svg:fill-rule="nonzero"/>
    </style:style>
    <style:style style:name="gr20" style:family="graphic">
      <style:graphic-properties draw:fill="solid" draw:fill-color="#7f3232" draw:stroke="none" fo:margin="1.000000000000000pt" style:wrap="biggest" style:wrap-dynamic-threshold="0.000000000000000pt" svg:fill-rule="nonzero"/>
    </style:style>
    <style:style style:name="gr21" style:family="graphic">
      <style:graphic-properties draw:fill="solid" draw:fill-color="#7f7f7f" draw:stroke="none" fo:margin="1.000000000000000pt" style:wrap="biggest" style:wrap-dynamic-threshold="0.000000000000000pt" svg:fill-rule="nonzero"/>
    </style:style>
    <style:style style:name="gr22" style:family="graphic">
      <style:graphic-properties draw:fill="solid" draw:fill-color="#999999" draw:stroke="none" fo:margin="1.000000000000000pt" style:wrap="biggest" style:wrap-dynamic-threshold="0.000000000000000pt" svg:fill-rule="nonzero"/>
    </style:style>
    <style:style style:name="gr23" style:family="graphic">
      <style:graphic-properties draw:fill="solid" draw:fill-color="#000000" draw:stroke="none" fo:margin="1.000000000000000pt" style:wrap="biggest" style:wrap-dynamic-threshold="0.000000000000000pt" svg:fill-rule="nonzero"/>
    </style:style>
    <style:style style:name="gr24" style:family="graphic">
      <style:graphic-properties draw:fill="solid" draw:fill-color="#669966"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path draw:style-name="gr2" draw:id="shape2" draw:name="path16" draw:layer="" svg:width="146.71262059102pt" svg:height="99.98661244810pt" svg:viewBox="0 0 147 100" svg:d="M0 99.9866L146.713 99.9866L146.713 0L0 0Z" koffice:nodeTypes="ccccc"/>
          <draw:path draw:style-name="gr3" draw:id="shape3" draw:name="path18" draw:layer="" svg:width="146.68026570590pt" svg:height="24.96159076403pt" svg:x="0.01305234400pt" svg:y="74.98663200000pt" svg:viewBox="0 0 147 25" svg:d="M6.64573e-15 24.9616L146.68 24.9616L146.68 0L0 0Z" koffice:nodeTypes="ccccc"/>
          <draw:path draw:style-name="gr4" draw:id="shape4" draw:name="path20" draw:layer="" svg:width="146.71262059102pt" svg:height="27.35511201867pt" svg:x="0.00000000000pt" svg:y="47.81302400000pt" svg:viewBox="0 0 147 27" svg:d="M0 27.3551L146.713 27.3551L146.713 0L0 0Z" koffice:nodeTypes="ccccc"/>
          <draw:path draw:style-name="gr5" draw:id="shape5" draw:name="path22" draw:layer="" svg:width="146.68659487952pt" svg:height="99.98680043560pt" svg:x="0.01305234400pt" svg:y="0.00660000000pt" svg:viewBox="0 0 147 100" svg:d="M6.64573e-15 99.9868L146.687 99.9868L146.687 0L0 0Z" koffice:nodeTypes="ccccc"/>
          <draw:path draw:style-name="gr6" draw:id="shape6" draw:name="path24" draw:layer="" svg:width="54.45417854808pt" svg:height="54.60367256335pt" svg:x="46.44853440000pt" svg:y="16.40901600000pt" svg:viewBox="0 0 54 55" svg:d="M27.2271 54.6037C42.265 54.6037 54.4542 42.3811 54.4542 27.3002C54.4542 12.2217 42.265 0 27.2271 0C12.1894 0 0 12.2217 0 27.3002C0 42.3778 12.1894 54.6037 27.2271 54.6037" koffice:nodeTypes="ccccc"/>
          <draw:g draw:style-name="gr1" draw:id="shape7" draw:name="g3313" svg:y="20.77862713082pt">
            <draw:path draw:style-name="gr6" draw:id="shape8" draw:name="path3317" draw:layer="" svg:width="18.88583854222pt" svg:height="34.00107909818pt" draw:transform="matrix(0.34700640000 0.00000000000 0.00000000000 0.34700640000 72.33849896704pt 58.06143859072pt)" svg:viewBox="0 0 19 34" svg:d="M1.76591 0L18.8858 33.9678L16.6774 34.0011L0 0.538385L1.76591 0" koffice:nodeTypes="ccccc"/>
            <draw:path draw:style-name="gr7" draw:id="shape9" draw:name="path3319" draw:layer="" svg:width="18.88583854222pt" svg:height="34.00107909818pt" draw:transform="matrix(0.34700640000 0.00000000000 0.00000000000 0.34700640000 72.33849896704pt 58.06143859072pt)" svg:viewBox="0 0 19 34" svg:d="M1.76591 0L18.8858 33.9678L16.6774 34.0011L0 0.538385" koffice:nodeTypes="cccc"/>
            <draw:path draw:style-name="gr6" draw:id="shape10" draw:name="path3321" draw:layer="" svg:width="21.77338658909pt" svg:height="26.13778205538pt" draw:transform="matrix(0.34700640000 0.00000000000 0.00000000000 0.34700640000 72.15444677248pt 58.10724343552pt)" svg:viewBox="0 0 22 26" svg:d="M1.7151 0L21.7734 24.5745L20.8168 26.1378L0 0.399454L1.7151 2.27976e-14" koffice:nodeTypes="ccccc"/>
            <draw:path draw:style-name="gr7" draw:id="shape11" draw:name="path3323" draw:layer="" svg:width="21.77338658909pt" svg:height="26.13778205538pt" draw:transform="matrix(0.34700640000 0.00000000000 0.00000000000 0.34700640000 72.15444677248pt 58.10724343552pt)" svg:viewBox="0 0 22 26" svg:d="M1.7151 0L21.7734 24.5745L20.8168 26.1378L0 0.399454" koffice:nodeTypes="cccc"/>
            <draw:path draw:style-name="gr6" draw:id="shape12" draw:name="path3325" draw:layer="" svg:width="18.27897347368pt" svg:height="33.26613441939pt" draw:transform="matrix(0.34700640000 0.00000000000 0.00000000000 0.34700640000 69.17407820416pt 58.15332588544pt)" svg:viewBox="0 0 18 33" svg:d="M16.6202 0L0 33.1995L2.11391 33.2661L18.279 0.532534L16.6202 0" koffice:nodeTypes="ccccc"/>
            <draw:path draw:style-name="gr7" draw:id="shape13" draw:name="path3327" draw:layer="" svg:width="18.27897347368pt" svg:height="33.26613441939pt" draw:transform="matrix(0.34700640000 0.00000000000 0.00000000000 0.34700640000 69.17407820416pt 58.15332588544pt)" svg:viewBox="0 0 18 33" svg:d="M16.6202 0L0 33.1995L2.11391 33.2661L18.279 0.532534" koffice:nodeTypes="cccc"/>
            <draw:path draw:style-name="gr6" draw:id="shape14" draw:name="path3329" draw:layer="" svg:width="20.65264835048pt" svg:height="25.01440207360pt" draw:transform="matrix(0.34700640000 0.00000000000 0.00000000000 0.34700640000 68.06920982656pt 58.47562542976pt)" svg:viewBox="0 0 21 25" svg:d="M19.2056 0L0 23.4548L0.921087 25.0144L20.6526 0.663391L19.2056 0" koffice:nodeTypes="ccccc"/>
            <draw:path draw:style-name="gr7" draw:id="shape15" draw:name="path3331" draw:layer="" svg:width="20.65264835048pt" svg:height="25.01440207360pt" draw:transform="matrix(0.34700640000 0.00000000000 0.00000000000 0.34700640000 68.06920982656pt 58.47562542976pt)" svg:viewBox="0 0 21 25" svg:d="M19.2056 0L0 23.4548L0.921087 25.0144L20.6526 0.663391" koffice:nodeTypes="cccc"/>
            <draw:path draw:style-name="gr8" draw:id="shape16" draw:name="path3333" draw:layer="" svg:width="27.77523468851pt" svg:height="6.13277009909pt" draw:transform="matrix(0.34700640000 0.00000000000 0.00000000000 0.34700640000 82.89103930708pt 33.25389501549pt)" svg:viewBox="0 0 28 6" svg:d="M7.26444 5.29309C7.26444 5.29309 7.76004 4.82808 7.43017 4.51732C7.06684 4.20732 5.01831 3.83441 4.02791 3.77226C2.07898 3.64796 1.25352 2.9965 0.757921 2.68574C0.196987 2.31359 -0.827676 0.729862 1.22085 0.202703C3.13631 -0.263054 5.25018 0.202703 6.83498 0.326256C8.45324 0.419857 16.7765 1.94068 23.2503 0.357706C23.2503 0.357706 20.0791 2.81004 19.4186 3.33795C19.4186 3.33795 22.3914 4.20732 27.7752 3.4001C27.7752 3.4001 26.3546 6.1939 15.7526 6.13175C14.1343 6.13175 7.72737 5.29309 7.26444 5.29309Z" koffice:nodeTypes="ccccccccccc"/>
            <draw:path draw:style-name="gr9" draw:id="shape17" draw:name="path3335" draw:layer="" svg:width="27.77523468851pt" svg:height="6.13277009909pt" draw:transform="matrix(0.34700640000 0.00000000000 0.00000000000 0.34700640000 82.89103930708pt 33.25389501549pt)" svg:viewBox="0 0 28 6" svg:d="M7.26444 5.29309C7.26444 5.29309 7.76004 4.82808 7.43017 4.51732C7.06684 4.20732 5.01831 3.83441 4.02791 3.77226C2.07898 3.64796 1.25352 2.9965 0.757921 2.68574C0.196987 2.31359 -0.827676 0.729862 1.22085 0.202703C3.13631 -0.263054 5.25018 0.202703 6.83498 0.326256C8.45324 0.419857 16.7765 1.94068 23.2503 0.357706C23.2503 0.357706 20.0791 2.81004 19.4186 3.33795C19.4186 3.33795 22.3914 4.20732 27.7752 3.4001C27.7752 3.4001 26.3546 6.1939 15.7526 6.13175C14.1343 6.13175 7.72737 5.29309 7.26444 5.29309Z" koffice:nodeTypes="ccccccccccc"/>
            <draw:path draw:style-name="gr8" draw:id="shape18" draw:name="path3337" draw:layer="" svg:width="5.28100273571pt" svg:height="4.01273227220pt" draw:transform="matrix(0.34700640000 0.00000000000 0.00000000000 0.34700640000 82.89103930633pt 33.25269803673pt)" svg:viewBox="0 0 5 4" svg:d="M5.281 0.177657C3.98608 -0.0138658 2.58839 -0.129519 1.25975 0.254451C-0.854051 0.905812 0.203264 2.86267 0.782074 3.32251C1.0205 3.51496 1.32799 3.78328 1.80485 4.01273C1.80485 4.01273 1.25975 3.51496 1.63467 2.93947C1.97504 2.32511 1.46365 2.01886 1.49818 1.78848C1.56642 1.25092 2.14523 1.13619 2.62292 1.0594C3.09978 0.982607 4.46294 0.791084 4.70137 0.791084C4.94062 0.791084 5.281 0.177657 5.281 0.177657Z" koffice:nodeTypes="ccccccccc"/>
            <draw:path draw:style-name="gr8" draw:id="shape19" draw:name="path3339" draw:layer="" svg:width="3.89605297266pt" svg:height="3.66528533333pt" draw:transform="matrix(0.34700640000 0.00000000000 0.00000000000 0.34700640000 83.39632988296pt 33.30600201472pt)" svg:viewBox="0 0 4 4" svg:d="M0.296116 3.66529C0.296116 3.66529 -0.227347 3.18955 0.132682 2.63954C0.45955 2.05238 -0.0315422 1.75969 0.0016184 1.53951C0.0671499 1.02575 0.622984 0.9161 1.0817 0.842706C1.53964 0.769312 2.84869 0.586269 3.07765 0.586269C3.30741 0.586269 3.63428 0 3.63428 0C3.63428 0 4.22327 0.769312 3.63428 1.09914C3.07765 1.42986 2.52103 1.42986 2.22653 1.6129C1.93204 1.79595 1.3762 1.79595 1.21277 2.12578C1.01617 2.41935 0.983013 2.74919 0.688516 3.00562C0.394018 3.26206 0.296116 3.66529 0.296116 3.66529Z" koffice:nodeTypes="ccccccccccc"/>
            <draw:path draw:style-name="gr8" draw:id="shape20" draw:name="path3341" draw:layer="" svg:width="27.77523468851pt" svg:height="6.13277009909pt" draw:transform="matrix(0.34700640000 0.00000000000 0.00000000000 0.34700640000 82.89103930708pt 33.25389501549pt)" svg:viewBox="0 0 28 6" svg:d="M7.26444 5.29309C7.26444 5.29309 7.76004 4.82808 7.43017 4.51732C7.06684 4.20732 5.01831 3.83441 4.02791 3.77226C2.07898 3.64796 1.25352 2.9965 0.757921 2.68574C0.196987 2.31359 -0.827676 0.729862 1.22085 0.202703C3.13631 -0.263054 5.25018 0.202703 6.83498 0.326256C8.45324 0.419857 16.7765 1.94068 23.2503 0.357706C23.2503 0.357706 20.0791 2.81004 19.4186 3.33795C19.4186 3.33795 22.3914 4.20732 27.7752 3.4001C27.7752 3.4001 26.3546 6.1939 15.7526 6.13175C14.1343 6.13175 7.72737 5.29309 7.26444 5.29309Z" koffice:nodeTypes="ccccccccccc"/>
            <draw:path draw:style-name="gr9" draw:id="shape21" draw:name="path3343" draw:layer="" svg:width="27.77523468851pt" svg:height="6.13277009909pt" draw:transform="matrix(0.34700640000 0.00000000000 0.00000000000 0.34700640000 82.89103930708pt 33.25389501549pt)" svg:viewBox="0 0 28 6" svg:d="M7.26444 5.29309C7.26444 5.29309 7.76004 4.82808 7.43017 4.51732C7.06684 4.20732 5.01831 3.83441 4.02791 3.77226C2.07898 3.64796 1.25352 2.9965 0.757921 2.68574C0.196987 2.31359 -0.827676 0.729862 1.22085 0.202703C3.13631 -0.263054 5.25018 0.202703 6.83498 0.326256C8.45324 0.419857 16.7765 1.94068 23.2503 0.357706C23.2503 0.357706 20.0791 2.81004 19.4186 3.33795C19.4186 3.33795 22.3914 4.20732 27.7752 3.4001C27.7752 3.4001 26.3546 6.1939 15.7526 6.13175C14.1343 6.13175 7.72737 5.29309 7.26444 5.29309Z" koffice:nodeTypes="ccccccccccc"/>
            <draw:path draw:style-name="gr10" draw:id="shape22" draw:name="path3345" draw:layer="" svg:width="14.06167535848pt" svg:height="22.88320074888pt" draw:transform="matrix(0.34700640000 0.00000000000 0.00000000000 0.34700640000 71.61339439360pt 60.66232096000pt)" svg:viewBox="0 0 14 23" svg:d="M4.02163 0.23141L0 19.9811C0 19.9811 0.33273 23.1897 7.013 22.8593C13.7261 22.4955 13.9586 21.1389 14.0581 20.5436C14.1912 19.9811 10.6017 0 10.6017 0L4.02163 0.23141" koffice:nodeTypes="cccccc"/>
            <draw:path draw:style-name="gr7" draw:id="shape23" draw:name="path3347" draw:layer="" svg:width="14.06167535848pt" svg:height="22.88320074888pt" draw:transform="matrix(0.34700640000 0.00000000000 0.00000000000 0.34700640000 71.61339439360pt 60.66232096000pt)" svg:viewBox="0 0 14 23" svg:d="M4.02163 0.23141L0 19.9811C0 19.9811 0.33273 23.1897 7.013 22.8593C13.7261 22.4955 13.9586 21.1389 14.0581 20.5436C14.1912 19.9811 10.6017 0 10.6017 0L4.02163 0.23141" koffice:nodeTypes="cccccc"/>
            <draw:path draw:style-name="gr8" draw:id="shape24" draw:name="path3349" draw:layer="" svg:width="25.53208783769pt" svg:height="7.06292373201pt" draw:transform="matrix(0.34700640000 0.00000000000 0.00000000000 0.34700640000 56.42395264768pt 33.08718222210pt)" svg:viewBox="0 0 26 7" svg:d="M18.3042 5.69682C18.3042 5.69682 17.8111 5.19699 18.1393 4.86431C18.5008 4.49787 20.5383 4.09769 21.5245 4.06474C23.4636 3.93134 24.2849 3.23142 24.778 2.89873C25.3361 2.49855 26.3556 0.799763 24.3174 0.233234C22.4116 -0.299545 20.3084 0.233234 18.7315 0.333682C17.1206 0.467078 11.3041 1.39924 4.46963 0.700118C4.46963 0.700118 6.50625 2.89873 7.19675 3.46446C7.19675 3.46446 4.10813 4.26403 0 3.93134C0 3.93134 2.30061 7.06292 11.9946 7.06292C13.5722 7.06292 17.8436 5.69682 18.3042 5.69682Z" koffice:nodeTypes="ccccccccccc"/>
            <draw:path draw:style-name="gr9" draw:id="shape25" draw:name="path3351" draw:layer="" svg:width="25.53208783769pt" svg:height="7.06292373201pt" draw:transform="matrix(0.34700640000 0.00000000000 0.00000000000 0.34700640000 56.42395264768pt 33.08718222210pt)" svg:viewBox="0 0 26 7" svg:d="M18.3042 5.69682C18.3042 5.69682 17.8111 5.19699 18.1393 4.86431C18.5008 4.49787 20.5383 4.09769 21.5245 4.06474C23.4636 3.93134 24.2849 3.23142 24.778 2.89873C25.3361 2.49855 26.3556 0.799763 24.3174 0.233234C22.4116 -0.299545 20.3084 0.233234 18.7315 0.333682C17.1206 0.467078 11.3049 1.39924 4.46963 0.700118C4.46963 0.700118 6.50625 2.89873 7.19675 3.46446C7.19675 3.46446 4.10813 4.26403 0 3.93134C0 3.93134 2.30061 7.06292 11.9946 7.06292C13.5722 7.06292 17.8436 5.69682 18.3042 5.69682Z" koffice:nodeTypes="ccccccccccc"/>
            <draw:path draw:style-name="gr8" draw:id="shape26" draw:name="path3353" draw:layer="" svg:width="25.53208783769pt" svg:height="7.06292373201pt" draw:transform="matrix(0.34700640000 0.00000000000 0.00000000000 0.34700640000 56.42395264768pt 33.08718222210pt)" svg:viewBox="0 0 26 7" svg:d="M18.3042 5.69682C18.3042 5.69682 17.8111 5.19699 18.1393 4.86431C18.5008 4.49787 20.5383 4.09769 21.5245 4.06474C23.4636 3.93134 24.2849 3.23142 24.778 2.89873C25.3361 2.49855 26.3556 0.799763 24.3174 0.233234C22.4116 -0.299545 20.3084 0.233234 18.7315 0.333682C17.1206 0.467078 11.3041 1.39924 4.46963 0.700118C4.46963 0.700118 6.50625 2.89873 7.19675 3.46446C7.19675 3.46446 4.10813 4.26403 0 3.93134C0 3.93134 2.30061 7.06292 11.9946 7.06292C13.5722 7.06292 17.8436 5.69682 18.3042 5.69682Z" koffice:nodeTypes="ccccccccccc"/>
            <draw:path draw:style-name="gr9" draw:id="shape27" draw:name="path3355" draw:layer="" svg:width="25.53208783769pt" svg:height="7.06292373201pt" draw:transform="matrix(0.34700640000 0.00000000000 0.00000000000 0.34700640000 56.42395264768pt 33.08718222210pt)" svg:viewBox="0 0 26 7" svg:d="M18.3042 5.69682C18.3042 5.69682 17.8111 5.19699 18.1393 4.86431C18.5008 4.49787 20.5383 4.09769 21.5245 4.06474C23.4636 3.93134 24.2849 3.23142 24.778 2.89873C25.3361 2.49855 26.3556 0.799763 24.3174 0.233234C22.4116 -0.299545 20.3084 0.233234 18.7315 0.333682C17.1206 0.467078 11.3049 1.39924 4.46963 0.700118C4.46963 0.700118 6.50625 2.89873 7.19675 3.46446C7.19675 3.46446 4.10813 4.26403 0 3.93134C0 3.93134 2.30061 7.06292 11.9946 7.06292C13.5722 7.06292 17.8436 5.69682 18.3042 5.69682Z" koffice:nodeTypes="ccccccccccc"/>
            <draw:path draw:style-name="gr8" draw:id="shape28" draw:name="path3357" draw:layer="" svg:width="5.28100444846pt" svg:height="4.04438456491pt" draw:transform="matrix(0.34700640000 0.00000000000 0.00000000000 0.34700640000 63.58144545664pt 33.08694891257pt)" svg:viewBox="0 0 5 4" svg:d="M0 0.193281C1.29492 0.00100475 2.69262 -0.153187 4.02125 0.270378C6.13506 0.925232 5.07774 2.88887 4.49893 3.35145C4.2605 3.50564 3.95383 3.77501 3.47615 4.04438C3.47615 4.04438 4.02125 3.54372 3.64634 2.92788C3.30596 2.35012 3.81735 2.04174 3.78282 1.81045C3.71458 1.27171 3.13577 1.15652 2.65809 1.07942C2.18123 1.00233 0.818062 0.810052 0.579632 0.810052C0.341202 0.810052 0 0.193281 0 0.193281Z" koffice:nodeTypes="ccccccccc"/>
            <draw:path draw:style-name="gr8" draw:id="shape29" draw:name="path3359" draw:layer="" svg:width="3.89604886392pt" svg:height="3.66705408000pt" draw:transform="matrix(0.34700640000 0.00000000000 0.00000000000 0.34700640000 63.48940378464pt 33.14471344000pt)" svg:viewBox="0 0 4 4" svg:d="M3.59993 3.66705C3.59993 3.66705 4.1234 3.19032 3.76337 2.60391C3.4365 2.05376 3.92759 1.76012 3.89443 1.53988C3.8289 1.02688 3.27306 0.917206 2.81434 0.843794C2.35641 0.770382 1.04736 0.587295 0.818399 0.587295C0.589433 0.587295 0.261775 0 0.261775 0C0.261775 0 -0.327219 0.770382 0.261775 1.10029C0.818399 1.39394 1.37502 1.39394 1.66873 1.61329C1.96322 1.79638 2.51985 1.79638 2.68407 2.09091C2.87988 2.42082 2.91304 2.75073 3.20753 3.00723C3.50203 3.26373 3.59993 3.66705 3.59993 3.66705Z" koffice:nodeTypes="ccccccccccc"/>
            <draw:path draw:style-name="gr8" draw:id="shape30" draw:name="path3361" draw:layer="" svg:width="25.53208783769pt" svg:height="7.06292373201pt" draw:transform="matrix(0.34700640000 0.00000000000 0.00000000000 0.34700640000 56.42395264768pt 33.08718222210pt)" svg:viewBox="0 0 26 7" svg:d="M18.3042 5.69682C18.3042 5.69682 17.8111 5.19699 18.1393 4.86431C18.5008 4.49787 20.5383 4.09769 21.5245 4.06474C23.4636 3.93134 24.2849 3.23142 24.778 2.89873C25.3361 2.49855 26.3556 0.799763 24.3174 0.233234C22.4116 -0.299545 20.3084 0.233234 18.7315 0.333682C17.1206 0.467078 11.3041 1.39924 4.46963 0.700118C4.46963 0.700118 6.50625 2.89873 7.19675 3.46446C7.19675 3.46446 4.10813 4.26403 0 3.93134C0 3.93134 2.30061 7.06292 11.9946 7.06292C13.5722 7.06292 17.8436 5.69682 18.3042 5.69682Z" koffice:nodeTypes="ccccccccccc"/>
            <draw:path draw:style-name="gr9" draw:id="shape31" draw:name="path3363" draw:layer="" svg:width="25.53208783769pt" svg:height="7.06292373201pt" draw:transform="matrix(0.34700640000 0.00000000000 0.00000000000 0.34700640000 56.42395264768pt 33.08718222210pt)" svg:viewBox="0 0 26 7" svg:d="M18.3042 5.69682C18.3042 5.69682 17.8111 5.19699 18.1393 4.86431C18.5008 4.49787 20.5383 4.09769 21.5245 4.06474C23.4636 3.93134 24.2849 3.23142 24.778 2.89873C25.3361 2.49855 26.3556 0.799763 24.3174 0.233234C22.4116 -0.299545 20.3084 0.233234 18.7315 0.333682C17.1206 0.467078 11.3049 1.39924 4.46963 0.700118C4.46963 0.700118 6.50625 2.89873 7.19675 3.46446C7.19675 3.46446 4.10813 4.26403 0 3.93134C0 3.93134 2.30061 7.06292 11.9946 7.06292C13.5722 7.06292 17.8436 5.69682 18.3042 5.69682Z" koffice:nodeTypes="ccccccccccc"/>
            <draw:path draw:style-name="gr2" draw:id="shape32" draw:name="path3365" draw:layer="" svg:width="14.05967965623pt" svg:height="62.49002853662pt" draw:transform="matrix(0.34700640000 0.00000000000 0.00000000000 0.34700640000 59.57683861495pt 33.37484808448pt)" svg:viewBox="0 0 14 62" svg:d="M11.1 18.762L1.56216 0C1.56216 0 0.000441812 6.27604 0.000441812 28.0107C0.000441812 31.0169 -0.232052 43.5355 9.96964 55.7243C15.4861 62.3302 13.825 62.4298 13.825 62.4298C13.825 62.4298 11.9306 63.9819 11.0335 51.331C10.1692 38.6466 11.1 18.762 11.1 18.762Z" koffice:nodeTypes="ccccccc"/>
            <draw:path draw:style-name="gr7" draw:id="shape33" draw:name="path3367" draw:layer="" svg:width="14.05967965623pt" svg:height="62.49002853662pt" draw:transform="matrix(0.34700640000 0.00000000000 0.00000000000 0.34700640000 59.57683861495pt 33.37484808448pt)" svg:viewBox="0 0 14 62" svg:d="M11.1 18.762L1.56216 0C1.56216 0 0.000441812 6.27604 0.000441812 28.0107C0.000441812 31.0169 -0.232052 43.5355 9.96964 55.7243C15.4861 62.3302 13.825 62.4298 13.825 62.4298C13.825 62.4298 11.9306 63.9819 11.0335 51.331C10.1692 38.6474 11.1 18.762 11.1 18.762Z" koffice:nodeTypes="ccccccc"/>
            <draw:path draw:style-name="gr10" draw:id="shape34" draw:name="path3369" draw:layer="" svg:width="18.87460827738pt" svg:height="48.44743788000pt" draw:transform="matrix(0.34700640000 0.00000000000 0.00000000000 0.34700640000 63.27011106887pt 39.91189345024pt)" svg:viewBox="0 0 19 48" svg:d="M18.511 48.4474C18.511 48.4474 11.5039 46.7813 6.14961 45.2824C3.40591 44.5156 5.38893 45.0485 3.14198 44.0495C3.14198 44.0495 1.29132 44.0824 0.365588 30.5213C-0.493962 17.7598 0.431769 0 0.431769 0L6.8441 13.2284C6.8441 13.2284 6.08343 22.591 6.01725 24.1904C5.88488 26.8893 6.01725 33.3865 6.94298 37.2187C7.47162 39.4844 9.25611 45.1152 18.8746 48.3807L18.511 48.4474" koffice:nodeTypes="cccccccccc"/>
            <draw:path draw:style-name="gr7" draw:id="shape35" draw:name="path3371" draw:layer="" svg:width="18.87460827738pt" svg:height="48.44743788000pt" draw:transform="matrix(0.34700640000 0.00000000000 0.00000000000 0.34700640000 63.27011106887pt 39.91189345024pt)" svg:viewBox="0 0 19 48" svg:d="M18.511 48.4474C18.511 48.4474 11.5039 46.7813 6.14961 45.2824C3.40591 44.5156 5.38893 45.0485 3.14198 44.0495C3.14198 44.0495 1.29132 44.0824 0.365588 30.5213C-0.493962 17.7598 0.431769 0 0.431769 0L6.8441 13.2284C6.8441 13.2284 6.08343 22.591 6.01725 24.1904C5.88488 26.8893 6.01725 33.3865 6.94298 37.2187C7.47162 39.4844 9.25611 45.1152 18.8746 48.3807" koffice:nodeTypes="ccccccccc"/>
            <draw:path draw:style-name="gr2" draw:id="shape36" draw:name="path3373" draw:layer="" svg:width="16.64905244276pt" svg:height="36.43100452324pt" draw:transform="matrix(0.34700640000 0.00000000000 0.00000000000 0.34700640000 65.34992114784pt 44.48099612032pt)" svg:viewBox="0 0 17 36" svg:d="M12.8093 34.7195C3.25905 31.4942 1.48723 25.9327 0.962333 23.6949C0.0431696 19.9099 -0.0882525 13.4926 0.0431696 10.827C0.108881 9.24727 0.864162 0 0.864162 0L2.30743 2.89587L16.6491 36.431L12.8093 34.7195" koffice:nodeTypes="ccccccc"/>
            <draw:path draw:style-name="gr7" draw:id="shape37" draw:name="path3375" draw:layer="" svg:width="16.64905244276pt" svg:height="36.43100452324pt" draw:transform="matrix(0.34700640000 0.00000000000 0.00000000000 0.34700640000 65.34992114784pt 44.48099612032pt)" svg:viewBox="0 0 17 36" svg:d="M12.8093 34.7195C3.25905 31.4942 1.48723 25.9327 0.962333 23.6949C0.0431696 19.9099 -0.0882525 13.4926 0.0431696 10.827C0.108881 9.24727 0.864162 0 0.864162 0L2.30743 2.89587L16.6491 36.431L12.8093 34.7195" koffice:nodeTypes="ccccccc"/>
            <draw:path draw:style-name="gr2" draw:id="shape38" draw:name="path3377" draw:layer="" svg:width="37.68150963892pt" svg:height="72.53860352000pt" draw:transform="matrix(0.34700640000 0.00000000000 0.00000000000 0.34700640000 60.00283785472pt 32.86849634560pt)" svg:viewBox="0 0 38 73" svg:d="M35.8077 72.5386L0 0.499458L1.23764 0L37.6815 72.3724L35.8077 72.5386" koffice:nodeTypes="ccccc"/>
            <draw:path draw:style-name="gr7" draw:id="shape39" draw:name="path3379" draw:layer="" svg:width="37.68150963892pt" svg:height="72.53860352000pt" draw:transform="matrix(0.34700640000 0.00000000000 0.00000000000 0.34700640000 60.00283785472pt 32.86849634560pt)" svg:viewBox="0 0 38 73" svg:d="M35.8077 72.5386L0 0.499458L1.23764 0L37.6815 72.3724" koffice:nodeTypes="cccc"/>
            <draw:path draw:style-name="gr2" draw:id="shape40" draw:name="path3381" draw:layer="" svg:width="8.41865052379pt" svg:height="14.86743570286pt" draw:transform="matrix(0.34700640000 0.00000000000 0.00000000000 0.34700640000 57.80476051456pt 28.17308334592pt)" svg:viewBox="0 0 8 15" svg:d="M0 0L5.57888 7.72391C5.57888 7.72391 5.17101 8.47577 5.51159 9.05698C5.85135 9.63819 6.39545 9.39829 6.73602 9.56977L7.17836 10.766C7.17836 10.766 7.85869 10.4585 8.09669 11.5863C8.19845 12.2697 7.92681 12.7825 7.92681 12.7825L8.36833 13.4997C8.36833 13.4997 8.74255 14.5591 7.45 14.8674C7.45 14.8674 7.48447 13.6366 7.04213 13.4321C6.63426 13.1922 6.66791 11.996 6.66791 11.996L5.91946 11.4494C5.91946 11.4494 6.32733 10.8344 5.98758 10.7314C5.61335 10.6629 4.66056 10.6976 5.06925 9.43292C5.23913 8.88633 4.25269 8.64643 4.25269 8.64643L0 0" koffice:nodeTypes="cccccccccccccccc"/>
            <draw:path draw:style-name="gr7" draw:id="shape41" draw:name="path3383" draw:layer="" svg:width="8.41865052379pt" svg:height="14.86743570286pt" draw:transform="matrix(0.34700640000 0.00000000000 0.00000000000 0.34700640000 57.80476051456pt 28.17308334592pt)" svg:viewBox="0 0 8 15" svg:d="M0 0L5.57888 7.72391C5.57888 7.72391 5.17101 8.47577 5.51159 9.05698C5.85135 9.63819 6.39545 9.39829 6.73602 9.56977L7.17836 10.766C7.17836 10.766 7.85869 10.4585 8.09669 11.5863C8.19845 12.2697 7.92681 12.7825 7.92681 12.7825L8.36833 13.4997C8.36833 13.4997 8.74255 14.5591 7.45 14.8674C7.45 14.8674 7.48447 13.6366 7.04213 13.4321C6.63426 13.1922 6.66791 11.996 6.66791 11.996L5.91946 11.4494C5.91946 11.4494 6.32733 10.8344 5.98758 10.7314C5.61335 10.6629 4.66056 10.6976 5.06925 9.43292C5.23913 8.88633 4.25269 8.64643 4.25269 8.64643L0 0" koffice:nodeTypes="cccccccccccccccc"/>
            <draw:path draw:style-name="gr2" draw:id="shape42" draw:name="path3385" draw:layer="" svg:width="7.55142449055pt" svg:height="14.65164633600pt" draw:transform="matrix(0.34700640000 0.00000000000 0.00000000000 0.34700640000 57.80476051456pt 28.17308334592pt)" svg:viewBox="0 0 8 15" svg:d="M7.54303 14.2587L6.16537 14.6516L5.47655 13.4064C5.47655 13.4064 4.37476 13.3732 4.13379 12.6197C3.82386 11.7017 4.37476 11.4724 4.23682 11.2431C3.96096 10.8494 3.892 10.5869 3.892 10.5869C3.78896 10.2263 4.13379 9.89901 4.02993 9.57089C3.85793 8.94785 2.92814 9.17793 2.92814 9.17793L0 0L4.30579 8.32561C4.78772 8.39123 5.33861 8.62052 5.09765 9.63652C4.99462 10.0627 5.44248 10.1607 6.06234 10.292C6.26924 10.3576 5.99337 10.6201 5.99337 10.9806C6.02744 11.4724 7.09516 10.9806 6.8542 12.5865C6.75117 13.2419 7.64689 12.6197 7.54303 14.2587Z" koffice:nodeTypes="ccccccccccccccc"/>
            <draw:path draw:style-name="gr7" draw:id="shape43" draw:name="path3387" draw:layer="" svg:width="7.55142449055pt" svg:height="14.65164633600pt" draw:transform="matrix(0.34700640000 0.00000000000 0.00000000000 0.34700640000 57.80476051456pt 28.17308334592pt)" svg:viewBox="0 0 8 15" svg:d="M7.54303 14.2587L6.16537 14.6516L5.47655 13.4064C5.47655 13.4064 4.37476 13.3732 4.13379 12.6197C3.82386 11.7017 4.37476 11.4724 4.23682 11.2431C3.96096 10.8494 3.892 10.5869 3.892 10.5869C3.78896 10.2263 4.13379 9.89901 4.02993 9.57089C3.85793 8.94785 2.92814 9.17793 2.92814 9.17793L0 0L4.30579 8.32561C4.78772 8.39123 5.33861 8.62052 5.09765 9.63652C4.99462 10.0627 5.44248 10.1607 6.06234 10.292C6.26924 10.3576 5.99337 10.6201 5.99337 10.9806C6.02744 11.4724 7.09516 10.9806 6.8542 12.5865C6.75117 13.2419 7.64689 12.6197 7.54303 14.2587Z" koffice:nodeTypes="ccccccccccccccc"/>
            <draw:path draw:style-name="gr7" draw:id="shape44" draw:name="path3389" draw:layer="" svg:width="2.69491328000pt" svg:height="1.50601984000pt" draw:transform="matrix(0.34700640000 0.00000000000 0.00000000000 0.34700640000 58.77138154240pt 30.99271854976pt)" svg:viewBox="0 0 3 2" svg:d="M0 1.50602L2.69491 0" koffice:nodeTypes="cc"/>
            <draw:path draw:style-name="gr7" draw:id="shape45" draw:name="path3391" draw:layer="" svg:width="2.46468288000pt" svg:height="1.50601984000pt" draw:transform="matrix(0.34700640000 0.00000000000 0.00000000000 0.34700640000 59.13976353664pt 31.39552357888pt)" svg:viewBox="0 0 2 2" svg:d="M0 1.50602C0 1.50602 1.05215 1.3833 2.46468 0" koffice:nodeTypes="cc"/>
            <draw:path draw:style-name="gr7" draw:id="shape46" draw:name="path3393" draw:layer="" svg:width="2.83901952000pt" svg:height="0.88783464092pt" draw:transform="matrix(0.34700640000 0.00000000000 0.00000000000 0.34700640000 59.22026902144pt 31.79832860800pt)" svg:viewBox="0 0 3 1" svg:d="M0 0.875162C0 0.875162 0.580567 1.0621 2.83902 0" koffice:nodeTypes="cc"/>
            <draw:path draw:style-name="gr7" draw:id="shape47" draw:name="path3395" draw:layer="" svg:width="3.01203968000pt" svg:height="1.34745664000pt" draw:transform="matrix(0.34700640000 0.00000000000 0.00000000000 0.34700640000 59.63445586048pt 32.47735073152pt)" svg:viewBox="0 0 3 1" svg:d="M0 1.34746C0 1.34746 2.64486 0.923997 3.01204 0" koffice:nodeTypes="cc"/>
            <draw:path draw:style-name="gr7" draw:id="shape48" draw:name="path3397" draw:layer="" svg:width="2.18154272000pt" svg:height="4.43523600000pt" draw:transform="matrix(0.34700640000 0.00000000000 0.00000000000 0.34700640000 59.26635147136pt 31.82136983296pt)" svg:viewBox="0 0 2 4" svg:d="M0 0L0.345905 0.838188C0.345905 0.838188 -0.0350918 1.43208 0.415253 2.16497C0.865599 2.8987 0.934947 2.8987 1.45464 3.14299L2.18154 4.43524" koffice:nodeTypes="ccccc"/>
            <draw:path draw:style-name="gr2" draw:id="shape49" draw:name="path3399" draw:layer="" svg:width="4.73184019065pt" svg:height="20.68146586830pt" draw:transform="matrix(0.34700640000 0.00000000000 0.00000000000 0.34700640000 58.80380673859pt 33.14471344000pt)" svg:viewBox="0 0 5 21" svg:d="M4.73184 0C4.73184 0 3.86608 4.44351 3.5772 6.87923C2.96464 12.1778 2.60355 13.0995 2.64009 15.1732C2.67577 15.4042 3.03686 20.1431 2.53133 20.4066C1.48545 20.933 0.691909 20.6369 0.0428066 20.0772C-0.209526 19.8803 0.728454 16.2918 0.908567 15.5686C1.1609 14.6468 3.32487 0.493812 3.32487 0.493812C3.32487 0.493812 3.46931 0.461261 4.73184 0Z" koffice:nodeTypes="cccccccc"/>
            <draw:path draw:style-name="gr7" draw:id="shape50" draw:name="path3401" draw:layer="" svg:width="4.73184019065pt" svg:height="20.68146586830pt" draw:transform="matrix(0.34700640000 0.00000000000 0.00000000000 0.34700640000 58.80380673859pt 33.14471344000pt)" svg:viewBox="0 0 5 21" svg:d="M4.73184 0C4.73184 0 3.86608 4.44351 3.5772 6.87923C2.96464 12.1778 2.60355 13.0995 2.64009 15.1732C2.67577 15.4042 3.03686 20.1431 2.53133 20.4066C1.48545 20.933 0.691909 20.6369 0.0428066 20.0772C-0.209526 19.8803 0.728454 16.2918 0.908567 15.5686C1.1609 14.6468 3.32487 0.493812 3.32487 0.493812C3.32487 0.493812 3.46931 0.461261 4.73184 0Z" koffice:nodeTypes="cccccccc"/>
            <draw:path draw:style-name="gr7" draw:id="shape51" draw:name="path3403" draw:layer="" svg:width="1.22720000000pt" svg:height="0.41219711952pt" draw:transform="matrix(0.34700640000 0.00000000000 0.00000000000 0.34700640000 59.25469205632pt 37.59860998528pt)" svg:viewBox="0 0 1 0" svg:d="M1.2272 0C1.2272 0 0.5312 0.6304 0 0.332" koffice:nodeTypes="cc"/>
            <draw:path draw:style-name="gr7" draw:id="shape52" draw:name="path3405" draw:layer="" svg:width="1.12720000000pt" svg:height="0.46203287220pt" draw:transform="matrix(0.34700640000 0.00000000000 0.00000000000 0.34700640000 59.47344489088pt 36.17171966848pt)" svg:viewBox="0 0 1 0" svg:d="M1.1272 0C1.1272 0 0.232 0.796 0 0.2984" koffice:nodeTypes="cc"/>
            <draw:path draw:style-name="gr7" draw:id="shape53" draw:name="path3407" draw:layer="" svg:width="1.16080000000pt" svg:height="0.42465287414pt" draw:transform="matrix(0.34700640000 0.00000000000 0.00000000000 0.34700640000 59.53090915072pt 35.65370851456pt)" svg:viewBox="0 0 1 0" svg:d="M1.1608 0C1.1608 0 0.332 0.6632 0 0.332" koffice:nodeTypes="cc"/>
            <draw:path draw:style-name="gr7" draw:id="shape54" draw:name="path3409" draw:layer="" svg:width="1.12720000000pt" svg:height="0.45020473930pt" draw:transform="matrix(0.34700640000 0.00000000000 0.00000000000 0.34700640000 59.39293940608pt 36.65503018240pt)" svg:viewBox="0 0 1 0" svg:d="M1.1272 0C1.1272 0 0.1656 0.7296 0 0.3312" koffice:nodeTypes="cc"/>
            <draw:path draw:style-name="gr7" draw:id="shape55" draw:name="path3411" draw:layer="" svg:width="1.67340096000pt" svg:height="0.32438706016pt" draw:transform="matrix(0.34700640000 0.00000000000 0.00000000000 0.34700640000 59.30077450624pt 37.10364005632pt)" svg:viewBox="0 0 2 0" svg:d="M1.6734 0C1.6734 0 0.5578 0.49118 0 0.264727" koffice:nodeTypes="cc"/>
            <draw:path draw:style-name="gr7" draw:id="shape56" draw:name="path3413" draw:layer="" svg:width="1.12800000000pt" svg:height="0.47758251821pt" draw:transform="matrix(0.34700640000 0.00000000000 0.00000000000 0.34700640000 59.65749708544pt 34.68680988160pt)" svg:viewBox="0 0 1 0" svg:d="M1.128 0C1.128 0 0.2656 0.7968 0 0.332" koffice:nodeTypes="cc"/>
            <draw:path draw:style-name="gr7" draw:id="shape57" draw:name="path3415" draw:layer="" svg:width="1.34745664000pt" svg:height="0.25318262514pt" draw:transform="matrix(0.34700640000 0.00000000000 0.00000000000 0.34700640000 59.83016747008pt 33.54751846912pt)" svg:viewBox="0 0 1 0" svg:d="M0 0.216968C0.654691 0.367517 1.34746 0 1.34746 0" koffice:nodeTypes="cc"/>
            <draw:path draw:style-name="gr2" draw:id="shape58" draw:name="path3417" draw:layer="" svg:width="1.77727926595pt" svg:height="2.45432341620pt" draw:transform="matrix(0.34700640000 0.00000000000 0.00000000000 0.34700640000 59.02088873744pt 37.82902223488pt)" svg:viewBox="0 0 2 2" svg:d="M0.541636 0C0.541636 0 -0.177815 1.9197 0.0416402 2.12954C0.260341 2.33938 0.260341 2.33938 0.260341 2.33938C0.353855 2.57889 1.60422 2.36977 1.60422 2.36977C1.88552 2.21926 1.76108 0.59986 1.66681 0.0593347L0.541636 1.02829e-14" koffice:nodeTypes="cccccc"/>
            <draw:path draw:style-name="gr7" draw:id="shape59" draw:name="path3419" draw:layer="" svg:width="1.77727926595pt" svg:height="2.45432341620pt" draw:transform="matrix(0.34700640000 0.00000000000 0.00000000000 0.34700640000 59.02088873744pt 37.82902223488pt)" svg:viewBox="0 0 2 2" svg:d="M0.541636 0C0.541636 0 -0.177815 1.9197 0.0416402 2.12954C0.260341 2.33938 0.260341 2.33938 0.260341 2.33938C0.353855 2.57889 1.60422 2.36977 1.60422 2.36977C1.88552 2.21926 1.76108 0.59986 1.66681 0.0593347" koffice:nodeTypes="ccccc"/>
            <draw:path draw:style-name="gr2" draw:id="shape60" draw:name="path3421" draw:layer="" svg:width="1.96830587756pt" svg:height="2.86963615563pt" draw:transform="matrix(0.34700640000 0.00000000000 0.00000000000 0.34700640000 59.02423222167pt 37.93930193055pt)" svg:viewBox="0 0 2 3" svg:d="M1.81042 0.134873C2.10645 -0.698822 1.94216 2.59859 1.67868 2.75766C1.67868 2.75766 0.362827 3.0346 0.264416 2.71742C0.264416 2.71742 0.264416 2.71742 0.0342624 2.43952C-0.064942 2.28044 0.0668014 1.60486 0.231084 0.929279C0.231084 0.929279 0.166006 1.24743 0.494571 1.36721C0.823929 1.48604 1.5144 1.04906 1.81042 0.134873Z" koffice:nodeTypes="ccccccc"/>
            <draw:path draw:style-name="gr7" draw:id="shape61" draw:name="path3423" draw:layer="" svg:width="1.96830587756pt" svg:height="2.86963615563pt" draw:transform="matrix(0.34700640000 0.00000000000 0.00000000000 0.34700640000 59.02423222167pt 37.93930193055pt)" svg:viewBox="0 0 2 3" svg:d="M1.81042 0.134873C2.10645 -0.698822 1.94216 2.59859 1.67868 2.75766C1.67868 2.75766 0.362827 3.0346 0.264416 2.71742C0.264416 2.71742 0.264416 2.71742 0.0342624 2.43952C-0.064942 2.28044 0.0668014 1.60486 0.231084 0.929279C0.231084 0.929279 0.166006 1.24743 0.494571 1.36721C0.823929 1.48604 1.5144 1.04906 1.81042 0.134873Z" koffice:nodeTypes="ccccccc"/>
            <draw:path draw:style-name="gr2" draw:id="shape62" draw:name="path3425" draw:layer="" svg:width="2.32798256834pt" svg:height="3.42979687049pt" draw:transform="matrix(0.34700640000 0.00000000000 0.00000000000 0.34700640000 58.78304632353pt 39.08324216704pt)" svg:viewBox="0 0 2 3" svg:d="M2.30725 0C2.36574 1.38231 2.30725 3.04094 2.04439 3.16391C1.19731 3.65505 0.554604 3.40911 0.0288801 2.88685C-0.0881046 2.76388 0.174758 1.81197 0.379833 0.828942C0.379833 0.828942 0.467219 1.689 0.759679 1.7816C1.05143 1.87345 1.54826 1.35194 1.63565 1.16748C1.92811 0.552628 2.30725 1.05273e-14 2.30725 0Z" koffice:nodeTypes="ccccccc"/>
            <draw:path draw:style-name="gr7" draw:id="shape63" draw:name="path3427" draw:layer="" svg:width="2.32798256834pt" svg:height="3.42979687049pt" draw:transform="matrix(0.34700640000 0.00000000000 0.00000000000 0.34700640000 58.78304632353pt 39.08324216704pt)" svg:viewBox="0 0 2 3" svg:d="M2.30725 0C2.36574 1.38231 2.30725 3.04094 2.04439 3.16391C1.19731 3.65505 0.554604 3.40911 0.0288801 2.88685C-0.0881046 2.76388 0.174758 1.81197 0.379833 0.828942C0.379833 0.828942 0.467219 1.689 0.759679 1.7816C1.05143 1.87345 1.54826 1.35194 1.63565 1.16748C1.92811 0.552628 2.30725 1.05273e-14 2.30725 0Z" koffice:nodeTypes="ccccccc"/>
            <draw:path draw:style-name="gr7" draw:id="shape64" draw:name="path3429" draw:layer="" svg:width="1.16080000000pt" svg:height="0.49026858046pt" draw:transform="matrix(0.34700640000 0.00000000000 0.00000000000 0.34700640000 59.60003282560pt 35.10127432576pt)" svg:viewBox="0 0 1 0" svg:d="M1.1608 0C1.1608 0 0.4312 0.8288 0 0.3312" koffice:nodeTypes="cc"/>
            <draw:path draw:style-name="gr7" draw:id="shape65" draw:name="path3431" draw:layer="" svg:width="1.12720000000pt" svg:height="0.46694400000pt" draw:transform="matrix(0.34700640000 0.00000000000 0.00000000000 0.34700640000 59.74966198528pt 34.09995265792pt)" svg:viewBox="0 0 1 0" svg:d="M1.1272 0C1.1272 0 0.3648 0.7296 0 0.3648" koffice:nodeTypes="cc"/>
            <draw:path draw:style-name="gr2" draw:id="shape66" draw:name="path3433" draw:layer="" svg:width="25.88455403218pt" svg:height="58.74756394990pt" draw:transform="matrix(0.34700640000 0.00000000000 0.00000000000 0.34700640000 57.45614900334pt 40.16506931968pt)" svg:viewBox="0 0 26 59" svg:d="M13.477 16.3226L0.0102029 0C0.0102029 0 -0.188554 15.755 1.16843 27.671C1.53242 30.7088 0.605677 43.9268 13.2447 53.64C20.0615 58.9136 25.8846 58.747 25.8846 58.747C25.8846 58.747 21.5167 58.5135 17.8441 46.2303C14.1714 33.9463 13.477 16.3226 13.477 16.3226Z" koffice:nodeTypes="ccccccc"/>
            <draw:path draw:style-name="gr7" draw:id="shape67" draw:name="path3435" draw:layer="" svg:width="25.88455403218pt" svg:height="58.74756394990pt" draw:transform="matrix(0.34700640000 0.00000000000 0.00000000000 0.34700640000 57.45614900334pt 40.16506931968pt)" svg:viewBox="0 0 26 59" svg:d="M13.477 16.3226L0.0102029 0C0.0102029 0 -0.188554 15.755 1.16843 27.671C1.53242 30.7088 0.605677 43.9268 13.2447 53.64C20.0615 58.9136 25.8846 58.747 25.8846 58.747C25.8846 58.747 21.5167 58.5135 17.8441 46.2303C14.1714 33.9463 13.477 16.3226 13.477 16.3226Z" koffice:nodeTypes="ccccccc"/>
            <draw:path draw:style-name="gr2" draw:id="shape68" draw:name="path3437" draw:layer="" svg:width="42.16335853714pt" svg:height="26.80615384615pt" draw:transform="matrix(0.34700640000 0.00000000000 0.00000000000 0.34700640000 58.40327715328pt 53.45763528064pt)" svg:viewBox="0 0 42 27" svg:d="M26.4809 20.9129C23.6234 20.7447 25.6834 20.8454 23.2579 20.3743C23.2579 20.3743 17.4106 20.5424 10.5653 15.2218C4.38611 10.4739 1.42837 4.84948 0 0C0 0 1.89327 11.1473 6.87734 17.5792C11.8285 24.011 17.0114 26.8062 23.5905 26.8062C30.1689 26.8062 38.8073 24.2474 42.1634 21.3174C42.1634 21.3174 32.0293 21.1825 26.4809 20.9129Z" koffice:nodeTypes="cccccccc"/>
            <draw:path draw:style-name="gr7" draw:id="shape69" draw:name="path3439" draw:layer="" svg:width="42.16335853714pt" svg:height="26.80615384615pt" draw:transform="matrix(0.34700640000 0.00000000000 0.00000000000 0.34700640000 58.40327715328pt 53.45763528064pt)" svg:viewBox="0 0 42 27" svg:d="M26.4809 20.9129C23.6234 20.7447 25.6834 20.8454 23.2579 20.3743C23.2579 20.3743 17.4106 20.5424 10.5653 15.2218C4.38611 10.4739 1.42837 4.84948 0 0C0 0 1.89327 11.1473 6.87734 17.5792C11.8285 24.011 17.0114 26.8062 23.5905 26.8062C30.1689 26.8062 38.8073 24.2474 42.1634 21.3174C42.1634 21.3174 32.0293 21.1825 26.4809 20.9129Z" koffice:nodeTypes="cccccccc"/>
            <draw:path draw:style-name="gr2" draw:id="shape70" draw:name="path3441" draw:layer="" svg:width="6.89853482667pt" svg:height="17.29406076235pt" draw:transform="matrix(0.34700640000 0.00000000000 0.00000000000 0.34700640000 70.77336130048pt 60.74282644480pt)" svg:viewBox="0 0 7 17" svg:d="M5.65385 0.936799L6.89853 0L6.5434 16.96C6.5434 16.96 5.79624 15.8562 0 17.2941L5.65385 0.936799" koffice:nodeTypes="ccccc"/>
            <draw:path draw:style-name="gr7" draw:id="shape71" draw:name="path3443" draw:layer="" svg:width="6.89853482667pt" svg:height="17.29406076235pt" draw:transform="matrix(0.34700640000 0.00000000000 0.00000000000 0.34700640000 70.77336130048pt 60.74282644480pt)" svg:viewBox="0 0 7 17" svg:d="M5.65385 0.936799L6.89853 0L6.5434 16.96C6.5434 16.96 5.79624 15.8562 0 17.2941L5.65385 0.936799" koffice:nodeTypes="ccccc"/>
            <draw:path draw:style-name="gr2" draw:id="shape72" draw:name="path3445" draw:layer="" svg:width="3.38854464000pt" svg:height="3.78259665519pt" draw:transform="matrix(0.34700640000 0.00000000000 0.00000000000 0.34700640000 71.61339439360pt 66.44461137593pt)" svg:viewBox="0 0 3 4" svg:d="M0 3.7826L0.213533 0.170505C0.213533 0.170505 3.38854 -0.35141 3.38854 0.431014C3.38854 1.21254 2.53368 2.62827 0 3.7826Z" koffice:nodeTypes="cccc"/>
            <draw:path draw:style-name="gr7" draw:id="shape73" draw:name="path3447" draw:layer="" svg:width="3.38854464000pt" svg:height="3.78259665519pt" draw:transform="matrix(0.34700640000 0.00000000000 0.00000000000 0.34700640000 71.61339439360pt 66.44461137593pt)" svg:viewBox="0 0 3 4" svg:d="M0 3.7826L0.213533 0.170505C0.213533 0.170505 3.38854 -0.35141 3.38854 0.431014C3.38854 1.21254 2.53368 2.62827 0 3.7826Z" koffice:nodeTypes="cccc"/>
            <draw:path draw:style-name="gr11" draw:id="shape74" draw:name="path3449" draw:layer="" svg:width="5.91523891200pt" svg:height="9.63695622400pt" draw:transform="matrix(0.34700640000 0.00000000000 0.00000000000 0.34700640000 63.37435203712pt 56.81832286336pt)" svg:viewBox="0 0 6 10" svg:d="M0 0C0 0 2.52429 8.36784 5.91524 9.63696" koffice:nodeTypes="cc"/>
            <draw:path draw:style-name="gr11" draw:id="shape75" draw:name="path3451" draw:layer="" svg:width="4.06729843200pt" svg:height="10.62721309091pt" draw:transform="matrix(0.34700640000 0.00000000000 0.00000000000 0.34700640000 62.61482442880pt 56.10487770496pt)" svg:viewBox="0 0 4 11" svg:d="M0 0C0 0 2.72163 9.15993 4.0673 10.6272" koffice:nodeTypes="cc"/>
            <draw:path draw:style-name="gr11" draw:id="shape76" draw:name="path3453" draw:layer="" svg:width="4.50458176000pt" svg:height="10.24077317818pt" draw:transform="matrix(0.34700640000 0.00000000000 0.00000000000 0.34700640000 61.98188475520pt 55.86308364544pt)" svg:viewBox="0 0 5 10" svg:d="M0 0C0 0 3.0622 8.67228 4.50458 10.2408" koffice:nodeTypes="cc"/>
            <draw:path draw:style-name="gr11" draw:id="shape77" draw:name="path3455" draw:layer="" svg:width="3.82750096000pt" svg:height="11.08978245818pt" draw:transform="matrix(0.34700640000 0.00000000000 0.00000000000 0.34700640000 61.41806875648pt 55.34507249152pt)" svg:viewBox="0 0 4 11" svg:d="M0 0C0 0 1.6872 8.79166 3.8275 11.0898" koffice:nodeTypes="cc"/>
            <draw:path draw:style-name="gr11" draw:id="shape78" draw:name="path3457" draw:layer="" svg:width="2.69491328000pt" svg:height="6.47961984000pt" draw:transform="matrix(0.34700640000 0.00000000000 0.00000000000 0.34700640000 61.09576921216pt 56.38109479936pt)" svg:viewBox="0 0 3 6" svg:d="M0 0C0 0 1.887 5.41049 2.69491 6.47962" koffice:nodeTypes="cc"/>
            <draw:path draw:style-name="gr11" draw:id="shape79" draw:name="path3459" draw:layer="" svg:width="1.93989184000pt" svg:height="3.14849536000pt" draw:transform="matrix(0.34700640000 0.00000000000 0.00000000000 0.34700640000 60.81982972288pt 56.74919918848pt)" svg:viewBox="0 0 2 3" svg:d="M0 0C0 0 0.785539 1.9419 1.93989 3.1485" koffice:nodeTypes="cc"/>
            <draw:path draw:style-name="gr11" draw:id="shape80" draw:name="path3461" draw:layer="" svg:width="0.46400000000pt" svg:height="1.85760000000pt" draw:transform="matrix(0.34700640000 0.00000000000 0.00000000000 0.34700640000 60.46310714368pt 56.62261125376pt)" svg:viewBox="0 0 0 2" svg:d="M0 0C0 0 0.3312 1.26 0.464 1.8576" koffice:nodeTypes="cc"/>
            <draw:path draw:style-name="gr11" draw:id="shape81" draw:name="path3463" draw:layer="" svg:width="1.72400000000pt" svg:height="0.25054001836pt" draw:transform="matrix(0.34700640000 0.00000000000 0.00000000000 0.34700640000 60.90033520768pt 59.58049380736pt)" svg:viewBox="0 0 2 0" svg:d="M0 0C0 0 0.464 0.3312 1.724 0.232" koffice:nodeTypes="cc"/>
            <draw:path draw:style-name="gr11" draw:id="shape82" draw:name="path3465" draw:layer="" svg:width="1.72480000000pt" svg:height="0.10311111111pt" draw:transform="matrix(0.34700640000 0.00000000000 0.00000000000 0.34700640000 61.14185166208pt 59.90279335168pt)" svg:viewBox="0 0 2 0" svg:d="M0 0C0 0 1.1608 0.232 1.7248 0" koffice:nodeTypes="cc"/>
            <draw:path draw:style-name="gr11" draw:id="shape83" draw:name="path3467" draw:layer="" svg:width="1.72480000000pt" svg:height="0.20485565591pt" draw:transform="matrix(0.34700640000 0.00000000000 0.00000000000 0.34700640000 61.41806875648pt 60.17901044608pt)" svg:viewBox="0 0 2 0" svg:d="M0 0.132C0 0.132 0.9288 0.364 1.7248 0" koffice:nodeTypes="cc"/>
            <draw:path draw:style-name="gr11" draw:id="shape84" draw:name="path3469" draw:layer="" svg:width="2.32160000000pt" svg:height="0.34879886119pt" draw:transform="matrix(0.34700640000 0.00000000000 0.00000000000 0.34700640000 61.77479133568pt 60.42052690048pt)" svg:viewBox="0 0 2 0" svg:d="M0 0.3312C0 0.3312 1.9568 0.464 2.3216 0" koffice:nodeTypes="cc"/>
            <draw:path draw:style-name="gr11" draw:id="shape85" draw:name="path3471" draw:layer="" svg:width="2.93013632000pt" svg:height="0.31809600000pt" draw:transform="matrix(0.34700640000 0.00000000000 0.00000000000 0.34700640000 62.17759636480pt 60.74282644480pt)" svg:viewBox="0 0 3 0" svg:d="M0 0.318096C0 0.318096 2.52828 0.318096 2.93014 0" koffice:nodeTypes="cc"/>
            <draw:path draw:style-name="gr11" draw:id="shape86" draw:name="path3473" draw:layer="" svg:width="3.96474048000pt" svg:height="0.35457469399pt" draw:transform="matrix(0.34700640000 0.00000000000 0.00000000000 0.34700640000 62.58040139392pt 61.01904353920pt)" svg:viewBox="0 0 4 0" svg:d="M0 0.33584C0 0.33584 3.31637 0.473988 3.96474 0" koffice:nodeTypes="cc"/>
            <draw:path draw:style-name="gr11" draw:id="shape87" draw:name="path3475" draw:layer="" svg:width="3.08400000000pt" svg:height="0.29070012916pt" draw:transform="matrix(0.34700640000 0.00000000000 0.00000000000 0.34700640000 62.98320642304pt 61.45627160320pt)" svg:viewBox="0 0 3 0" svg:d="M0 0.2328C0 0.2328 2.6192 0.4648 3.084 0" koffice:nodeTypes="cc"/>
            <draw:path draw:style-name="gr11" draw:id="shape88" draw:name="path3477" draw:layer="" svg:width="3.44926741333pt" svg:height="1.05678400000pt" draw:transform="matrix(0.34700640000 0.00000000000 0.00000000000 0.34700640000 63.58144545664pt 61.53705469312pt)" svg:viewBox="0 0 3 1" svg:d="M0 1.05678C0 1.05678 2.84451 0.852006 3.44927 0" koffice:nodeTypes="cc"/>
            <draw:path draw:style-name="gr11" draw:id="shape89" draw:name="path3479" draw:layer="" svg:width="3.66705408000pt" svg:height="2.22606400000pt" draw:transform="matrix(0.34700640000 0.00000000000 0.00000000000 0.34700640000 64.17968449024pt 61.69806566272pt)" svg:viewBox="0 0 4 2" svg:d="M0 2.22606C0 2.22606 3.55649 1.03963 3.66705 0" koffice:nodeTypes="cc"/>
            <draw:path draw:style-name="gr11" draw:id="shape90" draw:name="path3481" draw:layer="" svg:width="2.52450133333pt" svg:height="1.48608800000pt" draw:transform="matrix(0.34700640000 0.00000000000 0.00000000000 0.34700640000 65.05441822336pt 61.85935423744pt)" svg:viewBox="0 0 3 1" svg:d="M0 1.48609C0 1.48609 2.22068 0.885446 2.5245 0" koffice:nodeTypes="cc"/>
            <draw:path draw:style-name="gr11" draw:id="shape91" draw:name="path3483" draw:layer="" svg:width="1.31998752000pt" svg:height="1.31998752000pt" draw:transform="matrix(0.34700640000 0.00000000000 0.00000000000 0.34700640000 65.89445131648pt 62.05478824192pt)" svg:viewBox="0 0 1 1" svg:d="M0 1.31999C0 1.31999 1.2121 0.754557 1.31999 0" koffice:nodeTypes="cc"/>
            <draw:path draw:style-name="gr11" draw:id="shape92" draw:name="path3485" draw:layer="" svg:width="1.14530796557pt" svg:height="2.22606400000pt" draw:transform="matrix(0.34700640000 0.00000000000 0.00000000000 0.34700640000 66.57347344000pt 62.10087069184pt)" svg:viewBox="0 0 1 2" svg:d="M0 2.22606C0 2.22606 1.30462 1.03843 1.12905 0" koffice:nodeTypes="cc"/>
            <draw:path draw:style-name="gr11" draw:id="shape93" draw:name="path3487" draw:layer="" svg:width="0.80138304000pt" svg:height="1.05842944000pt" draw:transform="matrix(0.34700640000 0.00000000000 0.00000000000 0.34700640000 67.21779492352pt 62.21579921152pt)" svg:viewBox="0 0 1 1" svg:d="M0.801383 0C0.801383 0 0.504893 1.05843 0 1.05843" koffice:nodeTypes="cc"/>
            <draw:path draw:style-name="gr11" draw:id="shape94" draw:name="path3489" draw:layer="" svg:width="0.63361600000pt" svg:height="1.67340096000pt" draw:transform="matrix(0.34700640000 0.00000000000 0.00000000000 0.34700640000 67.89653944192pt 62.05478824192pt)" svg:viewBox="0 0 1 2" svg:d="M0 1.6734C0 1.6734 0.633616 0.60023 0.633616 0" koffice:nodeTypes="cc"/>
            <draw:path draw:style-name="gr11" draw:id="shape95" draw:name="path3491" draw:layer="" svg:width="0.46480000000pt" svg:height="1.06160000000pt" draw:transform="matrix(0.34700640000 0.00000000000 0.00000000000 0.34700640000 68.52947911552pt 62.05478824192pt)" svg:viewBox="0 0 0 1" svg:d="M0 1.0616C0 1.0616 0.232 0.5968 0.4648 0" koffice:nodeTypes="cc"/>
            <draw:path draw:style-name="gr11" draw:id="shape96" draw:name="path3493" draw:layer="" svg:width="0.46400000000pt" svg:height="0.92800000000pt" draw:transform="matrix(0.34700640000 0.00000000000 0.00000000000 0.34700640000 69.12799575424pt 62.02036520704pt)" svg:viewBox="0 0 0 1" svg:d="M0 0.928C0 0.928 0.3648 0.796 0.464 0" koffice:nodeTypes="cc"/>
            <draw:path draw:style-name="gr11" draw:id="shape97" draw:name="path3495" draw:layer="" svg:width="0.48553024000pt" svg:height="1.27057984000pt" draw:transform="matrix(0.34700640000 0.00000000000 0.00000000000 0.34700640000 69.69181175296pt 61.82465359744pt)" svg:viewBox="0 0 0 1" svg:d="M0 1.27058C0 1.27058 0.48553 0.37423 0.48553 0" koffice:nodeTypes="cc"/>
            <draw:path draw:style-name="gr11" draw:id="shape98" draw:name="path3497" draw:layer="" svg:width="0.36480000000pt" svg:height="1.26000000000pt" draw:transform="matrix(0.34700640000 0.00000000000 0.00000000000 0.34700640000 70.40525691136pt 61.53705469312pt)" svg:viewBox="0 0 0 1" svg:d="M0 1.26C0 1.26 0.3648 0.464 0.3648 0" koffice:nodeTypes="cc"/>
            <draw:path draw:style-name="gr11" draw:id="shape99" draw:name="path3499" draw:layer="" svg:width="0.31809600000pt" svg:height="0.86266944000pt" draw:transform="matrix(0.34700640000 0.00000000000 0.00000000000 0.34700640000 71.04957839488pt 61.42184856832pt)" svg:viewBox="0 0 0 1" svg:d="M0 0.862669C0 0.862669 0.261696 0.308362 0.318096 0" koffice:nodeTypes="cc"/>
            <draw:path draw:style-name="gr11" draw:id="shape100" draw:name="path3501" draw:layer="" svg:width="0.48441600000pt" svg:height="0.86266944000pt" draw:transform="matrix(0.34700640000 0.00000000000 0.00000000000 0.34700640000 71.72860051840pt 61.18005450880pt)" svg:viewBox="0 0 0 1" svg:d="M0 0.862669C0 0.862669 0.484416 0.431706 0.484416 0" koffice:nodeTypes="cc"/>
            <draw:path draw:style-name="gr11" draw:id="shape101" draw:name="path3503" draw:layer="" svg:width="0.59680000000pt" svg:height="0.18375461321pt" draw:transform="matrix(0.34700640000 0.00000000000 0.00000000000 0.34700640000 72.76434522112pt 61.65734299509pt)" svg:viewBox="0 0 1 0" svg:d="M0 0.183755C0 0.183755 0.3648 -0.181045 0.5968 0.117355" koffice:nodeTypes="cc"/>
            <draw:path draw:style-name="gr11" draw:id="shape102" draw:name="path3505" draw:layer="" svg:width="0.79600000000pt" svg:height="0.14720000000pt" draw:transform="matrix(0.34700640000 0.00000000000 0.00000000000 0.34700640000 72.67218032128pt 62.00370889984pt)" svg:viewBox="0 0 1 0" svg:d="M0 0.1472C0 0.1472 0.696 -0.184 0.796 0.1472" koffice:nodeTypes="cc"/>
            <draw:path draw:style-name="gr11" draw:id="shape103" draw:name="path3507" draw:layer="" svg:width="0.96160000000pt" svg:height="0.30800700131pt" draw:transform="matrix(0.34700640000 0.00000000000 0.00000000000 0.34700640000 72.59167483648pt 62.32767164493pt)" svg:viewBox="0 0 1 0" svg:d="M0 0.308007C0 0.308007 0.7296 -0.255993 0.9616 0.142407" koffice:nodeTypes="cc"/>
            <draw:path draw:style-name="gr11" draw:id="shape104" draw:name="path3509" draw:layer="" svg:width="1.39280000000pt" svg:height="0.34096161352pt" draw:transform="matrix(0.34700640000 0.00000000000 0.00000000000 0.34700640000 72.48812812672pt 62.69600012231pt)" svg:viewBox="0 0 1 0" svg:d="M0 0.340962C0 0.340962 1.26 -0.355038 1.3928 0.241762" koffice:nodeTypes="cc"/>
            <draw:path draw:style-name="gr11" draw:id="shape105" draw:name="path3511" draw:layer="" svg:width="1.39280000000pt" svg:height="0.30933333333pt" draw:transform="matrix(0.34700640000 0.00000000000 0.00000000000 0.34700640000 72.48812812672pt 63.10978011729pt)" svg:viewBox="0 0 1 0" svg:d="M0 0.309333C0 0.309333 1.028 -0.386667 1.3928 0.309333" koffice:nodeTypes="cc"/>
            <draw:path draw:style-name="gr11" draw:id="shape106" draw:name="path3513" draw:layer="" svg:width="1.36000000000pt" svg:height="0.35278111866pt" draw:transform="matrix(0.34700640000 0.00000000000 0.00000000000 0.34700640000 72.45342748672pt 63.49750856133pt)" svg:viewBox="0 0 1 0" svg:d="M0 0.352781C0 0.352781 1.128 -0.343219 1.36 0.219981" koffice:nodeTypes="cc"/>
            <draw:path draw:style-name="gr11" draw:id="shape107" draw:name="path3515" draw:layer="" svg:width="1.39280000000pt" svg:height="0.34969252396pt" draw:transform="matrix(0.34700640000 0.00000000000 0.00000000000 0.34700640000 72.40762264192pt 63.82088007414pt)" svg:viewBox="0 0 1 0" svg:d="M0 0.349693C0 0.349693 1.26 -0.279907 1.3928 0.150493" koffice:nodeTypes="cc"/>
            <draw:path draw:style-name="gr11" draw:id="shape108" draw:name="path3517" draw:layer="" svg:width="1.62560000000pt" svg:height="0.44807144419pt" draw:transform="matrix(0.34700640000 0.00000000000 0.00000000000 0.34700640000 72.32683955200pt 64.22396970387pt)" svg:viewBox="0 0 2 0" svg:d="M0 0.448071C0 0.448071 1.2608 -0.380729 1.6256 0.216071" koffice:nodeTypes="cc"/>
            <draw:path draw:style-name="gr11" draw:id="shape109" draw:name="path3519" draw:layer="" svg:width="1.85680000000pt" svg:height="0.39319539586pt" draw:transform="matrix(0.34700640000 0.00000000000 0.00000000000 0.34700640000 72.16582858240pt 64.63443527983pt)" svg:viewBox="0 0 2 0" svg:d="M0 0.393195C0 0.393195 1.492 -0.469205 1.8568 0.360395" koffice:nodeTypes="cc"/>
            <draw:path draw:style-name="gr11" draw:id="shape110" draw:name="path3521" draw:layer="" svg:width="2.11521312000pt" svg:height="0.40402553007pt" draw:transform="matrix(0.34700640000 0.00000000000 0.00000000000 0.34700640000 72.05062245760pt 65.03361955707pt)" svg:viewBox="0 0 2 0" svg:d="M0 0.404026C0 0.404026 1.63721 -0.396868 2.11521 0.256559" koffice:nodeTypes="cc"/>
            <draw:path draw:style-name="gr11" draw:id="shape111" draw:name="path3523" draw:layer="" svg:width="1.89040000000pt" svg:height="0.43726459368pt" draw:transform="matrix(0.34700640000 0.00000000000 0.00000000000 0.34700640000 72.07366368256pt 65.45917635762pt)" svg:viewBox="0 0 2 0" svg:d="M0 0.437265C0 0.437265 1.4928 -0.524335 1.8904 0.404465" koffice:nodeTypes="cc"/>
            <draw:path draw:style-name="gr11" draw:id="shape112" draw:name="path3525" draw:layer="" svg:width="1.95680000000pt" svg:height="0.36871111111pt" draw:transform="matrix(0.34700640000 0.00000000000 0.00000000000 0.34700640000 72.05062245760pt 65.85134666949pt)" svg:viewBox="0 0 2 0" svg:d="M0 0.368711C0 0.368711 1.4928 -0.460889 1.9568 0.368711" koffice:nodeTypes="cc"/>
            <draw:path draw:style-name="gr11" draw:id="shape113" draw:name="path3527" draw:layer="" svg:width="0.03280000000pt" svg:height="0.66320000000pt" draw:transform="matrix(0.34700640000 0.00000000000 0.00000000000 0.34700640000 71.75164174336pt 66.52034420224pt)" svg:viewBox="0 0 0 1" svg:d="M0.0328 0L0 0.6632" koffice:nodeTypes="cc"/>
            <draw:path draw:style-name="gr11" draw:id="shape114" draw:name="path3529" draw:layer="" svg:width="0.06640000000pt" svg:height="0.56320000000pt" draw:transform="matrix(0.34700640000 0.00000000000 0.00000000000 0.34700640000 71.88961148800pt 66.49730297728pt)" svg:viewBox="0 0 0 1" svg:d="M0 0L0.0664 0.5632" koffice:nodeTypes="cc"/>
            <draw:path draw:style-name="gr11" draw:id="shape115" draw:name="path3531" draw:layer="" svg:width="0.06720000000pt" svg:height="0.56320000000pt" draw:transform="matrix(0.34700640000 0.00000000000 0.00000000000 0.34700640000 72.00454000768pt 66.49730297728pt)" svg:viewBox="0 0 0 1" svg:d="M0.0672 0L0 0.5632" koffice:nodeTypes="cc"/>
            <draw:path draw:style-name="gr11" draw:id="shape116" draw:name="path3533" draw:layer="" svg:width="0.06640000000pt" svg:height="0.39760000000pt" draw:transform="matrix(0.34700640000 0.00000000000 0.00000000000 0.34700640000 72.18886980736pt 66.49730297728pt)" svg:viewBox="0 0 0 0" svg:d="M0.0664 0L0 0.3976" koffice:nodeTypes="cc"/>
            <draw:path draw:style-name="gr11" draw:id="shape117" draw:name="path3535" draw:layer="" svg:width="0.06640000000pt" svg:height="0.53040000000pt" draw:transform="matrix(0.34700640000 0.00000000000 0.00000000000 0.34700640000 72.34988077696pt 66.47426175232pt)" svg:viewBox="0 0 0 1" svg:d="M0.0664 0L0 0.5304" koffice:nodeTypes="cc"/>
            <draw:path draw:style-name="gr11" draw:id="shape118" draw:name="path3537" draw:layer="" svg:width="0.03280000000pt" svg:height="0.59680000000pt" draw:transform="matrix(0.34700640000 0.00000000000 0.00000000000 0.34700640000 72.51116935168pt 66.45122052736pt)" svg:viewBox="0 0 0 1" svg:d="M0.0328 0L0 0.5968" koffice:nodeTypes="cc"/>
            <draw:path draw:style-name="gr11" draw:id="shape119" draw:name="path3539" draw:layer="" svg:width="0.06640000000pt" svg:height="0.46400000000pt" draw:transform="matrix(0.34700640000 0.00000000000 0.00000000000 0.34700640000 72.64913909632pt 66.49730297728pt)" svg:viewBox="0 0 0 0" svg:d="M0.0664 0L0 0.464" koffice:nodeTypes="cc"/>
            <draw:path draw:style-name="gr11" draw:id="shape120" draw:name="path3541" draw:layer="" svg:width="0.06640000000pt" svg:height="0.39760000000pt" draw:transform="matrix(0.34700640000 0.00000000000 0.00000000000 0.34700640000 72.78710884096pt 66.53172601216pt)" svg:viewBox="0 0 0 0" svg:d="M0.0664 0L0 0.3976" koffice:nodeTypes="cc"/>
            <draw:path draw:style-name="gr10" draw:id="shape121" draw:name="path3543" draw:layer="" svg:width="28.56960882759pt" svg:height="42.89925907349pt" draw:transform="matrix(0.34700640000 0.00000000000 0.00000000000 0.34700640000 62.14317332992pt 45.79295791744pt)" svg:viewBox="0 0 29 43" svg:d="M28.2067 42.8993C28.2067 42.8993 21.0318 42.8993 15.5354 42.634C12.7047 42.4686 14.7453 42.5676 12.3426 42.1042C12.3426 42.1042 7.99758 41.8725 4.3442 29.682C0.690816 17.4907 0 0 0 0L9.11718 11.3954C9.11718 11.3954 10.4663 20.6382 10.7299 22.1948C11.1904 24.8452 12.7706 31.1395 14.5151 34.6178C15.5354 36.7049 18.4972 41.7726 28.5696 42.8002L28.2067 42.8993" koffice:nodeTypes="cccccccccc"/>
            <draw:path draw:style-name="gr7" draw:id="shape122" draw:name="path3545" draw:layer="" svg:width="28.56960882759pt" svg:height="42.89925907349pt" draw:transform="matrix(0.34700640000 0.00000000000 0.00000000000 0.34700640000 62.14317332992pt 45.79295791744pt)" svg:viewBox="0 0 29 43" svg:d="M28.2067 42.8993C28.2067 42.8993 21.0318 42.8993 15.5354 42.634C12.7047 42.4686 14.7453 42.5676 12.3426 42.1042C12.3426 42.1042 7.99758 41.8725 4.3442 29.682C0.690816 17.4907 0 0 0 0L9.11718 11.3954C9.11718 11.3954 10.4663 20.6382 10.7299 22.1948C11.1904 24.8452 12.7706 31.1395 14.5151 34.6178C15.5354 36.7049 18.4972 41.7726 28.5696 42.8002" koffice:nodeTypes="ccccccccc"/>
            <draw:path draw:style-name="gr3" draw:id="shape123" draw:name="path3547" draw:layer="" svg:width="23.48914776000pt" svg:height="32.47696418000pt" draw:transform="matrix(0.34700640000 0.00000000000 0.00000000000 0.34700640000 65.33063531776pt 49.75188453376pt)" svg:viewBox="0 0 23 32" svg:d="M19.3887 31.6751C9.34928 30.6386 6.39721 25.5273 5.38021 23.4222C3.64142 19.914 2.06645 13.5656 1.60741 10.8923C1.34466 9.32231 0 0 0 0L2.06645 2.53952L23.4891 32.477L19.3887 31.6751" koffice:nodeTypes="ccccccc"/>
            <draw:path draw:style-name="gr7" draw:id="shape124" draw:name="path3549" draw:layer="" svg:width="23.48914776000pt" svg:height="32.47696418000pt" draw:transform="matrix(0.34700640000 0.00000000000 0.00000000000 0.34700640000 65.33063531776pt 49.75188453376pt)" svg:viewBox="0 0 23 32" svg:d="M19.3887 31.6751C9.34928 30.6386 6.39721 25.5273 5.38021 23.4222C3.64142 19.914 2.06645 13.5656 1.60741 10.8923C1.34466 9.32231 0 0 0 0L2.06645 2.53952L23.4891 32.477L19.3887 31.6751" koffice:nodeTypes="ccccccc"/>
            <draw:path draw:style-name="gr2" draw:id="shape125" draw:name="path3551" draw:layer="" svg:width="44.14173185422pt" svg:height="53.06401932075pt" draw:transform="matrix(0.34700640000 0.00000000000 0.00000000000 0.34700640000 57.26398574080pt 39.58987151104pt)" svg:viewBox="0 0 44 53" svg:d="M42.2037 53.064L0 0.89574L1.11719 0L44.1417 52.8983L42.2037 53.064" koffice:nodeTypes="ccccc"/>
            <draw:path draw:style-name="gr7" draw:id="shape126" draw:name="path3553" draw:layer="" svg:width="44.14173185422pt" svg:height="53.06401932075pt" draw:transform="matrix(0.34700640000 0.00000000000 0.00000000000 0.34700640000 57.26398574080pt 39.58987151104pt)" svg:viewBox="0 0 44 53" svg:d="M42.2037 53.064L0 0.89574L1.11719 0L44.1417 52.8983" koffice:nodeTypes="cccc"/>
            <draw:path draw:style-name="gr2" draw:id="shape127" draw:name="path3555" draw:layer="" svg:width="11.09337273549pt" svg:height="12.89115781333pt" draw:transform="matrix(0.34700640000 0.00000000000 0.00000000000 0.34700640000 54.04210071808pt 35.60762606464pt)" svg:viewBox="0 0 11 13" svg:d="M0 0L7.02643 6.32493C7.02643 6.32493 6.79345 7.14996 7.25942 7.63171C7.69244 8.11263 8.15841 7.73453 8.52475 7.87217L9.2245 8.93766C9.2245 8.93766 9.79009 8.45674 10.2569 9.55622C10.5236 10.1756 10.3565 10.7254 10.3565 10.7254L10.9558 11.3439C10.9558 11.3439 11.5222 12.2718 10.3565 12.8912C10.3565 12.8912 10.1235 11.688 9.65753 11.5844C9.2245 11.4467 8.99152 10.2436 8.99152 10.2436L8.15841 9.90033C8.15841 9.90033 8.39139 9.17812 8.05879 9.17812C7.69244 9.17812 6.79345 9.41858 6.89307 8.11263C6.95975 7.52806 5.96114 7.49407 5.96114 7.49407L5.70841e-15 0" koffice:nodeTypes="cccccccccccccccc"/>
            <draw:path draw:style-name="gr7" draw:id="shape128" draw:name="path3557" draw:layer="" svg:width="11.09337273549pt" svg:height="12.89115781333pt" draw:transform="matrix(0.34700640000 0.00000000000 0.00000000000 0.34700640000 54.04210071808pt 35.60762606464pt)" svg:viewBox="0 0 11 13" svg:d="M0 0L7.02643 6.32493C7.02643 6.32493 6.79345 7.14996 7.25942 7.63171C7.69244 8.11263 8.15841 7.73453 8.52475 7.87217L9.2245 8.93766C9.2245 8.93766 9.79009 8.45674 10.2569 9.55622C10.5236 10.1756 10.3565 10.7254 10.3565 10.7254L10.9558 11.3439C10.9558 11.3439 11.5222 12.2718 10.3565 12.8912C10.3565 12.8912 10.1235 11.688 9.65753 11.5844C9.2245 11.4467 8.99152 10.2436 8.99152 10.2436L8.15841 9.90033C8.15841 9.90033 8.39139 9.17812 8.05879 9.17812C7.69244 9.17812 6.79345 9.41858 6.89307 8.11263C6.95975 7.52806 5.96114 7.49407 5.96114 7.49407L5.70841e-15 0" koffice:nodeTypes="cccccccccccccccc"/>
            <draw:path draw:style-name="gr2" draw:id="shape129" draw:name="path3559" draw:layer="" svg:width="10.63538438400pt" svg:height="13.26857299692pt" draw:transform="matrix(0.34700640000 0.00000000000 0.00000000000 0.34700640000 54.04210071808pt 35.60762606464pt)" svg:viewBox="0 0 11 13" svg:d="M10.6354 12.5654L9.40445 13.2686L8.4466 12.1629C8.4466 12.1629 7.38726 12.3973 6.9764 11.6942C6.46324 10.8229 6.90793 10.4875 6.73715 10.287C6.36094 9.95163 6.25781 9.71725 6.25781 9.71725C6.08703 9.34789 6.32628 8.9462 6.1555 8.64474C5.81394 8.07494 4.99305 8.51138 4.99305 8.51138L0 0L6.12168 7.37179C6.60019 7.30471 7.21566 7.43887 7.21566 8.47744C7.21566 8.9462 7.66035 8.9462 8.27582 8.9462C8.51507 8.9462 8.30964 9.28162 8.37812 9.65017C8.51507 10.1189 9.43827 9.41497 9.57523 11.0573C9.64371 11.7273 10.3615 10.9231 10.6354 12.5654Z" koffice:nodeTypes="ccccccccccccccc"/>
            <draw:path draw:style-name="gr7" draw:id="shape130" draw:name="path3561" draw:layer="" svg:width="10.63538438400pt" svg:height="13.26857299692pt" draw:transform="matrix(0.34700640000 0.00000000000 0.00000000000 0.34700640000 54.04210071808pt 35.60762606464pt)" svg:viewBox="0 0 11 13" svg:d="M10.6354 12.5654L9.40445 13.2686L8.4466 12.1629C8.4466 12.1629 7.38726 12.3973 6.9764 11.6942C6.46324 10.8229 6.90793 10.4875 6.73715 10.287C6.36094 9.95163 6.25781 9.71725 6.25781 9.71725C6.08703 9.34789 6.32628 8.9462 6.1555 8.64474C5.81394 8.07494 4.99305 8.51138 4.99305 8.51138L0 0L6.12168 7.37179C6.60019 7.30471 7.21566 7.43887 7.21566 8.47744C7.21566 8.9462 7.66035 8.9462 8.27582 8.9462C8.51507 8.9462 8.30964 9.28162 8.37812 9.65017C8.51507 10.1189 9.43827 9.41497 9.57523 11.0573C9.64371 11.7273 10.3615 10.9231 10.6354 12.5654Z" koffice:nodeTypes="ccccccccccccccc"/>
            <draw:path draw:style-name="gr7" draw:id="shape131" draw:name="path3563" draw:layer="" svg:width="1.91296800000pt" svg:height="1.43007872000pt" draw:transform="matrix(0.34700640000 0.00000000000 0.00000000000 0.34700640000 55.72216690432pt 37.96699197952pt)" svg:viewBox="0 0 2 1" svg:d="M0 1.43008L1.91297 0" koffice:nodeTypes="cc"/>
            <draw:path draw:style-name="gr7" draw:id="shape132" draw:name="path3565" draw:layer="" svg:width="2.77159968000pt" svg:height="1.60276608000pt" draw:transform="matrix(0.34700640000 0.00000000000 0.00000000000 0.34700640000 56.17077677824pt 38.24320907392pt)" svg:viewBox="0 0 3 2" svg:d="M0 1.60277C0 1.60277 1.28833 1.27691 2.7716 0" koffice:nodeTypes="cc"/>
            <draw:path draw:style-name="gr7" draw:id="shape133" draw:name="path3567" draw:layer="" svg:width="2.34578261333pt" svg:height="1.21612337155pt" draw:transform="matrix(0.34700640000 0.00000000000 0.00000000000 0.34700640000 56.30902412800pt 38.59993165312pt)" svg:viewBox="0 0 2 1" svg:d="M0 1.21584C0 1.21584 0.557442 1.26699 2.34578 0" koffice:nodeTypes="cc"/>
            <draw:path draw:style-name="gr7" draw:id="shape134" draw:name="path3569" draw:layer="" svg:width="2.25229088000pt" svg:height="1.43007872000pt" draw:transform="matrix(0.34700640000 0.00000000000 0.00000000000 0.34700640000 56.88422193664pt 39.19844829184pt)" svg:viewBox="0 0 2 1" svg:d="M0 1.43008C0 1.43008 2.14702 0.729245 2.25229 0" koffice:nodeTypes="cc"/>
            <draw:path draw:style-name="gr7" draw:id="shape135" draw:name="path3571" draw:layer="" svg:width="2.96808533333pt" svg:height="3.26886400000pt" draw:transform="matrix(0.34700640000 0.00000000000 0.00000000000 0.34700640000 56.28598290304pt 38.84144810752pt)" svg:viewBox="0 0 3 3" svg:d="M0 0L0.527571 0.629907C0.527571 0.629907 0.296809 1.19979 0.857801 1.70964C1.418 2.24915 1.48404 2.24915 2.01161 2.33883L2.96809 3.26886" koffice:nodeTypes="ccccc"/>
            <draw:path draw:style-name="gr2" draw:id="shape136" draw:name="path3573" draw:layer="" svg:width="2.11793434791pt" svg:height="23.70154623727pt" draw:transform="matrix(0.34700640000 0.00000000000 0.00000000000 0.34700640000 56.98128217796pt 39.92355286528pt)" svg:viewBox="0 0 2 24" svg:d="M1.54828 0C1.54828 0 1.35334 5.0838 1.40913 7.87827C1.49248 13.9382 1.32511 15.0151 1.57651 17.3385C1.60407 17.574 2.38447 22.9275 2.02216 23.2645C1.26999 23.971 0.628735 23.7355 0.071497 23.163C-0.151667 22.9275 0.211311 18.7865 0.294661 17.9444C0.378011 16.9008 0.545384 0.706535 0.545384 0.706535C0.545384 0.706535 0.628735 0.673238 1.54828 0Z" koffice:nodeTypes="cccccccc"/>
            <draw:path draw:style-name="gr7" draw:id="shape137" draw:name="path3575" draw:layer="" svg:width="2.11793434791pt" svg:height="23.70154623727pt" draw:transform="matrix(0.34700640000 0.00000000000 0.00000000000 0.34700640000 56.98128217796pt 39.92355286528pt)" svg:viewBox="0 0 2 24" svg:d="M1.54828 0C1.54828 0 1.35334 5.0838 1.40913 7.87827C1.49248 13.9382 1.32511 15.0151 1.57651 17.3385C1.60407 17.574 2.38447 22.9275 2.02216 23.2645C1.26999 23.971 0.628735 23.7355 0.071497 23.163C-0.151667 22.9275 0.211311 18.7865 0.294661 17.9444C0.378011 16.9008 0.545384 0.706535 0.545384 0.706535C0.545384 0.706535 0.628735 0.673238 1.54828 0Z" koffice:nodeTypes="cccccccc"/>
            <draw:path draw:style-name="gr7" draw:id="shape138" draw:name="path3577" draw:layer="" svg:width="1.42468096000pt" svg:height="0.32985875643pt" draw:transform="matrix(0.34700640000 0.00000000000 0.00000000000 0.34700640000 57.13739780608pt 44.90684237440pt)" svg:viewBox="0 0 1 0" svg:d="M1.42468 0C1.42468 0 0.71234 0.437872 0 0.304626" koffice:nodeTypes="cc"/>
            <draw:path draw:style-name="gr7" draw:id="shape139" draw:name="path3579" draw:layer="" svg:width="1.19771136000pt" svg:height="0.38497154151pt" draw:transform="matrix(0.34700640000 0.00000000000 0.00000000000 0.34700640000 57.18348025600pt 43.30700406784pt)" svg:viewBox="0 0 1 0" svg:d="M1.19771 0C1.19771 0 0.326569 0.617483 0 0.28839" koffice:nodeTypes="cc"/>
            <draw:path draw:style-name="gr7" draw:id="shape140" draw:name="path3581" draw:layer="" svg:width="1.19771136000pt" svg:height="0.33179734653pt" draw:transform="matrix(0.34700640000 0.00000000000 0.00000000000 0.34700640000 57.18348025600pt 42.73152865408pt)" svg:viewBox="0 0 1 0" svg:d="M1.19771 0C1.19771 0 0.399237 0.477865 0 0.286627" koffice:nodeTypes="cc"/>
            <draw:path draw:style-name="gr7" draw:id="shape141" draw:name="path3583" draw:layer="" svg:width="1.19771136000pt" svg:height="0.38899983828pt" draw:transform="matrix(0.34700640000 0.00000000000 0.00000000000 0.34700640000 57.16043903104pt 43.84805644672pt)" svg:viewBox="0 0 1 0" svg:d="M1.19771 0C1.19771 0 0.253901 0.599748 0 0.309853" koffice:nodeTypes="cc"/>
            <draw:path draw:style-name="gr7" draw:id="shape142" draw:name="path3585" draw:layer="" svg:width="1.50601984000pt" svg:height="0.54984847882pt" draw:transform="matrix(0.34700640000 0.00000000000 0.00000000000 0.34700640000 57.13739780608pt 44.35440818560pt)" svg:viewBox="0 0 2 1" svg:d="M1.50602 0C1.50602 0 0.610655 0.76228 0 0.491775" koffice:nodeTypes="cc"/>
            <draw:path draw:style-name="gr7" draw:id="shape143" draw:name="path3587" draw:layer="" svg:width="1.19771136000pt" svg:height="0.38989963646pt" draw:transform="matrix(0.34700640000 0.00000000000 0.00000000000 0.34700640000 57.18348025600pt 41.64970150144pt)" svg:viewBox="0 0 1 0" svg:d="M1.19771 0C1.19771 0 0.326569 0.600941 0 0.310711" koffice:nodeTypes="cc"/>
            <draw:path draw:style-name="gr7" draw:id="shape144" draw:name="path3589" draw:layer="" svg:width="1.19771136000pt" svg:height="0.43256660551pt" draw:transform="matrix(0.34700640000 0.00000000000 0.00000000000 0.34700640000 57.21790329088pt 40.37244034432pt)" svg:viewBox="0 0 1 0" svg:d="M0 0.392514C0.653138 0.588771 1.19771 0 1.19771 0" koffice:nodeTypes="cc"/>
            <draw:path draw:style-name="gr2" draw:id="shape145" draw:name="path3591" draw:layer="" svg:width="1.73489534508pt" svg:height="3.08654034493pt" draw:transform="matrix(0.34700640000 0.00000000000 0.00000000000 0.34700640000 57.01843244577pt 45.19444127872pt)" svg:viewBox="0 0 2 3" svg:d="M0.288756 0.0673509C0.288756 0.0673509 -0.174694 2.52282 0.0726779 2.75895C0.288756 2.99428 0.288756 2.99428 0.288756 2.99428C0.412442 3.26287 1.64781 2.85957 1.64781 2.85957C1.89443 2.62425 1.55467 0.672698 1.40044 0L0.288756 0.0673509" koffice:nodeTypes="cccccc"/>
            <draw:path draw:style-name="gr7" draw:id="shape146" draw:name="path3593" draw:layer="" svg:width="1.73489534508pt" svg:height="3.08654034493pt" draw:transform="matrix(0.34700640000 0.00000000000 0.00000000000 0.34700640000 57.01843244577pt 45.19444127872pt)" svg:viewBox="0 0 2 3" svg:d="M0.288756 0.0673509C0.288756 0.0673509 -0.174694 2.52282 0.0726779 2.75895C0.288756 2.99428 0.288756 2.99428 0.288756 2.99428C0.412442 3.26287 1.64781 2.85957 1.64781 2.85957C1.89443 2.62425 1.55467 0.672698 1.40044 0" koffice:nodeTypes="ccccc"/>
            <draw:path draw:style-name="gr2" draw:id="shape147" draw:name="path3595" draw:layer="" svg:width="1.74883763418pt" svg:height="2.57278503673pt" draw:transform="matrix(0.34700640000 0.00000000000 0.00000000000 0.34700640000 57.01961531844pt 45.28631800601pt)" svg:viewBox="0 0 2 3" svg:d="M1.49563 0.12375C1.6819 -0.614138 1.86817 2.18109 1.65123 2.36557C1.65123 2.36557 0.410908 2.73377 0.286726 2.48855C0.286726 2.48855 0.286726 2.48855 0.0697818 2.2737C-0.0544001 2.15072 0.00694272 1.53655 0.100454 0.952763C0.100454 0.952763 0.0697818 1.26022 0.379489 1.29059C0.720615 1.35208 1.3101 0.921647 1.49563 0.12375Z" koffice:nodeTypes="ccccccc"/>
            <draw:path draw:style-name="gr7" draw:id="shape148" draw:name="path3597" draw:layer="" svg:width="1.74840665068pt" svg:height="2.57278503673pt" draw:transform="matrix(0.34700640000 0.00000000000 0.00000000000 0.34700640000 57.01969545068pt 45.28631800601pt)" svg:viewBox="0 0 2 3" svg:d="M1.49523 0.12375C1.68148 -0.614138 1.86773 2.18109 1.65081 2.36557C1.65081 2.36557 0.410642 2.73377 0.286475 2.48855C0.286475 2.48855 0.286475 2.48855 0.0695572 2.2737C-0.0546094 2.15072 0.00747394 1.53655 0.100225 0.952763C0.100225 0.952763 0.0695572 1.26022 0.379226 1.29059C0.72031 1.35208 1.30972 0.921647 1.49523 0.12375Z" koffice:nodeTypes="ccccccc"/>
            <draw:path draw:style-name="gr2" draw:id="shape149" draw:name="path3599" draw:layer="" svg:width="2.11288904356pt" svg:height="4.50487535548pt" draw:transform="matrix(0.34700640000 0.00000000000 0.00000000000 0.34700640000 56.97064019533pt 46.55248552576pt)" svg:viewBox="0 0 2 5" svg:d="M1.90651 0C2.10121 1.72514 2.21266 3.80092 1.98977 4.04797C1.23849 4.78659 0.626196 4.54039 0.0414246 3.94185C-0.0700243 3.83658 0.0696225 2.56904 0.152874 1.30235C0.152874 1.30235 0.320047 2.3933 0.626196 2.46376C0.904146 2.49857 1.32174 1.75995 1.37747 1.54855C1.57217 0.738619 1.90651 0 1.90651 0Z" koffice:nodeTypes="ccccccc"/>
            <draw:path draw:style-name="gr7" draw:id="shape150" draw:name="path3601" draw:layer="" svg:width="2.11288904356pt" svg:height="4.50487535548pt" draw:transform="matrix(0.34700640000 0.00000000000 0.00000000000 0.34700640000 56.97064019533pt 46.55248552576pt)" svg:viewBox="0 0 2 5" svg:d="M1.90651 0C2.10121 1.72514 2.21266 3.80092 1.98977 4.04797C1.23849 4.78659 0.626196 4.54039 0.0414246 3.94185C-0.0700243 3.83658 0.0696225 2.56904 0.152874 1.30235C0.152874 1.30235 0.320047 2.3933 0.626196 2.46376C0.904146 2.49857 1.32174 1.75995 1.37747 1.54855C1.57217 0.738619 1.90651 0 1.90651 0Z" koffice:nodeTypes="ccccccc"/>
            <draw:path draw:style-name="gr7" draw:id="shape151" draw:name="path3603" draw:layer="" svg:width="1.19771136000pt" svg:height="0.40476475389pt" draw:transform="matrix(0.34700640000 0.00000000000 0.00000000000 0.34700640000 57.18348025600pt 42.11024839552pt)" svg:viewBox="0 0 1 0" svg:d="M1.19771 0C1.19771 0 0.507802 0.632648 0 0.31607" koffice:nodeTypes="cc"/>
            <draw:path draw:style-name="gr7" draw:id="shape152" draw:name="path3605" draw:layer="" svg:width="1.27057984000pt" svg:height="0.40677100737pt" draw:transform="matrix(0.34700640000 0.00000000000 0.00000000000 0.34700640000 57.19513967104pt 40.99372060288pt)" svg:viewBox="0 0 1 0" svg:d="M1.27058 0C1.27058 0 0.485147 0.571456 0 0.359711" koffice:nodeTypes="cc"/>
            <draw:path draw:style-name="gr2" draw:id="shape153" draw:name="path3607" draw:layer="" svg:width="14.75128016876pt" svg:height="62.29115939627pt" draw:transform="matrix(0.34700640000 0.00000000000 0.00000000000 0.34700640000 83.86900116871pt 33.50143601920pt)" svg:viewBox="0 0 15 62" svg:d="M3.43697 18.6335L13.3766 0C13.3766 0 14.9081 6.26605 14.7381 27.9661C14.7044 30.9675 14.8399 43.4662 4.25404 55.5695C-1.46469 62.0997 0.236809 62.2309 0.236809 62.2309C0.236809 62.2309 2.21176 63.7813 3.19882 51.1506C4.21955 38.5199 3.43697 18.6335 3.43697 18.6335Z" koffice:nodeTypes="ccccccc"/>
            <draw:path draw:style-name="gr7" draw:id="shape154" draw:name="path3609" draw:layer="" svg:width="14.75128016876pt" svg:height="62.29115939627pt" draw:transform="matrix(0.34700640000 0.00000000000 0.00000000000 0.34700640000 83.86900116871pt 33.50143601920pt)" svg:viewBox="0 0 15 62" svg:d="M3.43697 18.6335L13.3766 0C13.3766 0 14.9081 6.26605 14.7381 27.9661C14.7044 30.9675 14.8399 43.4662 4.25404 55.5695C-1.46469 62.0997 0.236809 62.2309 0.236809 62.2309C0.236809 62.2309 2.21176 63.7813 3.19882 51.1506C4.21955 38.5199 3.43697 18.6335 3.43697 18.6335Z" koffice:nodeTypes="ccccccc"/>
            <draw:path draw:style-name="gr10" draw:id="shape155" draw:name="path3611" draw:layer="" svg:width="19.47614058923pt" svg:height="48.11526912000pt" draw:transform="matrix(0.34700640000 0.00000000000 0.00000000000 0.34700640000 78.46024707328pt 40.00405835008pt)" svg:viewBox="0 0 19 48" svg:d="M0.369343 48.1153C0.369343 48.1153 7.5205 46.5214 12.9594 45.0932C15.7465 44.3291 13.7321 44.861 16.0146 43.8974C16.0146 43.8974 17.8953 43.9311 18.9693 30.4493C19.9769 17.6988 19.171 0 19.171 0L12.5568 13.1157C12.5568 13.1157 13.2283 22.4469 13.2955 24.0408C13.43 26.7304 13.2283 33.239 12.2547 37.0244C11.6505 39.2823 9.80378 44.8938 0 48.0816L0.369343 48.1153" koffice:nodeTypes="cccccccccc"/>
            <draw:path draw:style-name="gr7" draw:id="shape156" draw:name="path3613" draw:layer="" svg:width="19.47614058923pt" svg:height="48.11526912000pt" draw:transform="matrix(0.34700640000 0.00000000000 0.00000000000 0.34700640000 78.46024707328pt 40.00405835008pt)" svg:viewBox="0 0 19 48" svg:d="M0.369343 48.1153C0.369343 48.1153 7.5205 46.5214 12.9594 45.0932C15.7465 44.3291 13.7321 44.861 16.0146 43.8974C16.0146 43.8974 17.8953 43.9311 18.9693 30.4493C19.9769 17.6988 19.171 0 19.171 0L12.5568 13.1157C12.5568 13.1157 13.2283 22.4469 13.2955 24.0408C13.43 26.7304 13.2283 33.2382 12.2547 37.0244C11.6505 39.2823 9.80378 44.8938 0 48.0816" koffice:nodeTypes="ccccccccc"/>
            <draw:path draw:style-name="gr3" draw:id="shape157" draw:name="path3615" draw:layer="" svg:width="17.09800548004pt" svg:height="36.16951323676pt" draw:transform="matrix(0.34700640000 0.00000000000 0.00000000000 0.34700640000 77.11386224128pt 44.54984219008pt)" svg:viewBox="0 0 17 36" svg:d="M3.89117 34.5298C13.6022 31.3818 15.4315 25.8402 16.03 23.6105C16.9944 19.8724 17.1941 13.4449 17.061 10.7888C16.9944 9.21481 16.3293 0 16.3293 0L14.833 2.88625L0 36.1695L3.89117 34.5298" koffice:nodeTypes="ccccccc"/>
            <draw:path draw:style-name="gr7" draw:id="shape158" draw:name="path3617" draw:layer="" svg:width="17.09800548004pt" svg:height="36.16951323676pt" draw:transform="matrix(0.34700640000 0.00000000000 0.00000000000 0.34700640000 77.11386224128pt 44.54984219008pt)" svg:viewBox="0 0 17 36" svg:d="M3.89117 34.5298C13.6022 31.3818 15.4315 25.8402 16.03 23.6105C16.9944 19.8716 17.1941 13.4449 17.061 10.7888C16.9944 9.21481 16.3293 0 16.3293 0L14.833 2.88625L0 36.1695L3.89117 34.5298" koffice:nodeTypes="ccccccc"/>
            <draw:path draw:style-name="gr2" draw:id="shape159" draw:name="path3619" draw:layer="" svg:width="37.41189323789pt" svg:height="71.88111685408pt" draw:transform="matrix(0.34700640000 0.00000000000 0.00000000000 0.34700640000 75.43379605504pt 32.98370247040pt)" svg:viewBox="0 0 37 72" svg:d="M1.87571 71.8811L37.4119 0.500678L36.1942 0L0 71.8811L1.87571 71.8811" koffice:nodeTypes="ccccc"/>
            <draw:path draw:style-name="gr7" draw:id="shape160" draw:name="path3621" draw:layer="" svg:width="37.41189323789pt" svg:height="71.88111685408pt" draw:transform="matrix(0.34700640000 0.00000000000 0.00000000000 0.34700640000 75.43379605504pt 32.98370247040pt)" svg:viewBox="0 0 37 72" svg:d="M1.87571 71.8811L37.4119 0.500678L36.1942 0L0 71.8811" koffice:nodeTypes="cccc"/>
            <draw:path draw:style-name="gr2" draw:id="shape161" draw:name="path3623" draw:layer="" svg:width="8.69676929761pt" svg:height="14.66368457143pt" draw:transform="matrix(0.34700640000 0.00000000000 0.00000000000 0.34700640000 87.86706499984pt 28.32243490048pt)" svg:viewBox="0 0 9 15" svg:d="M8.69677 5.81752e-15L2.95725 7.60366C2.95725 7.60366 3.3718 8.35036 2.99228 8.92757C2.64612 9.50479 2.09227 9.23296 1.74695 9.43683L1.29737 10.6248C1.29737 10.6248 0.605892 10.285 0.364 11.4395C0.225538 12.0838 0.502463 12.5931 0.502463 12.5931L0.052877 13.3062C0.052877 13.3062 -0.327478 14.3583 0.952049 14.6637C0.952049 14.6637 0.952049 13.4757 1.40163 13.2718C1.81618 13.0344 1.81618 11.8464 1.81618 11.8464L2.5427 11.3036C2.5427 11.3036 2.16151 10.6928 2.50766 10.5904C2.85298 10.5225 3.85559 10.5569 3.44103 9.30092C3.26837 8.75809 4.27097 8.51984 4.27097 8.51984L8.69677 0" koffice:nodeTypes="cccccccccccccccc"/>
            <draw:path draw:style-name="gr7" draw:id="shape162" draw:name="path3625" draw:layer="" svg:width="8.69676929761pt" svg:height="14.66368457143pt" draw:transform="matrix(0.34700640000 0.00000000000 0.00000000000 0.34700640000 87.86706499984pt 28.32243490048pt)" svg:viewBox="0 0 9 15" svg:d="M8.69677 5.81752e-15L2.95725 7.60366C2.95725 7.60366 3.3718 8.35036 2.99228 8.92757C2.64612 9.50479 2.09227 9.23296 1.74695 9.43683L1.29737 10.6248C1.29737 10.6248 0.605892 10.285 0.364 11.4395C0.225538 12.0838 0.502463 12.5931 0.502463 12.5931L0.052877 13.3062C0.052877 13.3062 -0.327478 14.3583 0.952049 14.6637C0.952049 14.6637 0.952049 13.4757 1.40163 13.2718C1.81618 13.0344 1.81618 11.8464 1.81618 11.8464L2.5427 11.3036C2.5427 11.3036 2.16151 10.6928 2.50766 10.5904C2.85298 10.5225 3.85559 10.5569 3.44103 9.30092C3.26837 8.75809 4.27097 8.51984 4.27097 8.51984L8.69677 0" koffice:nodeTypes="cccccccccccccccc"/>
            <draw:path draw:style-name="gr2" draw:id="shape163" draw:name="path3627" draw:layer="" svg:width="7.88992255093pt" svg:height="14.52226564267pt" draw:transform="matrix(0.34700640000 0.00000000000 0.00000000000 0.34700640000 88.18265335097pt 28.32243490048pt)" svg:viewBox="0 0 8 15" svg:d="M0.00388024 14.098L1.41207 14.5223L2.15099 13.2825C2.15099 13.2825 3.2772 13.2825 3.52436 12.5315C3.84116 11.5854 3.31287 11.3571 3.45386 11.1611C3.73584 10.7368 3.80633 10.5086 3.80633 10.5086C3.87598 10.1165 3.55918 9.79066 3.66535 9.46399C3.84116 8.8445 4.79156 9.10505 4.79156 9.10505L7.88992 0L3.38337 8.25649C2.89075 8.28955 2.32765 8.5501 2.57395 9.52933C2.67927 9.98667 2.18666 10.0843 1.58788 10.1819C1.34157 10.2472 1.65837 10.5086 1.62355 10.8675C1.62355 11.3571 0.531316 10.8675 0.742799 12.4662C0.848116 13.1188 -0.0666143 12.4993 0.00388024 14.098Z" koffice:nodeTypes="ccccccccccccccc"/>
            <draw:path draw:style-name="gr7" draw:id="shape164" draw:name="path3629" draw:layer="" svg:width="7.88992255093pt" svg:height="14.52226564267pt" draw:transform="matrix(0.34700640000 0.00000000000 0.00000000000 0.34700640000 88.18265335097pt 28.32243490048pt)" svg:viewBox="0 0 8 15" svg:d="M0.00388024 14.098L1.41207 14.5223L2.15099 13.2825C2.15099 13.2825 3.2772 13.2825 3.52436 12.5315C3.84116 11.5854 3.31287 11.3571 3.45386 11.1611C3.73584 10.7368 3.80633 10.5086 3.80633 10.5086C3.87598 10.1165 3.55918 9.79066 3.66535 9.46399C3.84116 8.8445 4.79156 9.10505 4.79156 9.10505L7.88992 0L3.38337 8.25649C2.89075 8.28955 2.32765 8.5501 2.57395 9.52933C2.67927 9.98667 2.18666 10.0843 1.58788 10.1819C1.34157 10.2472 1.65837 10.5086 1.62355 10.8675C1.62355 11.3571 0.531316 10.8675 0.742799 12.4662C0.848116 13.1188 -0.0666143 12.4993 0.00388024 14.098Z" koffice:nodeTypes="ccccccccccccccc"/>
            <draw:path draw:style-name="gr7" draw:id="shape165" draw:name="path3631" draw:layer="" svg:width="2.69305632000pt" svg:height="1.50601984000pt" draw:transform="matrix(0.34700640000 0.00000000000 0.00000000000 0.34700640000 88.95483102976pt 31.11930648448pt)" svg:viewBox="0 0 3 2" svg:d="M2.69306 1.50602L0 0" koffice:nodeTypes="cc"/>
            <draw:path draw:style-name="gr7" draw:id="shape166" draw:name="path3633" draw:layer="" svg:width="2.40558165333pt" svg:height="1.50601984000pt" draw:transform="matrix(0.34700640000 0.00000000000 0.00000000000 0.34700640000 88.44847929088pt 31.52211151360pt)" svg:viewBox="0 0 2 2" svg:d="M2.40558 1.50602C2.40558 1.50602 1.3955 1.3833 0 0" koffice:nodeTypes="cc"/>
            <draw:path draw:style-name="gr7" draw:id="shape167" draw:name="path3635" draw:layer="" svg:width="2.83901952000pt" svg:height="0.94117275688pt" draw:transform="matrix(0.34700640000 0.00000000000 0.00000000000 0.34700640000 88.29885013120pt 31.92491654272pt)" svg:viewBox="0 0 3 1" svg:d="M2.83902 0.932887C2.83902 0.932887 2.25845 1.09354 0 0" koffice:nodeTypes="cc"/>
            <draw:path draw:style-name="gr7" draw:id="shape168" draw:name="path3637" draw:layer="" svg:width="3.01007648000pt" svg:height="1.42659136000pt" draw:transform="matrix(0.34700640000 0.00000000000 0.00000000000 0.34700640000 88.03429245184pt 32.59227925120pt)" svg:viewBox="0 0 3 1" svg:d="M3.01008 1.42659C3.01008 1.42659 0.366077 0.990874 0 0" koffice:nodeTypes="cc"/>
            <draw:path draw:style-name="gr2" draw:id="shape169" draw:name="path3639" draw:layer="" svg:width="3.65367453601pt" svg:height="19.47358827269pt" draw:transform="matrix(0.34700640000 0.00000000000 0.00000000000 0.34700640000 88.22972645632pt 33.27130137472pt)" svg:viewBox="0 0 4 19" svg:d="M0 0C0 0 0.63384 4.19776 0.856334 6.48089C1.3319 11.4837 1.58498 12.3228 1.52152 14.3038C1.52152 14.5055 1.20498 18.9713 1.61633 19.2062C2.44055 19.7099 3.07439 19.4411 3.61342 18.9041C3.83515 18.7364 3.07439 15.3453 2.94747 14.6731C2.75785 13.8 1.10941 0.470557 1.10941 0.470557C1.10941 0.470557 1.0146 0.470557 0 0Z" koffice:nodeTypes="cccccccc"/>
            <draw:path draw:style-name="gr7" draw:id="shape170" draw:name="path3641" draw:layer="" svg:width="3.65367453601pt" svg:height="19.47358827269pt" draw:transform="matrix(0.34700640000 0.00000000000 0.00000000000 0.34700640000 88.22972645632pt 33.27130137472pt)" svg:viewBox="0 0 4 19" svg:d="M0 0C0 0 0.63384 4.19776 0.856334 6.48089C1.3319 11.4837 1.58498 12.3228 1.52152 14.3038C1.52152 14.5055 1.20498 18.9713 1.61633 19.2062C2.44055 19.7099 3.07439 19.4411 3.61342 18.9041C3.83515 18.7364 3.07439 15.3453 2.94747 14.6731C2.75785 13.8 1.10941 0.470557 1.10941 0.470557C1.10941 0.470557 1.0146 0.470557 0 0Z" koffice:nodeTypes="cccccccc"/>
            <draw:path draw:style-name="gr7" draw:id="shape171" draw:name="path3643" draw:layer="" svg:width="1.12720000000pt" svg:height="0.39931607418pt" draw:transform="matrix(0.34700640000 0.00000000000 0.00000000000 0.34700640000 88.77077883520pt 37.38013475584pt)" svg:viewBox="0 0 1 0" svg:d="M0 0C0 0 0.6296 0.5968 1.1272 0.3312" koffice:nodeTypes="cc"/>
            <draw:path draw:style-name="gr7" draw:id="shape172" draw:name="path3645" draw:layer="" svg:width="1.02880000000pt" svg:height="0.43406429171pt" draw:transform="matrix(0.34700640000 0.00000000000 0.00000000000 0.34700640000 88.60949026048pt 36.06789535360pt)" svg:viewBox="0 0 1 0" svg:d="M0 0C0 0 0.8296 0.7632 1.0288 0.2656" koffice:nodeTypes="cc"/>
            <draw:path draw:style-name="gr7" draw:id="shape173" draw:name="path3647" draw:layer="" svg:width="1.06160000000pt" svg:height="0.41219711952pt" draw:transform="matrix(0.34700640000 0.00000000000 0.00000000000 0.34700640000 88.55202600064pt 35.58458483968pt)" svg:viewBox="0 0 1 0" svg:d="M0 0C0 0 0.7624 0.6304 1.0616 0.332" koffice:nodeTypes="cc"/>
            <draw:path draw:style-name="gr7" draw:id="shape174" draw:name="path3649" draw:layer="" svg:width="1.06080000000pt" svg:height="0.45059276319pt" draw:transform="matrix(0.34700640000 0.00000000000 0.00000000000 0.34700640000 88.67861393536pt 36.50540102272pt)" svg:viewBox="0 0 1 0" svg:d="M0 0C0 0 0.8624 0.7296 1.0608 0.332" koffice:nodeTypes="cc"/>
            <draw:path draw:style-name="gr7" draw:id="shape175" draw:name="path3651" draw:layer="" svg:width="1.42468096000pt" svg:height="0.31031581837pt" draw:transform="matrix(0.34700640000 0.00000000000 0.00000000000 0.34700640000 88.70165516032pt 36.91958786176pt)" svg:viewBox="0 0 1 0" svg:d="M0 0C0 0 0.950106 0.462137 1.42468 0.258476" koffice:nodeTypes="cc"/>
            <draw:path draw:style-name="gr7" draw:id="shape176" draw:name="path3653" draw:layer="" svg:width="1.06080000000pt" svg:height="0.43471742646pt" draw:transform="matrix(0.34700640000 0.00000000000 0.00000000000 0.34700640000 88.44847929088pt 34.69846929664pt)" svg:viewBox="0 0 1 0" svg:d="M0 0C0 0 0.796 0.7296 1.0608 0.2984" koffice:nodeTypes="cc"/>
            <draw:path draw:style-name="gr7" draw:id="shape177" draw:name="path3655" draw:layer="" svg:width="1.06080000000pt" svg:height="0.46083345904pt" draw:transform="matrix(0.34700640000 0.00000000000 0.00000000000 0.34700640000 88.28746832128pt 33.65106517888pt)" svg:viewBox="0 0 1 0" svg:d="M1.0608 0.3984C0.5632 0.6632 0 0 0 0" koffice:nodeTypes="cc"/>
            <draw:path draw:style-name="gr2" draw:id="shape178" draw:name="path3657" draw:layer="" svg:width="1.49394103827pt" svg:height="2.08434341155pt" draw:transform="matrix(0.34700640000 0.00000000000 0.00000000000 0.34700640000 88.76267613392pt 37.59860998528pt)" svg:viewBox="0 0 1 2" svg:d="M1.05178 0C1.05178 0 1.65401 1.63106 1.4528 1.7971C1.28133 1.99048 1.28133 1.99048 1.28133 1.99048C1.22325 2.18386 0.134266 2.01849 0.134266 2.01849C-0.0945943 1.87979 0.0201811 0.497454 0.105917 0.0553467L1.05178 9.47621e-15" koffice:nodeTypes="cccccc"/>
            <draw:path draw:style-name="gr7" draw:id="shape179" draw:name="path3659" draw:layer="" svg:width="1.49394103827pt" svg:height="2.08434341155pt" draw:transform="matrix(0.34700640000 0.00000000000 0.00000000000 0.34700640000 88.76267613392pt 37.59860998528pt)" svg:viewBox="0 0 1 2" svg:d="M1.05178 0C1.05178 0 1.65401 1.63106 1.4528 1.7971C1.28133 1.99048 1.28133 1.99048 1.28133 1.99048C1.22325 2.18386 0.134266 2.01849 0.134266 2.01849C-0.0945943 1.87979 0.0201811 0.497454 0.105917 0.0553467" koffice:nodeTypes="ccccc"/>
            <draw:path draw:style-name="gr2" draw:id="shape180" draw:name="path3661" draw:layer="" svg:width="1.64155523989pt" svg:height="2.44900353128pt" draw:transform="matrix(0.34700640000 0.00000000000 0.00000000000 0.34700640000 88.73631207710pt 37.69836171897pt)" svg:viewBox="0 0 2 2" svg:d="M0.119702 0.122759C-0.0904825 -0.611119 -0.00061062 2.17744 0.209574 2.36158C0.209574 2.36158 1.3511 2.58112 1.41198 2.3244C1.41198 2.3244 1.41198 2.3244 1.59172 2.06767C1.71203 1.9579 1.59172 1.37009 1.47141 0.783161C1.47141 0.783161 1.50185 1.07707 1.23151 1.18684C0.961167 1.26032 0.390042 0.892933 0.119702 0.122759Z" koffice:nodeTypes="ccccccc"/>
            <draw:path draw:style-name="gr7" draw:id="shape181" draw:name="path3663" draw:layer="" svg:width="1.64155523989pt" svg:height="2.44900353128pt" draw:transform="matrix(0.34700640000 0.00000000000 0.00000000000 0.34700640000 88.73631207710pt 37.69836171897pt)" svg:viewBox="0 0 2 2" svg:d="M0.119702 0.122759C-0.0904825 -0.611119 -0.00061062 2.17744 0.209574 2.36158C0.209574 2.36158 1.3511 2.58112 1.41198 2.3244C1.41198 2.3244 1.41198 2.3244 1.59172 2.06767C1.71203 1.9579 1.59172 1.37009 1.47141 0.783161C1.47141 0.783161 1.50185 1.07707 1.23151 1.18684C0.961167 1.26032 0.390042 0.892933 0.119702 0.122759Z" koffice:nodeTypes="ccccccc"/>
            <draw:path draw:style-name="gr2" draw:id="shape182" draw:name="path3665" draw:layer="" svg:width="2.96008387506pt" svg:height="3.83635287736pt" draw:transform="matrix(0.34700640000 0.00000000000 0.00000000000 0.34700640000 88.72788238984pt 38.76094262272pt)" svg:viewBox="0 0 3 4" svg:d="M0.0287337 0C-0.0510732 1.50084 0.0287337 3.37622 0.351855 3.52549C1.44093 4.08819 2.24776 3.82584 2.9339 3.22604C3.05459 3.11296 2.73244 2.02555 2.4901 0.900143C2.4901 0.900143 2.40932 1.91337 2.00542 1.98846C1.64239 2.06264 0.997123 1.46285 0.87644 1.27558C0.553319 0.600699 0.0287337 1.28561e-14 0.0287337 0Z" koffice:nodeTypes="ccccccc"/>
            <draw:path draw:style-name="gr7" draw:id="shape183" draw:name="path3667" draw:layer="" svg:width="2.96008387506pt" svg:height="3.83635287736pt" draw:transform="matrix(0.34700640000 0.00000000000 0.00000000000 0.34700640000 88.72788238984pt 38.76094262272pt)" svg:viewBox="0 0 3 4" svg:d="M0.0287337 0C-0.0510732 1.50084 0.0287337 3.37622 0.351855 3.52549C1.44093 4.08819 2.24776 3.82584 2.9339 3.22604C3.05459 3.11296 2.73244 2.02555 2.4901 0.900143C2.4901 0.900143 2.40932 1.91337 2.00542 1.98846C1.64239 2.06264 0.997123 1.46285 0.87644 1.27558C0.553319 0.600699 0.0287337 1.28561e-14 0.0287337 0Z" koffice:nodeTypes="ccccccc"/>
            <draw:path draw:style-name="gr7" draw:id="shape184" draw:name="path3669" draw:layer="" svg:width="1.06160000000pt" svg:height="0.44815312757pt" draw:transform="matrix(0.34700640000 0.00000000000 0.00000000000 0.34700640000 88.49456174080pt 35.07823310080pt)" svg:viewBox="0 0 1 0" svg:d="M0 0C0 0 0.6632 0.7624 1.0616 0.2984" koffice:nodeTypes="cc"/>
            <draw:path draw:style-name="gr7" draw:id="shape185" draw:name="path3671" draw:layer="" svg:width="1.06080000000pt" svg:height="0.44226478286pt" draw:transform="matrix(0.34700640000 0.00000000000 0.00000000000 0.34700640000 88.36797380608pt 34.15741691776pt)" svg:viewBox="0 0 1 0" svg:d="M0 0C0 0 0.696 0.664 1.0608 0.3648" koffice:nodeTypes="cc"/>
            <draw:path draw:style-name="gr7" draw:id="shape186" draw:name="path3673" draw:layer="" svg:width="1.84934912000pt" svg:height="4.36642816000pt" draw:transform="matrix(0.34700640000 0.00000000000 0.00000000000 0.34700640000 87.91908632704pt 31.68312248320pt)" svg:viewBox="0 0 2 4" svg:d="M1.84935 0L1.53087 0.901036C1.53087 0.901036 1.05238 0.658642 0.733893 1.59395C0.414642 2.39134 0.446952 2.46071 0.542342 2.98061L0 4.36643" koffice:nodeTypes="ccccc"/>
            <draw:path draw:style-name="gr2" draw:id="shape187" draw:name="path3675" draw:layer="" svg:width="25.82737250188pt" svg:height="58.74756394990pt" draw:transform="matrix(0.34700640000 0.00000000000 0.00000000000 0.34700640000 81.63632725120pt 40.16506931968pt)" svg:viewBox="0 0 26 59" svg:d="M12.3938 16.3226L25.8123 0C25.8123 0 26.0443 15.755 24.6888 27.671C24.3252 30.7088 25.251 43.9268 12.6251 53.64C5.7839 58.9136 0 58.747 0 58.747C0 58.747 4.36225 58.5135 8.03081 46.2303C11.7002 33.9463 12.3938 16.3226 12.3938 16.3226Z" koffice:nodeTypes="ccccccc"/>
            <draw:path draw:style-name="gr7" draw:id="shape188" draw:name="path3677" draw:layer="" svg:width="25.82737250188pt" svg:height="58.74756394990pt" draw:transform="matrix(0.34700640000 0.00000000000 0.00000000000 0.34700640000 81.63632725120pt 40.16506931968pt)" svg:viewBox="0 0 26 59" svg:d="M12.3938 16.3226L25.8123 0C25.8123 0 26.0443 15.755 24.6888 27.671C24.3252 30.7088 25.251 43.9268 12.6251 53.64C5.7839 58.9136 0 58.747 0 58.747C0 58.747 4.36225 58.5135 8.03081 46.2303C11.7002 33.9463 12.3938 16.3226 12.3938 16.3226Z" koffice:nodeTypes="ccccccc"/>
            <draw:path draw:style-name="gr2" draw:id="shape189" draw:name="path3679" draw:layer="" svg:width="42.16335853714pt" svg:height="26.80615384615pt" draw:transform="matrix(0.34700640000 0.00000000000 0.00000000000 0.34700640000 75.08873289088pt 53.45763528064pt)" svg:viewBox="0 0 42 27" svg:d="M15.6824 20.9129C18.54 20.7447 16.48 20.8454 18.9055 20.3743C18.9055 20.3743 24.7199 20.5424 31.5973 15.2218C37.7773 10.4739 40.7013 4.84948 42.1634 0C42.1634 0 40.2364 11.1473 35.2852 17.5792C30.3348 24.011 25.152 26.8062 18.5728 26.8062C11.9945 26.8062 3.32244 24.2474 0 21.3174C0 21.3174 10.1332 21.1825 15.6824 20.9129Z" koffice:nodeTypes="cccccccc"/>
            <draw:path draw:style-name="gr7" draw:id="shape190" draw:name="path3681" draw:layer="" svg:width="42.16335853714pt" svg:height="26.80615384615pt" draw:transform="matrix(0.34700640000 0.00000000000 0.00000000000 0.34700640000 75.08873289088pt 53.45763528064pt)" svg:viewBox="0 0 42 27" svg:d="M15.6824 20.9129C18.54 20.7447 16.48 20.8454 18.9055 20.3743C18.9055 20.3743 24.7199 20.5424 31.5973 15.2218C37.7773 10.4739 40.7013 4.84948 42.1634 0C42.1634 0 40.2364 11.1473 35.2852 17.5792C30.3348 24.011 25.152 26.8062 18.5728 26.8062C11.9945 26.8062 3.32244 24.2474 0 21.3174C0 21.3174 10.1332 21.1825 15.6824 20.9129Z" koffice:nodeTypes="cccccccc"/>
            <draw:path draw:style-name="gr2" draw:id="shape191" draw:name="path3683" draw:layer="" svg:width="6.89681930667pt" svg:height="17.29406076235pt" draw:transform="matrix(0.34700640000 0.00000000000 0.00000000000 0.34700640000 75.08873289088pt 60.74282644480pt)" svg:viewBox="0 0 7 17" svg:d="M1.20851 0.936799L0 0L0.355091 16.96C0.355091 16.96 1.10215 15.8562 6.89682 17.2941L1.20851 0.936799" koffice:nodeTypes="ccccc"/>
            <draw:path draw:style-name="gr7" draw:id="shape192" draw:name="path3685" draw:layer="" svg:width="6.89681930667pt" svg:height="17.29406076235pt" draw:transform="matrix(0.34700640000 0.00000000000 0.00000000000 0.34700640000 75.08873289088pt 60.74282644480pt)" svg:viewBox="0 0 7 17" svg:d="M1.20851 0.936799L0 0L0.355091 16.96C0.355091 16.96 1.10215 15.8562 6.89682 17.2941L1.20851 0.936799" koffice:nodeTypes="ccccc"/>
            <draw:path draw:style-name="gr2" draw:id="shape193" draw:name="path3687" draw:layer="" svg:width="3.38707216000pt" svg:height="3.78259665519pt" draw:transform="matrix(0.34700640000 0.00000000000 0.00000000000 0.34700640000 75.20366141056pt 66.44461137593pt)" svg:viewBox="0 0 3 4" svg:d="M3.38707 3.7826L3.17359 0.170505C3.17359 0.170505 0 -0.35141 0 0.431014C0 1.21254 0.854682 2.62827 3.38707 3.7826Z" koffice:nodeTypes="cccc"/>
            <draw:path draw:style-name="gr7" draw:id="shape194" draw:name="path3689" draw:layer="" svg:width="3.38707216000pt" svg:height="3.78259665519pt" draw:transform="matrix(0.34700640000 0.00000000000 0.00000000000 0.34700640000 75.20366141056pt 66.44461137593pt)" svg:viewBox="0 0 3 4" svg:d="M3.38707 3.7826L3.17359 0.170505C3.17359 0.170505 0 -0.35141 0 0.431014C0 1.21254 0.854682 2.62827 3.38707 3.7826Z" koffice:nodeTypes="cccc"/>
            <draw:path draw:style-name="gr11" draw:id="shape195" draw:name="path3691" draw:layer="" svg:width="5.84237260800pt" svg:height="9.63695622400pt" draw:transform="matrix(0.34700640000 0.00000000000 0.00000000000 0.34700640000 82.83308292352pt 56.81832286336pt)" svg:viewBox="0 0 6 10" svg:d="M5.84237 0C5.84237 0 3.36914 8.36784 0 9.63696" koffice:nodeTypes="cc"/>
            <draw:path draw:style-name="gr11" draw:id="shape196" draw:name="path3693" draw:layer="" svg:width="5.01043456000pt" svg:height="10.62721309091pt" draw:transform="matrix(0.34700640000 0.00000000000 0.00000000000 0.34700640000 83.91463247104pt 56.10487770496pt)" svg:viewBox="0 0 5 11" svg:d="M5.01043 0C5.01043 0 1.66985 9.15993 0 10.6272" koffice:nodeTypes="cc"/>
            <draw:path draw:style-name="gr11" draw:id="shape197" draw:name="path3695" draw:layer="" svg:width="4.50458176000pt" svg:height="10.24077317818pt" draw:transform="matrix(0.34700640000 0.00000000000 0.00000000000 0.34700640000 84.63945943936pt 55.86308364544pt)" svg:viewBox="0 0 5 10" svg:d="M4.50458 0C4.50458 0 1.44323 8.67228 0 10.2408" koffice:nodeTypes="cc"/>
            <draw:path draw:style-name="gr11" draw:id="shape198" draw:name="path3697" draw:layer="" svg:width="3.82750096000pt" svg:height="11.08978245818pt" draw:transform="matrix(0.34700640000 0.00000000000 0.00000000000 0.34700640000 85.31848156288pt 55.34507249152pt)" svg:viewBox="0 0 4 11" svg:d="M3.8275 0C3.8275 0 2.14108 8.79166 0 11.0898" koffice:nodeTypes="cc"/>
            <draw:path draw:style-name="gr11" draw:id="shape199" draw:name="path3699" draw:layer="" svg:width="2.61930272000pt" svg:height="6.47961984000pt" draw:transform="matrix(0.34700640000 0.00000000000 0.00000000000 0.34700640000 86.19293769088pt 56.38109479936pt)" svg:viewBox="0 0 3 6" svg:d="M2.6193 0C2.6193 0 0.797418 5.41049 0 6.47962" koffice:nodeTypes="cc"/>
            <draw:path draw:style-name="gr11" draw:id="shape200" draw:name="path3701" draw:layer="" svg:width="1.93989184000pt" svg:height="3.14849536000pt" draw:transform="matrix(0.34700640000 0.00000000000 0.00000000000 0.34700640000 86.79145432960pt 56.74919918848pt)" svg:viewBox="0 0 2 3" svg:d="M1.93989 0C1.93989 0 1.10867 1.9419 0 3.1485" koffice:nodeTypes="cc"/>
            <draw:path draw:style-name="gr11" draw:id="shape201" draw:name="path3703" draw:layer="" svg:width="0.46400000000pt" svg:height="1.85760000000pt" draw:transform="matrix(0.34700640000 0.00000000000 0.00000000000 0.34700640000 87.47047645312pt 56.62261125376pt)" svg:viewBox="0 0 0 2" svg:d="M0.464 0C0.464 0 0.132 1.26 0 1.8576" koffice:nodeTypes="cc"/>
            <draw:path draw:style-name="gr11" draw:id="shape202" draw:name="path3705" draw:layer="" svg:width="1.72480000000pt" svg:height="0.25054001836pt" draw:transform="matrix(0.34700640000 0.00000000000 0.00000000000 0.34700640000 86.59574272000pt 59.58049380736pt)" svg:viewBox="0 0 2 0" svg:d="M1.7248 0C1.7248 0 1.2608 0.3312 0 0.232" koffice:nodeTypes="cc"/>
            <draw:path draw:style-name="gr11" draw:id="shape203" draw:name="path3707" draw:layer="" svg:width="1.72400000000pt" svg:height="0.10311111111pt" draw:transform="matrix(0.34700640000 0.00000000000 0.00000000000 0.34700640000 86.35422626560pt 59.90279335168pt)" svg:viewBox="0 0 2 0" svg:d="M1.724 0C1.724 0 0.5632 0.232 0 0" koffice:nodeTypes="cc"/>
            <draw:path draw:style-name="gr11" draw:id="shape204" draw:name="path3709" draw:layer="" svg:width="1.72400000000pt" svg:height="0.20485565591pt" draw:transform="matrix(0.34700640000 0.00000000000 0.00000000000 0.34700640000 86.07800917120pt 60.17901044608pt)" svg:viewBox="0 0 2 0" svg:d="M1.724 0.132C1.724 0.132 0.796 0.364 0 0" koffice:nodeTypes="cc"/>
            <draw:path draw:style-name="gr11" draw:id="shape205" draw:name="path3711" draw:layer="" svg:width="2.28800000000pt" svg:height="0.34879886119pt" draw:transform="matrix(0.34700640000 0.00000000000 0.00000000000 0.34700640000 85.51419317248pt 60.42052690048pt)" svg:viewBox="0 0 2 0" svg:d="M2.288 0.3312C2.288 0.3312 0.3312 0.464 0 0" koffice:nodeTypes="cc"/>
            <draw:path draw:style-name="gr11" draw:id="shape206" draw:name="path3713" draw:layer="" svg:width="2.93013632000pt" svg:height="0.31809600000pt" draw:transform="matrix(0.34700640000 0.00000000000 0.00000000000 0.34700640000 85.07696510848pt 60.74282644480pt)" svg:viewBox="0 0 3 0" svg:d="M2.93014 0.318096C2.93014 0.318096 0.400884 0.318096 0 0" koffice:nodeTypes="cc"/>
            <draw:path draw:style-name="gr11" draw:id="shape207" draw:name="path3715" draw:layer="" svg:width="3.96474048000pt" svg:height="0.35457469399pt" draw:transform="matrix(0.34700640000 0.00000000000 0.00000000000 0.34700640000 84.31743750016pt 61.01904353920pt)" svg:viewBox="0 0 4 0" svg:d="M3.96474 0.33584C3.96474 0.33584 0.648374 0.473988 0 0" koffice:nodeTypes="cc"/>
            <draw:path draw:style-name="gr11" draw:id="shape208" draw:name="path3717" draw:layer="" svg:width="3.11680000000pt" svg:height="0.29070012916pt" draw:transform="matrix(0.34700640000 0.00000000000 0.00000000000 0.34700640000 84.02983859584pt 61.45627160320pt)" svg:viewBox="0 0 3 0" svg:d="M3.1168 0.2328C3.1168 0.2328 0.464 0.4648 0 0" koffice:nodeTypes="cc"/>
            <draw:path draw:style-name="gr11" draw:id="shape209" draw:name="path3719" draw:layer="" svg:width="3.44926741333pt" svg:height="1.05678400000pt" draw:transform="matrix(0.34700640000 0.00000000000 0.00000000000 0.34700640000 83.39689892224pt 61.53705469312pt)" svg:viewBox="0 0 3 1" svg:d="M3.44927 1.05678C3.44927 1.05678 0.603901 0.852006 0 0" koffice:nodeTypes="cc"/>
            <draw:path draw:style-name="gr11" draw:id="shape210" draw:name="path3721" draw:layer="" svg:width="3.73815381333pt" svg:height="2.22606400000pt" draw:transform="matrix(0.34700640000 0.00000000000 0.00000000000 0.34700640000 82.75257743872pt 61.69806566272pt)" svg:viewBox="0 0 4 2" svg:d="M3.73815 2.22606C3.73815 2.22606 0.147347 1.03963 0 0" koffice:nodeTypes="cc"/>
            <draw:path draw:style-name="gr11" draw:id="shape211" draw:name="path3723" draw:layer="" svg:width="2.58652245333pt" svg:height="1.48608800000pt" draw:transform="matrix(0.34700640000 0.00000000000 0.00000000000 0.34700640000 82.07355531520pt 61.85935423744pt)" svg:viewBox="0 0 3 1" svg:d="M2.58652 1.48609C2.58652 1.48609 0.338729 0.885446 0 0" koffice:nodeTypes="cc"/>
            <draw:path draw:style-name="gr11" draw:id="shape212" draw:name="path3725" draw:layer="" svg:width="1.31998752000pt" svg:height="1.31998752000pt" draw:transform="matrix(0.34700640000 0.00000000000 0.00000000000 0.34700640000 81.63632725120pt 62.05478824192pt)" svg:viewBox="0 0 1 1" svg:d="M1.31999 1.31999C1.31999 1.31999 0.107887 0.754557 0 0" koffice:nodeTypes="cc"/>
            <draw:path draw:style-name="gr11" draw:id="shape213" draw:name="path3727" draw:layer="" svg:width="1.14550843971pt" svg:height="2.22606400000pt" draw:transform="matrix(0.34700640000 0.00000000000 0.00000000000 0.34700640000 80.99588839238pt 62.10087069184pt)" svg:viewBox="0 0 1 2" svg:d="M1.14551 2.22606C1.14551 2.22606 -0.159829 1.03843 0.0163554 0" koffice:nodeTypes="cc"/>
            <draw:path draw:style-name="gr11" draw:id="shape214" draw:name="path3729" draw:layer="" svg:width="0.86266944000pt" svg:height="1.05842944000pt" draw:transform="matrix(0.34700640000 0.00000000000 0.00000000000 0.34700640000 80.55450009856pt 62.21579921152pt)" svg:viewBox="0 0 1 1" svg:d="M0 0C0 0 0.338826 1.05843 0.862669 1.05843" koffice:nodeTypes="cc"/>
            <draw:path draw:style-name="gr11" draw:id="shape215" draw:name="path3731" draw:layer="" svg:width="0.63361600000pt" svg:height="1.67340096000pt" draw:transform="matrix(0.34700640000 0.00000000000 0.00000000000 0.34700640000 79.92156042496pt 62.05478824192pt)" svg:viewBox="0 0 1 2" svg:d="M0.633616 1.6734C0.633616 1.6734 0 0.60023 0 0" koffice:nodeTypes="cc"/>
            <draw:path draw:style-name="gr11" draw:id="shape216" draw:name="path3733" draw:layer="" svg:width="0.46400000000pt" svg:height="1.06160000000pt" draw:transform="matrix(0.34700640000 0.00000000000 0.00000000000 0.34700640000 79.40382687616pt 62.05478824192pt)" svg:viewBox="0 0 0 1" svg:d="M0.464 1.0616C0.464 1.0616 0.232 0.5968 0 0" koffice:nodeTypes="cc"/>
            <draw:path draw:style-name="gr11" draw:id="shape217" draw:name="path3735" draw:layer="" svg:width="0.43120000000pt" svg:height="0.92800000000pt" draw:transform="matrix(0.34700640000 0.00000000000 0.00000000000 0.34700640000 78.80558784256pt 62.02036520704pt)" svg:viewBox="0 0 0 1" svg:d="M0.4312 0.928C0.4312 0.928 0.0992 0.796 0 0" koffice:nodeTypes="cc"/>
            <draw:path draw:style-name="gr11" draw:id="shape218" draw:name="path3737" draw:layer="" svg:width="0.48553024000pt" svg:height="1.27057984000pt" draw:transform="matrix(0.34700640000 0.00000000000 0.00000000000 0.34700640000 78.16098875392pt 61.82465359744pt)" svg:viewBox="0 0 0 1" svg:d="M0.48553 1.27058C0.48553 1.27058 0 0.37423 0 0" koffice:nodeTypes="cc"/>
            <draw:path draw:style-name="gr11" draw:id="shape219" draw:name="path3739" draw:layer="" svg:width="0.33120000000pt" svg:height="1.26000000000pt" draw:transform="matrix(0.34700640000 0.00000000000 0.00000000000 0.34700640000 77.56274972032pt 61.53705469312pt)" svg:viewBox="0 0 0 1" svg:d="M0.3312 1.26C0.3312 1.26 0 0.464 0 0" koffice:nodeTypes="cc"/>
            <draw:path draw:style-name="gr11" draw:id="shape220" draw:name="path3741" draw:layer="" svg:width="0.35617024000pt" svg:height="0.86266944000pt" draw:transform="matrix(0.34700640000 0.00000000000 0.00000000000 0.34700640000 76.83764514688pt 61.42184856832pt)" svg:viewBox="0 0 0 1" svg:d="M0.35617 0.862669C0.35617 0.862669 0.079255 0.308362 0 0" koffice:nodeTypes="cc"/>
            <draw:path draw:style-name="gr11" draw:id="shape221" draw:name="path3743" draw:layer="" svg:width="0.48441600000pt" svg:height="0.86266944000pt" draw:transform="matrix(0.34700640000 0.00000000000 0.00000000000 0.34700640000 76.12447759360pt 61.18005450880pt)" svg:viewBox="0 0 0 1" svg:d="M0.484416 0.862669C0.484416 0.862669 0 0.431706 0 0" koffice:nodeTypes="cc"/>
            <draw:path draw:style-name="gr11" draw:id="shape222" draw:name="path3745" draw:layer="" svg:width="0.59680000000pt" svg:height="0.18375461321pt" draw:transform="matrix(0.34700640000 0.00000000000 0.00000000000 0.34700640000 75.12315592576pt 61.65734299509pt)" svg:viewBox="0 0 1 0" svg:d="M0.5968 0.183755C0.5968 0.183755 0.232 -0.181045 0 0.117355" koffice:nodeTypes="cc"/>
            <draw:path draw:style-name="gr11" draw:id="shape223" draw:name="path3747" draw:layer="" svg:width="0.79600000000pt" svg:height="0.14720000000pt" draw:transform="matrix(0.34700640000 0.00000000000 0.00000000000 0.34700640000 75.14619715072pt 62.00370889984pt)" svg:viewBox="0 0 1 0" svg:d="M0.796 0.1472C0.796 0.1472 0.0992 -0.184 0 0.1472" koffice:nodeTypes="cc"/>
            <draw:path draw:style-name="gr11" draw:id="shape224" draw:name="path3749" draw:layer="" svg:width="0.96160000000pt" svg:height="0.30800700131pt" draw:transform="matrix(0.34700640000 0.00000000000 0.00000000000 0.34700640000 75.16923837568pt 62.32767164493pt)" svg:viewBox="0 0 1 0" svg:d="M0.9616 0.308007C0.9616 0.308007 0.232 -0.255993 0 0.142407" koffice:nodeTypes="cc"/>
            <draw:path draw:style-name="gr11" draw:id="shape225" draw:name="path3751" draw:layer="" svg:width="1.39280000000pt" svg:height="0.34096161352pt" draw:transform="matrix(0.34700640000 0.00000000000 0.00000000000 0.34700640000 75.12315592576pt 62.69600012231pt)" svg:viewBox="0 0 1 0" svg:d="M1.3928 0.340962C1.3928 0.340962 0.1328 -0.355038 0 0.241762" koffice:nodeTypes="cc"/>
            <draw:path draw:style-name="gr11" draw:id="shape226" draw:name="path3753" draw:layer="" svg:width="1.39280000000pt" svg:height="0.30933333333pt" draw:transform="matrix(0.34700640000 0.00000000000 0.00000000000 0.34700640000 75.12315592576pt 63.10978011729pt)" svg:viewBox="0 0 1 0" svg:d="M1.3928 0.309333C1.3928 0.309333 0.3648 -0.386667 0 0.309333" koffice:nodeTypes="cc"/>
            <draw:path draw:style-name="gr11" draw:id="shape227" draw:name="path3755" draw:layer="" svg:width="1.35920000000pt" svg:height="0.35278111866pt" draw:transform="matrix(0.34700640000 0.00000000000 0.00000000000 0.34700640000 75.16923837568pt 63.49750856133pt)" svg:viewBox="0 0 1 0" svg:d="M1.3592 0.352781C1.3592 0.352781 0.232 -0.343219 0 0.219981" koffice:nodeTypes="cc"/>
            <draw:path draw:style-name="gr11" draw:id="shape228" draw:name="path3757" draw:layer="" svg:width="1.39280000000pt" svg:height="0.34969252396pt" draw:transform="matrix(0.34700640000 0.00000000000 0.00000000000 0.34700640000 75.20366141056pt 63.82088007414pt)" svg:viewBox="0 0 1 0" svg:d="M1.3928 0.349693C1.3928 0.349693 0.1 -0.279907 0 0.150493" koffice:nodeTypes="cc"/>
            <draw:path draw:style-name="gr11" draw:id="shape229" draw:name="path3759" draw:layer="" svg:width="1.62480000000pt" svg:height="0.44807144419pt" draw:transform="matrix(0.34700640000 0.00000000000 0.00000000000 0.34700640000 75.20366141056pt 64.22396970387pt)" svg:viewBox="0 0 2 0" svg:d="M1.6248 0.448071C1.6248 0.448071 0.3648 -0.380729 0 0.216071" koffice:nodeTypes="cc"/>
            <draw:path draw:style-name="gr11" draw:id="shape230" draw:name="path3761" draw:layer="" svg:width="1.85760000000pt" svg:height="0.39319539586pt" draw:transform="matrix(0.34700640000 0.00000000000 0.00000000000 0.34700640000 75.28416689536pt 64.63443527983pt)" svg:viewBox="0 0 2 0" svg:d="M1.8576 0.393195C1.8576 0.393195 0.332 -0.469205 0 0.360395" koffice:nodeTypes="cc"/>
            <draw:path draw:style-name="gr11" draw:id="shape231" draw:name="path3763" draw:layer="" svg:width="2.11356800000pt" svg:height="0.40402553007pt" draw:transform="matrix(0.34700640000 0.00000000000 0.00000000000 0.34700640000 75.33024934528pt 65.03361955707pt)" svg:viewBox="0 0 2 0" svg:d="M2.11357 0.404026C2.11357 0.404026 0.443274 -0.396868 0 0.256559" koffice:nodeTypes="cc"/>
            <draw:path draw:style-name="gr11" draw:id="shape232" draw:name="path3765" draw:layer="" svg:width="1.89120000000pt" svg:height="0.43726459368pt" draw:transform="matrix(0.34700640000 0.00000000000 0.00000000000 0.34700640000 75.36467238016pt 65.45917635762pt)" svg:viewBox="0 0 2 0" svg:d="M1.8912 0.437265C1.8912 0.437265 0.3984 -0.524335 0 0.404465" koffice:nodeTypes="cc"/>
            <draw:path draw:style-name="gr11" draw:id="shape233" draw:name="path3767" draw:layer="" svg:width="1.95680000000pt" svg:height="0.36871111111pt" draw:transform="matrix(0.34700640000 0.00000000000 0.00000000000 0.34700640000 75.36467238016pt 65.85134666949pt)" svg:viewBox="0 0 2 0" svg:d="M1.9568 0.368711C1.9568 0.368711 0.4648 -0.460889 0 0.368711" koffice:nodeTypes="cc"/>
            <draw:path draw:style-name="gr11" draw:id="shape234" draw:name="path3769" draw:layer="" svg:width="0.06640000000pt" svg:height="0.66320000000pt" draw:transform="matrix(0.34700640000 0.00000000000 0.00000000000 0.34700640000 76.31991159808pt 66.52034420224pt)" svg:viewBox="0 0 0 1" svg:d="M0 0L0.0664 0.6632" koffice:nodeTypes="cc"/>
            <draw:path draw:style-name="gr11" draw:id="shape235" draw:name="path3771" draw:layer="" svg:width="0.06560000000pt" svg:height="0.56320000000pt" draw:transform="matrix(0.34700640000 0.00000000000 0.00000000000 0.34700640000 76.18194185344pt 66.49730297728pt)" svg:viewBox="0 0 0 1" svg:d="M0.0656 0L0 0.5632" koffice:nodeTypes="cc"/>
            <draw:path draw:style-name="gr11" draw:id="shape236" draw:name="path3773" draw:layer="" svg:width="0.03360000000pt" svg:height="0.56320000000pt" draw:transform="matrix(0.34700640000 0.00000000000 0.00000000000 0.34700640000 76.06673572864pt 66.49730297728pt)" svg:viewBox="0 0 0 1" svg:d="M0 0L0.0336 0.5632" koffice:nodeTypes="cc"/>
            <draw:path draw:style-name="gr11" draw:id="shape237" draw:name="path3775" draw:layer="" svg:width="0.06640000000pt" svg:height="0.39760000000pt" draw:transform="matrix(0.34700640000 0.00000000000 0.00000000000 0.34700640000 75.88268353408pt 66.49730297728pt)" svg:viewBox="0 0 0 0" svg:d="M0 0L0.0664 0.3976" koffice:nodeTypes="cc"/>
            <draw:path draw:style-name="gr11" draw:id="shape238" draw:name="path3777" draw:layer="" svg:width="0.06640000000pt" svg:height="0.53040000000pt" draw:transform="matrix(0.34700640000 0.00000000000 0.00000000000 0.34700640000 75.72139495936pt 66.47426175232pt)" svg:viewBox="0 0 0 1" svg:d="M0 0L0.0664 0.5304" koffice:nodeTypes="cc"/>
            <draw:path draw:style-name="gr11" draw:id="shape239" draw:name="path3779" draw:layer="" svg:width="0.06640000000pt" svg:height="0.59680000000pt" draw:transform="matrix(0.34700640000 0.00000000000 0.00000000000 0.34700640000 75.56038398976pt 66.45122052736pt)" svg:viewBox="0 0 0 1" svg:d="M0 0L0.0664 0.5968" koffice:nodeTypes="cc"/>
            <draw:path draw:style-name="gr11" draw:id="shape240" draw:name="path3781" draw:layer="" svg:width="0.06640000000pt" svg:height="0.46400000000pt" draw:transform="matrix(0.34700640000 0.00000000000 0.00000000000 0.34700640000 75.42241424512pt 66.49730297728pt)" svg:viewBox="0 0 0 0" svg:d="M0 0L0.0664 0.464" koffice:nodeTypes="cc"/>
            <draw:path draw:style-name="gr11" draw:id="shape241" draw:name="path3783" draw:layer="" svg:width="0.06640000000pt" svg:height="0.39760000000pt" draw:transform="matrix(0.34700640000 0.00000000000 0.00000000000 0.34700640000 75.28416689536pt 66.53172601216pt)" svg:viewBox="0 0 0 0" svg:d="M0 0L0.0664 0.3976" koffice:nodeTypes="cc"/>
            <draw:path draw:style-name="gr10" draw:id="shape242" draw:name="path3785" draw:layer="" svg:width="28.56960882759pt" svg:height="42.89925907349pt" draw:transform="matrix(0.34700640000 0.00000000000 0.00000000000 0.34700640000 75.96318901888pt 45.79295791744pt)" svg:viewBox="0 0 29 43" svg:d="M0.329527 42.8993C0.329527 42.8993 7.53704 42.8993 13.0342 42.634C15.8649 42.4686 13.8243 42.5676 16.227 42.1042C16.227 42.1042 20.5712 41.8725 24.2246 29.682C27.8788 17.4907 28.5696 0 28.5696 0L19.4199 11.3954C19.4199 11.3954 18.1026 20.6382 17.8397 22.1948C17.3784 24.8452 15.799 31.1395 14.0545 34.6178C13.0342 36.7049 10.0716 41.7726 0 42.8002L0.329527 42.8993" koffice:nodeTypes="cccccccccc"/>
            <draw:path draw:style-name="gr7" draw:id="shape243" draw:name="path3787" draw:layer="" svg:width="28.56960882759pt" svg:height="42.89925907349pt" draw:transform="matrix(0.34700640000 0.00000000000 0.00000000000 0.34700640000 75.96318901888pt 45.79295791744pt)" svg:viewBox="0 0 29 43" svg:d="M0.329527 42.8993C0.329527 42.8993 7.53704 42.8993 13.0342 42.634C15.8649 42.4686 13.8243 42.5676 16.227 42.1042C16.227 42.1042 20.5712 41.8725 24.2246 29.682C27.8788 17.4907 28.5696 0 28.5696 0L19.4199 11.3954C19.4199 11.3954 18.1026 20.6382 17.8397 22.1948C17.3784 24.8452 15.799 31.1395 14.0545 34.6178C13.0342 36.7049 10.0716 41.7726 0 42.8002" koffice:nodeTypes="ccccccccc"/>
            <draw:path draw:style-name="gr3" draw:id="shape244" draw:name="path3789" draw:layer="" svg:width="23.42429450667pt" svg:height="32.47696418000pt" draw:transform="matrix(0.34700640000 0.00000000000 0.00000000000 0.34700640000 74.52491689216pt 49.75188453376pt)" svg:viewBox="0 0 23 32" svg:d="M4.09479 31.6751C14.1195 30.6386 17.0683 25.5273 18.0839 23.4222C19.8203 19.914 21.3923 13.5656 21.8515 10.8923C22.1131 9.32231 23.4243 0 23.4243 0L21.3923 2.53952L0 32.477L4.09479 31.6751" koffice:nodeTypes="ccccccc"/>
            <draw:path draw:style-name="gr7" draw:id="shape245" draw:name="path3791" draw:layer="" svg:width="23.42429450667pt" svg:height="32.47696418000pt" draw:transform="matrix(0.34700640000 0.00000000000 0.00000000000 0.34700640000 74.52491689216pt 49.75188453376pt)" svg:viewBox="0 0 23 32" svg:d="M4.09479 31.6751C14.1195 30.6386 17.0683 25.5273 18.0839 23.4222C19.8203 19.914 21.3923 13.5656 21.8515 10.8923C22.1131 9.32231 23.4243 0 23.4243 0L21.3923 2.53952L0 32.477L4.09479 31.6751" koffice:nodeTypes="ccccccc"/>
            <draw:path draw:style-name="gr2" draw:id="shape246" draw:name="path3793" draw:layer="" svg:width="43.35272037209pt" svg:height="52.53382960302pt" draw:transform="matrix(0.34700640000 0.00000000000 0.00000000000 0.34700640000 75.84798289408pt 39.58987151104pt)" svg:viewBox="0 0 43 53" svg:d="M0.800061 52.5338L43.3527 0.891254L42.2209 0L0 50.9488L0.800061 52.5338" koffice:nodeTypes="ccccc"/>
            <draw:path draw:style-name="gr7" draw:id="shape247" draw:name="path3795" draw:layer="" svg:width="43.35272037209pt" svg:height="52.53382960302pt" draw:transform="matrix(0.34700640000 0.00000000000 0.00000000000 0.34700640000 75.84798289408pt 39.58987151104pt)" svg:viewBox="0 0 43 53" svg:d="M0.800061 52.5338L43.3527 0.891254L42.2209 0L0 50.9488" koffice:nodeTypes="cccc"/>
            <draw:path draw:style-name="gr2" draw:id="shape248" draw:name="path3797" draw:layer="" svg:width="11.03663055120pt" svg:height="12.89115781333pt" draw:transform="matrix(0.34700640000 0.00000000000 0.00000000000 0.34700640000 90.21769138429pt 35.60762606464pt)" svg:viewBox="0 0 11 13" svg:d="M11.0366 0L4.06104 6.32493C4.06104 6.32493 4.29343 7.14996 3.82786 7.63171C3.36309 8.11263 2.89831 7.73453 2.56576 7.87217L1.8686 8.93766C1.8686 8.93766 1.30367 8.45674 0.838893 9.55622C0.572851 10.1756 0.705872 10.7254 0.705872 10.7254L0.140934 11.3439C0.140934 11.3439 -0.423203 12.2718 0.705872 12.8912C0.705872 12.8912 0.938258 11.688 1.40383 11.5844C1.8686 11.4467 2.10099 10.2436 2.10099 10.2436L2.89831 9.90033C2.89831 9.90033 2.69878 9.17812 3.03133 9.17812C3.36309 9.17812 4.29343 9.41858 4.19407 8.11263C4.12756 7.52806 5.09076 7.49407 5.09076 7.49407L11.0366 0" koffice:nodeTypes="cccccccccccccccc"/>
            <draw:path draw:style-name="gr7" draw:id="shape249" draw:name="path3799" draw:layer="" svg:width="11.03663055120pt" svg:height="12.89115781333pt" draw:transform="matrix(0.34700640000 0.00000000000 0.00000000000 0.34700640000 90.21769138429pt 35.60762606464pt)" svg:viewBox="0 0 11 13" svg:d="M11.0366 0L4.06104 6.32493C4.06104 6.32493 4.29343 7.14996 3.82786 7.63171C3.36309 8.11263 2.89831 7.73453 2.56576 7.87217L1.8686 8.93766C1.8686 8.93766 1.30367 8.45674 0.838893 9.55622C0.572851 10.1756 0.705872 10.7254 0.705872 10.7254L0.140934 11.3439C0.140934 11.3439 -0.423203 12.2718 0.705872 12.8912C0.705872 12.8912 0.938258 11.688 1.40383 11.5844C1.8686 11.4467 2.10099 10.2436 2.10099 10.2436L2.89831 9.90033C2.89831 9.90033 2.69878 9.17812 3.03133 9.17812C3.36309 9.17812 4.29343 9.41858 4.19407 8.11263C4.12756 7.52806 5.09076 7.49407 5.09076 7.49407L11.0366 0" koffice:nodeTypes="cccccccccccccccc"/>
            <draw:path draw:style-name="gr2" draw:id="shape250" draw:name="path3801" draw:layer="" svg:width="10.63703449600pt" svg:height="13.26857299692pt" draw:transform="matrix(0.34700640000 0.00000000000 0.00000000000 0.34700640000 90.46222683136pt 35.60762606464pt)" svg:viewBox="0 0 11 13" svg:d="M0 12.5654L1.26568 13.2686L2.22361 12.1629C2.22361 12.1629 3.28303 12.3973 3.69392 11.6942C4.20712 10.8229 3.7624 10.4875 3.93319 10.287C4.27561 9.95163 4.41175 9.71725 4.41175 9.71725C4.58336 9.34789 4.34326 8.9462 4.51488 8.64474C4.82264 8.07494 5.67743 8.51138 5.67743 8.51138L10.637 0L4.54871 7.37179C4.07016 7.30471 3.45464 7.43887 3.45464 8.47744C3.45464 8.9462 3.00992 8.9462 2.39441 8.9462C2.1543 8.9462 2.35975 9.28162 2.25744 9.65017C2.1543 10.1189 1.23103 9.41497 1.09407 11.0573C1.02641 11.7273 0.307758 10.9231 0 12.5654Z" koffice:nodeTypes="ccccccccccccccc"/>
            <draw:path draw:style-name="gr7" draw:id="shape251" draw:name="path3803" draw:layer="" svg:width="10.63703449600pt" svg:height="13.26857299692pt" draw:transform="matrix(0.34700640000 0.00000000000 0.00000000000 0.34700640000 90.46222683136pt 35.60762606464pt)" svg:viewBox="0 0 11 13" svg:d="M0 12.5654L1.26568 13.2686L2.22361 12.1629C2.22361 12.1629 3.28303 12.3973 3.69392 11.6942C4.20712 10.8229 3.7624 10.4875 3.93319 10.287C4.27561 9.95163 4.41175 9.71725 4.41175 9.71725C4.58336 9.34789 4.34326 8.9462 4.51488 8.64474C4.82264 8.07494 5.67743 8.51138 5.67743 8.51138L10.637 0L4.54871 7.37179C4.07016 7.30471 3.45464 7.43887 3.45464 8.47744C3.45464 8.9462 3.00992 8.9462 2.39441 8.9462C2.1543 8.9462 2.35975 9.28162 2.25744 9.65017C2.1543 10.1189 1.23103 9.41497 1.09407 11.0573C1.02641 11.7273 0.307758 10.9231 0 12.5654Z" koffice:nodeTypes="ccccccccccccccc"/>
            <draw:path draw:style-name="gr7" draw:id="shape252" draw:name="path3805" draw:layer="" svg:width="1.66348800000pt" svg:height="1.54457888000pt" draw:transform="matrix(0.34700640000 0.00000000000 0.00000000000 0.34700640000 91.68202372864pt 37.84040404480pt)" svg:viewBox="0 0 2 2" svg:d="M1.66349 1.54458L0 0" koffice:nodeTypes="cc"/>
            <draw:path draw:style-name="gr7" draw:id="shape253" draw:name="path3807" draw:layer="" svg:width="2.77159968000pt" svg:height="1.60276608000pt" draw:transform="matrix(0.34700640000 0.00000000000 0.00000000000 0.34700640000 91.10654831488pt 38.24320907392pt)" svg:viewBox="0 0 3 2" svg:d="M2.7716 1.60277C2.7716 1.60277 1.48327 1.27691 0 0" koffice:nodeTypes="cc"/>
            <draw:path draw:style-name="gr7" draw:id="shape254" draw:name="path3809" draw:layer="" svg:width="2.34578261333pt" svg:height="1.23091338213pt" draw:transform="matrix(0.34700640000 0.00000000000 0.00000000000 0.34700640000 90.86503186048pt 38.59993165312pt)" svg:viewBox="0 0 2 1" svg:d="M2.34578 1.22321C2.34578 1.22321 1.49547 1.40522 0 0" koffice:nodeTypes="cc"/>
            <draw:path draw:style-name="gr7" draw:id="shape255" draw:name="path3811" draw:layer="" svg:width="2.32416800000pt" svg:height="1.43007872000pt" draw:transform="matrix(0.34700640000 0.00000000000 0.00000000000 0.34700640000 90.46222683136pt 39.19844829184pt)" svg:viewBox="0 0 2 1" svg:d="M2.32417 1.43008C2.32417 1.43008 0.143158 0.729245 0 0" koffice:nodeTypes="cc"/>
            <draw:path draw:style-name="gr7" draw:id="shape256" draw:name="path3813" draw:layer="" svg:width="2.96967701333pt" svg:height="3.26886400000pt" draw:transform="matrix(0.34700640000 0.00000000000 0.00000000000 0.34700640000 90.77286696064pt 38.84144810752pt)" svg:viewBox="0 0 3 3" svg:d="M2.96968 0L2.44196 0.629907C2.44196 0.629907 2.67279 1.19979 2.11165 1.70964C1.51787 2.24915 1.48444 2.24915 0.956728 2.33883L0 3.26886" koffice:nodeTypes="ccccc"/>
            <draw:path draw:style-name="gr2" draw:id="shape257" draw:name="path3815" draw:layer="" svg:width="2.09449237305pt" svg:height="23.70154623727pt" draw:transform="matrix(0.34700640000 0.00000000000 0.00000000000 0.34700640000 90.23862158412pt 39.92355286528pt)" svg:viewBox="0 0 2 24" svg:d="M0.538423 0C0.538423 0 0.732274 5.0838 0.704867 7.87827C0.621311 13.9382 0.787755 15.0151 0.538423 17.3385C0.511017 17.574 -0.265054 22.9275 0.0952406 23.2645C0.843233 23.971 1.45286 23.7355 2.03441 23.163C2.22893 22.9275 1.89604 18.7865 1.81315 17.9444C1.7296 16.9008 1.56382 0.706535 1.56382 0.706535C1.56382 0.706535 1.45286 0.673238 0.538423 0Z" koffice:nodeTypes="cccccccc"/>
            <draw:path draw:style-name="gr7" draw:id="shape258" draw:name="path3817" draw:layer="" svg:width="2.09449237305pt" svg:height="23.70154623727pt" draw:transform="matrix(0.34700640000 0.00000000000 0.00000000000 0.34700640000 90.23862158412pt 39.92355286528pt)" svg:viewBox="0 0 2 24" svg:d="M0.538423 0C0.538423 0 0.732274 5.0838 0.704867 7.87827C0.621311 13.9382 0.787755 15.0151 0.538423 17.3385C0.511017 17.574 -0.265054 22.9275 0.0952406 23.2645C0.843233 23.971 1.45286 23.7355 2.03441 23.163C2.22893 22.9275 1.89604 18.7865 1.81315 17.9444C1.7296 16.9008 1.56382 0.706535 1.56382 0.706535C1.56382 0.706535 1.45286 0.673238 0.538423 0Z" koffice:nodeTypes="cccccccc"/>
            <draw:path draw:style-name="gr7" draw:id="shape259" draw:name="path3819" draw:layer="" svg:width="1.34745664000pt" svg:height="0.32985875643pt" draw:transform="matrix(0.34700640000 0.00000000000 0.00000000000 0.34700640000 90.54273231616pt 44.90684237440pt)" svg:viewBox="0 0 1 0" svg:d="M0 0C0 0 0.693694 0.437872 1.34746 0.304626" koffice:nodeTypes="cc"/>
            <draw:path draw:style-name="gr7" draw:id="shape260" draw:name="path3821" draw:layer="" svg:width="1.19771136000pt" svg:height="0.38497154151pt" draw:transform="matrix(0.34700640000 0.00000000000 0.00000000000 0.34700640000 90.53135050624pt 43.30700406784pt)" svg:viewBox="0 0 1 0" svg:d="M0 0C0 0 0.871142 0.617483 1.19771 0.28839" koffice:nodeTypes="cc"/>
            <draw:path draw:style-name="gr7" draw:id="shape261" draw:name="path3823" draw:layer="" svg:width="1.19771136000pt" svg:height="0.33179734653pt" draw:transform="matrix(0.34700640000 0.00000000000 0.00000000000 0.34700640000 90.53135050624pt 42.73152865408pt)" svg:viewBox="0 0 1 0" svg:d="M0 0C0 0 0.798474 0.477865 1.19771 0.286627" koffice:nodeTypes="cc"/>
            <draw:path draw:style-name="gr7" draw:id="shape262" draw:name="path3825" draw:layer="" svg:width="1.19596096000pt" svg:height="0.38899983828pt" draw:transform="matrix(0.34700640000 0.00000000000 0.00000000000 0.34700640000 90.55439173120pt 43.84805644672pt)" svg:viewBox="0 0 1 0" svg:d="M0 0C0 0 0.906376 0.599748 1.19596 0.309853" koffice:nodeTypes="cc"/>
            <draw:path draw:style-name="gr7" draw:id="shape263" draw:name="path3827" draw:layer="" svg:width="1.50405696000pt" svg:height="0.54984847882pt" draw:transform="matrix(0.34700640000 0.00000000000 0.00000000000 0.34700640000 90.53135050624pt 44.35440818560pt)" svg:viewBox="0 0 2 1" svg:d="M0 0C0 0 0.894781 0.76228 1.50406 0.491775" koffice:nodeTypes="cc"/>
            <draw:path draw:style-name="gr7" draw:id="shape264" draw:name="path3829" draw:layer="" svg:width="1.19771136000pt" svg:height="0.38989963646pt" draw:transform="matrix(0.34700640000 0.00000000000 0.00000000000 0.34700640000 90.53135050624pt 41.64970150144pt)" svg:viewBox="0 0 1 0" svg:d="M0 0C0 0 0.834371 0.600941 1.19771 0.310711" koffice:nodeTypes="cc"/>
            <draw:path draw:style-name="gr7" draw:id="shape265" draw:name="path3831" draw:layer="" svg:width="1.27057984000pt" svg:height="0.43256660551pt" draw:transform="matrix(0.34700640000 0.00000000000 0.00000000000 0.34700640000 90.48526805632pt 40.37244034432pt)" svg:viewBox="0 0 1 0" svg:d="M1.27058 0.392514C0.597867 0.588771 0 0 0 0" koffice:nodeTypes="cc"/>
            <draw:path draw:style-name="gr2" draw:id="shape266" draw:name="path3833" draw:layer="" svg:width="1.72170248658pt" svg:height="3.08654034493pt" draw:transform="matrix(0.34700640000 0.00000000000 0.00000000000 0.34700640000 90.42770567645pt 45.19444127872pt)" svg:viewBox="0 0 2 3" svg:d="M1.44618 0.0673509C1.44618 0.0673509 1.87669 2.52282 1.66143 2.75895C1.415 2.99428 1.415 2.99428 1.415 2.99428C1.32296 3.26287 0.0923022 2.85957 0.0923022 2.85957C-0.154128 2.62425 0.153909 0.672698 0.307556 0L1.44618 0.0673509" koffice:nodeTypes="cccccc"/>
            <draw:path draw:style-name="gr7" draw:id="shape267" draw:name="path3835" draw:layer="" svg:width="1.72170248658pt" svg:height="3.08654034493pt" draw:transform="matrix(0.34700640000 0.00000000000 0.00000000000 0.34700640000 90.42770567645pt 45.19444127872pt)" svg:viewBox="0 0 2 3" svg:d="M1.44618 0.0673509C1.44618 0.0673509 1.87669 2.52282 1.66143 2.75895C1.415 2.99428 1.415 2.99428 1.415 2.99428C1.32296 3.26287 0.0923022 2.85957 0.0923022 2.85957C-0.154128 2.62425 0.153909 0.672698 0.307556 0" koffice:nodeTypes="ccccc"/>
            <draw:path draw:style-name="gr2" draw:id="shape268" draw:name="path3837" draw:layer="" svg:width="1.74836250887pt" svg:height="2.57278503673pt" draw:transform="matrix(0.34700640000 0.00000000000 0.00000000000 0.34700640000 90.42599535096pt 45.28631800601pt)" svg:viewBox="0 0 2 3" svg:d="M0.252454 0.12375C0.0669552 -0.614138 -0.119293 2.18109 0.0976221 2.36557C0.0976221 2.36557 1.33777 2.73377 1.43052 2.48855C1.43052 2.48855 1.43052 2.48855 1.67885 2.2737C1.80302 2.15072 1.74094 1.53655 1.64744 0.952763C1.64744 0.952763 1.67885 1.26022 1.33777 1.29059C1.02811 1.35208 0.438702 0.921647 0.252454 0.12375Z" koffice:nodeTypes="ccccccc"/>
            <draw:path draw:style-name="gr7" draw:id="shape269" draw:name="path3839" draw:layer="" svg:width="1.74836250887pt" svg:height="2.57278503673pt" draw:transform="matrix(0.34700640000 0.00000000000 0.00000000000 0.34700640000 90.42599535096pt 45.28631800601pt)" svg:viewBox="0 0 2 3" svg:d="M0.252454 0.12375C0.0669552 -0.614138 -0.119293 2.18109 0.0976221 2.36557C0.0976221 2.36557 1.33777 2.73377 1.43052 2.48855C1.43052 2.48855 1.43052 2.48855 1.67885 2.2737C1.80302 2.15072 1.74094 1.53655 1.64744 0.952763C1.64744 0.952763 1.67885 1.26022 1.33777 1.29059C1.02811 1.35208 0.438702 0.921647 0.252454 0.12375Z" koffice:nodeTypes="ccccccc"/>
            <draw:path draw:style-name="gr2" draw:id="shape270" draw:name="path3841" draw:layer="" svg:width="3.08686966600pt" svg:height="4.50487535548pt" draw:transform="matrix(0.34700640000 0.00000000000 0.00000000000 0.34700640000 90.25030643204pt 46.55248552576pt)" svg:viewBox="0 0 3 5" svg:d="M0.305507 0C0.0172817 1.72514 -0.147702 3.80092 0.182266 4.04797C1.29442 4.78659 2.20084 4.54039 3.02476 3.94185C3.18975 3.83658 2.98302 2.56904 2.90053 1.30235C2.90053 1.30235 2.65405 2.3933 2.20084 2.46376C1.78937 2.49857 1.17118 1.75995 1.04694 1.54855C0.758717 0.738619 0.305507 0 0.305507 0Z" koffice:nodeTypes="ccccccc"/>
            <draw:path draw:style-name="gr7" draw:id="shape271" draw:name="path3843" draw:layer="" svg:width="3.08686966600pt" svg:height="4.50487535548pt" draw:transform="matrix(0.34700640000 0.00000000000 0.00000000000 0.34700640000 90.25030643204pt 46.55248552576pt)" svg:viewBox="0 0 3 5" svg:d="M0.305507 0C0.0172817 1.72514 -0.147702 3.80092 0.182266 4.04797C1.29442 4.78659 2.20084 4.54039 3.02476 3.94185C3.18975 3.83658 2.98302 2.56904 2.90053 1.30235C2.90053 1.30235 2.65405 2.3933 2.20084 2.46376C1.78937 2.49857 1.17118 1.75995 1.04694 1.54855C0.758717 0.738619 0.305507 0 0.305507 0Z" koffice:nodeTypes="ccccccc"/>
            <draw:path draw:style-name="gr7" draw:id="shape272" draw:name="path3845" draw:layer="" svg:width="1.19771136000pt" svg:height="0.40476475389pt" draw:transform="matrix(0.34700640000 0.00000000000 0.00000000000 0.34700640000 90.53135050624pt 42.11024839552pt)" svg:viewBox="0 0 1 0" svg:d="M0 0C0 0 0.68991 0.632648 1.19771 0.31607" koffice:nodeTypes="cc"/>
            <draw:path draw:style-name="gr7" draw:id="shape273" draw:name="path3847" draw:layer="" svg:width="1.19771136000pt" svg:height="0.40677100737pt" draw:transform="matrix(0.34700640000 0.00000000000 0.00000000000 0.34700640000 90.50830928128pt 40.99372060288pt)" svg:viewBox="0 0 1 0" svg:d="M0 0C0 0 0.762578 0.571456 1.19771 0.359711" koffice:nodeTypes="cc"/>
            <draw:path draw:style-name="gr7" draw:id="shape274" draw:name="path3849" draw:layer="" svg:width="2.17226261333pt" svg:height="3.89351824000pt" draw:transform="matrix(0.34700640000 0.00000000000 0.00000000000 0.34700640000 90.30121586176pt 38.36979700864pt)" svg:viewBox="0 0 2 4" svg:d="M2.17226 0L1.60792 0.916354C1.60792 0.916354 1.07218 0.785334 0.818257 1.53752C0.564339 2.29049 0.59225 2.25734 0.677343 2.78142L0 3.89352" koffice:nodeTypes="ccccc"/>
            <draw:path draw:style-name="gr6" draw:id="shape275" draw:name="path3851" draw:layer="" svg:width="51.26270818162pt" svg:height="66.72508259343pt" draw:transform="matrix(0.34700640000 0.00000000000 0.00000000000 0.34700640000 65.08931846132pt 38.40422004352pt)" svg:viewBox="0 0 51 67" svg:d="M25.6151 1.35721C25.6151 1.35721 32.1339 4.60093 36.0189 4.36941C41.6823 4.03809 46.3251 3.77304 49.7493 0C49.7493 0 52.1529 5.62682 50.9019 24.5918C50.1775 35.5804 43.3615 46.933 40.9579 50.6725C38.884 53.8835 31.8377 62.3565 25.6476 66.7251L25.6151 66.7251C19.425 62.3565 12.3787 53.8835 10.3048 50.6725C7.90121 46.933 1.08525 35.5804 0.36084 24.5918C-0.890196 5.62682 1.51339 0 1.51339 0C4.93765 3.77304 9.58038 4.03809 15.2104 4.36941C19.0954 4.60093 25.6151 1.35721 25.6151 1.35721Z" koffice:nodeTypes="cccccccccccc"/>
            <draw:path draw:style-name="gr12" draw:id="shape276" draw:name="path3853" draw:layer="" svg:width="51.26270818162pt" svg:height="66.72508259343pt" draw:transform="matrix(0.34700640000 0.00000000000 0.00000000000 0.34700640000 65.08931846132pt 38.40422004352pt)" svg:viewBox="0 0 51 67" svg:d="M25.6151 1.35721C25.6151 1.35721 32.1339 4.60093 36.0189 4.36941C41.6823 4.03809 46.3251 3.77304 49.7493 0C49.7493 0 52.1529 5.62682 50.9019 24.5918C50.1775 35.5804 43.3615 46.933 40.9579 50.6725C38.884 53.8835 31.8377 62.3565 25.6476 66.7251L25.6151 66.7251C19.425 62.3565 12.3787 53.8835 10.3048 50.6725C7.90121 46.933 1.08525 35.5804 0.36084 24.5918C-0.890196 5.62682 1.51339 0 1.51339 0C4.93765 3.77304 9.58038 4.03809 15.2104 4.36941C19.0954 4.60093 25.6151 1.35721 25.6151 1.35721Z" koffice:nodeTypes="cccccccccccc"/>
            <draw:path draw:style-name="gr13" draw:id="shape277" draw:name="path3855" draw:layer="" svg:width="48.49570424163pt" svg:height="16.69894479059pt" draw:transform="matrix(0.34700640000 0.00000000000 0.00000000000 0.34700640000 65.61823422208pt 45.95396888704pt)" svg:viewBox="0 0 48 17" svg:d="M44.7344 16.6989C46.4829 12.5569 47.968 7.79089 48.2975 3.12317C48.3636 2.03851 48.4296 0.986349 48.4957 0L48.4957 0L0 0L0.0334267 0C0.0660574 0.986349 0.132115 2.03851 0.198172 3.12317C0.527664 7.79089 2.01276 12.5569 3.7605 16.6656L3.7605 16.6656L44.7344 16.6989" koffice:nodeTypes="cccccccccc"/>
            <draw:path draw:style-name="gr12" draw:id="shape278" draw:name="path3857" draw:layer="" svg:width="48.49570424163pt" svg:height="16.69894479059pt" draw:transform="matrix(0.34700640000 0.00000000000 0.00000000000 0.34700640000 65.61823422208pt 45.95396888704pt)" svg:viewBox="0 0 48 17" svg:d="M44.7344 16.6989C46.4829 12.5569 47.968 7.79089 48.2975 3.12317C48.3636 2.03851 48.4296 0.986349 48.4957 0L48.4957 0L0 0L0.0334267 0C0.0660574 0.986349 0.132115 2.03851 0.198172 3.12317C0.527664 7.79089 2.01276 12.5569 3.7605 16.6656L3.7605 16.6656L44.7344 16.6989" koffice:nodeTypes="cccccccccc"/>
            <draw:path draw:style-name="gr3" draw:id="shape279" draw:name="path3859" draw:layer="" svg:width="15.13042841600pt" svg:height="15.13329654887pt" draw:transform="matrix(0.34700640000 0.00000000000 0.00000000000 0.34700640000 72.08645781395pt 46.29936656107pt)" svg:viewBox="0 0 15 15" svg:d="M3.46048 5.12969C3.46048 5.12969 1.06212 6.62911 0.229722 4.89666C-0.569732 3.16421 0.929546 1.99907 1.49519 1.43176C2.09458 0.86606 4.52588 -0.200248 5.65878 0.0327807C6.82462 0.266613 9.02211 0.499642 10.1879 2.93118C11.3538 5.36352 11.9194 7.22855 12.2528 9.06064C12.6192 10.9264 13.7513 12.0924 14.3507 12.5255C14.5845 12.7256 15.3832 13.358 15.0505 14.0916C14.5508 15.1571 14.3507 15.3235 12.9527 14.957C11.5538 14.6244 9.48812 13.9245 8.22266 12.192C6.95719 10.4604 4.85932 10.56 4.52588 10.56C3.46048 10.56 2.66103 10.4604 1.06212 11.3925C1.06212 11.3925 0.829112 9.99356 1.62857 9.42706C2.42802 8.82761 3.36005 6.7625 3.46048 5.12969Z" koffice:nodeTypes="cccccccccccccc"/>
            <draw:path draw:style-name="gr11" draw:id="shape280" draw:name="path3861" draw:layer="" svg:width="15.13042841600pt" svg:height="15.13329654887pt" draw:transform="matrix(0.34700640000 0.00000000000 0.00000000000 0.34700640000 72.08645781395pt 46.29936656107pt)" svg:viewBox="0 0 15 15" svg:d="M3.46048 5.12969C3.46048 5.12969 1.06212 6.62911 0.229722 4.89666C-0.569732 3.16421 0.929546 1.99907 1.49519 1.43176C2.09458 0.86606 4.52588 -0.200248 5.65878 0.0327807C6.82462 0.266613 9.02211 0.499642 10.1879 2.93118C11.3538 5.36352 11.9194 7.22855 12.2528 9.06064C12.6192 10.9264 13.7513 12.0924 14.3507 12.5255C14.5845 12.7256 15.3832 13.358 15.0505 14.0916C14.5508 15.1571 14.3507 15.3235 12.9527 14.957C11.5538 14.6244 9.48812 13.9245 8.22266 12.192C6.95719 10.4604 4.85932 10.56 4.52588 10.56C3.46048 10.56 2.66103 10.4604 1.06212 11.3925C1.06212 11.3925 0.829112 9.99356 1.62857 9.42706C2.42802 8.82761 3.36005 6.7625 3.46048 5.12969Z" koffice:nodeTypes="cccccccccccccc"/>
            <draw:path draw:style-name="gr3" draw:id="shape281" draw:name="path3863" draw:layer="" svg:width="7.26159945143pt" svg:height="2.35264739903pt" draw:transform="matrix(0.34700640000 0.00000000000 0.00000000000 0.34700640000 72.45342748672pt 49.94652820285pt)" svg:viewBox="0 0 7 2" svg:d="M7.2616 1.44158C5.97827 -0.0851221 3.8508 0.00272538 3.51265 0.00272538C2.43221 0.00272538 1.62147 -0.0851221 0 0.736677C0 0.736677 0.169481 1.11853 0.405776 1.38278C0.642071 1.64774 1.75673 2.35265 3.54687 2.35265C5.37042 2.35265 7.2616 1.44158 7.2616 1.44158Z" koffice:nodeTypes="cccccc"/>
            <draw:path draw:style-name="gr11" draw:id="shape282" draw:name="path3865" draw:layer="" svg:width="7.26159945143pt" svg:height="2.35264739903pt" draw:transform="matrix(0.34700640000 0.00000000000 0.00000000000 0.34700640000 72.45342748672pt 49.94652820285pt)" svg:viewBox="0 0 7 2" svg:d="M7.2616 1.44158C5.97827 -0.0851221 3.8508 0.00272538 3.51265 0.00272538C2.43221 0.00272538 1.62147 -0.0851221 0 0.736677C0 0.736677 0.169481 1.11853 0.405776 1.38278C0.642071 1.64774 1.75673 2.35265 3.54687 2.35265C5.37042 2.35265 7.2616 1.44158 7.2616 1.44158Z" koffice:nodeTypes="cccccc"/>
            <draw:path draw:style-name="gr3" draw:id="shape283" draw:name="path3867" draw:layer="" svg:width="5.01441036800pt" svg:height="1.52752031477pt" draw:transform="matrix(0.34700640000 0.00000000000 0.00000000000 0.34700640000 73.28207876992pt 47.46502042753pt)" svg:viewBox="0 0 5 2" svg:d="M0 1.52752C0.29883 1.32477 0.829993 0.310303 1.62714 0.10755C2.42429 -0.0665369 4.28376 -0.182595 5.01441 1.03532L0 1.52752" koffice:nodeTypes="cccc"/>
            <draw:path draw:style-name="gr11" draw:id="shape284" draw:name="path3869" draw:layer="" svg:width="5.01441036800pt" svg:height="1.52752031477pt" draw:transform="matrix(0.34700640000 0.00000000000 0.00000000000 0.34700640000 73.28207876992pt 47.46502042753pt)" svg:viewBox="0 0 5 2" svg:d="M0 1.52752C0.29883 1.32477 0.829993 0.310303 1.62714 0.10755C2.42429 -0.0665369 4.28376 -0.182595 5.01441 1.03532" koffice:nodeTypes="ccc"/>
            <draw:path draw:style-name="gr3" draw:id="shape285" draw:name="path3871" draw:layer="" svg:width="12.54525701333pt" svg:height="1.91453312000pt" draw:transform="matrix(0.34700640000 0.00000000000 0.00000000000 0.34700640000 72.51116935168pt 49.67137904896pt)" svg:viewBox="0 0 13 2" svg:d="M1.16241e-14 0.389012C1.16241e-14 0.389012 1.76273 0 3.22036 0C3.83139 0 6.13644 0.35692 7.69631 0.681749C9.05251 0.940829 10.0701 1.91453 12.5453 1.91453L0 0.389012" koffice:nodeTypes="ccccc"/>
            <draw:path draw:style-name="gr11" draw:id="shape286" draw:name="path3873" draw:layer="" svg:width="12.54525701333pt" svg:height="1.91453312000pt" draw:transform="matrix(0.34700640000 0.00000000000 0.00000000000 0.34700640000 72.51116935168pt 49.67137904896pt)" svg:viewBox="0 0 13 2" svg:d="M0 0.389012C0 0.389012 1.76273 0 3.22036 0C3.83139 0 6.13644 0.35692 7.69631 0.681749C9.05251 0.940829 10.0701 1.91453 12.5453 1.91453" koffice:nodeTypes="cccc"/>
            <draw:path draw:style-name="gr3" draw:id="shape287" draw:name="path3875" draw:layer="" svg:width="3.21680000000pt" svg:height="0.46400000000pt" draw:transform="matrix(0.34700640000 0.00000000000 0.00000000000 0.34700640000 72.72964458112pt 49.51036807936pt)" svg:viewBox="0 0 3 0" svg:d="M0 0C0.4648 0.0656 0.9288 0.132 1.592 0.0656C2.2216 0 2.6864 0.3312 3.2168 0.464L0 0" koffice:nodeTypes="cccc"/>
            <draw:path draw:style-name="gr11" draw:id="shape288" draw:name="path3877" draw:layer="" svg:width="3.21680000000pt" svg:height="0.46400000000pt" draw:transform="matrix(0.34700640000 0.00000000000 0.00000000000 0.34700640000 72.72964458112pt 49.51036807936pt)" svg:viewBox="0 0 3 0" svg:d="M0 0C0.4648 0.0656 0.9288 0.132 1.592 0.0656C2.2216 0 2.6864 0.3312 3.2168 0.464" koffice:nodeTypes="ccc"/>
            <draw:path draw:style-name="gr2" draw:id="shape289" draw:name="path3879" draw:layer="" svg:width="1.42468096000pt" svg:height="5.42298636800pt" draw:transform="matrix(0.34700640000 0.00000000000 0.00000000000 0.34700640000 73.89197721856pt 49.94759614336pt)" svg:viewBox="0 0 1 5" svg:d="M0 0C0 0 0.633085 0.0691516 1.42468 0.310766L1.42468 5.42299L0 5.42299L0 0" koffice:nodeTypes="ccccc"/>
            <draw:path draw:style-name="gr11" draw:id="shape290" draw:name="path3881" draw:layer="" svg:width="1.42468096000pt" svg:height="5.42298636800pt" draw:transform="matrix(0.34700640000 0.00000000000 0.00000000000 0.34700640000 73.89197721856pt 49.94759614336pt)" svg:viewBox="0 0 1 5" svg:d="M0 0C0 0 0.633085 0.0691516 1.42468 0.310766L1.42468 5.42299L0 5.42299L0 0" koffice:nodeTypes="ccccc"/>
            <draw:path draw:style-name="gr10" draw:id="shape291" draw:name="path3883" draw:layer="" svg:width="49.35640780617pt" svg:height="17.62121400889pt" draw:transform="matrix(0.34700640000 0.00000000000 0.00000000000 0.34700640000 65.54360650010pt 39.14098403200pt)" svg:viewBox="0 0 49 18" svg:d="M0.215842 17.5888L49.2067 17.5888L49.2396 17.6212C49.7727 4.39699 48.3082 0 48.3082 0C45.8449 2.62474 39.2555 3.70756 34.7953 3.41232C27.8061 2.98568 24.678 0.656185 24.678 0.656185C24.678 0.656185 19.553 3.70756 14.3944 3.47802C8.9691 3.24847 3.34395 3.24847 0.948091 0.163848C0.948091 0.163848 -0.449765 3.80651 0.149201 17.6212L0.215842 17.5888" koffice:nodeTypes="cccccccccc"/>
            <draw:path draw:style-name="gr11" draw:id="shape292" draw:name="path3885" draw:layer="" svg:width="49.35640780617pt" svg:height="17.62121400889pt" draw:transform="matrix(0.34700640000 0.00000000000 0.00000000000 0.34700640000 65.54360650010pt 39.14098403200pt)" svg:viewBox="0 0 49 18" svg:d="M0.215842 17.5888L49.2067 17.5888L49.2396 17.6212C49.7727 4.39699 48.3082 0 48.3082 0C45.8449 2.62474 39.2555 3.70756 34.7953 3.41232C27.8061 2.98568 24.678 0.656185 24.678 0.656185C24.678 0.656185 19.553 3.70756 14.3944 3.47802C8.9691 3.24847 3.34395 3.24847 0.948091 0.163848C0.948091 0.163848 -0.449765 3.80651 0.149201 17.6212L0.215842 17.5888" koffice:nodeTypes="cccccccccc"/>
            <draw:path draw:style-name="gr2" draw:id="shape293" draw:name="path3887" draw:layer="" svg:width="4.11723900132pt" svg:height="5.22894477727pt" draw:transform="matrix(0.34700640000 0.00000000000 0.00000000000 0.34700640000 76.58842944161pt 42.00794377681pt)" svg:viewBox="0 0 4 5" svg:d="M3.75686 5.22894C4.16106 4.57846 4.29498 2.93767 3.79014 1.94663C2.88192 0.181872 2.20907 0.151252 2.20907 0.151252C1.97369 0.0578985 1.73832 -0.251289 0.762725 0.429819C0.190519 0.800993 -0.246954 1.88464 0.157242 3.95933C0.358529 4.88839 1.36821 5.10497 1.36821 5.10497L3.75686 5.22894" koffice:nodeTypes="ccccccc"/>
            <draw:path draw:style-name="gr11" draw:id="shape294" draw:name="path3889" draw:layer="" svg:width="4.11723900132pt" svg:height="5.22894477727pt" draw:transform="matrix(0.34700640000 0.00000000000 0.00000000000 0.34700640000 76.58842944161pt 42.00794377681pt)" svg:viewBox="0 0 4 5" svg:d="M3.75686 5.22894C4.16106 4.57846 4.29498 2.93767 3.79014 1.94663C2.88192 0.181872 2.20907 0.151252 2.20907 0.151252C1.97369 0.0578985 1.73832 -0.251289 0.762725 0.429819C0.190519 0.800993 -0.246954 1.88464 0.157242 3.95933C0.358529 4.88839 1.36821 5.10497 1.36821 5.10497L3.75686 5.22894" koffice:nodeTypes="ccccccc"/>
            <draw:path draw:style-name="gr2" draw:id="shape295" draw:name="path3891" draw:layer="" svg:width="14.53664772170pt" svg:height="8.47125981773pt" draw:transform="matrix(0.34700640000 0.00000000000 0.00000000000 0.34700640000 76.47973684945pt 41.10892672768pt)" svg:viewBox="0 0 15 8" svg:d="M2.45185 2.83272C2.22346 2.72982 1.99507 2.389 1.04844 3.13978C0.493218 3.54893 0.0687303 4.74343 0.460929 7.03035C0.656241 8.05444 1.63595 8.29318 1.63595 8.29318C0.983073 8.2586 0.362485 8.12277 0.23254 7.40574C-0.943268 1.29658 2.74561 1.84238 2.28883 1.84238C2.77868 1.84238 3.36619 2.11569 3.36619 2.11569C3.43156 1.84238 3.52922 1.33116 4.11673 1.26283C4.50893 1.22825 4.7696 1.36491 4.7696 1.36491C4.67195 0.92119 5.1618 0.682454 5.45556 0.580374C5.81468 0.443719 6.43448 1.05785 6.43448 1.05785C6.36911 0.81911 6.36911 0.170408 6.85897 0.170408C7.44648 0.135832 7.70794 0.545799 7.70794 0.545799C7.77331 0.273311 7.83868 0.170408 8.1978 0.0337523C8.55692 -0.102903 9.30745 0.648702 9.30745 0.648702C9.30745 0.340815 9.37282 0 9.79731 0C10.2218 0 10.8416 0.648702 10.8416 0.648702C10.8416 0.648702 10.9723 0.238735 11.4622 0.273311C11.952 0.273311 12.2781 1.15993 12.2781 1.15993C12.2781 1.15993 12.6372 0.443719 13.3231 1.36491C13.4208 1.46699 13.6823 2.18402 13.6823 2.52566C13.6823 2.52566 14.1713 2.42275 14.3021 2.66231C14.5958 3.10521 14.5304 4.02722 14.5304 4.02722C14.4328 4.50469 14.2044 4.81176 14.0083 4.81176C13.5515 4.81176 13.6169 4.40261 13.6169 4.40261C13.6169 4.40261 13.3554 4.84633 12.964 4.64135C12.5395 4.36804 12.6041 3.92432 12.5718 3.5835C12.5395 4.02722 12.3765 4.33428 11.8867 4.16305C11.5598 4.06097 11.3637 3.20811 11.3637 3.20811C10.9723 4.60677 10.1241 3.4806 10.1241 3.4806C9.92802 4.60677 8.98141 3.5835 8.98141 3.5835C9.0137 3.85599 8.88296 4.33428 8.65458 4.43636C8.06707 4.70968 7.70794 4.16305 7.70794 4.16305C7.70794 4.16305 7.8056 4.778 7.44648 5.25547C7.21809 5.59711 6.43448 5.39213 6.43448 5.39213C6.43448 5.39213 6.43448 5.8696 6.10843 6.14291C5.81468 6.44997 5.45556 6.07458 5.45556 6.07458C5.45556 6.07458 5.42248 7.13325 5.06415 7.67905C4.31283 8.7369 3.9537 8.42983 3.9537 8.42983C4.3459 7.7128 4.47585 5.90418 3.98599 4.81176C3.10473 2.86647 2.45185 2.83272 2.45185 2.83272Z" koffice:nodeTypes="ccccccccccccccccccccccccccccccccccccccccc"/>
            <draw:path draw:style-name="gr11" draw:id="shape296" draw:name="path3893" draw:layer="" svg:width="14.53664772170pt" svg:height="8.47125981773pt" draw:transform="matrix(0.34700640000 0.00000000000 0.00000000000 0.34700640000 76.47973684945pt 41.10892672768pt)" svg:viewBox="0 0 15 8" svg:d="M2.45185 2.83272C2.22346 2.72982 1.99507 2.389 1.04844 3.13978C0.493218 3.54893 0.0687303 4.74343 0.460929 7.03035C0.656241 8.05444 1.63595 8.29318 1.63595 8.29318C0.983073 8.2586 0.362485 8.12277 0.23254 7.40574C-0.943268 1.29658 2.74561 1.84238 2.28883 1.84238C2.77868 1.84238 3.36619 2.11569 3.36619 2.11569C3.43156 1.84238 3.52922 1.33116 4.11673 1.26283C4.50893 1.22825 4.7696 1.36491 4.7696 1.36491C4.67195 0.92119 5.1618 0.682454 5.45556 0.580374C5.81468 0.443719 6.43448 1.05785 6.43448 1.05785C6.36911 0.81911 6.36911 0.170408 6.85897 0.170408C7.44648 0.135832 7.70794 0.545799 7.70794 0.545799C7.77331 0.273311 7.83868 0.170408 8.1978 0.0337523C8.55692 -0.102903 9.30745 0.648702 9.30745 0.648702C9.30745 0.340815 9.37282 0 9.79731 0C10.2218 0 10.8416 0.648702 10.8416 0.648702C10.8416 0.648702 10.9723 0.238735 11.4622 0.273311C11.952 0.273311 12.2781 1.15993 12.2781 1.15993C12.2781 1.15993 12.6372 0.443719 13.3231 1.36491C13.4208 1.46699 13.6823 2.18402 13.6823 2.52566C13.6823 2.52566 14.1713 2.42275 14.3021 2.66231C14.5958 3.10521 14.5304 4.02722 14.5304 4.02722C14.4328 4.50469 14.2044 4.81176 14.0083 4.81176C13.5515 4.81176 13.6169 4.40261 13.6169 4.40261C13.6169 4.40261 13.3554 4.84633 12.964 4.64135C12.5395 4.36804 12.6041 3.92432 12.5718 3.5835C12.5395 4.02722 12.3765 4.33428 11.8867 4.16305C11.5598 4.06097 11.3637 3.20811 11.3637 3.20811C10.9723 4.60677 10.1241 3.4806 10.1241 3.4806C9.92802 4.60677 8.98141 3.5835 8.98141 3.5835C9.0137 3.85599 8.88296 4.33428 8.65458 4.43636C8.06707 4.70968 7.70794 4.16305 7.70794 4.16305C7.70794 4.16305 7.8056 4.778 7.44648 5.25547C7.21809 5.59711 6.43448 5.39213 6.43448 5.39213C6.43448 5.39213 6.43448 5.8696 6.10843 6.14291C5.81468 6.44997 5.45556 6.07458 5.45556 6.07458C5.45556 6.07458 5.42248 7.13325 5.06415 7.67905C4.31283 8.7369 3.9537 8.42983 3.9537 8.42983C4.3459 7.7128 4.47585 5.90418 3.98599 4.81176C3.10473 2.86647 2.45185 2.83272 2.45185 2.83272Z" koffice:nodeTypes="ccccccccccccccccccccccccccccccccccccccccc"/>
            <draw:path draw:style-name="gr11" draw:id="shape297" draw:name="path3895" draw:layer="" svg:width="0.69922968175pt" svg:height="2.52450133333pt" draw:transform="matrix(0.34700640000 0.00000000000 0.00000000000 0.34700640000 79.76054945536pt 41.32767956224pt)" svg:viewBox="0 0 1 3" svg:d="M0 0C0.387997 0.455731 0.276949 0.273732 0.471617 0.851285C0.804089 1.73413 0.665615 2.06877 0.693711 2.5245" koffice:nodeTypes="ccc"/>
            <draw:path draw:style-name="gr11" draw:id="shape298" draw:name="path3897" draw:layer="" svg:width="0.28132416000pt" svg:height="3.09308192000pt" draw:transform="matrix(0.34700640000 0.00000000000 0.00000000000 0.34700640000 80.30132422912pt 41.32767956224pt)" svg:viewBox="0 0 0 3" svg:d="M0 0C0 0 0.0178214 0.20594 0.123053 0.74218C0.24653 1.36 0.263927 2.30912 0.281324 3.09308" koffice:nodeTypes="ccc"/>
            <draw:path draw:style-name="gr11" draw:id="shape299" draw:name="path3899" draw:layer="" svg:width="1.67340096000pt" svg:height="2.90476800000pt" draw:transform="matrix(0.34700640000 0.00000000000 0.00000000000 0.34700640000 79.19673345664pt 41.29297892224pt)" svg:viewBox="0 0 2 3" svg:d="M0 0C0.514335 0.392026 1.24393 0.620314 1.6734 2.90477" koffice:nodeTypes="cc"/>
            <draw:path draw:style-name="gr11" draw:id="shape300" draw:name="path3901" draw:layer="" svg:width="0.35053091347pt" svg:height="2.35520000000pt" draw:transform="matrix(0.34700640000 0.00000000000 0.00000000000 0.34700640000 80.80767596800pt 41.50007234176pt)" svg:viewBox="0 0 0 2" svg:d="M0 0C0.0664 0.1992 0.4976 1.0952 0.2984 2.3552" koffice:nodeTypes="cc"/>
            <draw:path draw:style-name="gr11" draw:id="shape301" draw:name="path3903" draw:layer="" svg:width="1.67340096000pt" svg:height="3.03530325333pt" draw:transform="matrix(0.34700640000 0.00000000000 0.00000000000 0.34700640000 78.74784597760pt 41.46564930688pt)" svg:viewBox="0 0 2 3" svg:d="M0 0C0.17179 0.166572 1.54508 0.867459 1.6734 3.0353" koffice:nodeTypes="cc"/>
            <draw:path draw:style-name="gr11" draw:id="shape302" draw:name="path3905" draw:layer="" svg:width="1.43757562617pt" svg:height="3.82906624000pt" draw:transform="matrix(0.34700640000 0.00000000000 0.00000000000 0.34700640000 78.16098875392pt 41.56919601664pt)" svg:viewBox="0 0 1 4" svg:d="M0 0C0.140398 0.129932 1.5186 0.908738 1.43382 3.82907" koffice:nodeTypes="cc"/>
            <draw:path draw:style-name="gr11" draw:id="shape303" draw:name="path3907" draw:layer="" svg:width="0.13220000000pt" svg:height="1.82400000000pt" draw:transform="matrix(0.34700640000 0.00000000000 0.00000000000 0.34700640000 81.27960467200pt 41.96061923584pt)" svg:viewBox="0 0 0 2" svg:d="M0.0664 0C0.132 0.232 0.1984 0.6296 0 1.824" koffice:nodeTypes="cc"/>
            <draw:path draw:style-name="gr11" draw:id="shape304" draw:name="path3909" draw:layer="" svg:width="2.25229088000pt" svg:height="3.70023696000pt" draw:transform="matrix(0.34700640000 0.00000000000 0.00000000000 0.34700640000 77.66629643008pt 41.82237188608pt)" svg:viewBox="0 0 2 4" svg:d="M0 0C0.211391 0.191591 2.18183 0.957183 2.25229 3.70024" koffice:nodeTypes="cc"/>
            <draw:path draw:style-name="gr14" draw:id="shape305" draw:name="path3911" draw:layer="" svg:width="5.02692561849pt" svg:height="5.30067367106pt" draw:transform="matrix(0.34700640000 0.00000000000 0.00000000000 0.34700640000 74.08696465927pt 42.59355890944pt)" svg:viewBox="0 0 5 5" svg:d="M0.566806 4.98505C0.566806 4.98505 1.16521 3.58558 2.19598 3.10701C3.22674 2.62926 3.3599 2.25365 3.59252 1.67294C3.72568 1.33193 4.15804 0.477748 4.72275 0C4.72275 0 5.65405 2.45875 4.25751 3.61935C2.62834 5.01964 1.19891 5.36148 0.500228 5.29229C-0.662891 5.19015 0.566806 4.98505 0.566806 4.98505Z" koffice:nodeTypes="ccccccc"/>
            <draw:path draw:style-name="gr11" draw:id="shape306" draw:name="path3913" draw:layer="" svg:width="5.02692561849pt" svg:height="5.30067367106pt" draw:transform="matrix(0.34700640000 0.00000000000 0.00000000000 0.34700640000 74.08696465927pt 42.59355890944pt)" svg:viewBox="0 0 5 5" svg:d="M0.566806 4.98505C0.566806 4.98505 1.16521 3.58558 2.19598 3.10701C3.22674 2.62926 3.3599 2.25365 3.59252 1.67294C3.72568 1.33193 4.15804 0.477748 4.72275 0C4.72275 0 5.65405 2.45875 4.25751 3.61935C2.62834 5.01964 1.19891 5.36148 0.500228 5.29229C-0.662891 5.19015 0.566806 4.98505 0.566806 4.98505Z" koffice:nodeTypes="ccccccc"/>
            <draw:path draw:style-name="gr14" draw:id="shape307" draw:name="path3915" draw:layer="" svg:width="4.89044381231pt" svg:height="4.66926229119pt" draw:transform="matrix(0.34700640000 0.00000000000 0.00000000000 0.34700640000 72.50111351069pt 42.75456987904pt)" svg:viewBox="0 0 5 5" svg:d="M4.39047 4.58364C4.39047 4.58364 5.21014 3.10936 4.75046 2.69267C4.29158 2.2435 4.16103 1.66678 3.50434 1.66678C2.81601 1.66678 2.22579 2.2435 1.79934 2.01931C1.34045 1.79511 0.979666 0.737526 1.14344 0C1.14344 0 -0.561566 0.513331 0.192435 2.69267C0.750222 4.35867 2.02878 3.94198 2.58657 3.78195C3.04546 3.68609 3.2749 3.46112 3.50434 4.00614C3.73458 4.58364 4.06213 4.80784 4.39047 4.58364Z" koffice:nodeTypes="ccccccccc"/>
            <draw:path draw:style-name="gr11" draw:id="shape308" draw:name="path3917" draw:layer="" svg:width="4.89044381231pt" svg:height="4.66926229119pt" draw:transform="matrix(0.34700640000 0.00000000000 0.00000000000 0.34700640000 72.50111351069pt 42.75456987904pt)" svg:viewBox="0 0 5 5" svg:d="M4.39047 4.58364C4.39047 4.58364 5.21014 3.10936 4.75046 2.69267C4.29158 2.2435 4.16103 1.66678 3.50434 1.66678C2.81601 1.66678 2.22579 2.2435 1.79934 2.01931C1.34045 1.79511 0.979666 0.737526 1.14344 0C1.14344 0 -0.561566 0.513331 0.192435 2.69267C0.750222 4.35867 2.02878 3.94198 2.58657 3.78195C3.04546 3.68609 3.2749 3.46112 3.50434 4.00614C3.73458 4.58364 4.06213 4.80784 4.39047 4.58364Z" koffice:nodeTypes="ccccccccc"/>
            <draw:path draw:style-name="gr14" draw:id="shape309" draw:name="path3919" draw:layer="" svg:width="1.40525546379pt" svg:height="7.74524489143pt" draw:transform="matrix(0.34700640000 0.00000000000 0.00000000000 0.34700640000 73.84589476864pt 42.83507536384pt)" svg:viewBox="0 0 1 8" svg:d="M0 0.13969C0 0.13969 0.138811 0.453573 0.388938 0.872644C0.584078 1.15118 1.11183 1.57025 1.00051 2.54725C0.917358 3.5234 -0.138811 4.74527 0.777876 7.74524C0.777876 7.74524 1.028 7.60555 0.973016 7.29167C0.722889 6.0008 0.361444 5.89645 1.00051 3.83812C1.19565 3.20951 1.47327 2.37305 1.39012 1.88414C1.36195 1.57025 1.13932 1.36072 1.00051 1.04684C0.917358 0.802799 1.11183 0.383728 1.36195 0C1.36195 0 0.52842 0.383728 0 0.13969Z" koffice:nodeTypes="cccccccccc"/>
            <draw:path draw:style-name="gr11" draw:id="shape310" draw:name="path3921" draw:layer="" svg:width="1.40525546379pt" svg:height="7.74524489143pt" draw:transform="matrix(0.34700640000 0.00000000000 0.00000000000 0.34700640000 73.84589476864pt 42.83507536384pt)" svg:viewBox="0 0 1 8" svg:d="M0 0.13969C0 0.13969 0.138811 0.453573 0.388938 0.872644C0.584078 1.15118 1.11183 1.57025 1.00051 2.54725C0.917358 3.5234 -0.138811 4.74527 0.777876 7.74524C0.777876 7.74524 1.028 7.60555 0.973016 7.29167C0.722889 6.0008 0.361444 5.89645 1.00051 3.83812C1.19565 3.20951 1.47327 2.37305 1.39012 1.88414C1.36195 1.57025 1.13932 1.36072 1.00051 1.04684C0.917358 0.802799 1.11183 0.383728 1.36195 0C1.36195 0 0.52842 0.383728 0 0.13969Z" koffice:nodeTypes="cccccccccc"/>
            <draw:path draw:style-name="gr11" draw:id="shape311" draw:name="path3923" draw:layer="" svg:width="3.63436096000pt" svg:height="3.51037696000pt" draw:transform="matrix(0.34700640000 0.00000000000 0.00000000000 0.34700640000 74.34086469760pt 42.97332271360pt)" svg:viewBox="0 0 4 4" svg:d="M3.63436 0C3.63436 0 3.31866 1.24257 2.97093 1.58432C2.65447 1.89533 1.83319 2.70323 0 3.51038" koffice:nodeTypes="ccc"/>
            <draw:path draw:style-name="gr11" draw:id="shape312" draw:name="path3925" draw:layer="" svg:width="3.57361216000pt" svg:height="2.77556245333pt" draw:transform="matrix(0.34700640000 0.00000000000 0.00000000000 0.34700640000 72.75268580608pt 43.21483916800pt)" svg:viewBox="0 0 4 3" svg:d="M0 0C0 0 0.156525 1.65903 0.971666 1.7229C1.78681 1.78676 1.72404 1.40433 2.25638 1.40433C2.82123 1.40433 3.04052 1.65903 3.13428 2.00992C3.25981 2.32926 3.57361 2.77556 3.57361 2.77556" koffice:nodeTypes="ccccc"/>
            <draw:path draw:style-name="gr3" draw:id="shape313" draw:name="path3927" draw:layer="" svg:width="3.51540683636pt" svg:height="5.74491573836pt" draw:transform="matrix(0.34700640000 0.00000000000 0.00000000000 0.34700640000 74.22565857280pt 40.85562871967pt)" svg:viewBox="0 0 4 6" svg:d="M0.359389 0.000344414C0.359389 0.000344414 2.94353 2.88891 0 5.7446C0 5.7446 1.5077 5.7767 2.36937 5.19272C3.62507 4.34885 3.8052 2.49907 3.12279 1.59023C1.86623 -0.0646288 2.62051 0.000344414 0.359389 0.000344414Z" koffice:nodeTypes="ccccc"/>
            <draw:path draw:style-name="gr11" draw:id="shape314" draw:name="path3929" draw:layer="" svg:width="3.51540683636pt" svg:height="5.74491573836pt" draw:transform="matrix(0.34700640000 0.00000000000 0.00000000000 0.34700640000 74.22565857280pt 40.85562871967pt)" svg:viewBox="0 0 4 6" svg:d="M0.359389 0.000344414C0.359389 0.000344414 2.94353 2.88891 0 5.7446C0 5.7446 1.5077 5.7767 2.36937 5.19272C3.62507 4.34885 3.8052 2.49907 3.12279 1.59023C1.86623 -0.0646288 2.62051 0.000344414 0.359389 0.000344414Z" koffice:nodeTypes="ccccc"/>
            <draw:path draw:style-name="gr11" draw:id="shape315" draw:name="path3931" draw:layer="" svg:width="1.42745305713pt" svg:height="4.71932176000pt" draw:transform="matrix(0.34700640000 0.00000000000 0.00000000000 0.34700640000 74.57072173696pt 41.23551466240pt)" svg:viewBox="0 0 1 5" svg:d="M0.792365 0C0.792365 0 2.65524 2.77372 0 4.71932" koffice:nodeTypes="cc"/>
            <draw:path draw:style-name="gr3" draw:id="shape316" draw:name="path3933" draw:layer="" svg:width="3.51455349187pt" svg:height="5.74491573836pt" draw:transform="matrix(0.34700640000 0.00000000000 0.00000000000 0.34700640000 73.04115199657pt 40.85562871967pt)" svg:viewBox="0 0 4 6" svg:d="M3.12057 0.000344414C3.12057 0.000344414 0.572248 2.88891 3.51455 5.7446C3.51455 5.7446 1.97153 5.7767 1.14633 5.19272C-0.110076 4.34885 -0.289316 2.49907 0.392142 1.59023C1.64855 -0.0646288 0.895226 0.000344414 3.12057 0.000344414Z" koffice:nodeTypes="ccccc"/>
            <draw:path draw:style-name="gr11" draw:id="shape317" draw:name="path3935" draw:layer="" svg:width="3.51455349187pt" svg:height="5.74491573836pt" draw:transform="matrix(0.34700640000 0.00000000000 0.00000000000 0.34700640000 73.04115199657pt 40.85562871967pt)" svg:viewBox="0 0 4 6" svg:d="M3.12057 0.000344414C3.12057 0.000344414 0.572248 2.88891 3.51455 5.7446C3.51455 5.7446 1.97153 5.7767 1.14633 5.19272C-0.110076 4.34885 -0.289316 2.49907 0.392142 1.59023C1.64855 -0.0646288 0.895226 0.000344414 3.12057 0.000344414Z" koffice:nodeTypes="ccccc"/>
            <draw:path draw:style-name="gr11" draw:id="shape318" draw:name="path3937" draw:layer="" svg:width="1.45724199336pt" svg:height="4.71932176000pt" draw:transform="matrix(0.34700640000 0.00000000000 0.00000000000 0.34700640000 73.40395921869pt 41.23551466240pt)" svg:viewBox="0 0 1 5" svg:d="M0.616095 0C0.616095 0 -1.22459 2.77372 1.45724 4.71932" koffice:nodeTypes="cc"/>
            <draw:path draw:style-name="gr3" draw:id="shape319" draw:name="path3939" draw:layer="" svg:width="2.57204999918pt" svg:height="5.74359936000pt" draw:transform="matrix(0.34700640000 0.00000000000 0.00000000000 0.34700640000 73.71321845067pt 40.84409144320pt)" svg:viewBox="0 0 3 6" svg:d="M1.21329 5.7436C-1.30376 2.85536 0.876251 0 0.876251 0L1.67478 0C1.67478 0 3.88516 2.85536 1.36737 5.7436L1.21329 5.7436" koffice:nodeTypes="ccccc"/>
            <draw:path draw:style-name="gr11" draw:id="shape320" draw:name="path3941" draw:layer="" svg:width="2.57204999918pt" svg:height="5.74359936000pt" draw:transform="matrix(0.34700640000 0.00000000000 0.00000000000 0.34700640000 73.71321845067pt 40.84409144320pt)" svg:viewBox="0 0 3 6" svg:d="M1.21329 5.7436C-1.30376 2.85536 0.876251 0 0.876251 0L1.67478 0C1.67478 0 3.88516 2.85536 1.36737 5.7436L1.21329 5.7436" koffice:nodeTypes="ccccc"/>
            <draw:path draw:style-name="gr11" draw:id="shape321" draw:name="path3943" draw:layer="" svg:width="0.66731758099pt" svg:height="5.70312000000pt" draw:transform="matrix(0.34700640000 0.00000000000 0.00000000000 0.34700640000 74.20261734784pt 40.90155570304pt)" svg:viewBox="0 0 1 6" svg:d="M0.18952 0C0.18952 0 1.38153 3.11771 0 5.70312" koffice:nodeTypes="cc"/>
            <draw:path draw:style-name="gr11" draw:id="shape322" draw:name="path3945" draw:layer="" svg:width="0.35342222222pt" svg:height="4.87600000000pt" draw:transform="matrix(0.34700640000 0.00000000000 0.00000000000 0.34700640000 74.19123553792pt 40.92459692800pt)" svg:viewBox="0 0 0 5" svg:d="M0 0C0 0 0.7952 3.284 0 4.876" koffice:nodeTypes="cc"/>
            <draw:path draw:style-name="gr14" draw:id="shape323" draw:name="path3947" draw:layer="" svg:width="4.37299520000pt" svg:height="1.83754008206pt" draw:transform="matrix(0.34700640000 0.00000000000 0.00000000000 0.34700640000 73.31650180480pt 40.20076326796pt)" svg:viewBox="0 0 4 2" svg:d="M0 0.0923418C0 0.0923418 0.433933 1.77705 0.651647 1.80925C0.899288 1.8729 4.15603 1.80925 4.15603 1.80925C4.15603 1.80925 4.373 0.283279 4.373 0.0286958C4.373 0.0286958 3.84554 0.0923418 3.28742 0.918973C3.00835 1.30008 2.29461 0.0609022 2.29461 0.0286958C2.29461 -0.193682 1.58161 0.950412 1.39532 0.918973C0.837191 0.855327 0.651647 0.155987 0 0.0923418Z" koffice:nodeTypes="cccccccc"/>
            <draw:path draw:style-name="gr2" draw:id="shape324" draw:name="path3949" draw:layer="" svg:width="4.17772962807pt" svg:height="5.10516727394pt" draw:transform="matrix(0.34700640000 0.00000000000 0.00000000000 0.34700640000 70.04707252023pt 41.96196332808pt)" svg:viewBox="0 0 4 5" svg:d="M0.309262 5.10517C-0.0635539 4.46242 -0.164934 2.84118 0.377121 1.86193C1.35985 0.14918 2.03762 0.14918 2.03762 0.14918C2.27472 0.0576759 2.51182 -0.248568 3.46103 0.42443C4.03661 0.822178 4.44376 1.89293 3.96957 3.94218C3.76599 4.86017 2.74892 5.04392 2.74892 5.04392L0.309262 5.10517" koffice:nodeTypes="ccccccc"/>
            <draw:path draw:style-name="gr2" draw:id="shape325" draw:name="path3951" draw:layer="" svg:width="14.45186501214pt" svg:height="8.81219169397pt" draw:transform="matrix(0.34700640000 0.00000000000 0.00000000000 0.34700640000 66.46927945332pt 40.98233879296pt)" svg:viewBox="0 0 14 9" svg:d="M12.0774 3.13265C12.3051 3.02854 12.5328 2.68009 13.4445 3.44583C13.9973 3.89839 14.3884 5.11669 13.9329 7.44834C13.7374 8.49284 12.7605 8.70191 12.7605 8.70191C13.4115 8.70191 14.0303 8.56253 14.1606 7.86648C15.4948 1.67086 11.7845 2.08816 12.2729 2.08816C11.7845 2.08816 11.1657 2.36691 11.1657 2.36691C11.1005 2.05373 11.0683 1.53148 10.4496 1.46179C10.0593 1.42653 9.79935 1.53148 9.79935 1.53148C9.92895 1.11335 9.44049 0.869855 9.1476 0.730476C8.78952 0.591938 8.13934 1.18304 8.13934 1.18304C8.20452 0.974808 8.23671 0.313181 7.74829 0.277917C7.16249 0.208228 6.90179 0.626363 6.90179 0.626363C6.83662 0.347606 6.77144 0.243492 6.41337 0.0688495C6.0553 -0.0696891 5.30696 0.661627 5.30696 0.661627C5.30696 0.38287 5.24178 0 4.81854 0C4.39529 0 3.7773 0.626363 3.7773 0.626363C3.7773 0.626363 3.64695 0.243492 3.15852 0.243492C2.70308 0.243492 2.34501 1.11335 2.34501 1.11335C2.34501 1.11335 1.98694 0.38287 1.27079 1.28799C1.17342 1.3921 0.912716 2.08816 0.880521 2.47103C0.880521 2.47103 0.392098 2.36691 0.261747 2.57598C-0.0311494 2.99327 0.00104567 3.96808 0.00104567 3.96808C0.0662211 4.45507 0.326922 4.76825 0.489468 4.76825C0.977892 4.76825 0.912716 4.38538 0.912716 4.38538C0.912716 4.38538 1.14044 4.83794 1.53149 4.62887C1.98694 4.38538 1.92176 3.93282 1.98694 3.58521C1.98694 4.00251 2.11729 4.35095 2.63791 4.17715C2.963 4.10746 3.19072 3.23677 3.19072 3.23677C3.5166 4.66413 4.39529 3.51552 4.39529 3.51552C4.59081 4.69856 5.53468 3.68933 5.53468 3.68933C5.50248 3.96808 5.59986 4.45507 5.82758 4.56002C6.41337 4.83794 6.77144 4.31569 6.77144 4.31569C6.77144 4.31569 6.70705 4.94289 7.03214 5.42987C7.22767 5.77832 8.04119 5.60368 8.04119 5.60368C8.04119 5.60368 8.04119 6.0915 8.33408 6.40468C8.62698 6.6826 8.98505 6.33499 8.98505 6.33499C8.98505 6.33499 8.98505 7.41392 9.34312 7.97143C10.0593 9.08478 10.7103 8.77159 10.7103 8.77159C10.32 8.04028 9.96193 6.19562 10.4825 5.08143C11.4264 3.13265 12.0774 3.13265 12.0774 3.13265Z" koffice:nodeTypes="ccccccccccccccccccccccccccccccccccccccccc"/>
            <draw:path draw:style-name="gr11" draw:id="shape326" draw:name="path3953" draw:layer="" svg:width="14.45186501214pt" svg:height="8.81219169397pt" draw:transform="matrix(0.34700640000 0.00000000000 0.00000000000 0.34700640000 66.46927945332pt 40.98233879296pt)" svg:viewBox="0 0 14 9" svg:d="M12.0774 3.13265C12.3051 3.02854 12.5328 2.68009 13.4445 3.44583C13.9973 3.89839 14.3884 5.11669 13.9329 7.44834C13.7374 8.49284 12.7605 8.70191 12.7605 8.70191C13.4115 8.70191 14.0303 8.56253 14.1606 7.86648C15.4948 1.67086 11.7845 2.08816 12.2729 2.08816C11.7845 2.08816 11.1657 2.36691 11.1657 2.36691C11.1005 2.05373 11.0683 1.53148 10.4496 1.46179C10.0593 1.42653 9.79935 1.53148 9.79935 1.53148C9.92895 1.11335 9.44049 0.869855 9.1476 0.730476C8.78952 0.591938 8.13934 1.18304 8.13934 1.18304C8.20452 0.974808 8.23671 0.313181 7.74829 0.277917C7.16249 0.208228 6.90179 0.626363 6.90179 0.626363C6.83662 0.347606 6.77144 0.243492 6.41337 0.0688495C6.0553 -0.0696891 5.30696 0.661627 5.30696 0.661627C5.30696 0.38287 5.24178 0 4.81854 0C4.39529 0 3.7773 0.626363 3.7773 0.626363C3.7773 0.626363 3.64695 0.243492 3.15852 0.243492C2.70308 0.243492 2.34501 1.11335 2.34501 1.11335C2.34501 1.11335 1.98694 0.38287 1.27079 1.28799C1.17342 1.3921 0.912716 2.08816 0.880521 2.47103C0.880521 2.47103 0.392098 2.36691 0.261747 2.57598C-0.0311494 2.99327 0.00104567 3.96808 0.00104567 3.96808C0.0662211 4.45507 0.326922 4.76825 0.489468 4.76825C0.977892 4.76825 0.912716 4.38538 0.912716 4.38538C0.912716 4.38538 1.14044 4.83794 1.53149 4.62887C1.98694 4.38538 1.92176 3.93282 1.98694 3.58521C1.98694 4.00251 2.11729 4.35095 2.63791 4.17715C2.963 4.10746 3.19072 3.23677 3.19072 3.23677C3.5166 4.66413 4.39529 3.51552 4.39529 3.51552C4.59081 4.69856 5.53468 3.68933 5.53468 3.68933C5.50248 3.96808 5.59986 4.45507 5.82758 4.56002C6.41337 4.83794 6.77144 4.31569 6.77144 4.31569C6.77144 4.31569 6.70705 4.94289 7.03214 5.42987C7.22767 5.77832 8.04119 5.60368 8.04119 5.60368C8.04119 5.60368 8.04119 6.0915 8.33408 6.40468C8.62698 6.6826 8.98505 6.33499 8.98505 6.33499C8.98505 6.33499 8.98505 7.41392 9.34312 7.97143C10.0593 9.08478 10.7103 8.77159 10.7103 8.77159C10.32 8.04028 9.96193 6.19562 10.4825 5.08143C11.4264 3.13265 12.0774 3.13265 12.0774 3.13265Z" koffice:nodeTypes="ccccccccccccccccccccccccccccccccccccccccc"/>
            <draw:path draw:style-name="gr11" draw:id="shape327" draw:name="path3955" draw:layer="" svg:width="0.86266944000pt" svg:height="2.46468288000pt" draw:transform="matrix(0.34700640000 0.00000000000 0.00000000000 0.34700640000 68.02312737664pt 41.20109162752pt)" svg:viewBox="0 0 1 2" svg:d="M0.862669 0C0.400499 0.4503 0.523843 0.3002 0.308362 0.841139C-0.092137 1.71273 0.0616723 2.04411 0 2.46468" koffice:nodeTypes="ccc"/>
            <draw:path draw:style-name="gr11" draw:id="shape328" draw:name="path3957" draw:layer="" svg:width="0.35712576000pt" svg:height="3.09308192000pt" draw:transform="matrix(0.34700640000 0.00000000000 0.00000000000 0.34700640000 67.59728112256pt 41.18943221248pt)" svg:viewBox="0 0 0 3" svg:d="M0.357126 0C0.357126 0 0.317445 0.20594 0.198403 0.74218C0.05976 1.361 0.0200794 2.31011 0 3.09308" koffice:nodeTypes="ccc"/>
            <draw:path draw:style-name="gr11" draw:id="shape329" draw:name="path3959" draw:layer="" svg:width="1.93989184000pt" svg:height="2.83901952000pt" draw:transform="matrix(0.34700640000 0.00000000000 0.00000000000 0.34700640000 68.42593240576pt 41.18943221248pt)" svg:viewBox="0 0 2 3" svg:d="M1.93989 0C1.33932 0.387564 0.554892 0.580567 0 2.83902" koffice:nodeTypes="cc"/>
            <draw:path draw:style-name="gr11" draw:id="shape330" draw:name="path3961" draw:layer="" svg:width="0.41361313243pt" svg:height="2.35520000000pt" draw:transform="matrix(0.34700640000 0.00000000000 0.00000000000 0.34700640000 67.15477391903pt 41.35044318208pt)" svg:viewBox="0 0 0 2" svg:d="M0.413613 0C0.314413 0.1992 -0.149587 1.0944 0.0488133 2.3552" koffice:nodeTypes="cc"/>
            <draw:path draw:style-name="gr11" draw:id="shape331" draw:name="path3963" draw:layer="" svg:width="1.94212096000pt" svg:height="2.96967701333pt" draw:transform="matrix(0.34700640000 0.00000000000 0.00000000000 0.34700640000 68.86316046976pt 41.37348440704pt)" svg:viewBox="0 0 2 3" svg:d="M1.94212 0C1.80276 0.165557 0.277605 0.825397 0 2.96968" koffice:nodeTypes="cc"/>
            <draw:path draw:style-name="gr11" draw:id="shape332" draw:name="path3965" draw:layer="" svg:width="1.60419872000pt" svg:height="3.76360000000pt" draw:transform="matrix(0.34700640000 0.00000000000 0.00000000000 0.34700640000 69.31204794880pt 41.48869053184pt)" svg:viewBox="0 0 2 4" svg:d="M1.6042 0C1.45517 0.160632 0 0.868344 0 3.7636" koffice:nodeTypes="cc"/>
            <draw:path draw:style-name="gr11" draw:id="shape333" draw:name="path3967" draw:layer="" svg:width="0.11751809341pt" svg:height="1.82400000000pt" draw:transform="matrix(0.34700640000 0.00000000000 0.00000000000 0.34700640000 66.75116899193pt 41.79933066112pt)" svg:viewBox="0 0 0 2" svg:d="M0.0847185 0C0.0183185 0.1992 -0.0816815 0.6304 0.117518 1.824" koffice:nodeTypes="cc"/>
            <draw:path draw:style-name="gr11" draw:id="shape334" draw:name="path3969" draw:layer="" svg:width="2.46775328000pt" svg:height="3.57361216000pt" draw:transform="matrix(0.34700640000 0.00000000000 0.00000000000 0.34700640000 69.64572930304pt 41.76490762624pt)" svg:viewBox="0 0 2 4" svg:d="M2.46775 0C2.2838 0.188284 0.147514 0.877902 0 3.57361" koffice:nodeTypes="cc"/>
            <draw:path draw:style-name="gr2" draw:id="shape335" draw:name="path3971" draw:layer="" svg:width="2.61747200000pt" svg:height="0.39740416000pt" draw:transform="matrix(0.34700640000 0.00000000000 0.00000000000 0.34700640000 77.14856288128pt 43.65234483712pt)" svg:viewBox="0 0 3 0" svg:d="M2.61747 0.146253C2.61747 0.292506 2.01069 0.397404 1.28952 0.397404C0.568339 0.397404 0 0.292506 0 0.146253L0 0C0 0.146253 0.568339 0.271828 1.28952 0.271828C2.01069 0.271828 2.61747 0.146253 2.61747 0L2.61747 0.146253" koffice:nodeTypes="ccccccc"/>
            <draw:path draw:style-name="gr11" draw:id="shape336" draw:name="path3973" draw:layer="" svg:width="2.61747200000pt" svg:height="0.39740416000pt" draw:transform="matrix(0.34700640000 0.00000000000 0.00000000000 0.34700640000 77.14856288128pt 43.65234483712pt)" svg:viewBox="0 0 3 0" svg:d="M2.61747 0.146253C2.61747 0.292506 2.01069 0.397404 1.28952 0.397404C0.568339 0.397404 0 0.292506 0 0.146253L0 0C0 0.146253 0.568339 0.271828 1.28952 0.271828C2.01069 0.271828 2.61747 0.146253 2.61747 0L2.61747 0.146253" koffice:nodeTypes="ccccccc"/>
            <draw:path draw:style-name="gr2" draw:id="shape337" draw:name="path3975" draw:layer="" svg:width="2.61747200000pt" svg:height="0.68690944000pt" draw:transform="matrix(0.34700640000 0.00000000000 0.00000000000 0.34700640000 77.14856288128pt 43.51437509248pt)" svg:viewBox="0 0 3 1" svg:d="M1.28952 0.686909C2.01069 0.686909 2.61747 0.521812 2.61747 0.329531C2.61747 0.137249 2.01069 0 1.28952 0C0.568339 0 0 0.137249 0 0.329531C0 0.521812 0.568339 0.686909 1.28952 0.686909Z" koffice:nodeTypes="ccccc"/>
            <draw:path draw:style-name="gr11" draw:id="shape338" draw:name="path3977" draw:layer="" svg:width="2.61747200000pt" svg:height="0.68690944000pt" draw:transform="matrix(0.34700640000 0.00000000000 0.00000000000 0.34700640000 77.14856288128pt 43.51437509248pt)" svg:viewBox="0 0 3 1" svg:d="M1.28952 0.686909C2.01069 0.686909 2.61747 0.521812 2.61747 0.329531C2.61747 0.137249 2.01069 0 1.28952 0C0.568339 0 0 0.137249 0 0.329531C0 0.521812 0.568339 0.686909 1.28952 0.686909Z" koffice:nodeTypes="ccccc"/>
            <draw:path draw:style-name="gr2" draw:id="shape339" draw:name="path3979" draw:layer="" svg:width="2.61747200000pt" svg:height="0.39740416000pt" draw:transform="matrix(0.34700640000 0.00000000000 0.00000000000 0.34700640000 77.10248043136pt 44.02044922624pt)" svg:viewBox="0 0 3 0" svg:d="M2.61747 0.146757C2.61747 0.271828 2.01069 0.397404 1.28952 0.397404C0.569254 0.397404 0 0.271828 0 0.146757L0 0C0 0.125576 0.569254 0.251151 1.28952 0.251151C2.01069 0.251151 2.61747 0.125576 2.61747 0L2.61747 0.146757" koffice:nodeTypes="ccccccc"/>
            <draw:path draw:style-name="gr11" draw:id="shape340" draw:name="path3981" draw:layer="" svg:width="2.61747200000pt" svg:height="0.39740416000pt" draw:transform="matrix(0.34700640000 0.00000000000 0.00000000000 0.34700640000 77.10248043136pt 44.02044922624pt)" svg:viewBox="0 0 3 0" svg:d="M2.61747 0.146757C2.61747 0.271828 2.01069 0.397404 1.28952 0.397404C0.569254 0.397404 0 0.271828 0 0.146757L0 0C0 0.125576 0.569254 0.251151 1.28952 0.251151C2.01069 0.251151 2.61747 0.125576 2.61747 0L2.61747 0.146757" koffice:nodeTypes="ccccccc"/>
            <draw:path draw:style-name="gr2" draw:id="shape341" draw:name="path3983" draw:layer="" svg:width="2.61747200000pt" svg:height="0.68690944000pt" draw:transform="matrix(0.34700640000 0.00000000000 0.00000000000 0.34700640000 77.10248043136pt 43.87109767168pt)" svg:viewBox="0 0 3 1" svg:d="M1.28952 0.686909C2.01069 0.686909 2.61747 0.521812 2.61747 0.356716C2.61747 0.164434 2.01069 0 1.28952 0C0.569254 0 0 0.164434 0 0.356716C0 0.521812 0.569254 0.686909 1.28952 0.686909Z" koffice:nodeTypes="ccccc"/>
            <draw:path draw:style-name="gr11" draw:id="shape342" draw:name="path3985" draw:layer="" svg:width="2.61747200000pt" svg:height="0.68690944000pt" draw:transform="matrix(0.34700640000 0.00000000000 0.00000000000 0.34700640000 77.10248043136pt 43.87109767168pt)" svg:viewBox="0 0 3 1" svg:d="M1.28952 0.686909C2.01069 0.686909 2.61747 0.521812 2.61747 0.356716C2.61747 0.164434 2.01069 0 1.28952 0C0.569254 0 0 0.164434 0 0.356716C0 0.521812 0.569254 0.686909 1.28952 0.686909Z" koffice:nodeTypes="ccccc"/>
            <draw:path draw:style-name="gr2" draw:id="shape343" draw:name="path3987" draw:layer="" svg:width="2.54296352000pt" svg:height="0.43983424000pt" draw:transform="matrix(0.34700640000 0.00000000000 0.00000000000 0.34700640000 76.71105721216pt 43.57183935232pt)" svg:viewBox="0 0 3 0" svg:d="M2.54296 0.153862C2.54296 0.307725 1.98187 0.439834 1.27193 0.439834C0.561094 0.439834 0 0.307725 0 0.153862L0 0C0 0.153862 0.561094 0.285972 1.27193 0.285972C1.98187 0.285972 2.54296 0.153862 2.54296 0L2.54296 0.153862" koffice:nodeTypes="ccccccc"/>
            <draw:path draw:style-name="gr11" draw:id="shape344" draw:name="path3989" draw:layer="" svg:width="2.54296352000pt" svg:height="0.43983424000pt" draw:transform="matrix(0.34700640000 0.00000000000 0.00000000000 0.34700640000 76.71105721216pt 43.57183935232pt)" svg:viewBox="0 0 3 0" svg:d="M2.54296 0.153862C2.54296 0.307725 1.98187 0.439834 1.27193 0.439834C0.561094 0.439834 0 0.307725 0 0.153862L0 0C0 0.153862 0.561094 0.285972 1.27193 0.285972C1.98187 0.285972 2.54296 0.153862 2.54296 0L2.54296 0.153862" koffice:nodeTypes="ccccccc"/>
            <draw:path draw:style-name="gr2" draw:id="shape345" draw:name="path3991" draw:layer="" svg:width="2.54296352000pt" svg:height="0.68823616000pt" draw:transform="matrix(0.34700640000 0.00000000000 0.00000000000 0.34700640000 76.71105721216pt 43.43359200256pt)" svg:viewBox="0 0 3 1" svg:d="M1.27193 0.688236C1.98187 0.688236 2.54296 0.52298 2.54296 0.330513C2.54296 0.165256 1.98187 0 1.27193 0C0.561094 0 0 0.165256 0 0.330513C0 0.52298 0.561094 0.688236 1.27193 0.688236Z" koffice:nodeTypes="ccccc"/>
            <draw:path draw:style-name="gr11" draw:id="shape346" draw:name="path3993" draw:layer="" svg:width="2.54296352000pt" svg:height="0.68823616000pt" draw:transform="matrix(0.34700640000 0.00000000000 0.00000000000 0.34700640000 76.71105721216pt 43.43359200256pt)" svg:viewBox="0 0 3 1" svg:d="M1.27193 0.688236C1.98187 0.688236 2.54296 0.52298 2.54296 0.330513C2.54296 0.165256 1.98187 0 1.27193 0C0.561094 0 0 0.165256 0 0.330513C0 0.52298 0.561094 0.688236 1.27193 0.688236Z" koffice:nodeTypes="ccccc"/>
            <draw:path draw:style-name="gr2" draw:id="shape347" draw:name="path3995" draw:layer="" svg:width="2.61747200000pt" svg:height="0.39740416000pt" draw:transform="matrix(0.34700640000 0.00000000000 0.00000000000 0.34700640000 77.02197494656pt 43.75589154688pt)" svg:viewBox="0 0 3 0" svg:d="M2.61747 0.146253C2.61747 0.292506 2.04822 0.397404 1.32704 0.397404C0.606778 0.397404 0 0.292506 0 0.146253L0 0C0 0.146253 0.606778 0.250647 1.32704 0.250647C2.04822 0.250647 2.61747 0.146253 2.61747 0L2.61747 0.146253" koffice:nodeTypes="ccccccc"/>
            <draw:path draw:style-name="gr11" draw:id="shape348" draw:name="path3997" draw:layer="" svg:width="2.61747200000pt" svg:height="0.39740416000pt" draw:transform="matrix(0.34700640000 0.00000000000 0.00000000000 0.34700640000 77.02197494656pt 43.75589154688pt)" svg:viewBox="0 0 3 0" svg:d="M2.61747 0.146253C2.61747 0.292506 2.04822 0.397404 1.32704 0.397404C0.606778 0.397404 0 0.292506 0 0.146253L0 0C0 0.146253 0.606778 0.250647 1.32704 0.250647C2.04822 0.250647 2.61747 0.146253 2.61747 0L2.61747 0.146253" koffice:nodeTypes="ccccccc"/>
            <draw:path draw:style-name="gr2" draw:id="shape349" draw:name="path3999" draw:layer="" svg:width="2.61747200000pt" svg:height="0.63234304000pt" draw:transform="matrix(0.34700640000 0.00000000000 0.00000000000 0.34700640000 77.02197494656pt 43.61792180224pt)" svg:viewBox="0 0 3 1" svg:d="M1.32704 0.632343C2.04822 0.632343 2.61747 0.500658 2.61747 0.316172C2.61747 0.131685 2.04822 0 1.32704 0C0.606778 0 0 0.131685 0 0.316172C0 0.500658 0.606778 0.632343 1.32704 0.632343Z" koffice:nodeTypes="ccccc"/>
            <draw:path draw:style-name="gr11" draw:id="shape350" draw:name="path4001" draw:layer="" svg:width="2.61747200000pt" svg:height="0.63234304000pt" draw:transform="matrix(0.34700640000 0.00000000000 0.00000000000 0.34700640000 77.02197494656pt 43.61792180224pt)" svg:viewBox="0 0 3 1" svg:d="M1.32704 0.632343C2.04822 0.632343 2.61747 0.500658 2.61747 0.316172C2.61747 0.131685 2.04822 0 1.32704 0C0.606778 0 0 0.131685 0 0.316172C0 0.500658 0.606778 0.632343 1.32704 0.632343Z" koffice:nodeTypes="ccccc"/>
            <draw:path draw:style-name="gr2" draw:id="shape351" draw:name="path4003" draw:layer="" svg:width="2.54296352000pt" svg:height="0.39639616000pt" draw:transform="matrix(0.34700640000 0.00000000000 0.00000000000 0.34700640000 76.25078792320pt 43.77893277184pt)" svg:viewBox="0 0 3 0" svg:d="M2.54296 0.146067C2.54296 0.292134 1.98187 0.396396 1.27193 0.396396C0.561094 0.396396 0 0.292134 0 0.146067L0 0C0 0.146067 0.561094 0.250329 1.27193 0.250329C1.98187 0.250329 2.54296 0.146067 2.54296 0L2.54296 0.146067" koffice:nodeTypes="ccccccc"/>
            <draw:path draw:style-name="gr11" draw:id="shape352" draw:name="path4005" draw:layer="" svg:width="2.54296352000pt" svg:height="0.39639616000pt" draw:transform="matrix(0.34700640000 0.00000000000 0.00000000000 0.34700640000 76.25078792320pt 43.77893277184pt)" svg:viewBox="0 0 3 0" svg:d="M2.54296 0.146067C2.54296 0.292134 1.98187 0.396396 1.27193 0.396396C0.561094 0.396396 0 0.292134 0 0.146067L0 0C0 0.146067 0.561094 0.250329 1.27193 0.250329C1.98187 0.250329 2.54296 0.146067 2.54296 0L2.54296 0.146067" koffice:nodeTypes="ccccccc"/>
            <draw:path draw:style-name="gr2" draw:id="shape353" draw:name="path4007" draw:layer="" svg:width="2.54296352000pt" svg:height="0.63361600000pt" draw:transform="matrix(0.34700640000 0.00000000000 0.00000000000 0.34700640000 76.25078792320pt 43.64068542208pt)" svg:viewBox="0 0 3 1" svg:d="M1.27193 0.633616C1.98187 0.633616 2.54296 0.501798 2.54296 0.317126C2.54296 0.132454 1.98187 0 1.27193 0C0.561094 0 0 0.132454 0 0.317126C0 0.501798 0.561094 0.633616 1.27193 0.633616Z" koffice:nodeTypes="ccccc"/>
            <draw:path draw:style-name="gr11" draw:id="shape354" draw:name="path4009" draw:layer="" svg:width="2.54296352000pt" svg:height="0.63361600000pt" draw:transform="matrix(0.34700640000 0.00000000000 0.00000000000 0.34700640000 76.25078792320pt 43.64068542208pt)" svg:viewBox="0 0 3 1" svg:d="M1.27193 0.633616C1.98187 0.633616 2.54296 0.501798 2.54296 0.317126C2.54296 0.132454 1.98187 0 1.27193 0C0.561094 0 0 0.132454 0 0.317126C0 0.501798 0.561094 0.633616 1.27193 0.633616Z" koffice:nodeTypes="ccccc"/>
            <draw:path draw:style-name="gr2" draw:id="shape355" draw:name="path4011" draw:layer="" svg:width="2.61747200000pt" svg:height="0.39740416000pt" draw:transform="matrix(0.34700640000 0.00000000000 0.00000000000 0.34700640000 75.90572475904pt 43.99740800128pt)" svg:viewBox="0 0 3 0" svg:d="M2.61747 0.146757C2.61747 0.29301 2.04822 0.397404 1.32704 0.397404C0.606778 0.397404 0 0.29301 0 0.146757L0 0C0 0.146757 0.606778 0.251151 1.32704 0.251151C2.04822 0.251151 2.61747 0.146757 2.61747 0L2.61747 0.146757" koffice:nodeTypes="ccccccc"/>
            <draw:path draw:style-name="gr11" draw:id="shape356" draw:name="path4013" draw:layer="" svg:width="2.61747200000pt" svg:height="0.39740416000pt" draw:transform="matrix(0.34700640000 0.00000000000 0.00000000000 0.34700640000 75.90572475904pt 43.99740800128pt)" svg:viewBox="0 0 3 0" svg:d="M2.61747 0.146757C2.61747 0.29301 2.04822 0.397404 1.32704 0.397404C0.606778 0.397404 0 0.29301 0 0.146757L0 0C0 0.146757 0.606778 0.251151 1.32704 0.251151C2.04822 0.251151 2.61747 0.146757 2.61747 0L2.61747 0.146757" koffice:nodeTypes="ccccccc"/>
            <draw:path draw:style-name="gr2" draw:id="shape357" draw:name="path4015" draw:layer="" svg:width="2.61747200000pt" svg:height="0.63361600000pt" draw:transform="matrix(0.34700640000 0.00000000000 0.00000000000 0.34700640000 75.90572475904pt 43.85943825664pt)" svg:viewBox="0 0 3 1" svg:d="M1.32704 0.633616C2.04822 0.633616 2.61747 0.501798 2.61747 0.31649C2.61747 0.131818 2.04822 0 1.32704 0C0.606778 0 0 0.131818 0 0.31649C0 0.501798 0.606778 0.633616 1.32704 0.633616Z" koffice:nodeTypes="ccccc"/>
            <draw:path draw:style-name="gr11" draw:id="shape358" draw:name="path4017" draw:layer="" svg:width="2.61747200000pt" svg:height="0.63361600000pt" draw:transform="matrix(0.34700640000 0.00000000000 0.00000000000 0.34700640000 75.90572475904pt 43.85943825664pt)" svg:viewBox="0 0 3 1" svg:d="M1.32704 0.633616C2.04822 0.633616 2.61747 0.501798 2.61747 0.31649C2.61747 0.131818 2.04822 0 1.32704 0C0.606778 0 0 0.131818 0 0.31649C0 0.501798 0.606778 0.633616 1.32704 0.633616Z" koffice:nodeTypes="ccccc"/>
            <draw:path draw:style-name="gr2" draw:id="shape359" draw:name="path4019" draw:layer="" svg:width="2.54296352000pt" svg:height="0.39740416000pt" draw:transform="matrix(0.34700640000 0.00000000000 0.00000000000 0.34700640000 76.71105721216pt 44.02044922624pt)" svg:viewBox="0 0 3 0" svg:d="M2.54296 0.146757C2.54296 0.271828 1.98187 0.397404 1.27193 0.397404C0.561094 0.397404 0 0.271828 0 0.146757L0 0C0 0.125576 0.561094 0.251151 1.27193 0.251151C1.98187 0.251151 2.54296 0.125576 2.54296 0L2.54296 0.146757" koffice:nodeTypes="ccccccc"/>
            <draw:path draw:style-name="gr11" draw:id="shape360" draw:name="path4021" draw:layer="" svg:width="2.54296352000pt" svg:height="0.39740416000pt" draw:transform="matrix(0.34700640000 0.00000000000 0.00000000000 0.34700640000 76.71105721216pt 44.02044922624pt)" svg:viewBox="0 0 3 0" svg:d="M2.54296 0.146757C2.54296 0.271828 1.98187 0.397404 1.27193 0.397404C0.561094 0.397404 0 0.271828 0 0.146757L0 0C0 0.125576 0.561094 0.251151 1.27193 0.251151C1.98187 0.251151 2.54296 0.125576 2.54296 0L2.54296 0.146757" koffice:nodeTypes="ccccccc"/>
            <draw:path draw:style-name="gr2" draw:id="shape361" draw:name="path4023" draw:layer="" svg:width="2.54296352000pt" svg:height="0.68690944000pt" draw:transform="matrix(0.34700640000 0.00000000000 0.00000000000 0.34700640000 76.71105721216pt 43.87109767168pt)" svg:viewBox="0 0 3 1" svg:d="M1.27193 0.686909C1.98187 0.686909 2.54296 0.521812 2.54296 0.356716C2.54296 0.164434 1.98187 0 1.27193 0C0.561094 0 0 0.164434 0 0.356716C0 0.521812 0.561094 0.686909 1.27193 0.686909Z" koffice:nodeTypes="ccccc"/>
            <draw:path draw:style-name="gr11" draw:id="shape362" draw:name="path4025" draw:layer="" svg:width="2.54296352000pt" svg:height="0.68690944000pt" draw:transform="matrix(0.34700640000 0.00000000000 0.00000000000 0.34700640000 76.71105721216pt 43.87109767168pt)" svg:viewBox="0 0 3 1" svg:d="M1.27193 0.686909C1.98187 0.686909 2.54296 0.521812 2.54296 0.356716C2.54296 0.164434 1.98187 0 1.27193 0C0.561094 0 0 0.164434 0 0.356716C0 0.521812 0.561094 0.686909 1.27193 0.686909Z" koffice:nodeTypes="ccccc"/>
            <draw:path draw:style-name="gr2" draw:id="shape363" draw:name="path4027" draw:layer="" svg:width="2.61747200000pt" svg:height="0.39740416000pt" draw:transform="matrix(0.34700640000 0.00000000000 0.00000000000 0.34700640000 77.10248043136pt 44.29666632064pt)" svg:viewBox="0 0 3 0" svg:d="M2.61747 0.146253C2.61747 0.29301 2.04822 0.397404 1.32704 0.397404C0.606778 0.397404 0 0.29301 0 0.146253L0 0C0 0.146253 0.606778 0.251151 1.32704 0.251151C2.04822 0.251151 2.61747 0.146253 2.61747 0L2.61747 0.146253" koffice:nodeTypes="ccccccc"/>
            <draw:path draw:style-name="gr11" draw:id="shape364" draw:name="path4029" draw:layer="" svg:width="2.61747200000pt" svg:height="0.39740416000pt" draw:transform="matrix(0.34700640000 0.00000000000 0.00000000000 0.34700640000 77.10248043136pt 44.29666632064pt)" svg:viewBox="0 0 3 0" svg:d="M2.61747 0.146253C2.61747 0.29301 2.04822 0.397404 1.32704 0.397404C0.606778 0.397404 0 0.29301 0 0.146253L0 0C0 0.146253 0.606778 0.251151 1.32704 0.251151C2.04822 0.251151 2.61747 0.146253 2.61747 0L2.61747 0.146253" koffice:nodeTypes="ccccccc"/>
            <draw:path draw:style-name="gr2" draw:id="shape365" draw:name="path4031" draw:layer="" svg:width="2.61747200000pt" svg:height="0.63361600000pt" draw:transform="matrix(0.34700640000 0.00000000000 0.00000000000 0.34700640000 77.10248043136pt 44.15869657600pt)" svg:viewBox="0 0 3 1" svg:d="M1.32704 0.633616C2.04822 0.633616 2.61747 0.501162 2.61747 0.31649C2.61747 0.131818 2.04822 0 1.32704 0C0.606778 0 0 0.131818 0 0.31649C0 0.501162 0.606778 0.633616 1.32704 0.633616Z" koffice:nodeTypes="ccccc"/>
            <draw:path draw:style-name="gr11" draw:id="shape366" draw:name="path4033" draw:layer="" svg:width="2.61747200000pt" svg:height="0.63361600000pt" draw:transform="matrix(0.34700640000 0.00000000000 0.00000000000 0.34700640000 77.10248043136pt 44.15869657600pt)" svg:viewBox="0 0 3 1" svg:d="M1.32704 0.633616C2.04822 0.633616 2.61747 0.501162 2.61747 0.31649C2.61747 0.131818 2.04822 0 1.32704 0C0.606778 0 0 0.131818 0 0.31649C0 0.501162 0.606778 0.633616 1.32704 0.633616Z" koffice:nodeTypes="ccccc"/>
            <draw:path draw:style-name="gr2" draw:id="shape367" draw:name="path4035" draw:layer="" svg:width="2.61930272000pt" svg:height="0.39740416000pt" draw:transform="matrix(0.34700640000 0.00000000000 0.00000000000 0.34700640000 77.50500785536pt 44.61896586496pt)" svg:viewBox="0 0 3 0" svg:d="M2.6193 0.146253C2.6193 0.271828 2.01231 0.397404 1.29088 0.397404C0.569453 0.397404 0 0.271828 0 0.146253L0 0C0 0.146253 0.569453 0.251151 1.29088 0.251151C2.01231 0.251151 2.6193 0.146253 2.6193 0L2.6193 0.146253" koffice:nodeTypes="ccccccc"/>
            <draw:path draw:style-name="gr11" draw:id="shape368" draw:name="path4037" draw:layer="" svg:width="2.61930272000pt" svg:height="0.39740416000pt" draw:transform="matrix(0.34700640000 0.00000000000 0.00000000000 0.34700640000 77.50500785536pt 44.61896586496pt)" svg:viewBox="0 0 3 0" svg:d="M2.6193 0.146253C2.6193 0.271828 2.01231 0.397404 1.29088 0.397404C0.569453 0.397404 0 0.271828 0 0.146253L0 0C0 0.146253 0.569453 0.251151 1.29088 0.251151C2.01231 0.251151 2.6193 0.146253 2.6193 0L2.6193 0.146253" koffice:nodeTypes="ccccccc"/>
            <draw:path draw:style-name="gr2" draw:id="shape369" draw:name="path4039" draw:layer="" svg:width="2.61930272000pt" svg:height="0.68823616000pt" draw:transform="matrix(0.34700640000 0.00000000000 0.00000000000 0.34700640000 77.50500785536pt 44.46933670528pt)" svg:viewBox="0 0 3 1" svg:d="M1.29088 0.688236C2.01231 0.688236 2.6193 0.550191 2.6193 0.357724C2.6193 0.165256 2.01231 0 1.29088 0C0.569453 0 0 0.165256 0 0.357724C0 0.550191 0.569453 0.688236 1.29088 0.688236Z" koffice:nodeTypes="ccccc"/>
            <draw:path draw:style-name="gr11" draw:id="shape370" draw:name="path4041" draw:layer="" svg:width="2.61930272000pt" svg:height="0.68823616000pt" draw:transform="matrix(0.34700640000 0.00000000000 0.00000000000 0.34700640000 77.50500785536pt 44.46933670528pt)" svg:viewBox="0 0 3 1" svg:d="M1.29088 0.688236C2.01231 0.688236 2.6193 0.550191 2.6193 0.357724C2.6193 0.165256 2.01231 0 1.29088 0C0.569453 0 0 0.165256 0 0.357724C0 0.550191 0.569453 0.688236 1.29088 0.688236Z" koffice:nodeTypes="ccccc"/>
            <draw:path draw:style-name="gr2" draw:id="shape371" draw:name="path4043" draw:layer="" svg:width="2.61747200000pt" svg:height="0.39740416000pt" draw:transform="matrix(0.34700640000 0.00000000000 0.00000000000 0.34700640000 76.28548856320pt 44.31970754560pt)" svg:viewBox="0 0 3 0" svg:d="M2.61747 0.146757C2.61747 0.271828 2.04822 0.397404 1.32796 0.397404C0.606778 0.397404 0 0.271828 0 0.146757L0 0C0 0.125576 0.606778 0.251151 1.32796 0.251151C2.04822 0.251151 2.61747 0.125576 2.61747 0L2.61747 0.146757" koffice:nodeTypes="ccccccc"/>
            <draw:path draw:style-name="gr11" draw:id="shape372" draw:name="path4045" draw:layer="" svg:width="2.61747200000pt" svg:height="0.39740416000pt" draw:transform="matrix(0.34700640000 0.00000000000 0.00000000000 0.34700640000 76.28548856320pt 44.31970754560pt)" svg:viewBox="0 0 3 0" svg:d="M2.61747 0.146757C2.61747 0.271828 2.04822 0.397404 1.32796 0.397404C0.606778 0.397404 0 0.271828 0 0.146757L0 0C0 0.125576 0.606778 0.251151 1.32796 0.251151C2.04822 0.251151 2.61747 0.125576 2.61747 0L2.61747 0.146757" koffice:nodeTypes="ccccccc"/>
            <draw:path draw:style-name="gr2" draw:id="shape373" draw:name="path4047" draw:layer="" svg:width="2.61747200000pt" svg:height="0.68823616000pt" draw:transform="matrix(0.34700640000 0.00000000000 0.00000000000 0.34700640000 76.28548856320pt 44.17007838592pt)" svg:viewBox="0 0 3 1" svg:d="M1.32796 0.688236C2.04822 0.688236 2.61747 0.52298 2.61747 0.357724C2.61747 0.165256 2.04822 0 1.32796 0C0.606778 0 0 0.165256 0 0.357724C0 0.52298 0.606778 0.688236 1.32796 0.688236Z" koffice:nodeTypes="ccccc"/>
            <draw:path draw:style-name="gr11" draw:id="shape374" draw:name="path4049" draw:layer="" svg:width="2.61747200000pt" svg:height="0.68823616000pt" draw:transform="matrix(0.34700640000 0.00000000000 0.00000000000 0.34700640000 76.28548856320pt 44.17007838592pt)" svg:viewBox="0 0 3 1" svg:d="M1.32796 0.688236C2.04822 0.688236 2.61747 0.52298 2.61747 0.357724C2.61747 0.165256 2.04822 0 1.32796 0C0.606778 0 0 0.165256 0 0.357724C0 0.52298 0.606778 0.688236 1.32796 0.688236Z" koffice:nodeTypes="ccccc"/>
            <draw:path draw:style-name="gr2" draw:id="shape375" draw:name="path4051" draw:layer="" svg:width="2.61747200000pt" svg:height="0.39740416000pt" draw:transform="matrix(0.34700640000 0.00000000000 0.00000000000 0.34700640000 75.46849669504pt 44.29666632064pt)" svg:viewBox="0 0 3 0" svg:d="M2.61747 0.146253C2.61747 0.29301 2.01069 0.397404 1.28952 0.397404C0.568339 0.397404 0 0.29301 0 0.146253L0 0C0 0.146253 0.568339 0.251151 1.28952 0.251151C2.01069 0.251151 2.61747 0.146253 2.61747 0L2.61747 0.146253" koffice:nodeTypes="ccccccc"/>
            <draw:path draw:style-name="gr11" draw:id="shape376" draw:name="path4053" draw:layer="" svg:width="2.61747200000pt" svg:height="0.39740416000pt" draw:transform="matrix(0.34700640000 0.00000000000 0.00000000000 0.34700640000 75.46849669504pt 44.29666632064pt)" svg:viewBox="0 0 3 0" svg:d="M2.61747 0.146253C2.61747 0.29301 2.01069 0.397404 1.28952 0.397404C0.568339 0.397404 0 0.29301 0 0.146253L0 0C0 0.146253 0.568339 0.251151 1.28952 0.251151C2.01069 0.251151 2.61747 0.146253 2.61747 0L2.61747 0.146253" koffice:nodeTypes="ccccccc"/>
            <draw:path draw:style-name="gr2" draw:id="shape377" draw:name="path4055" draw:layer="" svg:width="2.61747200000pt" svg:height="0.63361600000pt" draw:transform="matrix(0.34700640000 0.00000000000 0.00000000000 0.34700640000 75.46849669504pt 44.15869657600pt)" svg:viewBox="0 0 3 1" svg:d="M1.28952 0.633616C2.01069 0.633616 2.61747 0.501162 2.61747 0.31649C2.61747 0.131818 2.01069 0 1.28952 0C0.568339 0 0 0.131818 0 0.31649C0 0.501162 0.568339 0.633616 1.28952 0.633616Z" koffice:nodeTypes="ccccc"/>
            <draw:path draw:style-name="gr11" draw:id="shape378" draw:name="path4057" draw:layer="" svg:width="2.61747200000pt" svg:height="0.63361600000pt" draw:transform="matrix(0.34700640000 0.00000000000 0.00000000000 0.34700640000 75.46849669504pt 44.15869657600pt)" svg:viewBox="0 0 3 1" svg:d="M1.28952 0.633616C2.01069 0.633616 2.61747 0.501162 2.61747 0.31649C2.61747 0.131818 2.01069 0 1.28952 0C0.568339 0 0 0.131818 0 0.31649C0 0.501162 0.568339 0.633616 1.28952 0.633616Z" koffice:nodeTypes="ccccc"/>
            <draw:path draw:style-name="gr2" draw:id="shape379" draw:name="path4059" draw:layer="" svg:width="2.54296352000pt" svg:height="0.43983424000pt" draw:transform="matrix(0.34700640000 0.00000000000 0.00000000000 0.34700640000 75.35329057024pt 44.63062528000pt)" svg:viewBox="0 0 3 0" svg:d="M2.54296 0.153862C2.54296 0.307725 1.98187 0.439834 1.27103 0.439834C0.561094 0.439834 0 0.307725 0 0.153862L0 0C0 0.153862 0.561094 0.285972 1.27103 0.285972C1.98187 0.285972 2.54296 0.153862 2.54296 0L2.54296 0.153862" koffice:nodeTypes="ccccccc"/>
            <draw:path draw:style-name="gr11" draw:id="shape380" draw:name="path4061" draw:layer="" svg:width="2.54296352000pt" svg:height="0.43983424000pt" draw:transform="matrix(0.34700640000 0.00000000000 0.00000000000 0.34700640000 75.35329057024pt 44.63062528000pt)" svg:viewBox="0 0 3 0" svg:d="M2.54296 0.153862C2.54296 0.307725 1.98187 0.439834 1.27103 0.439834C0.561094 0.439834 0 0.307725 0 0.153862L0 0C0 0.153862 0.561094 0.285972 1.27103 0.285972C1.98187 0.285972 2.54296 0.153862 2.54296 0L2.54296 0.153862" koffice:nodeTypes="ccccccc"/>
            <draw:path draw:style-name="gr2" draw:id="shape381" draw:name="path4063" draw:layer="" svg:width="2.54296352000pt" svg:height="0.68823616000pt" draw:transform="matrix(0.34700640000 0.00000000000 0.00000000000 0.34700640000 75.35329057024pt 44.49237793024pt)" svg:viewBox="0 0 3 1" svg:d="M1.27103 0.688236C1.98187 0.688236 2.54296 0.52298 2.54296 0.330513C2.54296 0.165256 1.98187 0 1.27103 0C0.561094 0 0 0.165256 0 0.330513C0 0.52298 0.561094 0.688236 1.27103 0.688236Z" koffice:nodeTypes="ccccc"/>
            <draw:path draw:style-name="gr11" draw:id="shape382" draw:name="path4065" draw:layer="" svg:width="2.54296352000pt" svg:height="0.68823616000pt" draw:transform="matrix(0.34700640000 0.00000000000 0.00000000000 0.34700640000 75.35329057024pt 44.49237793024pt)" svg:viewBox="0 0 3 1" svg:d="M1.27103 0.688236C1.98187 0.688236 2.54296 0.52298 2.54296 0.330513C2.54296 0.165256 1.98187 0 1.27103 0C0.561094 0 0 0.165256 0 0.330513C0 0.52298 0.561094 0.688236 1.27103 0.688236Z" koffice:nodeTypes="ccccc"/>
            <draw:path draw:style-name="gr2" draw:id="shape383" draw:name="path4067" draw:layer="" svg:width="2.61564192000pt" svg:height="0.39639616000pt" draw:transform="matrix(0.34700640000 0.00000000000 0.00000000000 0.34700640000 76.12447759360pt 44.65366650496pt)" svg:viewBox="0 0 3 0" svg:d="M2.61564 0.146067C2.61564 0.292134 2.0475 0.396396 1.32658 0.396396C0.605651 0.396396 0 0.292134 0 0.146067L0 0C0 0.146067 0.605651 0.250329 1.32658 0.250329C2.0475 0.250329 2.61564 0.146067 2.61564 0L2.61564 0.146067" koffice:nodeTypes="ccccccc"/>
            <draw:path draw:style-name="gr11" draw:id="shape384" draw:name="path4069" draw:layer="" svg:width="2.61564192000pt" svg:height="0.39639616000pt" draw:transform="matrix(0.34700640000 0.00000000000 0.00000000000 0.34700640000 76.12447759360pt 44.65366650496pt)" svg:viewBox="0 0 3 0" svg:d="M2.61564 0.146067C2.61564 0.292134 2.0475 0.396396 1.32658 0.396396C0.605651 0.396396 0 0.292134 0 0.146067L0 0C0 0.146067 0.605651 0.250329 1.32658 0.250329C2.0475 0.250329 2.61564 0.146067 2.61564 0L2.61564 0.146067" koffice:nodeTypes="ccccccc"/>
            <draw:path draw:style-name="gr2" draw:id="shape385" draw:name="path4071" draw:layer="" svg:width="2.61564192000pt" svg:height="0.63361600000pt" draw:transform="matrix(0.34700640000 0.00000000000 0.00000000000 0.34700640000 76.12447759360pt 44.51541915520pt)" svg:viewBox="0 0 3 1" svg:d="M1.32658 0.633616C2.0475 0.633616 2.61564 0.501798 2.61564 0.317126C2.61564 0.131818 2.0475 0 1.32658 0C0.605651 0 0 0.131818 0 0.317126C0 0.501798 0.605651 0.633616 1.32658 0.633616Z" koffice:nodeTypes="ccccc"/>
            <draw:path draw:style-name="gr11" draw:id="shape386" draw:name="path4073" draw:layer="" svg:width="2.61564192000pt" svg:height="0.63361600000pt" draw:transform="matrix(0.34700640000 0.00000000000 0.00000000000 0.34700640000 76.12447759360pt 44.51541915520pt)" svg:viewBox="0 0 3 1" svg:d="M1.32658 0.633616C2.0475 0.633616 2.61564 0.501798 2.61564 0.317126C2.61564 0.131818 2.0475 0 1.32658 0C0.605651 0 0 0.131818 0 0.317126C0 0.501798 0.605651 0.633616 1.32658 0.633616Z" koffice:nodeTypes="ccccc"/>
            <draw:path draw:style-name="gr2" draw:id="shape387" draw:name="path4075" draw:layer="" svg:width="2.61747200000pt" svg:height="0.39740416000pt" draw:transform="matrix(0.34700640000 0.00000000000 0.00000000000 0.34700640000 76.84930456192pt 44.81467747456pt)" svg:viewBox="0 0 3 0" svg:d="M2.61747 0.146253C2.61747 0.292506 2.01069 0.397404 1.28952 0.397404C0.569254 0.397404 0 0.292506 0 0.146253L0 0C0 0.146253 0.569254 0.250647 1.28952 0.250647C2.01069 0.250647 2.61747 0.146253 2.61747 0L2.61747 0.146253" koffice:nodeTypes="ccccccc"/>
            <draw:path draw:style-name="gr11" draw:id="shape388" draw:name="path4077" draw:layer="" svg:width="2.61747200000pt" svg:height="0.39740416000pt" draw:transform="matrix(0.34700640000 0.00000000000 0.00000000000 0.34700640000 76.84930456192pt 44.81467747456pt)" svg:viewBox="0 0 3 0" svg:d="M2.61747 0.146253C2.61747 0.292506 2.01069 0.397404 1.28952 0.397404C0.569254 0.397404 0 0.292506 0 0.146253L0 0C0 0.146253 0.569254 0.250647 1.28952 0.250647C2.01069 0.250647 2.61747 0.146253 2.61747 0L2.61747 0.146253" koffice:nodeTypes="ccccccc"/>
            <draw:path draw:style-name="gr2" draw:id="shape389" draw:name="path4079" draw:layer="" svg:width="2.61747200000pt" svg:height="0.63234304000pt" draw:transform="matrix(0.34700640000 0.00000000000 0.00000000000 0.34700640000 76.84930456192pt 44.67670772992pt)" svg:viewBox="0 0 3 1" svg:d="M1.28952 0.632343C2.01069 0.632343 2.61747 0.500658 2.61747 0.316172C2.61747 0.131685 2.01069 0 1.28952 0C0.569254 0 0 0.131685 0 0.316172C0 0.500658 0.569254 0.632343 1.28952 0.632343Z" koffice:nodeTypes="ccccc"/>
            <draw:path draw:style-name="gr11" draw:id="shape390" draw:name="path4081" draw:layer="" svg:width="2.61747200000pt" svg:height="0.63234304000pt" draw:transform="matrix(0.34700640000 0.00000000000 0.00000000000 0.34700640000 76.84930456192pt 44.67670772992pt)" svg:viewBox="0 0 3 1" svg:d="M1.28952 0.632343C2.01069 0.632343 2.61747 0.500658 2.61747 0.316172C2.61747 0.131685 2.01069 0 1.28952 0C0.569254 0 0 0.131685 0 0.316172C0 0.500658 0.569254 0.632343 1.28952 0.632343Z" koffice:nodeTypes="ccccc"/>
            <draw:path draw:style-name="gr2" draw:id="shape391" draw:name="path4083" draw:layer="" svg:width="2.61747200000pt" svg:height="0.39740416000pt" draw:transform="matrix(0.34700640000 0.00000000000 0.00000000000 0.34700640000 76.42345830784pt 43.85943825664pt)" svg:viewBox="0 0 3 0" svg:d="M2.61747 0.146253C2.61747 0.271828 2.04822 0.397404 1.32796 0.397404C0.606778 0.397404 0 0.271828 0 0.146253L0 0C0 0.146253 0.606778 0.250647 1.32796 0.250647C2.04822 0.250647 2.61747 0.146253 2.61747 0L2.61747 0.146253" koffice:nodeTypes="ccccccc"/>
            <draw:path draw:style-name="gr11" draw:id="shape392" draw:name="path4085" draw:layer="" svg:width="2.61747200000pt" svg:height="0.39740416000pt" draw:transform="matrix(0.34700640000 0.00000000000 0.00000000000 0.34700640000 76.42345830784pt 43.85943825664pt)" svg:viewBox="0 0 3 0" svg:d="M2.61747 0.146253C2.61747 0.271828 2.04822 0.397404 1.32796 0.397404C0.606778 0.397404 0 0.271828 0 0.146253L0 0C0 0.146253 0.606778 0.250647 1.32796 0.250647C2.04822 0.250647 2.61747 0.146253 2.61747 0L2.61747 0.146253" koffice:nodeTypes="ccccccc"/>
            <draw:path draw:style-name="gr2" draw:id="shape393" draw:name="path4087" draw:layer="" svg:width="2.61747200000pt" svg:height="0.68690944000pt" draw:transform="matrix(0.34700640000 0.00000000000 0.00000000000 0.34700640000 76.42345830784pt 43.70980909696pt)" svg:viewBox="0 0 3 1" svg:d="M1.32796 0.686909C2.04822 0.686909 2.61747 0.54966 2.61747 0.357379C2.61747 0.165097 2.04822 0 1.32796 0C0.606778 0 0 0.165097 0 0.357379C0 0.54966 0.606778 0.686909 1.32796 0.686909Z" koffice:nodeTypes="ccccc"/>
            <draw:path draw:style-name="gr11" draw:id="shape394" draw:name="path4089" draw:layer="" svg:width="2.61747200000pt" svg:height="0.68690944000pt" draw:transform="matrix(0.34700640000 0.00000000000 0.00000000000 0.34700640000 76.42345830784pt 43.70980909696pt)" svg:viewBox="0 0 3 1" svg:d="M1.32796 0.686909C2.04822 0.686909 2.61747 0.54966 2.61747 0.357379C2.61747 0.165097 2.04822 0 1.32796 0C0.606778 0 0 0.165097 0 0.357379C0 0.54966 0.606778 0.686909 1.32796 0.686909Z" koffice:nodeTypes="ccccc"/>
            <draw:path draw:style-name="gr2" draw:id="shape395" draw:name="path4091" draw:layer="" svg:width="2.61747200000pt" svg:height="0.43983424000pt" draw:transform="matrix(0.34700640000 0.00000000000 0.00000000000 0.34700640000 76.64221114240pt 44.11261412608pt)" svg:viewBox="0 0 3 0" svg:d="M2.61747 0.153862C2.61747 0.307725 2.04822 0.439834 1.32704 0.439834C0.606778 0.439834 0 0.307725 0 0.153862L0 0C0 0.153862 0.606778 0.285972 1.32704 0.285972C2.04822 0.285972 2.61747 0.153862 2.61747 0L2.61747 0.153862" koffice:nodeTypes="ccccccc"/>
            <draw:path draw:style-name="gr11" draw:id="shape396" draw:name="path4093" draw:layer="" svg:width="2.61747200000pt" svg:height="0.43983424000pt" draw:transform="matrix(0.34700640000 0.00000000000 0.00000000000 0.34700640000 76.64221114240pt 44.11261412608pt)" svg:viewBox="0 0 3 0" svg:d="M2.61747 0.153862C2.61747 0.307725 2.04822 0.439834 1.32704 0.439834C0.606778 0.439834 0 0.307725 0 0.153862L0 0C0 0.153862 0.606778 0.285972 1.32704 0.285972C2.04822 0.285972 2.61747 0.153862 2.61747 0L2.61747 0.153862" koffice:nodeTypes="ccccccc"/>
            <draw:path draw:style-name="gr2" draw:id="shape397" draw:name="path4095" draw:layer="" svg:width="2.61747200000pt" svg:height="0.68690944000pt" draw:transform="matrix(0.34700640000 0.00000000000 0.00000000000 0.34700640000 76.64221114240pt 43.97464438144pt)" svg:viewBox="0 0 3 1" svg:d="M1.32704 0.686909C2.04822 0.686909 2.61747 0.521812 2.61747 0.329531C2.61747 0.164434 2.04822 0 1.32704 0C0.606778 0 0 0.164434 0 0.329531C0 0.521812 0.606778 0.686909 1.32704 0.686909Z" koffice:nodeTypes="ccccc"/>
            <draw:path draw:style-name="gr11" draw:id="shape398" draw:name="path4097" draw:layer="" svg:width="2.61747200000pt" svg:height="0.68690944000pt" draw:transform="matrix(0.34700640000 0.00000000000 0.00000000000 0.34700640000 76.64221114240pt 43.97464438144pt)" svg:viewBox="0 0 3 1" svg:d="M1.32704 0.686909C2.04822 0.686909 2.61747 0.521812 2.61747 0.329531C2.61747 0.164434 2.04822 0 1.32704 0C0.606778 0 0 0.164434 0 0.329531C0 0.521812 0.606778 0.686909 1.32704 0.686909Z" koffice:nodeTypes="ccccc"/>
            <draw:path draw:style-name="gr2" draw:id="shape399" draw:name="path4099" draw:layer="" svg:width="2.61747200000pt" svg:height="0.39639616000pt" draw:transform="matrix(0.34700640000 0.00000000000 0.00000000000 0.34700640000 75.82521927424pt 44.15869657600pt)" svg:viewBox="0 0 3 0" svg:d="M2.61747 0.146067C2.61747 0.292134 2.04822 0.396396 1.32796 0.396396C0.606778 0.396396 0 0.292134 0 0.146067L0 0C0 0.146067 0.606778 0.250329 1.32796 0.250329C2.04822 0.250329 2.61747 0.146067 2.61747 0L2.61747 0.146067" koffice:nodeTypes="ccccccc"/>
            <draw:path draw:style-name="gr11" draw:id="shape400" draw:name="path4101" draw:layer="" svg:width="2.61747200000pt" svg:height="0.39639616000pt" draw:transform="matrix(0.34700640000 0.00000000000 0.00000000000 0.34700640000 75.82521927424pt 44.15869657600pt)" svg:viewBox="0 0 3 0" svg:d="M2.61747 0.146067C2.61747 0.292134 2.04822 0.396396 1.32796 0.396396C0.606778 0.396396 0 0.292134 0 0.146067L0 0C0 0.146067 0.606778 0.250329 1.32796 0.250329C2.04822 0.250329 2.61747 0.146067 2.61747 0L2.61747 0.146067" koffice:nodeTypes="ccccccc"/>
            <draw:path draw:style-name="gr2" draw:id="shape401" draw:name="path4103" draw:layer="" svg:width="2.61747200000pt" svg:height="0.63361600000pt" draw:transform="matrix(0.34700640000 0.00000000000 0.00000000000 0.34700640000 75.82521927424pt 44.02044922624pt)" svg:viewBox="0 0 3 1" svg:d="M1.32796 0.633616C2.04822 0.633616 2.61747 0.501798 2.61747 0.317126C2.61747 0.132454 2.04822 0 1.32796 0C0.606778 0 0 0.132454 0 0.317126C0 0.501798 0.606778 0.633616 1.32796 0.633616Z" koffice:nodeTypes="ccccc"/>
            <draw:path draw:style-name="gr11" draw:id="shape402" draw:name="path4105" draw:layer="" svg:width="2.61747200000pt" svg:height="0.63361600000pt" draw:transform="matrix(0.34700640000 0.00000000000 0.00000000000 0.34700640000 75.82521927424pt 44.02044922624pt)" svg:viewBox="0 0 3 1" svg:d="M1.32796 0.633616C2.04822 0.633616 2.61747 0.501798 2.61747 0.317126C2.61747 0.132454 2.04822 0 1.32796 0C0.606778 0 0 0.132454 0 0.317126C0 0.501798 0.606778 0.633616 1.32796 0.633616Z" koffice:nodeTypes="ccccc"/>
            <draw:path draw:style-name="gr2" draw:id="shape403" draw:name="path4107" draw:layer="" svg:width="2.61747200000pt" svg:height="0.43983424000pt" draw:transform="matrix(0.34700640000 0.00000000000 0.00000000000 0.34700640000 75.68697192448pt 44.49237793024pt)" svg:viewBox="0 0 3 0" svg:d="M2.61747 0.153862C2.61747 0.308255 2.01069 0.439834 1.29043 0.439834C0.569254 0.439834 0 0.308255 0 0.153862L0 0C0 0.153862 0.569254 0.285972 1.29043 0.285972C2.01069 0.285972 2.61747 0.153862 2.61747 0L2.61747 0.153862" koffice:nodeTypes="ccccccc"/>
            <draw:path draw:style-name="gr11" draw:id="shape404" draw:name="path4109" draw:layer="" svg:width="2.61747200000pt" svg:height="0.43983424000pt" draw:transform="matrix(0.34700640000 0.00000000000 0.00000000000 0.34700640000 75.68697192448pt 44.49237793024pt)" svg:viewBox="0 0 3 0" svg:d="M2.61747 0.153862C2.61747 0.308255 2.01069 0.439834 1.29043 0.439834C0.569254 0.439834 0 0.308255 0 0.153862L0 0C0 0.153862 0.569254 0.285972 1.29043 0.285972C2.01069 0.285972 2.61747 0.153862 2.61747 0L2.61747 0.153862" koffice:nodeTypes="ccccccc"/>
            <draw:path draw:style-name="gr2" draw:id="shape405" draw:name="path4111" draw:layer="" svg:width="2.61747200000pt" svg:height="0.68690944000pt" draw:transform="matrix(0.34700640000 0.00000000000 0.00000000000 0.34700640000 75.68697192448pt 44.35440818560pt)" svg:viewBox="0 0 3 1" svg:d="M1.29043 0.686909C2.01069 0.686909 2.61747 0.521812 2.61747 0.329531C2.61747 0.164434 2.01069 0 1.29043 0C0.569254 0 0 0.164434 0 0.329531C0 0.521812 0.569254 0.686909 1.29043 0.686909Z" koffice:nodeTypes="ccccc"/>
            <draw:path draw:style-name="gr11" draw:id="shape406" draw:name="path4113" draw:layer="" svg:width="2.61747200000pt" svg:height="0.68690944000pt" draw:transform="matrix(0.34700640000 0.00000000000 0.00000000000 0.34700640000 75.68697192448pt 44.35440818560pt)" svg:viewBox="0 0 3 1" svg:d="M1.29043 0.686909C2.01069 0.686909 2.61747 0.521812 2.61747 0.329531C2.61747 0.164434 2.01069 0 1.29043 0C0.569254 0 0 0.164434 0 0.329531C0 0.521812 0.569254 0.686909 1.29043 0.686909Z" koffice:nodeTypes="ccccc"/>
            <draw:path draw:style-name="gr2" draw:id="shape407" draw:name="path4115" draw:layer="" svg:width="2.61747200000pt" svg:height="0.43983424000pt" draw:transform="matrix(0.34700640000 0.00000000000 0.00000000000 0.34700640000 76.36599404800pt 44.41187244544pt)" svg:viewBox="0 0 3 0" svg:d="M2.61747 0.153862C2.61747 0.307725 2.01069 0.439834 1.32796 0.439834C0.606778 0.439834 0 0.307725 0 0.153862L0 0C0 0.153862 0.606778 0.285972 1.32796 0.285972C2.01069 0.285972 2.61747 0.153862 2.61747 0L2.61747 0.153862" koffice:nodeTypes="ccccccc"/>
            <draw:path draw:style-name="gr11" draw:id="shape408" draw:name="path4117" draw:layer="" svg:width="2.61747200000pt" svg:height="0.43983424000pt" draw:transform="matrix(0.34700640000 0.00000000000 0.00000000000 0.34700640000 76.36599404800pt 44.41187244544pt)" svg:viewBox="0 0 3 0" svg:d="M2.61747 0.153862C2.61747 0.307725 2.01069 0.439834 1.32796 0.439834C0.606778 0.439834 0 0.307725 0 0.153862L0 0C0 0.153862 0.606778 0.285972 1.32796 0.285972C2.01069 0.285972 2.61747 0.153862 2.61747 0L2.61747 0.153862" koffice:nodeTypes="ccccccc"/>
            <draw:path draw:style-name="gr2" draw:id="shape409" draw:name="path4119" draw:layer="" svg:width="2.61747200000pt" svg:height="0.68823616000pt" draw:transform="matrix(0.34700640000 0.00000000000 0.00000000000 0.34700640000 76.36599404800pt 44.27362509568pt)" svg:viewBox="0 0 3 1" svg:d="M1.32796 0.688236C2.01069 0.688236 2.61747 0.52298 2.61747 0.330513C2.61747 0.165256 2.01069 0 1.32796 0C0.606778 0 0 0.165256 0 0.330513C0 0.52298 0.606778 0.688236 1.32796 0.688236Z" koffice:nodeTypes="ccccc"/>
            <draw:path draw:style-name="gr11" draw:id="shape410" draw:name="path4121" draw:layer="" svg:width="2.61747200000pt" svg:height="0.68823616000pt" draw:transform="matrix(0.34700640000 0.00000000000 0.00000000000 0.34700640000 76.36599404800pt 44.27362509568pt)" svg:viewBox="0 0 3 1" svg:d="M1.32796 0.688236C2.01069 0.688236 2.61747 0.52298 2.61747 0.330513C2.61747 0.165256 2.01069 0 1.32796 0C0.606778 0 0 0.165256 0 0.330513C0 0.52298 0.606778 0.688236 1.32796 0.688236Z" koffice:nodeTypes="ccccc"/>
            <draw:path draw:style-name="gr2" draw:id="shape411" draw:name="path4123" draw:layer="" svg:width="2.54115968000pt" svg:height="0.39740416000pt" draw:transform="matrix(0.34700640000 0.00000000000 0.00000000000 0.34700640000 77.17160410624pt 44.53846038016pt)" svg:viewBox="0 0 3 0" svg:d="M2.54116 0.146253C2.54116 0.292506 1.98026 0.397404 1.27058 0.397404C0.559993 0.397404 0 0.292506 0 0.146253L0 0C0 0.146253 0.559993 0.251151 1.27058 0.251151C1.98026 0.251151 2.54116 0.146253 2.54116 0L2.54116 0.146253" koffice:nodeTypes="ccccccc"/>
            <draw:path draw:style-name="gr11" draw:id="shape412" draw:name="path4125" draw:layer="" svg:width="2.54115968000pt" svg:height="0.39740416000pt" draw:transform="matrix(0.34700640000 0.00000000000 0.00000000000 0.34700640000 77.17160410624pt 44.53846038016pt)" svg:viewBox="0 0 3 0" svg:d="M2.54116 0.146253C2.54116 0.292506 1.98026 0.397404 1.27058 0.397404C0.559993 0.397404 0 0.292506 0 0.146253L0 0C0 0.146253 0.559993 0.251151 1.27058 0.251151C1.98026 0.251151 2.54116 0.146253 2.54116 0L2.54116 0.146253" koffice:nodeTypes="ccccccc"/>
            <draw:path draw:style-name="gr2" draw:id="shape413" draw:name="path4127" draw:layer="" svg:width="2.54115968000pt" svg:height="0.63361600000pt" draw:transform="matrix(0.34700640000 0.00000000000 0.00000000000 0.34700640000 77.17160410624pt 44.40049063552pt)" svg:viewBox="0 0 3 1" svg:d="M1.27058 0.633616C1.98026 0.633616 2.54116 0.501162 2.54116 0.31649C2.54116 0.131818 1.98026 0 1.27058 0C0.559993 0 0 0.131818 0 0.31649C0 0.501162 0.559993 0.633616 1.27058 0.633616Z" koffice:nodeTypes="ccccc"/>
            <draw:path draw:style-name="gr11" draw:id="shape414" draw:name="path4129" draw:layer="" svg:width="2.54115968000pt" svg:height="0.63361600000pt" draw:transform="matrix(0.34700640000 0.00000000000 0.00000000000 0.34700640000 77.17160410624pt 44.40049063552pt)" svg:viewBox="0 0 3 1" svg:d="M1.27058 0.633616C1.98026 0.633616 2.54116 0.501162 2.54116 0.31649C2.54116 0.131818 1.98026 0 1.27058 0C0.559993 0 0 0.131818 0 0.31649C0 0.501162 0.559993 0.633616 1.27058 0.633616Z" koffice:nodeTypes="ccccc"/>
            <draw:path draw:style-name="gr2" draw:id="shape415" draw:name="path4131" draw:layer="" svg:width="2.54296352000pt" svg:height="0.39740416000pt" draw:transform="matrix(0.34700640000 0.00000000000 0.00000000000 0.34700640000 75.65254888960pt 44.97568844416pt)" svg:viewBox="0 0 3 0" svg:d="M2.54296 0.146253C2.54296 0.29301 1.98187 0.397404 1.27103 0.397404C0.561094 0.397404 0 0.29301 0 0.146253L0 0C0 0.146253 0.561094 0.251151 1.27103 0.251151C1.98187 0.251151 2.54296 0.146253 2.54296 0L2.54296 0.146253" koffice:nodeTypes="ccccccc"/>
            <draw:path draw:style-name="gr11" draw:id="shape416" draw:name="path4133" draw:layer="" svg:width="2.54296352000pt" svg:height="0.39740416000pt" draw:transform="matrix(0.34700640000 0.00000000000 0.00000000000 0.34700640000 75.65254888960pt 44.97568844416pt)" svg:viewBox="0 0 3 0" svg:d="M2.54296 0.146253C2.54296 0.29301 1.98187 0.397404 1.27103 0.397404C0.561094 0.397404 0 0.29301 0 0.146253L0 0C0 0.146253 0.561094 0.251151 1.27103 0.251151C1.98187 0.251151 2.54296 0.146253 2.54296 0L2.54296 0.146253" koffice:nodeTypes="ccccccc"/>
            <draw:path draw:style-name="gr2" draw:id="shape417" draw:name="path4135" draw:layer="" svg:width="2.54296352000pt" svg:height="0.63361600000pt" draw:transform="matrix(0.34700640000 0.00000000000 0.00000000000 0.34700640000 75.65254888960pt 44.83771869952pt)" svg:viewBox="0 0 3 1" svg:d="M1.27103 0.633616C1.98187 0.633616 2.54296 0.501162 2.54296 0.31649C2.54296 0.131818 1.98187 0 1.27103 0C0.561094 0 0 0.131818 0 0.31649C0 0.501162 0.561094 0.633616 1.27103 0.633616Z" koffice:nodeTypes="ccccc"/>
            <draw:path draw:style-name="gr11" draw:id="shape418" draw:name="path4137" draw:layer="" svg:width="2.54296352000pt" svg:height="0.63361600000pt" draw:transform="matrix(0.34700640000 0.00000000000 0.00000000000 0.34700640000 75.65254888960pt 44.83771869952pt)" svg:viewBox="0 0 3 1" svg:d="M1.27103 0.633616C1.98187 0.633616 2.54296 0.501162 2.54296 0.31649C2.54296 0.131818 1.98187 0 1.27103 0C0.561094 0 0 0.131818 0 0.31649C0 0.501162 0.561094 0.633616 1.27103 0.633616Z" koffice:nodeTypes="ccccc"/>
            <draw:path draw:style-name="gr2" draw:id="shape419" draw:name="path4139" draw:layer="" svg:width="2.61747200000pt" svg:height="0.39740416000pt" draw:transform="matrix(0.34700640000 0.00000000000 0.00000000000 0.34700640000 78.24177184384pt 44.69947134976pt)" svg:viewBox="0 0 3 0" svg:d="M2.61747 0.146757C2.61747 0.271828 2.04822 0.397404 1.32704 0.397404C0.606778 0.397404 0 0.271828 0 0.146757L0 0C0 0.125576 0.606778 0.251151 1.32704 0.251151C2.04822 0.251151 2.61747 0.125576 2.61747 0L2.61747 0.146757" koffice:nodeTypes="ccccccc"/>
            <draw:path draw:style-name="gr11" draw:id="shape420" draw:name="path4141" draw:layer="" svg:width="2.61747200000pt" svg:height="0.39740416000pt" draw:transform="matrix(0.34700640000 0.00000000000 0.00000000000 0.34700640000 78.24177184384pt 44.69947134976pt)" svg:viewBox="0 0 3 0" svg:d="M2.61747 0.146757C2.61747 0.271828 2.04822 0.397404 1.32704 0.397404C0.606778 0.397404 0 0.271828 0 0.146757L0 0C0 0.125576 0.606778 0.251151 1.32704 0.251151C2.04822 0.251151 2.61747 0.125576 2.61747 0L2.61747 0.146757" koffice:nodeTypes="ccccccc"/>
            <draw:path draw:style-name="gr2" draw:id="shape421" draw:name="path4143" draw:layer="" svg:width="2.61747200000pt" svg:height="0.68823616000pt" draw:transform="matrix(0.34700640000 0.00000000000 0.00000000000 0.34700640000 78.24177184384pt 44.54984219008pt)" svg:viewBox="0 0 3 1" svg:d="M1.32704 0.688236C2.04822 0.688236 2.61747 0.52298 2.61747 0.357724C2.61747 0.165256 2.04822 0 1.32704 0C0.606778 0 0 0.165256 0 0.357724C0 0.52298 0.606778 0.688236 1.32704 0.688236Z" koffice:nodeTypes="ccccc"/>
            <draw:path draw:style-name="gr11" draw:id="shape422" draw:name="path4145" draw:layer="" svg:width="2.61747200000pt" svg:height="0.68823616000pt" draw:transform="matrix(0.34700640000 0.00000000000 0.00000000000 0.34700640000 78.24177184384pt 44.54984219008pt)" svg:viewBox="0 0 3 1" svg:d="M1.32704 0.688236C2.04822 0.688236 2.61747 0.52298 2.61747 0.357724C2.61747 0.165256 2.04822 0 1.32704 0C0.606778 0 0 0.165256 0 0.357724C0 0.52298 0.606778 0.688236 1.32704 0.688236Z" koffice:nodeTypes="ccccc"/>
            <draw:path draw:style-name="gr2" draw:id="shape423" draw:name="path4147" draw:layer="" svg:width="2.12926464000pt" svg:height="0.39740416000pt" draw:transform="matrix(0.34700640000 0.00000000000 0.00000000000 0.34700640000 77.47058482048pt 43.43359200256pt)" svg:viewBox="0 0 2 0" svg:d="M2.12926 0.251151L2.12926 0.397404C1.98451 0.397404 1.83976 0.397404 1.64598 0.397404C0.726098 0.397404 0 0.292506 0 0.146757L0 0C0 0.146757 0.726098 0.251151 1.64598 0.251151L2.12926 0.251151" koffice:nodeTypes="ccccccc"/>
            <draw:path draw:style-name="gr11" draw:id="shape424" draw:name="path4149" draw:layer="" svg:width="2.12926464000pt" svg:height="0.39740416000pt" draw:transform="matrix(0.34700640000 0.00000000000 0.00000000000 0.34700640000 77.47058482048pt 43.43359200256pt)" svg:viewBox="0 0 2 0" svg:d="M2.12926 0.251151L2.12926 0.397404C1.98451 0.397404 1.83976 0.397404 1.64598 0.397404C0.726098 0.397404 0 0.292506 0 0.146757L0 0C0 0.146757 0.726098 0.251151 1.64598 0.251151" koffice:nodeTypes="cccccc"/>
            <draw:path draw:style-name="gr2" draw:id="shape425" draw:name="path4151" draw:layer="" svg:width="2.22606400000pt" svg:height="0.63361600000pt" draw:transform="matrix(0.34700640000 0.00000000000 0.00000000000 0.34700640000 77.47058482048pt 43.29562225792pt)" svg:viewBox="0 0 2 1" svg:d="M2.17713 0.633616C2.02912 0.633616 1.88111 0.633616 1.68298 0.633616C0.742419 0.633616 0 0.501798 0 0.31649C0 0.131818 0.742419 0 1.68298 0C1.88111 0 2.07806 0 2.22606 0.0261088L2.17713 0.633616" koffice:nodeTypes="cccccc"/>
            <draw:path draw:style-name="gr11" draw:id="shape426" draw:name="path4153" draw:layer="" svg:width="2.22606400000pt" svg:height="0.63361600000pt" draw:transform="matrix(0.34700640000 0.00000000000 0.00000000000 0.34700640000 77.47058482048pt 43.29562225792pt)" svg:viewBox="0 0 2 1" svg:d="M2.17713 0.633616C2.02912 0.633616 1.88111 0.633616 1.68298 0.633616C0.742419 0.633616 0 0.501798 0 0.31649C0 0.131818 0.742419 0 1.68298 0C1.88111 0 2.07806 0 2.22606 0.0261088L2.17713 0.633616" koffice:nodeTypes="cccccc"/>
            <draw:path draw:style-name="gr2" draw:id="shape427" draw:name="path4155" draw:layer="" svg:width="2.54296352000pt" svg:height="0.43983424000pt" draw:transform="matrix(0.34700640000 0.00000000000 0.00000000000 0.34700640000 76.63055172736pt 43.50271567744pt)" svg:viewBox="0 0 3 0" svg:d="M2.54296 0.153862C2.54296 0.307725 1.98187 0.439834 1.27193 0.439834C0.561094 0.439834 0 0.307725 0 0.153862L0 0C0 0.153862 0.561094 0.285972 1.27193 0.285972C1.98187 0.285972 2.54296 0.153862 2.54296 0L2.54296 0.153862" koffice:nodeTypes="ccccccc"/>
            <draw:path draw:style-name="gr11" draw:id="shape428" draw:name="path4157" draw:layer="" svg:width="2.54296352000pt" svg:height="0.43983424000pt" draw:transform="matrix(0.34700640000 0.00000000000 0.00000000000 0.34700640000 76.63055172736pt 43.50271567744pt)" svg:viewBox="0 0 3 0" svg:d="M2.54296 0.153862C2.54296 0.307725 1.98187 0.439834 1.27193 0.439834C0.561094 0.439834 0 0.307725 0 0.153862L0 0C0 0.153862 0.561094 0.285972 1.27193 0.285972C1.98187 0.285972 2.54296 0.153862 2.54296 0L2.54296 0.153862" koffice:nodeTypes="ccccccc"/>
            <draw:path draw:style-name="gr2" draw:id="shape429" draw:name="path4159" draw:layer="" svg:width="2.54296352000pt" svg:height="0.68823616000pt" draw:transform="matrix(0.34700640000 0.00000000000 0.00000000000 0.34700640000 76.63055172736pt 43.36446832768pt)" svg:viewBox="0 0 3 1" svg:d="M1.27193 0.688236C1.98187 0.688236 2.54296 0.52298 2.54296 0.330513C2.54296 0.165256 1.98187 0 1.27193 0C0.561094 0 0 0.165256 0 0.330513C0 0.52298 0.561094 0.688236 1.27193 0.688236Z" koffice:nodeTypes="ccccc"/>
            <draw:path draw:style-name="gr11" draw:id="shape430" draw:name="path4161" draw:layer="" svg:width="2.54296352000pt" svg:height="0.68823616000pt" draw:transform="matrix(0.34700640000 0.00000000000 0.00000000000 0.34700640000 76.63055172736pt 43.36446832768pt)" svg:viewBox="0 0 3 1" svg:d="M1.27193 0.688236C1.98187 0.688236 2.54296 0.52298 2.54296 0.330513C2.54296 0.165256 1.98187 0 1.27193 0C0.561094 0 0 0.165256 0 0.330513C0 0.52298 0.561094 0.688236 1.27193 0.688236Z" koffice:nodeTypes="ccccc"/>
            <draw:path draw:style-name="gr2" draw:id="shape431" draw:name="path4163" draw:layer="" svg:width="2.58652245333pt" svg:height="1.18928187141pt" draw:transform="matrix(0.34700640000 0.00000000000 0.00000000000 0.34700640000 71.46376523392pt 44.45533308112pt)" svg:viewBox="0 0 3 1" svg:d="M9.00076e-28 0.0570292C9.00076e-28 0.0570292 0.678201 -0.0712866 1.10904 0.0570292C1.53988 0.210021 1.90981 0.542532 2.03237 0.619645C2.12523 0.722051 2.58652 1.15635 2.58652 1.15635C2.58652 1.15635 1.63199 1.20756 1.38611 1.18226C1.10904 1.15635 0.246618 0.849753 0.184964 0.568442C0.0928533 0.312427 -1.05562e-14 0.0570292 9.00076e-28 0.0570292Z" koffice:nodeTypes="ccccccc"/>
            <draw:path draw:style-name="gr11" draw:id="shape432" draw:name="path4165" draw:layer="" svg:width="2.58652245333pt" svg:height="1.18928187141pt" draw:transform="matrix(0.34700640000 0.00000000000 0.00000000000 0.34700640000 71.46376523392pt 44.45533308112pt)" svg:viewBox="0 0 3 1" svg:d="M9.00076e-28 0.0570292C9.00076e-28 0.0570292 0.678201 -0.0712866 1.10904 0.0570292C1.53988 0.210021 1.90981 0.542532 2.03237 0.619645C2.12523 0.722051 2.58652 1.15635 2.58652 1.15635C2.58652 1.15635 1.63199 1.20756 1.38611 1.18226C1.10904 1.15635 0.246618 0.849753 0.184964 0.568442C0.0928533 0.312427 -1.05562e-14 0.0570292 9.00076e-28 0.0570292Z" koffice:nodeTypes="ccccccc"/>
            <draw:path draw:style-name="gr2" draw:id="shape433" draw:name="path4167" draw:layer="" svg:width="3.81354325333pt" svg:height="0.99614713431pt" draw:transform="matrix(0.34700640000 0.00000000000 0.00000000000 0.34700640000 71.30275426432pt 44.19901871968pt)" svg:viewBox="0 0 4 1" svg:d="M0 0.016568C0 0.016568 1.83191 -0.049704 2.24321 0.08284C2.69239 0.181849 3.06581 0.446937 3.36526 0.612217C3.66382 0.811033 3.81354 0.811033 3.81354 0.811033C3.81354 0.811033 3.36526 0.84377 3.02883 0.976314C2.72937 1.07532 0.859581 0.811033 0 0.016568Z" koffice:nodeTypes="cccccc"/>
            <draw:path draw:style-name="gr11" draw:id="shape434" draw:name="path4169" draw:layer="" svg:width="3.81354325333pt" svg:height="0.99614713431pt" draw:transform="matrix(0.34700640000 0.00000000000 0.00000000000 0.34700640000 71.30275426432pt 44.19901871968pt)" svg:viewBox="0 0 4 1" svg:d="M0 0.016568C0 0.016568 1.83191 -0.049704 2.24321 0.08284C2.69239 0.181849 3.06581 0.446937 3.36526 0.612217C3.66382 0.811033 3.81354 0.811033 3.81354 0.811033C3.81354 0.811033 3.36526 0.84377 3.02883 0.976314C2.72937 1.07532 0.859581 0.811033 0 0.016568Z" koffice:nodeTypes="cccccc"/>
            <draw:path draw:style-name="gr2" draw:id="shape435" draw:name="path4171" draw:layer="" svg:width="2.46468288000pt" svg:height="3.09536459507pt" draw:transform="matrix(0.34700640000 0.00000000000 0.00000000000 0.34700640000 71.00349594496pt 41.44260808192pt)" svg:viewBox="0 0 2 3" svg:d="M2.46468 0.990271C2.46468 2.02234 1.92374 3.13602 0.931779 3.09422C0.060185 3.01162 0 0.577243 0 0.577243C0 0.577243 0.12037 1.11368 0.330655 1.27889C0.330655 1.27889 0.451025 0.659849 0.451025 0.206016C0.451025 0.206016 0.661309 1.11368 0.661309 1.3615C0.661309 1.3615 0.781679 0.659849 0.871594 0.371227L0.931779 1.4441C0.931779 1.4441 1.20225 0.577243 1.20225 0.165211C1.20225 0.165211 1.11233 0.907665 1.26243 1.03108C1.44299 1.19728 1.5329 1.4441 1.5329 1.4441C1.5329 1.4441 1.5329 0.990271 1.5329 0.659849C1.5329 0.371227 1.59309 0 1.59309 0C1.59309 0 1.77364 0.907665 1.77364 1.11368C1.77364 1.11368 2.04411 0.577243 1.98393 0.371227L2.04411 1.4441L2.46468 0.990271" koffice:nodeTypes="ccccccccccccccccc"/>
            <draw:path draw:style-name="gr11" draw:id="shape436" draw:name="path4173" draw:layer="" svg:width="2.46468288000pt" svg:height="3.09536459507pt" draw:transform="matrix(0.34700640000 0.00000000000 0.00000000000 0.34700640000 71.00349594496pt 41.44260808192pt)" svg:viewBox="0 0 2 3" svg:d="M2.46468 0.990271C2.46468 2.02234 1.92374 3.13602 0.931779 3.09422C0.060185 3.01162 0 0.577243 0 0.577243C0 0.577243 0.12037 1.11368 0.330655 1.27889C0.330655 1.27889 0.451025 0.659849 0.451025 0.206016C0.451025 0.206016 0.661309 1.11368 0.661309 1.3615C0.661309 1.3615 0.781679 0.659849 0.871594 0.371227L0.931779 1.4441C0.931779 1.4441 1.20225 0.577243 1.20225 0.165211C1.20225 0.165211 1.11233 0.907665 1.26243 1.03108C1.44299 1.19728 1.5329 1.4441 1.5329 1.4441C1.5329 1.4441 1.5329 0.990271 1.5329 0.659849C1.5329 0.371227 1.59309 0 1.59309 0C1.59309 0 1.77364 0.907665 1.77364 1.11368C1.77364 1.11368 2.04411 0.577243 1.98393 0.371227L2.04411 1.4441L2.46468 0.990271" koffice:nodeTypes="ccccccccccccccccc"/>
            <draw:path draw:style-name="gr2" draw:id="shape437" draw:name="path4175" draw:layer="" svg:width="1.50405696000pt" svg:height="3.81534741333pt" draw:transform="matrix(0.34700640000 0.00000000000 0.00000000000 0.34700640000 71.10732025984pt 42.28264117504pt)" svg:viewBox="0 0 2 4" svg:d="M0.690708 0C0.690708 0 1.05667 0.187655 1.34119 0.0748815C1.34119 0.0748815 1.50406 1.42185 1.50406 2.05789C1.50406 2.3944 0.772141 3.47883 0 3.81535C0 3.81535 1.25976 2.58116 1.21953 1.64649C1.1381 0.673933 0.690708 -1.28209e-14 0.690708 0Z" koffice:nodeTypes="cccccc"/>
            <draw:path draw:style-name="gr11" draw:id="shape438" draw:name="path4177" draw:layer="" svg:width="1.50405696000pt" svg:height="3.81534741333pt" draw:transform="matrix(0.34700640000 0.00000000000 0.00000000000 0.34700640000 71.10732025984pt 42.28264117504pt)" svg:viewBox="0 0 2 4" svg:d="M0.690708 0C0.690708 0 1.05667 0.187655 1.34119 0.0748815C1.34119 0.0748815 1.50406 1.42185 1.50406 2.05789C1.50406 2.3944 0.772141 3.47883 0 3.81535C0 3.81535 1.25976 2.58116 1.21953 1.64649C1.1381 0.673933 0.690708 -1.28209e-14 0.690708 0Z" koffice:nodeTypes="cccccc"/>
            <draw:path draw:style-name="gr2" draw:id="shape439" draw:name="path4179" draw:layer="" svg:width="2.01115541620pt" svg:height="1.37339491531pt" draw:transform="matrix(0.34700640000 0.00000000000 0.00000000000 0.34700640000 70.24932817505pt 42.61504938039pt)" svg:viewBox="0 0 2 1" svg:d="M0.260592 0.354938C0.260592 0.354938 -0.25675 0.938085 0.166427 1.20997C0.589604 1.48186 1.06043 1.28779 1.06043 1.28779C1.06043 1.28779 1.38944 1.40404 1.71845 1.3656C2.04746 1.28779 1.90678 0.782454 1.90678 0.782454C1.90678 0.782454 2.14163 0.159931 1.90678 0.0821152C1.53125 -0.0725781 1.06043 0.00523725 1.06043 0.199307C1.06043 0.199307 0.072261 -0.18977 0.260592 0.354938Z" koffice:nodeTypes="cccccccc"/>
            <draw:path draw:style-name="gr11" draw:id="shape440" draw:name="path4181" draw:layer="" svg:width="2.01115541620pt" svg:height="1.37339491531pt" draw:transform="matrix(0.34700640000 0.00000000000 0.00000000000 0.34700640000 70.24932817505pt 42.61504938039pt)" svg:viewBox="0 0 2 1" svg:d="M0.260592 0.354938C0.260592 0.354938 -0.25675 0.938085 0.166427 1.20997C0.589604 1.48186 1.06043 1.28779 1.06043 1.28779C1.06043 1.28779 1.38944 1.40404 1.71845 1.3656C2.04746 1.28779 1.90678 0.782454 1.90678 0.782454C1.90678 0.782454 2.14163 0.159931 1.90678 0.0821152C1.53125 -0.0725781 1.06043 0.00523725 1.06043 0.199307C1.06043 0.199307 0.072261 -0.18977 0.260592 0.354938Z" koffice:nodeTypes="cccccccc"/>
            <draw:path draw:style-name="gr2" draw:id="shape441" draw:name="path4183" draw:layer="" svg:width="0.23200000000pt" svg:height="0.26480000000pt" draw:transform="matrix(0.34700640000 0.00000000000 0.00000000000 0.34700640000 70.45133936128pt 42.78927051904pt)" svg:viewBox="0 0 0 0" svg:d="M0.1328 0.2648C0.1992 0.2648 0.232 0.1984 0.232 0.132C0.232 0.0656 0.1992 0 0.1328 0C0.0328 0 0 0.0656 0 0.132C0 0.1984 0.0328 0.2648 0.1328 0.2648Z" koffice:nodeTypes="ccccc"/>
            <draw:path draw:style-name="gr2" draw:id="shape442" draw:name="path4185" draw:layer="" svg:width="2.01216400635pt" svg:height="1.39668242910pt" draw:transform="matrix(0.34700640000 0.00000000000 0.00000000000 0.34700640000 70.62909197926pt 42.33943708371pt)" svg:viewBox="0 0 2 1" svg:d="M0.260658 0.355874C0.260658 0.355874 -0.256815 0.943943 0.166469 1.21813C0.589752 1.53202 1.01304 1.2966 1.01304 1.2966C1.01304 1.2966 1.38979 1.4526 1.71888 1.37507C2.04797 1.2966 1.90726 0.786999 1.90726 0.786999C1.90726 0.786999 2.1433 0.19893 1.90726 0.0816939C1.5305 -0.0752506 1.01304 0.00322168 1.01304 0.237693C1.01304 0.237693 0.0722791 -0.193432 0.260658 0.355874Z" koffice:nodeTypes="cccccccc"/>
            <draw:path draw:style-name="gr11" draw:id="shape443" draw:name="path4187" draw:layer="" svg:width="2.01216400635pt" svg:height="1.39668242910pt" draw:transform="matrix(0.34700640000 0.00000000000 0.00000000000 0.34700640000 70.62909197926pt 42.33943708371pt)" svg:viewBox="0 0 2 1" svg:d="M0.260658 0.355874C0.260658 0.355874 -0.256815 0.943943 0.166469 1.21813C0.589752 1.53202 1.01304 1.2966 1.01304 1.2966C1.01304 1.2966 1.38979 1.4526 1.71888 1.37507C2.04797 1.2966 1.90726 0.786999 1.90726 0.786999C1.90726 0.786999 2.1433 0.19893 1.90726 0.0816939C1.5305 -0.0752506 1.01304 0.00322168 1.01304 0.237693C1.01304 0.237693 0.0722791 -0.193432 0.260658 0.355874Z" koffice:nodeTypes="cccccccc"/>
            <draw:path draw:style-name="gr2" draw:id="shape444" draw:name="path4189" draw:layer="" svg:width="0.23200000000pt" svg:height="0.23200000000pt" draw:transform="matrix(0.34700640000 0.00000000000 0.00000000000 0.34700640000 70.83110316544pt 42.52443523456pt)" svg:viewBox="0 0 0 0" svg:d="M0.0992 0.232C0.1984 0.232 0.232 0.1992 0.232 0.0992C0.232 0.0328 0.1984 0 0.0992 0C0.0328 0 0 0.0328 0 0.0992C0 0.1992 0.0328 0.232 0.0992 0.232Z" koffice:nodeTypes="ccccc"/>
            <draw:path draw:style-name="gr2" draw:id="shape445" draw:name="path4191" draw:layer="" svg:width="1.95980369968pt" svg:height="1.37339491531pt" draw:transform="matrix(0.34700640000 0.00000000000 0.00000000000 0.34700640000 70.65213320173pt 42.74163731511pt)" svg:viewBox="0 0 2 1" svg:d="M0.257244 0.354938C0.257244 0.354938 -0.253451 0.938085 0.164289 1.20997C0.582028 1.48186 0.999768 1.28779 0.999768 1.28779C0.999768 1.28779 1.32455 1.40404 1.69637 1.3656C2.02227 1.28779 1.83636 0.782454 1.83636 0.782454C1.83636 0.782454 2.11411 0.160868 1.83636 0.0821152C1.51046 -0.0725781 0.999768 0.00523725 0.999768 0.199307C0.999768 0.199307 0.0713325 -0.228209 0.257244 0.354938Z" koffice:nodeTypes="cccccccc"/>
            <draw:path draw:style-name="gr11" draw:id="shape446" draw:name="path4193" draw:layer="" svg:width="1.95980369968pt" svg:height="1.37339491531pt" draw:transform="matrix(0.34700640000 0.00000000000 0.00000000000 0.34700640000 70.65213320173pt 42.74163731511pt)" svg:viewBox="0 0 2 1" svg:d="M0.257244 0.354938C0.257244 0.354938 -0.253451 0.938085 0.164289 1.20997C0.582028 1.48186 0.999768 1.28779 0.999768 1.28779C0.999768 1.28779 1.32455 1.40404 1.69637 1.3656C2.02227 1.28779 1.83636 0.782454 1.83636 0.782454C1.83636 0.782454 2.11411 0.160868 1.83636 0.0821152C1.51046 -0.0725781 0.999768 0.00523725 0.999768 0.199307C0.999768 0.199307 0.0713325 -0.228209 0.257244 0.354938Z" koffice:nodeTypes="cccccccc"/>
            <draw:path draw:style-name="gr2" draw:id="shape447" draw:name="path4195" draw:layer="" svg:width="0.26560000000pt" svg:height="0.26480000000pt" draw:transform="matrix(0.34700640000 0.00000000000 0.00000000000 0.34700640000 70.84248497536pt 42.91585845376pt)" svg:viewBox="0 0 0 0" svg:d="M0.1328 0.2648C0.1992 0.2648 0.2656 0.1984 0.2656 0.132C0.2656 0.0664 0.1992 0 0.1328 0C0.0664 0 0 0.0664 0 0.132C0 0.1984 0.0664 0.2648 0.1328 0.2648Z" koffice:nodeTypes="ccccc"/>
            <draw:path draw:style-name="gr2" draw:id="shape448" draw:name="path4197" draw:layer="" svg:width="1.56707678811pt" svg:height="2.13042831279pt" draw:transform="matrix(0.34700640000 0.00000000000 0.00000000000 0.34700640000 70.08607045221pt 43.15723702028pt)" svg:viewBox="0 0 2 2" svg:d="M0.071891 0.000579991C0.071891 0.000579991 1.27565 -0.0472947 1.56708 0.726875C1.56708 0.726875 1.35877 0.92071 1.06835 0.726875C1.06835 0.726875 1.27565 0.726875 1.44189 1.50222L0.735861 0.968584L0.902104 2.13043C0.902104 2.13043 -0.301655 0.92071 0.071891 0.000579991Z" koffice:nodeTypes="ccccccc"/>
            <draw:path draw:style-name="gr11" draw:id="shape449" draw:name="path4199" draw:layer="" svg:width="1.56707678811pt" svg:height="2.13042831279pt" draw:transform="matrix(0.34700640000 0.00000000000 0.00000000000 0.34700640000 70.08607045221pt 43.15723702028pt)" svg:viewBox="0 0 2 2" svg:d="M0.071891 0.000579991C0.071891 0.000579991 1.27565 -0.0472947 1.56708 0.726875C1.56708 0.726875 1.35877 0.92071 1.06835 0.726875C1.06835 0.726875 1.27565 0.726875 1.44189 1.50222L0.735861 0.968584L0.902104 2.13043C0.902104 2.13043 -0.301655 0.92071 0.071891 0.000579991Z" koffice:nodeTypes="ccccccc"/>
            <draw:path draw:style-name="gr2" draw:id="shape450" draw:name="path4201" draw:layer="" svg:width="1.65017092134pt" svg:height="2.13042831279pt" draw:transform="matrix(0.34700640000 0.00000000000 0.00000000000 0.34700640000 70.37368293118pt 43.28382495500pt)" svg:viewBox="0 0 2 2" svg:d="M0.073722 0.000579991C0.073722 0.000579991 1.35215 -0.0472947 1.65017 0.726875C1.65017 0.726875 1.39428 0.92071 1.09625 0.726875C1.09625 0.726875 1.35215 0.726875 1.47958 1.50105L0.79823 0.969752L0.926689 2.13043C0.926689 2.13043 -0.3096 0.92071 0.073722 0.000579991Z" koffice:nodeTypes="ccccccc"/>
            <draw:path draw:style-name="gr11" draw:id="shape451" draw:name="path4203" draw:layer="" svg:width="1.65017092134pt" svg:height="2.13042831279pt" draw:transform="matrix(0.34700640000 0.00000000000 0.00000000000 0.34700640000 70.37368293118pt 43.28382495500pt)" svg:viewBox="0 0 2 2" svg:d="M0.073722 0.000579991C0.073722 0.000579991 1.35215 -0.0472947 1.65017 0.726875C1.65017 0.726875 1.39428 0.92071 1.09625 0.726875C1.09625 0.726875 1.35215 0.726875 1.47958 1.50105L0.79823 0.969752L0.926689 2.13043C0.926689 2.13043 -0.3096 0.92071 0.073722 0.000579991Z" koffice:nodeTypes="ccccccc"/>
            <draw:path draw:style-name="gr2" draw:id="shape452" draw:name="path4205" draw:layer="" svg:width="1.59112950571pt" svg:height="2.13630647611pt" draw:transform="matrix(0.34700640000 0.00000000000 0.00000000000 0.34700640000 70.48527669457pt 43.09907372578pt)" svg:viewBox="0 0 2 2" svg:d="M0.0855224 0.00352517C0.0855224 0.00352517 1.29848 -0.0935259 1.59113 0.730823C1.59113 0.730823 1.38224 0.875815 1.04721 0.730823C1.04721 0.730823 1.29848 0.730823 1.42362 1.50606L0.754568 0.972866L0.922082 2.13631C0.922082 2.13631 -0.333263 0.875815 0.0855224 0.00352517Z" koffice:nodeTypes="ccccccc"/>
            <draw:path draw:style-name="gr11" draw:id="shape453" draw:name="path4207" draw:layer="" svg:width="1.59112950571pt" svg:height="2.13630647611pt" draw:transform="matrix(0.34700640000 0.00000000000 0.00000000000 0.34700640000 70.48527669457pt 43.09907372578pt)" svg:viewBox="0 0 2 2" svg:d="M0.0855224 0.00352517C0.0855224 0.00352517 1.29848 -0.0935259 1.59113 0.730823C1.59113 0.730823 1.38224 0.875815 1.04721 0.730823C1.04721 0.730823 1.29848 0.730823 1.42362 1.50606L0.754568 0.972866L0.922082 2.13631C0.922082 2.13631 -0.333263 0.875815 0.0855224 0.00352517Z" koffice:nodeTypes="ccccccc"/>
            <draw:path draw:style-name="gr2" draw:id="shape454" draw:name="path4209" draw:layer="" svg:width="1.65027263521pt" svg:height="2.13630647611pt" draw:transform="matrix(0.34700640000 0.00000000000 0.00000000000 0.34700640000 70.06302922792pt 42.94944456610pt)" svg:viewBox="0 0 2 2" svg:d="M0.0737746 0.00352517C0.0737746 0.00352517 1.30908 -0.0935259 1.65027 0.730823C1.65027 0.730823 1.39437 0.875815 1.09634 0.730823C1.09634 0.730823 1.30908 0.730823 1.47967 1.50606L0.755142 0.972866L0.925741 2.13631C0.925741 2.13631 -0.309558 0.875815 0.0737746 0.00352517Z" koffice:nodeTypes="ccccccc"/>
            <draw:path draw:style-name="gr11" draw:id="shape455" draw:name="path4211" draw:layer="" svg:width="1.65027263521pt" svg:height="2.13630647611pt" draw:transform="matrix(0.34700640000 0.00000000000 0.00000000000 0.34700640000 70.06302922792pt 42.94944456610pt)" svg:viewBox="0 0 2 2" svg:d="M0.0737746 0.00352517C0.0737746 0.00352517 1.30908 -0.0935259 1.65027 0.730823C1.65027 0.730823 1.39437 0.875815 1.09634 0.730823C1.09634 0.730823 1.30908 0.730823 1.47967 1.50606L0.755142 0.972866L0.925741 2.13631C0.925741 2.13631 -0.309558 0.875815 0.0737746 0.00352517Z" koffice:nodeTypes="ccccccc"/>
            <draw:path draw:style-name="gr2" draw:id="shape456" draw:name="path4213" draw:layer="" svg:width="1.65027263521pt" svg:height="2.13630647611pt" draw:transform="matrix(0.34700640000 0.00000000000 0.00000000000 0.34700640000 70.64988645160pt 43.40971385506pt)" svg:viewBox="0 0 2 2" svg:d="M0.0737746 0.00352517C0.0737746 0.00352517 1.30908 -0.0935259 1.65027 0.730823C1.65027 0.730823 1.39437 0.876985 1.09634 0.730823C1.09634 0.730823 1.30908 0.730823 1.47967 1.50606L0.798306 0.972866L0.925741 2.13631C0.925741 2.13631 -0.309558 0.876985 0.0737746 0.00352517Z" koffice:nodeTypes="ccccccc"/>
            <draw:path draw:style-name="gr11" draw:id="shape457" draw:name="path4215" draw:layer="" svg:width="1.65027263521pt" svg:height="2.13630647611pt" draw:transform="matrix(0.34700640000 0.00000000000 0.00000000000 0.34700640000 70.64988645160pt 43.40971385506pt)" svg:viewBox="0 0 2 2" svg:d="M0.0737746 0.00352517C0.0737746 0.00352517 1.30908 -0.0935259 1.65027 0.730823C1.65027 0.730823 1.39437 0.876985 1.09634 0.730823C1.09634 0.730823 1.30908 0.730823 1.47967 1.50606L0.798306 0.972866L0.925741 2.13631C0.925741 2.13631 -0.309558 0.876985 0.0737746 0.00352517Z" koffice:nodeTypes="ccccccc"/>
            <draw:path draw:style-name="gr2" draw:id="shape458" draw:name="path4217" draw:layer="" svg:width="1.65017092134pt" svg:height="2.03993008030pt" draw:transform="matrix(0.34700640000 0.00000000000 0.00000000000 0.34700640000 70.85699344510pt 43.27165715621pt)" svg:viewBox="0 0 2 2" svg:d="M0.073722 0.00380263C0.073722 0.00380263 1.35215 -0.091034 1.65017 0.666516C1.65017 0.666516 1.39428 0.856189 1.09728 0.666516C1.09728 0.666516 1.35215 0.666516 1.47958 1.42521L0.79823 0.951026L0.926689 2.03993C0.926689 2.03993 -0.3096 0.856189 0.073722 0.00380263Z" koffice:nodeTypes="ccccccc"/>
            <draw:path draw:style-name="gr11" draw:id="shape459" draw:name="path4219" draw:layer="" svg:width="1.65017092134pt" svg:height="2.03993008030pt" draw:transform="matrix(0.34700640000 0.00000000000 0.00000000000 0.34700640000 70.85699344510pt 43.27165715621pt)" svg:viewBox="0 0 2 2" svg:d="M0.073722 0.00380263C0.073722 0.00380263 1.35215 -0.091034 1.65017 0.666516C1.65017 0.666516 1.39428 0.856189 1.09728 0.666516C1.09728 0.666516 1.35215 0.666516 1.47958 1.42521L0.79823 0.951026L0.926689 2.03993C0.926689 2.03993 -0.3096 0.856189 0.073722 0.00380263Z" koffice:nodeTypes="ccccccc"/>
            <draw:path draw:style-name="gr2" draw:id="shape460" draw:name="path4221" draw:layer="" svg:width="1.87161110332pt" svg:height="2.43543632499pt" draw:transform="matrix(0.34700640000 0.00000000000 0.00000000000 0.34700640000 71.49180760663pt 42.15605324032pt)" svg:viewBox="0 0 2 2" svg:d="M0.161963 2.41623C-0.381981 2.63516 0.570194 0.915466 1.1601 0.659453C1.70515 0.402558 1.65918 0 1.65918 0C1.65918 0 2.70329 1.28095 0.161963 2.41623Z" koffice:nodeTypes="cccc"/>
            <draw:path draw:style-name="gr11" draw:id="shape461" draw:name="path4223" draw:layer="" svg:width="1.87161110332pt" svg:height="2.43543632499pt" draw:transform="matrix(0.34700640000 0.00000000000 0.00000000000 0.34700640000 71.49180760663pt 42.15605324032pt)" svg:viewBox="0 0 2 2" svg:d="M0.161963 2.41623C-0.381981 2.63516 0.570194 0.915466 1.1601 0.659453C1.70515 0.402558 1.65918 0 1.65918 0C1.65918 0 2.70329 1.28095 0.161963 2.41623Z" koffice:nodeTypes="cccc"/>
            <draw:path draw:style-name="gr2" draw:id="shape462" draw:name="path4225" draw:layer="" svg:width="1.87047619945pt" svg:height="2.43543632499pt" draw:transform="matrix(0.34700640000 0.00000000000 0.00000000000 0.34700640000 71.05341161800pt 42.15605324032pt)" svg:viewBox="0 0 2 2" svg:d="M1.70813 2.41623C2.25301 2.63516 1.30003 0.915466 0.710296 0.659453C0.166516 0.402558 0.21247 0 0.21247 0C0.21247 0 -0.831324 1.28095 1.70813 2.41623Z" koffice:nodeTypes="cccc"/>
            <draw:path draw:style-name="gr11" draw:id="shape463" draw:name="path4227" draw:layer="" svg:width="1.87047619945pt" svg:height="2.43543632499pt" draw:transform="matrix(0.34700640000 0.00000000000 0.00000000000 0.34700640000 71.05341161800pt 42.15605324032pt)" svg:viewBox="0 0 2 2" svg:d="M1.70813 2.41623C2.25301 2.63516 1.30003 0.915466 0.710296 0.659453C0.166516 0.402558 0.21247 0 0.21247 0C0.21247 0 -0.831324 1.28095 1.70813 2.41623Z" koffice:nodeTypes="cccc"/>
            <draw:path draw:style-name="gr2" draw:id="shape464" draw:name="path4229" draw:layer="" svg:width="0.35617024000pt" svg:height="0.35617024000pt" draw:transform="matrix(0.34700640000 0.00000000000 0.00000000000 0.34700640000 70.65843278080pt 41.96061923584pt)" svg:viewBox="0 0 0 0" svg:d="M0.178085 0.35617C0.276915 0.35617 0.35617 0.276915 0.35617 0.178085C0.35617 0.079255 0.276915 0 0.178085 0C0.079255 0 0 0.079255 0 0.178085C0 0.276915 0.079255 0.35617 0.178085 0.35617Z" koffice:nodeTypes="ccccc"/>
            <draw:path draw:style-name="gr11" draw:id="shape465" draw:name="path4231" draw:layer="" svg:width="0.35617024000pt" svg:height="0.35617024000pt" draw:transform="matrix(0.34700640000 0.00000000000 0.00000000000 0.34700640000 70.65843278080pt 41.96061923584pt)" svg:viewBox="0 0 0 0" svg:d="M0.178085 0.35617C0.276915 0.35617 0.35617 0.276915 0.35617 0.178085C0.35617 0.079255 0.276915 0 0.178085 0C0.079255 0 0 0.079255 0 0.178085C0 0.276915 0.079255 0.35617 0.178085 0.35617Z" koffice:nodeTypes="ccccc"/>
            <draw:path draw:style-name="gr2" draw:id="shape466" draw:name="path4233" draw:layer="" svg:width="0.59680000000pt" svg:height="0.49760000000pt" draw:transform="matrix(0.34700640000 0.00000000000 0.00000000000 0.34700640000 70.49742181120pt 42.13301201536pt)" svg:viewBox="0 0 1 0" svg:d="M0.2984 0.4976C0.464 0.4976 0.5968 0.3984 0.5968 0.2328C0.5968 0.1 0.464 0 0.2984 0C0.132 0 0 0.1 0 0.2328C0 0.3984 0.132 0.4976 0.2984 0.4976Z" koffice:nodeTypes="ccccc"/>
            <draw:path draw:style-name="gr11" draw:id="shape467" draw:name="path4235" draw:layer="" svg:width="0.59680000000pt" svg:height="0.49760000000pt" draw:transform="matrix(0.34700640000 0.00000000000 0.00000000000 0.34700640000 70.49742181120pt 42.13301201536pt)" svg:viewBox="0 0 1 0" svg:d="M0.2984 0.4976C0.464 0.4976 0.5968 0.3984 0.5968 0.2328C0.5968 0.1 0.464 0 0.2984 0C0.132 0 0 0.1 0 0.2328C0 0.3984 0.132 0.4976 0.2984 0.4976Z" koffice:nodeTypes="ccccc"/>
            <draw:path draw:style-name="gr2" draw:id="shape468" draw:name="path4237" draw:layer="" svg:width="0.46400000000pt" svg:height="0.63040000000pt" draw:transform="matrix(0.34700640000 0.00000000000 0.00000000000 0.34700640000 70.73893826560pt 42.13301201536pt)" svg:viewBox="0 0 0 1" svg:d="M0.232 0.6304C0.3648 0.6304 0.464 0.4976 0.464 0.332C0.464 0.1328 0.3648 0 0.232 0C0.0992 0 0 0.1328 0 0.332C0 0.4976 0.0992 0.6304 0.232 0.6304Z" koffice:nodeTypes="ccccc"/>
            <draw:path draw:style-name="gr11" draw:id="shape469" draw:name="path4239" draw:layer="" svg:width="0.46400000000pt" svg:height="0.63040000000pt" draw:transform="matrix(0.34700640000 0.00000000000 0.00000000000 0.34700640000 70.73893826560pt 42.13301201536pt)" svg:viewBox="0 0 0 1" svg:d="M0.232 0.6304C0.3648 0.6304 0.464 0.4976 0.464 0.332C0.464 0.1328 0.3648 0 0.232 0C0.0992 0 0 0.1328 0 0.332C0 0.4976 0.0992 0.6304 0.232 0.6304Z" koffice:nodeTypes="ccccc"/>
            <draw:path draw:style-name="gr2" draw:id="shape470" draw:name="path4241" draw:layer="" svg:width="0.28132416000pt" svg:height="0.39740416000pt" draw:transform="matrix(0.34700640000 0.00000000000 0.00000000000 0.34700640000 70.83110316544pt 41.97200104576pt)" svg:viewBox="0 0 0 0" svg:d="M0.14045 0.397404C0.210887 0.397404 0.281324 0.292506 0.281324 0.209293C0.281324 0.104394 0.210887 0 0.14045 0C0.0700128 0 0 0.104394 0 0.209293C0 0.292506 0.0700128 0.397404 0.14045 0.397404Z" koffice:nodeTypes="ccccc"/>
            <draw:path draw:style-name="gr11" draw:id="shape471" draw:name="path4243" draw:layer="" svg:width="0.28132416000pt" svg:height="0.39740416000pt" draw:transform="matrix(0.34700640000 0.00000000000 0.00000000000 0.34700640000 70.83110316544pt 41.97200104576pt)" svg:viewBox="0 0 0 0" svg:d="M0.14045 0.397404C0.210887 0.397404 0.281324 0.292506 0.281324 0.209293C0.281324 0.104394 0.210887 0 0.14045 0C0.0700128 0 0 0.104394 0 0.209293C0 0.292506 0.0700128 0.397404 0.14045 0.397404Z" koffice:nodeTypes="ccccc"/>
            <draw:path draw:style-name="gr2" draw:id="shape472" draw:name="path4245" draw:layer="" svg:width="0.59680000000pt" svg:height="0.49760000000pt" draw:transform="matrix(0.34700640000 0.00000000000 0.00000000000 0.34700640000 70.32475142656pt 42.21379510528pt)" svg:viewBox="0 0 1 0" svg:d="M0.2984 0.4976C0.464 0.4976 0.5968 0.3976 0.5968 0.2648C0.5968 0.0992 0.464 0 0.2984 0C0.1328 0 0 0.0992 0 0.2648C0 0.3976 0.1328 0.4976 0.2984 0.4976Z" koffice:nodeTypes="ccccc"/>
            <draw:path draw:style-name="gr11" draw:id="shape473" draw:name="path4247" draw:layer="" svg:width="0.59680000000pt" svg:height="0.49760000000pt" draw:transform="matrix(0.34700640000 0.00000000000 0.00000000000 0.34700640000 70.32475142656pt 42.21379510528pt)" svg:viewBox="0 0 1 0" svg:d="M0.2984 0.4976C0.464 0.4976 0.5968 0.3976 0.5968 0.2648C0.5968 0.0992 0.464 0 0.2984 0C0.1328 0 0 0.0992 0 0.2648C0 0.3976 0.1328 0.4976 0.2984 0.4976Z" koffice:nodeTypes="ccccc"/>
            <draw:path draw:style-name="gr2" draw:id="shape474" draw:name="path4249" draw:layer="" svg:width="0.28132416000pt" svg:height="0.35617024000pt" draw:transform="matrix(0.34700640000 0.00000000000 0.00000000000 0.34700640000 70.24424594176pt 42.37480607488pt)" svg:viewBox="0 0 0 0" svg:d="M0.14045 0.35617C0.210887 0.35617 0.281324 0.276915 0.281324 0.178085C0.281324 0.079255 0.210887 0 0.14045 0C0.0700128 0 0 0.079255 0 0.178085C0 0.276915 0.0700128 0.35617 0.14045 0.35617Z" koffice:nodeTypes="ccccc"/>
            <draw:path draw:style-name="gr11" draw:id="shape475" draw:name="path4251" draw:layer="" svg:width="0.28132416000pt" svg:height="0.35617024000pt" draw:transform="matrix(0.34700640000 0.00000000000 0.00000000000 0.34700640000 70.24424594176pt 42.37480607488pt)" svg:viewBox="0 0 0 0" svg:d="M0.14045 0.35617C0.210887 0.35617 0.281324 0.276915 0.281324 0.178085C0.281324 0.079255 0.210887 0 0.14045 0C0.0700128 0 0 0.079255 0 0.178085C0 0.276915 0.0700128 0.35617 0.14045 0.35617Z" koffice:nodeTypes="ccccc"/>
            <draw:path draw:style-name="gr2" draw:id="shape476" draw:name="path4253" draw:layer="" svg:width="0.66320000000pt" svg:height="0.43120000000pt" draw:transform="matrix(0.34700640000 0.00000000000 0.00000000000 0.34700640000 70.11765800704pt 42.59355890944pt)" svg:viewBox="0 0 1 0" svg:d="M0.3312 0.4312C0.5304 0.4312 0.6632 0.3312 0.6632 0.232C0.6632 0.0992 0.5304 0 0.3312 0C0.132 0 0 0.0992 0 0.232C0 0.3312 0.132 0.4312 0.3312 0.4312Z" koffice:nodeTypes="ccccc"/>
            <draw:path draw:style-name="gr11" draw:id="shape477" draw:name="path4255" draw:layer="" svg:width="0.66320000000pt" svg:height="0.43120000000pt" draw:transform="matrix(0.34700640000 0.00000000000 0.00000000000 0.34700640000 70.11765800704pt 42.59355890944pt)" svg:viewBox="0 0 1 0" svg:d="M0.3312 0.4312C0.5304 0.4312 0.6632 0.3312 0.6632 0.232C0.6632 0.0992 0.5304 0 0.3312 0C0.132 0 0 0.0992 0 0.232C0 0.3312 0.132 0.4312 0.3312 0.4312Z" koffice:nodeTypes="ccccc"/>
            <draw:path draw:style-name="gr2" draw:id="shape478" draw:name="path4257" draw:layer="" svg:width="0.33200000000pt" svg:height="0.53040000000pt" draw:transform="matrix(0.34700640000 0.00000000000 0.00000000000 0.34700640000 70.40525691136pt 42.52443523456pt)" svg:viewBox="0 0 0 1" svg:d="M0.1656 0.5304C0.2656 0.5304 0.332 0.3976 0.332 0.2656C0.332 0.1328 0.2656 0 0.1656 0C0.0664 0 0 0.1328 0 0.2656C0 0.3976 0.0664 0.5304 0.1656 0.5304Z" koffice:nodeTypes="ccccc"/>
            <draw:path draw:style-name="gr11" draw:id="shape479" draw:name="path4259" draw:layer="" svg:width="0.33200000000pt" svg:height="0.53040000000pt" draw:transform="matrix(0.34700640000 0.00000000000 0.00000000000 0.34700640000 70.40525691136pt 42.52443523456pt)" svg:viewBox="0 0 0 1" svg:d="M0.1656 0.5304C0.2656 0.5304 0.332 0.3976 0.332 0.2656C0.332 0.1328 0.2656 0 0.1656 0C0.0664 0 0 0.1328 0 0.2656C0 0.3976 0.0664 0.5304 0.1656 0.5304Z" koffice:nodeTypes="ccccc"/>
            <draw:path draw:style-name="gr2" draw:id="shape480" draw:name="path4261" draw:layer="" svg:width="0.28132416000pt" svg:height="0.43983424000pt" draw:transform="matrix(0.34700640000 0.00000000000 0.00000000000 0.34700640000 70.40525691136pt 42.35176484992pt)" svg:viewBox="0 0 0 0" svg:d="M0.140874 0.439834C0.228708 0.439834 0.281324 0.351761 0.281324 0.220182C0.281324 0.109826 0.228708 0 0.140874 0C0.0526157 0 0 0.109826 0 0.220182C0 0.351761 0.0526157 0.439834 0.140874 0.439834Z" koffice:nodeTypes="ccccc"/>
            <draw:path draw:style-name="gr11" draw:id="shape481" draw:name="path4263" draw:layer="" svg:width="0.28132416000pt" svg:height="0.43983424000pt" draw:transform="matrix(0.34700640000 0.00000000000 0.00000000000 0.34700640000 70.40525691136pt 42.35176484992pt)" svg:viewBox="0 0 0 0" svg:d="M0.140874 0.439834C0.228708 0.439834 0.281324 0.351761 0.281324 0.220182C0.281324 0.109826 0.228708 0 0.140874 0C0.0526157 0 0 0.109826 0 0.220182C0 0.351761 0.0526157 0.439834 0.140874 0.439834Z" koffice:nodeTypes="ccccc"/>
            <draw:path draw:style-name="gr2" draw:id="shape482" draw:name="path4265" draw:layer="" svg:width="0.39760000000pt" svg:height="0.56400000000pt" draw:transform="matrix(0.34700640000 0.00000000000 0.00000000000 0.34700640000 70.57792729600pt 42.28264117504pt)" svg:viewBox="0 0 0 1" svg:d="M0.1984 0.564C0.2984 0.564 0.3976 0.4312 0.3976 0.2656C0.3976 0.1 0.2984 0 0.1984 0C0.0992 0 0 0.1 0 0.2656C0 0.4312 0.0992 0.564 0.1984 0.564Z" koffice:nodeTypes="ccccc"/>
            <draw:path draw:style-name="gr11" draw:id="shape483" draw:name="path4267" draw:layer="" svg:width="0.39760000000pt" svg:height="0.56400000000pt" draw:transform="matrix(0.34700640000 0.00000000000 0.00000000000 0.34700640000 70.57792729600pt 42.28264117504pt)" svg:viewBox="0 0 0 1" svg:d="M0.1984 0.564C0.2984 0.564 0.3976 0.4312 0.3976 0.2656C0.3976 0.1 0.2984 0 0.1984 0C0.0992 0 0 0.1 0 0.2656C0 0.4312 0.0992 0.564 0.1984 0.564Z" koffice:nodeTypes="ccccc"/>
            <draw:path draw:style-name="gr2" draw:id="shape484" draw:name="path4269" draw:layer="" svg:width="0.59680000000pt" svg:height="0.43120000000pt" draw:transform="matrix(0.34700640000 0.00000000000 0.00000000000 0.34700640000 71.08427903488pt 42.74318806912pt)" svg:viewBox="0 0 1 0" svg:d="M0.2984 0.4312C0.464 0.4312 0.5968 0.3312 0.5968 0.1984C0.5968 0.0992 0.464 0 0.2984 0C0.132 0 0 0.0992 0 0.1984C0 0.3312 0.132 0.4312 0.2984 0.4312Z" koffice:nodeTypes="ccccc"/>
            <draw:path draw:style-name="gr11" draw:id="shape485" draw:name="path4271" draw:layer="" svg:width="0.59680000000pt" svg:height="0.43120000000pt" draw:transform="matrix(0.34700640000 0.00000000000 0.00000000000 0.34700640000 71.08427903488pt 42.74318806912pt)" svg:viewBox="0 0 1 0" svg:d="M0.2984 0.4312C0.464 0.4312 0.5968 0.3312 0.5968 0.1984C0.5968 0.0992 0.464 0 0.2984 0C0.132 0 0 0.0992 0 0.1984C0 0.3312 0.132 0.4312 0.2984 0.4312Z" koffice:nodeTypes="ccccc"/>
            <draw:path draw:style-name="gr2" draw:id="shape486" draw:name="path4273" draw:layer="" svg:width="0.43120000000pt" svg:height="0.43120000000pt" draw:transform="matrix(0.34700640000 0.00000000000 0.00000000000 0.34700640000 71.23363058944pt 42.90419903872pt)" svg:viewBox="0 0 0 0" svg:d="M0.232 0.4312C0.332 0.4312 0.4312 0.332 0.4312 0.232C0.4312 0.1 0.332 0 0.232 0C0.1 0 0 0.1 0 0.232C0 0.332 0.1 0.4312 0.232 0.4312Z" koffice:nodeTypes="ccccc"/>
            <draw:path draw:style-name="gr11" draw:id="shape487" draw:name="path4275" draw:layer="" svg:width="0.43120000000pt" svg:height="0.43120000000pt" draw:transform="matrix(0.34700640000 0.00000000000 0.00000000000 0.34700640000 71.23363058944pt 42.90419903872pt)" svg:viewBox="0 0 0 0" svg:d="M0.232 0.4312C0.332 0.4312 0.4312 0.332 0.4312 0.232C0.4312 0.1 0.332 0 0.232 0C0.1 0 0 0.1 0 0.232C0 0.332 0.1 0.4312 0.232 0.4312Z" koffice:nodeTypes="ccccc"/>
            <draw:path draw:style-name="gr2" draw:id="shape488" draw:name="path4277" draw:layer="" svg:width="0.39760000000pt" svg:height="0.49760000000pt" draw:transform="matrix(0.34700640000 0.00000000000 0.00000000000 0.34700640000 71.09566084480pt 42.95028148864pt)" svg:viewBox="0 0 0 0" svg:d="M0.1992 0.4976C0.3312 0.4976 0.3976 0.3976 0.3976 0.232C0.3976 0.0992 0.3312 0 0.1992 0C0.0664 0 0 0.0992 0 0.232C0 0.3976 0.0664 0.4976 0.1992 0.4976Z" koffice:nodeTypes="ccccc"/>
            <draw:path draw:style-name="gr11" draw:id="shape489" draw:name="path4279" draw:layer="" svg:width="0.39760000000pt" svg:height="0.49760000000pt" draw:transform="matrix(0.34700640000 0.00000000000 0.00000000000 0.34700640000 71.09566084480pt 42.95028148864pt)" svg:viewBox="0 0 0 0" svg:d="M0.1992 0.4976C0.3312 0.4976 0.3976 0.3976 0.3976 0.232C0.3976 0.0992 0.3312 0 0.1992 0C0.0664 0 0 0.0992 0 0.232C0 0.3976 0.0664 0.4976 0.1992 0.4976Z" koffice:nodeTypes="ccccc"/>
            <draw:path draw:style-name="gr2" draw:id="shape490" draw:name="path4281" draw:layer="" svg:width="0.16560000000pt" svg:height="0.43120000000pt" draw:transform="matrix(0.34700640000 0.00000000000 0.00000000000 0.34700640000 71.06123780992pt 43.12295187328pt)" svg:viewBox="0 0 0 0" svg:d="M0.0992 0.4312C0.1328 0.4312 0.1656 0.3312 0.1656 0.1984C0.1656 0.0992 0.1328 0 0.0992 0C0.0328 0 0 0.0992 0 0.1984C0 0.3312 0.0328 0.4312 0.0992 0.4312Z" koffice:nodeTypes="ccccc"/>
            <draw:path draw:style-name="gr11" draw:id="shape491" draw:name="path4283" draw:layer="" svg:width="0.16560000000pt" svg:height="0.43120000000pt" draw:transform="matrix(0.34700640000 0.00000000000 0.00000000000 0.34700640000 71.06123780992pt 43.12295187328pt)" svg:viewBox="0 0 0 0" svg:d="M0.0992 0.4312C0.1328 0.4312 0.1656 0.3312 0.1656 0.1984C0.1656 0.0992 0.1328 0 0.0992 0C0.0328 0 0 0.0992 0 0.1984C0 0.3312 0.0328 0.4312 0.0992 0.4312Z" koffice:nodeTypes="ccccc"/>
            <draw:path draw:style-name="gr2" draw:id="shape492" draw:name="path4285" draw:layer="" svg:width="0.53040000000pt" svg:height="0.49760000000pt" draw:transform="matrix(0.34700640000 0.00000000000 0.00000000000 0.34700640000 71.14174329472pt 43.09991064832pt)" svg:viewBox="0 0 1 0" svg:d="M0.2648 0.4976C0.4312 0.4976 0.5304 0.3976 0.5304 0.232C0.5304 0.0992 0.4312 0 0.2648 0C0.0992 0 0 0.0992 0 0.232C0 0.3976 0.0992 0.4976 0.2648 0.4976Z" koffice:nodeTypes="ccccc"/>
            <draw:path draw:style-name="gr11" draw:id="shape493" draw:name="path4287" draw:layer="" svg:width="0.53040000000pt" svg:height="0.49760000000pt" draw:transform="matrix(0.34700640000 0.00000000000 0.00000000000 0.34700640000 71.14174329472pt 43.09991064832pt)" svg:viewBox="0 0 1 0" svg:d="M0.2648 0.4976C0.4312 0.4976 0.5304 0.3976 0.5304 0.232C0.5304 0.0992 0.4312 0 0.2648 0C0.0992 0 0 0.0992 0 0.232C0 0.3976 0.0992 0.4976 0.2648 0.4976Z" koffice:nodeTypes="ccccc"/>
            <draw:path draw:style-name="gr2" draw:id="shape494" draw:name="path4289" draw:layer="" svg:width="0.49760000000pt" svg:height="0.59760000000pt" draw:transform="matrix(0.34700640000 0.00000000000 0.00000000000 0.34700640000 70.08295736704pt 42.73152865408pt)" svg:viewBox="0 0 0 1" svg:d="M0.232 0.5976C0.3984 0.5976 0.4976 0.4648 0.4976 0.2984C0.4976 0.1328 0.3984 0 0.232 0C0.1 0 0 0.1328 0 0.2984C0 0.4648 0.1 0.5976 0.232 0.5976Z" koffice:nodeTypes="ccccc"/>
            <draw:path draw:style-name="gr11" draw:id="shape495" draw:name="path4291" draw:layer="" svg:width="0.49760000000pt" svg:height="0.59760000000pt" draw:transform="matrix(0.34700640000 0.00000000000 0.00000000000 0.34700640000 70.08295736704pt 42.73152865408pt)" svg:viewBox="0 0 0 1" svg:d="M0.232 0.5976C0.3984 0.5976 0.4976 0.4648 0.4976 0.2984C0.4976 0.1328 0.3984 0 0.232 0C0.1 0 0 0.1328 0 0.2984C0 0.4648 0.1 0.5976 0.232 0.5976Z" koffice:nodeTypes="ccccc"/>
            <draw:path draw:style-name="gr2" draw:id="shape496" draw:name="path4293" draw:layer="" svg:width="1.62411276232pt" svg:height="1.03999204000pt" draw:transform="matrix(0.34700640000 0.00000000000 0.00000000000 0.34700640000 70.14069923200pt 43.60626238720pt)" svg:viewBox="0 0 2 1" svg:d="M0 0C0 0 0.209065 1.0149 0.866538 1.0149C1.55357 1.04835 1.55357 1.04835 1.6134 1.0149C1.67324 1.0149 1.46418 0.811761 1.4339 0.744046C1.40434 0.642882 1.04532 0.270859 0.806702 0.236594C0.567359 0.203144 0 0 0 0Z" koffice:nodeTypes="cccccc"/>
            <draw:path draw:style-name="gr11" draw:id="shape497" draw:name="path4295" draw:layer="" svg:width="1.62411276232pt" svg:height="1.03999204000pt" draw:transform="matrix(0.34700640000 0.00000000000 0.00000000000 0.34700640000 70.14069923200pt 43.60626238720pt)" svg:viewBox="0 0 2 1" svg:d="M0 0C0 0 0.209065 1.0149 0.866538 1.0149C1.55357 1.04835 1.55357 1.04835 1.6134 1.0149C1.67324 1.0149 1.46418 0.811761 1.4339 0.744046C1.40434 0.642882 1.04532 0.270859 0.806702 0.236594C0.567359 0.203144 0 0 0 0Z" koffice:nodeTypes="cccccc"/>
            <draw:path draw:style-name="gr2" draw:id="shape498" draw:name="path4297" draw:layer="" svg:width="1.48746752000pt" svg:height="0.40233983975pt" draw:transform="matrix(0.34700640000 0.00000000000 0.00000000000 0.34700640000 70.69285581568pt 43.73149615982pt)" svg:viewBox="0 0 1 0" svg:d="M0 0.0653983C0 0.0653983 0.0572634 0.255182 0.286317 0.296792C0.51468 0.33891 0.972787 0.40234 1.23013 0.40234C1.48747 0.40234 1.48747 0.40234 1.48747 0.40234C1.48747 0.40234 1.45849 0.360222 1.34396 0.275987C1.20115 0.213064 0.486394 -0.144683 0 0.0653983Z" koffice:nodeTypes="cccccc"/>
            <draw:path draw:style-name="gr11" draw:id="shape499" draw:name="path4299" draw:layer="" svg:width="1.48746752000pt" svg:height="0.40233983975pt" draw:transform="matrix(0.34700640000 0.00000000000 0.00000000000 0.34700640000 70.69285581568pt 43.73149615982pt)" svg:viewBox="0 0 1 0" svg:d="M0 0.0653983C0 0.0653983 0.0572634 0.255182 0.286317 0.296792C0.51468 0.33891 0.972787 0.40234 1.23013 0.40234C1.48747 0.40234 1.48747 0.40234 1.48747 0.40234C1.48747 0.40234 1.45849 0.360222 1.34396 0.275987C1.20115 0.213064 0.486394 -0.144683 0 0.0653983Z" koffice:nodeTypes="cccccc"/>
            <draw:path draw:style-name="gr2" draw:id="shape500" draw:name="path4301" draw:layer="" svg:width="2.96967701333pt" svg:height="0.96048865155pt" draw:transform="matrix(0.34700640000 0.00000000000 0.00000000000 0.34700640000 71.94707574784pt 44.46400475320pt)" svg:viewBox="0 0 3 1" svg:d="M0 0.275359C0 0.275359 1.02359 -0.245241 1.68263 0.145209C2.34327 0.535659 2.67279 0.697954 2.96968 0.665024C2.96968 0.665024 2.07901 0.990404 1.5513 0.958254C0.990158 0.925324 0.198191 0.763029 0 0.275359Z" koffice:nodeTypes="ccccc"/>
            <draw:path draw:style-name="gr11" draw:id="shape501" draw:name="path4303" draw:layer="" svg:width="2.96967701333pt" svg:height="0.96048865155pt" draw:transform="matrix(0.34700640000 0.00000000000 0.00000000000 0.34700640000 71.94707574784pt 44.46400475320pt)" svg:viewBox="0 0 3 1" svg:d="M0 0.275359C0 0.275359 1.02359 -0.245241 1.68263 0.145209C2.34327 0.535659 2.67279 0.697954 2.96968 0.665024C2.96968 0.665024 2.07901 0.990404 1.5513 0.958254C0.990158 0.925324 0.198191 0.763029 0 0.275359Z" koffice:nodeTypes="ccccc"/>
            <draw:path draw:style-name="gr2" draw:id="shape502" draw:name="path4305" draw:layer="" svg:width="1.54317312000pt" svg:height="0.52706268343pt" draw:transform="matrix(0.34700640000 0.00000000000 0.00000000000 0.34700640000 70.62400974592pt 43.85793304245pt)" svg:viewBox="0 0 2 1" svg:d="M0 0.0751676C0 0.0751676 0 0.460814 0.756829 0.50902C1.51436 0.581038 1.39771 0.412608 1.54317 0.436421C1.54317 0.436421 1.25225 0.147767 1.10678 0.0513549C0.960618 -0.0206634 0.174275 -0.0206634 0 0.0751676Z" koffice:nodeTypes="ccccc"/>
            <draw:path draw:style-name="gr11" draw:id="shape503" draw:name="path4307" draw:layer="" svg:width="1.54317312000pt" svg:height="0.52706268343pt" draw:transform="matrix(0.34700640000 0.00000000000 0.00000000000 0.34700640000 70.62400974592pt 43.85793304245pt)" svg:viewBox="0 0 2 1" svg:d="M0 0.0751676C0 0.0751676 0 0.460814 0.756829 0.50902C1.51436 0.581038 1.39771 0.412608 1.54317 0.436421C1.54317 0.436421 1.25225 0.147767 1.10678 0.0513549C0.960618 -0.0206634 0.174275 -0.0206634 0 0.0751676Z" koffice:nodeTypes="ccccc"/>
            <draw:path draw:style-name="gr14" draw:id="shape504" draw:name="path4309" draw:layer="" svg:width="40.78299470400pt" svg:height="25.08342360615pt" draw:transform="matrix(0.34700640000 0.00000000000 0.00000000000 0.34700640000 67.10286640384pt 52.06516799872pt)" svg:viewBox="0 0 41 25" svg:d="M20.358 25.0834C20.358 25.0834 9.10705 16.3857 5.59154 10.0665C4.5196 8.17675 2.07522 4.56062 0 0L40.783 0.0330024L40.783 0.0330024C38.707 4.59284 36.3636 8.27418 35.1915 10.0665C33.1825 13.0635 26.3849 21.0116 20.425 25.0834L20.358 25.0834" koffice:nodeTypes="cccccccc"/>
            <draw:path draw:style-name="gr12" draw:id="shape505" draw:name="path4311" draw:layer="" svg:width="40.78299470400pt" svg:height="25.08342360615pt" draw:transform="matrix(0.34700640000 0.00000000000 0.00000000000 0.34700640000 67.10286640384pt 52.06516799872pt)" svg:viewBox="0 0 41 25" svg:d="M20.358 25.0834C20.358 25.0834 9.10705 16.3857 5.59154 10.0665C4.5196 8.17675 2.07522 4.56062 0 0L40.783 0.0330024L40.783 0.0330024C38.707 4.59284 36.3636 8.27418 35.1915 10.0665C33.1825 13.0635 26.3849 21.0116 20.425 25.0834L20.358 25.0834" koffice:nodeTypes="cccccccc"/>
            <draw:path draw:style-name="gr10" draw:id="shape506" draw:name="path4313" draw:layer="" svg:width="40.38331393600pt" svg:height="9.60263873828pt" draw:transform="matrix(0.34700640000 0.00000000000 0.00000000000 0.34700640000 67.09120698880pt 52.06516799872pt)" svg:viewBox="0 0 40 10" svg:d="M0 0L40.3833 0C40.3833 0 38.1841 4.79614 37.3851 4.8986C36.5852 5.0019 33.0862 6.68021 32.5203 6.92068C31.9536 7.16032 30.7873 7.50243 30.4207 7.50243C30.0879 7.50243 27.6556 9.42122 26.023 9.52368C24.4234 9.66086 17.2597 9.66086 15.0604 9.18157C12.8612 8.70147 12.1281 8.11889 10.2954 7.74207C9.72949 7.63961 8.23035 6.78351 7.53022 6.54304C6.83009 6.3034 4.26509 5.03578 2.66548 5.24154C2.66548 5.24154 0.366544 0.479283 0 0Z" koffice:nodeTypes="ccccccccccc"/>
            <draw:path draw:style-name="gr11" draw:id="shape507" draw:name="path4315" draw:layer="" svg:width="40.38331393600pt" svg:height="9.60263873828pt" draw:transform="matrix(0.34700640000 0.00000000000 0.00000000000 0.34700640000 67.09120698880pt 52.06516799872pt)" svg:viewBox="0 0 40 10" svg:d="M0 0L40.3833 0C40.3833 0 38.1841 4.79614 37.3851 4.8986C36.5852 5.0019 33.0862 6.68021 32.5203 6.92068C31.9536 7.16032 30.7873 7.50243 30.4207 7.50243C30.0879 7.50243 27.6556 9.42122 26.023 9.52368C24.4234 9.66086 17.2597 9.66086 15.0604 9.18157C12.8612 8.70147 12.1281 8.11889 10.2954 7.74207C9.72949 7.63961 8.23035 6.78351 7.53022 6.54304C6.83009 6.3034 4.26509 5.03578 2.66548 5.24154C2.66548 5.24154 0.366544 0.479283 0 0Z" koffice:nodeTypes="ccccccccccc"/>
            <draw:path draw:style-name="gr10" draw:id="shape508" draw:name="path4317" draw:layer="" svg:width="28.50949689143pt" svg:height="15.51079774399pt" draw:transform="matrix(0.34700640000 0.00000000000 0.00000000000 0.34700640000 69.39255343360pt 55.46031328075pt)" svg:viewBox="0 0 29 16" svg:d="M0 2.12269C0 2.12269 1.10431 1.82888 1.43932 1.92655C1.80742 2.05731 7.49528 0.685967 8.19839 0.359081C8.90069 -9.8356e-05 13.9871 0.163738 17.8353 0.587507C18.8726 0.685967 20.7462 0.457541 21.8836 0.228327C23.0549 -9.8356e-05 26.1669 -0.228524 28.5095 0.457541C28.5095 0.457541 19.5757 12.2459 13.686 15.5108C13.686 15.5108 4.24934 8.13107 0 2.12269Z" koffice:nodeTypes="cccccccc"/>
            <draw:path draw:style-name="gr11" draw:id="shape509" draw:name="path4319" draw:layer="" svg:width="28.50949689143pt" svg:height="15.51079774399pt" draw:transform="matrix(0.34700640000 0.00000000000 0.00000000000 0.34700640000 69.39255343360pt 55.46031328075pt)" svg:viewBox="0 0 29 16" svg:d="M0 2.12269C0 2.12269 1.10431 1.82888 1.43932 1.92655C1.80742 2.05731 7.49528 0.685967 8.19839 0.359081C8.90069 -9.8356e-05 13.9871 0.163738 17.8353 0.587507C18.8726 0.685967 20.7462 0.457541 21.8836 0.228327C23.0549 -9.8356e-05 26.1669 -0.228524 28.5095 0.457541C28.5095 0.457541 19.5757 12.2459 13.686 15.5108C13.686 15.5108 4.24934 8.13107 0 2.12269Z" koffice:nodeTypes="cccccccc"/>
            <draw:path draw:style-name="gr6" draw:id="shape510" draw:name="path4321" draw:layer="" svg:width="8.57222564490pt" svg:height="1.92861542346pt" draw:transform="matrix(0.34700640000 0.00000000000 0.00000000000 0.34700640000 71.49000813227pt 54.55112184832pt)" svg:viewBox="0 0 9 2" svg:d="M2.18744 0C2.18744 0 0.814426 0.598827 0.127917 0.322189C-0.592545 0 1.91333 1.24321 3.08015 1.42763C4.28175 1.56651 7.9884 2.07312 8.57223 1.88869C8.57223 1.88869 6.78763 1.42763 6.06634 1.42763C5.34588 1.42763 3.21762 0.874354 3.21762 0.874354L2.18744 0" koffice:nodeTypes="ccccccc"/>
            <draw:path draw:style-name="gr6" draw:id="shape511" draw:name="path4323" draw:layer="" svg:width="4.27012718590pt" svg:height="1.05842944000pt" draw:transform="matrix(0.34700640000 0.00000000000 0.00000000000 0.34700640000 74.68592786176pt 54.66605036800pt)" svg:viewBox="0 0 4 1" svg:d="M2.02097 0C2.02097 0 3.22032 0.239505 4.04276 0.478186C4.8652 0.716868 3.22032 0.955549 2.84341 0.955549C2.50121 0.955549 0 1.05843 0 1.05843L1.43906 0.580243L2.02097 0" koffice:nodeTypes="cccccc"/>
            <draw:path draw:style-name="gr15" draw:id="shape512" draw:name="path4325" draw:layer="" svg:width="26.26270331259pt" svg:height="2.04666912000pt" draw:transform="matrix(0.34700640000 0.00000000000 0.00000000000 0.34700640000 69.64572930304pt 55.72511390080pt)" svg:viewBox="0 0 26 2" svg:d="M0 2.04667C0 2.04667 1.99538 1.50931 2.28968 1.67683C2.58398 1.87834 3.66333 1.34179 4.05547 1.20745C4.4476 1.1071 4.93836 1.20745 5.46147 1.1071C5.98537 1.00594 5.82125 0.469382 6.3775 0.536553C6.93375 0.569733 7.55548 0.569733 7.84978 0.469382C8.14407 0.335042 8.17642 0 8.53621 0C8.86364 0 9.32126 0.234691 9.7134 0.301861C10.1055 0.335042 11.087 0.100351 11.3813 0.0671702C11.6433 0 12.1664 0.335042 12.4938 0.402212C12.8528 0.469382 14.1941 0.167521 14.6194 0.100351C15.0115 0.0671702 15.7966 0.335042 16.4183 0.636903C17.0393 0.938765 19.1001 0.234691 19.4923 0.301861C19.8852 0.335042 21.1934 0.536553 21.52 0.704074C21.8798 0.872404 23.0246 0.301861 23.2866 0.469382C23.5809 0.636903 23.8097 0.804424 24.104 0.938765C24.3652 1.03992 25.9684 0.536553 26.2627 0.636903" koffice:nodeTypes="ccccccccccccccccc"/>
            <draw:path draw:style-name="gr15" draw:id="shape513" draw:name="path4327" draw:layer="" svg:width="5.67040000000pt" svg:height="0.00000000000pt" draw:transform="matrix(0.34700640000 0.00000000000 0.00000000000 0.34700640000 70.25562775168pt 56.58818821888pt)" svg:viewBox="0 0 6 0" svg:d="M0 0C0.1656 0 5.6704 0 5.6704 0" koffice:nodeTypes="cc"/>
            <draw:path draw:style-name="gr15" draw:id="shape514" draw:name="path4329" draw:layer="" svg:width="3.64800000000pt" svg:height="0.06640000000pt" draw:transform="matrix(0.34700640000 0.00000000000 0.00000000000 0.34700640000 71.78606477824pt 56.32335293440pt)" svg:viewBox="0 0 4 0" svg:d="M0 0.0664L3.648 0" koffice:nodeTypes="cc"/>
            <draw:path draw:style-name="gr15" draw:id="shape515" draw:name="path4331" draw:layer="" svg:width="5.00720000000pt" svg:height="0.26560000000pt" draw:transform="matrix(0.34700640000 0.00000000000 0.00000000000 0.34700640000 72.84485070592pt 56.04713584000pt)" svg:viewBox="0 0 5 0" svg:d="M0 0.2656L5.0072 0" koffice:nodeTypes="cc"/>
            <draw:path draw:style-name="gr15" draw:id="shape516" draw:name="path4333" draw:layer="" svg:width="4.17840000000pt" svg:height="0.06640000000pt" draw:transform="matrix(0.34700640000 0.00000000000 0.00000000000 0.34700640000 73.56967767424pt 56.13930073984pt)" svg:viewBox="0 0 4 0" svg:d="M0 0L4.1784 0.0664" koffice:nodeTypes="cc"/>
            <draw:path draw:style-name="gr15" draw:id="shape517" draw:name="path4335" draw:layer="" svg:width="4.01280000000pt" svg:height="0.09920000000pt" draw:transform="matrix(0.34700640000 0.00000000000 0.00000000000 0.34700640000 74.57072173696pt 56.26588867456pt)" svg:viewBox="0 0 4 0" svg:d="M0 0L4.0128 0.0992" koffice:nodeTypes="cc"/>
            <draw:path draw:style-name="gr15" draw:id="shape518" draw:name="path4337" draw:layer="" svg:width="5.50480000000pt" svg:height="0.26560000000pt" draw:transform="matrix(0.34700640000 0.00000000000 0.00000000000 0.34700640000 75.24974386048pt 56.50768273408pt)" svg:viewBox="0 0 6 0" svg:d="M0 0L5.5048 0.2656" koffice:nodeTypes="cc"/>
            <draw:path draw:style-name="gr15" draw:id="shape519" draw:name="path4339" draw:layer="" svg:width="3.68080000000pt" svg:height="0.23200000000pt" draw:transform="matrix(0.34700640000 0.00000000000 0.00000000000 0.34700640000 76.99893372160pt 56.36943538432pt)" svg:viewBox="0 0 4 0" svg:d="M0 0L3.6808 0.232" koffice:nodeTypes="cc"/>
            <draw:path draw:style-name="gr15" draw:id="shape520" draw:name="path4341" draw:layer="" svg:width="2.42080000000pt" svg:height="0.29840000000pt" draw:transform="matrix(0.34700640000 0.00000000000 0.00000000000 0.34700640000 77.67767824000pt 56.13930073984pt)" svg:viewBox="0 0 2 0" svg:d="M0 0L2.4208 0.2984" koffice:nodeTypes="cc"/>
            <draw:path draw:style-name="gr15" draw:id="shape521" draw:name="path4343" draw:layer="" svg:width="5.57120000000pt" svg:height="0.46480000000pt" draw:transform="matrix(0.34700640000 0.00000000000 0.00000000000 0.34700640000 75.66393069952pt 56.70311673856pt)" svg:viewBox="0 0 6 0" svg:d="M0 0L5.5712 0.4648" koffice:nodeTypes="cc"/>
            <draw:path draw:style-name="gr15" draw:id="shape522" draw:name="path4345" draw:layer="" svg:width="1.65840000000pt" svg:height="0.00000000000pt" draw:transform="matrix(0.34700640000 0.00000000000 0.00000000000 0.34700640000 75.58342521472pt 57.08288054272pt)" svg:viewBox="0 0 2 0" svg:d="M0 0L1.6584 0" koffice:nodeTypes="cc"/>
            <draw:path draw:style-name="gr15" draw:id="shape523" draw:name="path4347" draw:layer="" svg:width="4.94080000000pt" svg:height="0.23200000000pt" draw:transform="matrix(0.34700640000 0.00000000000 0.00000000000 0.34700640000 75.52596095488pt 57.19808666752pt)" svg:viewBox="0 0 5 0" svg:d="M0 0L4.9408 0.232" koffice:nodeTypes="cc"/>
            <draw:path draw:style-name="gr15" draw:id="shape524" draw:name="path4349" draw:layer="" svg:width="14.78960000000pt" svg:height="0.03280000000pt" draw:transform="matrix(0.34700640000 0.00000000000 0.00000000000 0.34700640000 72.02785883776pt 57.64697414656pt)" svg:viewBox="0 0 15 0" svg:d="M0 0L14.7896 0.0328" koffice:nodeTypes="cc"/>
            <draw:path draw:style-name="gr15" draw:id="shape525" draw:name="path4351" draw:layer="" svg:width="13.29840000000pt" svg:height="0.23280000000pt" draw:transform="matrix(0.34700640000 0.00000000000 0.00000000000 0.34700640000 72.05062245760pt 57.73886144128pt)" svg:viewBox="0 0 13 0" svg:d="M0 0L13.2984 0.2328" koffice:nodeTypes="cc"/>
            <draw:path draw:style-name="gr15" draw:id="shape526" draw:name="path4353" draw:layer="" svg:width="12.96640000000pt" svg:height="0.39840000000pt" draw:transform="matrix(0.34700640000 0.00000000000 0.00000000000 0.34700640000 72.08532309760pt 57.92319124096pt)" svg:viewBox="0 0 13 0" svg:d="M0 0L12.9664 0.3984" koffice:nodeTypes="cc"/>
            <draw:path draw:style-name="gr15" draw:id="shape527" draw:name="path4355" draw:layer="" svg:width="13.09920000000pt" svg:height="0.33120000000pt" draw:transform="matrix(0.34700640000 0.00000000000 0.00000000000 0.34700640000 72.07366368256pt 57.84268575616pt)" svg:viewBox="0 0 13 0" svg:d="M0 0L13.0992 0.3312" koffice:nodeTypes="cc"/>
            <draw:path draw:style-name="gr15" draw:id="shape528" draw:name="path4357" draw:layer="" svg:width="13.36400000000pt" svg:height="0.39840000000pt" draw:transform="matrix(0.34700640000 0.00000000000 0.00000000000 0.34700640000 72.18886980736pt 58.02673795072pt)" svg:viewBox="0 0 13 0" svg:d="M0 0L13.364 0.3984" koffice:nodeTypes="cc"/>
            <draw:path draw:style-name="gr15" draw:id="shape529" draw:name="path4359" draw:layer="" svg:width="13.36400000000pt" svg:height="0.36480000000pt" draw:transform="matrix(0.34700640000 0.00000000000 0.00000000000 0.34700640000 72.08532309760pt 58.11890285056pt)" svg:viewBox="0 0 13 0" svg:d="M0 0L13.364 0.3648" koffice:nodeTypes="cc"/>
            <draw:path draw:style-name="gr15" draw:id="shape530" draw:name="path4361" draw:layer="" svg:width="1.02800000000pt" svg:height="0.06640000000pt" draw:transform="matrix(0.34700640000 0.00000000000 0.00000000000 0.34700640000 76.36599404800pt 58.36041930496pt)" svg:viewBox="0 0 1 0" svg:d="M0 0.0664L1.028 0" koffice:nodeTypes="cc"/>
            <draw:path draw:style-name="gr15" draw:id="shape531" draw:name="path4363" draw:layer="" svg:width="0.92880000000pt" svg:height="0.06640000000pt" draw:transform="matrix(0.34700640000 0.00000000000 0.00000000000 0.34700640000 76.20470547328pt 58.46396601472pt)" svg:viewBox="0 0 1 0" svg:d="M0 0L0.9288 0.0664" koffice:nodeTypes="cc"/>
            <draw:path draw:style-name="gr15" draw:id="shape532" draw:name="path4365" draw:layer="" svg:width="0.99440000000pt" svg:height="0.00000000000pt" draw:transform="matrix(0.34700640000 0.00000000000 0.00000000000 0.34700640000 76.07839514368pt 58.54474910464pt)" svg:viewBox="0 0 1 0" svg:d="M0 0L0.9944 0" koffice:nodeTypes="cc"/>
            <draw:path draw:style-name="gr15" draw:id="shape533" draw:name="path4367" draw:layer="" svg:width="1.49200000000pt" svg:height="0.00000000000pt" draw:transform="matrix(0.34700640000 0.00000000000 0.00000000000 0.34700640000 75.92876598400pt 58.63663639936pt)" svg:viewBox="0 0 1 0" svg:d="M0 0L1.492 0" koffice:nodeTypes="cc"/>
            <draw:path draw:style-name="gr15" draw:id="shape534" draw:name="path4369" draw:layer="" svg:width="1.39280000000pt" svg:height="0.00000000000pt" draw:transform="matrix(0.34700640000 0.00000000000 0.00000000000 0.34700640000 75.72139495936pt 58.76322433408pt)" svg:viewBox="0 0 1 0" svg:d="M0 0L1.3928 0" koffice:nodeTypes="cc"/>
            <draw:path draw:style-name="gr15" draw:id="shape535" draw:name="path4371" draw:layer="" svg:width="1.26000000000pt" svg:height="0.06640000000pt" draw:transform="matrix(0.34700640000 0.00000000000 0.00000000000 0.34700640000 75.60646643968pt 58.84372981888pt)" svg:viewBox="0 0 1 0" svg:d="M0 0L1.26 0.0664" koffice:nodeTypes="cc"/>
            <draw:path draw:style-name="gr15" draw:id="shape536" draw:name="path4373" draw:layer="" svg:width="1.72400000000pt" svg:height="0.13280000000pt" draw:transform="matrix(0.34700640000 0.00000000000 0.00000000000 0.34700640000 75.44545547008pt 58.90147168384pt)" svg:viewBox="0 0 2 0" svg:d="M0 0L1.724 0.1328" koffice:nodeTypes="cc"/>
            <draw:path draw:style-name="gr15" draw:id="shape537" draw:name="path4375" draw:layer="" svg:width="1.62480000000pt" svg:height="0.00000000000pt" draw:transform="matrix(0.34700640000 0.00000000000 0.00000000000 0.34700640000 75.28416689536pt 59.01640020352pt)" svg:viewBox="0 0 2 0" svg:d="M1.6248 0L0 0" koffice:nodeTypes="cc"/>
            <draw:path draw:style-name="gr15" draw:id="shape538" draw:name="path4377" draw:layer="" svg:width="1.16080000000pt" svg:height="0.03280000000pt" draw:transform="matrix(0.34700640000 0.00000000000 0.00000000000 0.34700640000 71.84352903808pt 58.78626555904pt)" svg:viewBox="0 0 1 0" svg:d="M0 0.0328L1.1608 0" koffice:nodeTypes="cc"/>
            <draw:path draw:style-name="gr15" draw:id="shape539" draw:name="path4379" draw:layer="" svg:width="0.76240000000pt" svg:height="0.06640000000pt" draw:transform="matrix(0.34700640000 0.00000000000 0.00000000000 0.34700640000 72.02785883776pt 58.84372981888pt)" svg:viewBox="0 0 1 0" svg:d="M0 0.0664L0.7624 0" koffice:nodeTypes="cc"/>
            <draw:path draw:style-name="gr15" draw:id="shape540" draw:name="path4381" draw:layer="" svg:width="2.78560000000pt" svg:height="0.16560000000pt" draw:transform="matrix(0.34700640000 0.00000000000 0.00000000000 0.34700640000 72.14278735744pt 58.98197716864pt)" svg:viewBox="0 0 3 0" svg:d="M0 0L2.7856 0.1656" koffice:nodeTypes="cc"/>
            <draw:path draw:style-name="gr15" draw:id="shape541" draw:name="path4383" draw:layer="" svg:width="4.70880000000pt" svg:height="0.00000000000pt" draw:transform="matrix(0.34700640000 0.00000000000 0.00000000000 0.34700640000 72.48812812672pt 59.09718329344pt)" svg:viewBox="0 0 5 0" svg:d="M0 0L4.7088 0" koffice:nodeTypes="cc"/>
            <draw:path draw:style-name="gr15" draw:id="shape542" draw:name="path4385" draw:layer="" svg:width="4.67600000000pt" svg:height="0.06640000000pt" draw:transform="matrix(0.34700640000 0.00000000000 0.00000000000 0.34700640000 72.78710884096pt 59.20073000320pt)" svg:viewBox="0 0 5 0" svg:d="M0 0L4.676 0.0664" koffice:nodeTypes="cc"/>
            <draw:path draw:style-name="gr15" draw:id="shape543" draw:name="path4387" draw:layer="" svg:width="6.33360000000pt" svg:height="0.06640000000pt" draw:transform="matrix(0.34700640000 0.00000000000 0.00000000000 0.34700640000 72.92535619072pt 59.30427671296pt)" svg:viewBox="0 0 6 0" svg:d="M0 0L6.3336 0.0664" koffice:nodeTypes="cc"/>
            <draw:path draw:style-name="gr15" draw:id="shape544" draw:name="path4389" draw:layer="" svg:width="3.64720000000pt" svg:height="0.06640000000pt" draw:transform="matrix(0.34700640000 0.00000000000 0.00000000000 0.34700640000 73.22461451008pt 59.41920523264pt)" svg:viewBox="0 0 4 0" svg:d="M0 0L3.6472 0.0664" koffice:nodeTypes="cc"/>
            <draw:path draw:style-name="gr15" draw:id="shape545" draw:name="path4391" draw:layer="" svg:width="2.68640000000pt" svg:height="0.06640000000pt" draw:transform="matrix(0.34700640000 0.00000000000 0.00000000000 0.34700640000 72.72964458112pt 59.60353503232pt)" svg:viewBox="0 0 3 0" svg:d="M0 0L2.6864 0.0664" koffice:nodeTypes="cc"/>
            <draw:path draw:style-name="gr15" draw:id="shape546" draw:name="path4393" draw:layer="" svg:width="2.85200000000pt" svg:height="0.06640000000pt" draw:transform="matrix(0.34700640000 0.00000000000 0.00000000000 0.34700640000 72.90231496576pt 59.74150477696pt)" svg:viewBox="0 0 3 0" svg:d="M0 0L2.852 0.0664" koffice:nodeTypes="cc"/>
            <draw:path draw:style-name="gr15" draw:id="shape547" draw:name="path4395" draw:layer="" svg:width="3.28320000000pt" svg:height="0.06640000000pt" draw:transform="matrix(0.34700640000 0.00000000000 0.00000000000 0.34700640000 73.00586167552pt 59.87975212672pt)" svg:viewBox="0 0 3 0" svg:d="M0 0L3.2832 0.0664" koffice:nodeTypes="cc"/>
            <draw:path draw:style-name="gr15" draw:id="shape548" draw:name="path4397" draw:layer="" svg:width="3.51520000000pt" svg:height="0.09920000000pt" draw:transform="matrix(0.34700640000 0.00000000000 0.00000000000 0.34700640000 73.06332593536pt 60.00634006144pt)" svg:viewBox="0 0 4 0" svg:d="M0 0L3.5152 0.0992" koffice:nodeTypes="cc"/>
            <draw:path draw:style-name="gr15" draw:id="shape549" draw:name="path4399" draw:layer="" svg:width="3.51520000000pt" svg:height="0.00000000000pt" draw:transform="matrix(0.34700640000 0.00000000000 0.00000000000 0.34700640000 73.22461451008pt 60.14430980608pt)" svg:viewBox="0 0 4 0" svg:d="M0 0L3.5152 0" koffice:nodeTypes="cc"/>
            <draw:path draw:style-name="gr15" draw:id="shape550" draw:name="path4401" draw:layer="" svg:width="3.48160000000pt" svg:height="0.06640000000pt" draw:transform="matrix(0.34700640000 0.00000000000 0.00000000000 0.34700640000 73.43170792960pt 60.25951593088pt)" svg:viewBox="0 0 3 0" svg:d="M0 0L3.4816 0.0664" koffice:nodeTypes="cc"/>
            <draw:path draw:style-name="gr15" draw:id="shape551" draw:name="path4403" draw:layer="" svg:width="3.18400000000pt" svg:height="0.06640000000pt" draw:transform="matrix(0.34700640000 0.00000000000 0.00000000000 0.34700640000 73.60410070912pt 60.36306264064pt)" svg:viewBox="0 0 3 0" svg:d="M0 0.0664L3.184 0" koffice:nodeTypes="cc"/>
            <draw:path draw:style-name="gr15" draw:id="shape552" draw:name="path4405" draw:layer="" svg:width="2.58640000000pt" svg:height="0.13200000000pt" draw:transform="matrix(0.34700640000 0.00000000000 0.00000000000 0.34700640000 73.76538928384pt 60.45522754048pt)" svg:viewBox="0 0 3 0" svg:d="M0 0.132L2.5864 0" koffice:nodeTypes="cc"/>
            <draw:path draw:style-name="gr15" draw:id="shape553" draw:name="path4407" draw:layer="" svg:width="1.89040000000pt" svg:height="0.00000000000pt" draw:transform="matrix(0.34700640000 0.00000000000 0.00000000000 0.34700640000 73.89197721856pt 60.60457909504pt)" svg:viewBox="0 0 2 0" svg:d="M0 0L1.8904 0" koffice:nodeTypes="cc"/>
            <draw:path draw:style-name="gr15" draw:id="shape554" draw:name="path4409" draw:layer="" svg:width="1.26000000000pt" svg:height="0.06640000000pt" draw:transform="matrix(0.34700640000 0.00000000000 0.00000000000 0.34700640000 73.89197721856pt 60.69674399488pt)" svg:viewBox="0 0 1 0" svg:d="M0 0L1.26 0.0664" koffice:nodeTypes="cc"/>
            <draw:path draw:style-name="gr15" draw:id="shape555" draw:name="path4411" draw:layer="" svg:width="2.68560000000pt" svg:height="0.03280000000pt" draw:transform="matrix(0.34700640000 0.00000000000 0.00000000000 0.34700640000 72.97143864064pt 55.98967158016pt)" svg:viewBox="0 0 3 0" svg:d="M0 0L2.6856 0.0328" koffice:nodeTypes="cc"/>
            <draw:path draw:style-name="gr15" draw:id="shape556" draw:name="path4413" draw:layer="" svg:width="2.08880000000pt" svg:height="0.00000000000pt" draw:transform="matrix(0.34700640000 0.00000000000 0.00000000000 0.34700640000 74.14515308800pt 56.58818821888pt)" svg:viewBox="0 0 2 0" svg:d="M0 0L2.0888 0" koffice:nodeTypes="cc"/>
            <draw:path draw:style-name="gr15" draw:id="shape557" draw:name="path4415" draw:layer="" svg:width="1.95600000000pt" svg:height="0.00000000000pt" draw:transform="matrix(0.34700640000 0.00000000000 0.00000000000 0.34700640000 74.14515308800pt 56.70311673856pt)" svg:viewBox="0 0 2 0" svg:d="M0 0L1.956 0" koffice:nodeTypes="cc"/>
            <draw:path draw:style-name="gr15" draw:id="shape558" draw:name="path4417" draw:layer="" svg:width="1.75760000000pt" svg:height="0.00000000000pt" draw:transform="matrix(0.34700640000 0.00000000000 0.00000000000 0.34700640000 74.11045244800pt 56.81832286336pt)" svg:viewBox="0 0 2 0" svg:d="M0 0L1.7576 0" koffice:nodeTypes="cc"/>
            <draw:path draw:style-name="gr15" draw:id="shape559" draw:name="path4419" draw:layer="" svg:width="1.39280000000pt" svg:height="0.00000000000pt" draw:transform="matrix(0.34700640000 0.00000000000 0.00000000000 0.34700640000 74.22565857280pt 56.92186957312pt)" svg:viewBox="0 0 1 0" svg:d="M0 0L1.3928 0" koffice:nodeTypes="cc"/>
            <draw:path draw:style-name="gr15" draw:id="shape560" draw:name="path4421" draw:layer="" svg:width="1.09440000000pt" svg:height="0.00000000000pt" draw:transform="matrix(0.34700640000 0.00000000000 0.00000000000 0.34700640000 74.26008160768pt 57.05983931776pt)" svg:viewBox="0 0 1 0" svg:d="M0 0L1.0944 0" koffice:nodeTypes="cc"/>
            <draw:path draw:style-name="gr15" draw:id="shape561" draw:name="path4423" draw:layer="" svg:width="0.53040000000pt" svg:height="0.00000000000pt" draw:transform="matrix(0.34700640000 0.00000000000 0.00000000000 0.34700640000 74.38666954240pt 57.22112789248pt)" svg:viewBox="0 0 1 0" svg:d="M0 0L0.5304 0" koffice:nodeTypes="cc"/>
            <draw:path draw:style-name="gr15" draw:id="shape562" draw:name="path4425" draw:layer="" svg:width="1.62560000000pt" svg:height="0.00000000000pt" draw:transform="matrix(0.34700640000 0.00000000000 0.00000000000 0.34700640000 73.20129568000pt 56.66869370368pt)" svg:viewBox="0 0 2 0" svg:d="M0 0L1.6256 0" koffice:nodeTypes="cc"/>
            <draw:path draw:style-name="gr15" draw:id="shape563" draw:name="path4427" draw:layer="" svg:width="1.09360000000pt" svg:height="0.00000000000pt" draw:transform="matrix(0.34700640000 0.00000000000 0.00000000000 0.34700640000 73.30511999488pt 56.78389982848pt)" svg:viewBox="0 0 1 0" svg:d="M0 0L1.0936 0" koffice:nodeTypes="cc"/>
            <draw:path draw:style-name="gr15" draw:id="shape564" draw:name="path4429" draw:layer="" svg:width="0.92800000000pt" svg:height="0.00000000000pt" draw:transform="matrix(0.34700640000 0.00000000000 0.00000000000 0.34700640000 73.30511999488pt 56.89882834816pt)" svg:viewBox="0 0 1 0" svg:d="M0 0L0.928 0" koffice:nodeTypes="cc"/>
            <draw:path draw:style-name="gr15" draw:id="shape565" draw:name="path4431" draw:layer="" svg:width="0.89520000000pt" svg:height="0.00000000000pt" draw:transform="matrix(0.34700640000 0.00000000000 0.00000000000 0.34700640000 73.27041935488pt 57.04845750784pt)" svg:viewBox="0 0 1 0" svg:d="M0 0L0.8952 0" koffice:nodeTypes="cc"/>
            <draw:path draw:style-name="gr15" draw:id="shape566" draw:name="path4433" draw:layer="" svg:width="0.53040000000pt" svg:height="0.00000000000pt" draw:transform="matrix(0.34700640000 0.00000000000 0.00000000000 0.34700640000 73.32816121984pt 57.18642725248pt)" svg:viewBox="0 0 1 0" svg:d="M0 0L0.5304 0" koffice:nodeTypes="cc"/>
            <draw:path draw:style-name="gr15" draw:id="shape567" draw:name="path4435" draw:layer="" svg:width="4.27760000000pt" svg:height="0.00000000000pt" draw:transform="matrix(0.34700640000 0.00000000000 0.00000000000 0.34700640000 70.72755645568pt 56.76085860352pt)" svg:viewBox="0 0 4 0" svg:d="M0 0L4.2776 0" koffice:nodeTypes="cc"/>
            <draw:path draw:style-name="gr15" draw:id="shape568" draw:name="path4437" draw:layer="" svg:width="4.37680000000pt" svg:height="0.00000000000pt" draw:transform="matrix(0.34700640000 0.00000000000 0.00000000000 0.34700640000 70.42829813632pt 56.89882834816pt)" svg:viewBox="0 0 4 0" svg:d="M0 0L4.3768 0" koffice:nodeTypes="cc"/>
            <draw:path draw:style-name="gr15" draw:id="shape569" draw:name="path4439" draw:layer="" svg:width="2.25440000000pt" svg:height="0.00000000000pt" draw:transform="matrix(0.34700640000 0.00000000000 0.00000000000 0.34700640000 70.78502071552pt 57.46292195200pt)" svg:viewBox="0 0 2 0" svg:d="M0 0L2.2544 0" koffice:nodeTypes="cc"/>
            <draw:path draw:style-name="gr15" draw:id="shape570" draw:name="path4441" draw:layer="" svg:width="1.75760000000pt" svg:height="0.00000000000pt" draw:transform="matrix(0.34700640000 0.00000000000 0.00000000000 0.34700640000 70.85386678528pt 57.56646866176pt)" svg:viewBox="0 0 2 0" svg:d="M0 0L1.7576 0" koffice:nodeTypes="cc"/>
            <draw:path draw:style-name="gr15" draw:id="shape571" draw:name="path4443" draw:layer="" svg:width="0.92800000000pt" svg:height="0.00000000000pt" draw:transform="matrix(0.34700640000 0.00000000000 0.00000000000 0.34700640000 70.99211413504pt 57.68139718144pt)" svg:viewBox="0 0 1 0" svg:d="M0 0L0.928 0" koffice:nodeTypes="cc"/>
            <draw:path draw:style-name="gr15" draw:id="shape572" draw:name="path4445" draw:layer="" svg:width="0.86240000000pt" svg:height="0.00000000000pt" draw:transform="matrix(0.34700640000 0.00000000000 0.00000000000 0.34700640000 71.13008387968pt 57.80798511616pt)" svg:viewBox="0 0 1 0" svg:d="M0 0L0.8624 0" koffice:nodeTypes="cc"/>
            <draw:path draw:style-name="gr15" draw:id="shape573" draw:name="path4447" draw:layer="" svg:width="0.69680000000pt" svg:height="0.00000000000pt" draw:transform="matrix(0.34700640000 0.00000000000 0.00000000000 0.34700640000 72.14278735744pt 57.48596317696pt)" svg:viewBox="0 0 1 0" svg:d="M0 0L0.6968 0" koffice:nodeTypes="cc"/>
            <draw:path draw:style-name="gr15" draw:id="shape574" draw:name="path4449" draw:layer="" svg:width="0.86240000000pt" svg:height="0.00000000000pt" draw:transform="matrix(0.34700640000 0.00000000000 0.00000000000 0.34700640000 72.10836432256pt 57.35937524224pt)" svg:viewBox="0 0 1 0" svg:d="M0 0L0.8624 0" koffice:nodeTypes="cc"/>
            <draw:path draw:style-name="gr15" draw:id="shape575" draw:name="path4451" draw:layer="" svg:width="0.76320000000pt" svg:height="0.00000000000pt" draw:transform="matrix(0.34700640000 0.00000000000 0.00000000000 0.34700640000 72.24633406720pt 57.08288054272pt)" svg:viewBox="0 0 1 0" svg:d="M0 0L0.7632 0" koffice:nodeTypes="cc"/>
            <draw:path draw:style-name="gr15" draw:id="shape576" draw:name="path4453" draw:layer="" svg:width="0.86240000000pt" svg:height="0.00000000000pt" draw:transform="matrix(0.34700640000 0.00000000000 0.00000000000 0.34700640000 72.29241651712pt 56.96795202304pt)" svg:viewBox="0 0 1 0" svg:d="M0 0L0.8624 0" koffice:nodeTypes="cc"/>
            <draw:path draw:style-name="gr15" draw:id="shape577" draw:name="path4455" draw:layer="" svg:width="3.34960000000pt" svg:height="0.00000000000pt" draw:transform="matrix(0.34700640000 0.00000000000 0.00000000000 0.34700640000 75.74443618432pt 54.76959707776pt)" svg:viewBox="0 0 3 0" svg:d="M0 0L3.3496 0" koffice:nodeTypes="cc"/>
            <draw:path draw:style-name="gr15" draw:id="shape578" draw:name="path4457" draw:layer="" svg:width="4.84160000000pt" svg:height="0.00000000000pt" draw:transform="matrix(0.34700640000 0.00000000000 0.00000000000 0.34700640000 75.50291972992pt 54.70075100800pt)" svg:viewBox="0 0 5 0" svg:d="M0 0L4.8416 0" koffice:nodeTypes="cc"/>
            <draw:path draw:style-name="gr15" draw:id="shape579" draw:name="path4459" draw:layer="" svg:width="4.77520000000pt" svg:height="0.00000000000pt" draw:transform="matrix(0.34700640000 0.00000000000 0.00000000000 0.34700640000 75.66393069952pt 54.58554488320pt)" svg:viewBox="0 0 5 0" svg:d="M0 0L4.7752 0" koffice:nodeTypes="cc"/>
            <draw:path draw:style-name="gr15" draw:id="shape580" draw:name="path4461" draw:layer="" svg:width="2.81840000000pt" svg:height="0.00000000000pt" draw:transform="matrix(0.34700640000 0.00000000000 0.00000000000 0.34700640000 70.50880362112pt 54.52808062336pt)" svg:viewBox="0 0 3 0" svg:d="M2.8184 0L0 0" koffice:nodeTypes="cc"/>
            <draw:path draw:style-name="gr15" draw:id="shape581" draw:name="path4463" draw:layer="" svg:width="2.12240000000pt" svg:height="0.00000000000pt" draw:transform="matrix(0.34700640000 0.00000000000 0.00000000000 0.34700640000 70.63539155584pt 54.28628656384pt)" svg:viewBox="0 0 2 0" svg:d="M2.1224 0L0 0" koffice:nodeTypes="cc"/>
            <draw:path draw:style-name="gr15" draw:id="shape582" draw:name="path4465" draw:layer="" svg:width="1.09440000000pt" svg:height="0.00000000000pt" draw:transform="matrix(0.34700640000 0.00000000000 0.00000000000 0.34700640000 70.91160865024pt 54.14831681920pt)" svg:viewBox="0 0 1 0" svg:d="M1.0944 0L0 0" koffice:nodeTypes="cc"/>
            <draw:path draw:style-name="gr15" draw:id="shape583" draw:name="path4467" draw:layer="" svg:width="7.72640000000pt" svg:height="0.00000000000pt" draw:transform="matrix(0.34700640000 0.00000000000 0.00000000000 0.34700640000 75.80217804928pt 53.28496489600pt)" svg:viewBox="0 0 8 0" svg:d="M0 0L7.7264 0" koffice:nodeTypes="cc"/>
            <draw:path draw:style-name="gr15" draw:id="shape584" draw:name="path4469" draw:layer="" svg:width="7.19520000000pt" svg:height="0.00000000000pt" draw:transform="matrix(0.34700640000 0.00000000000 0.00000000000 0.34700640000 76.15890062848pt 53.42321224576pt)" svg:viewBox="0 0 7 0" svg:d="M0 0L7.1952 0" koffice:nodeTypes="cc"/>
            <draw:path draw:style-name="gr15" draw:id="shape585" draw:name="path4471" draw:layer="" svg:width="7.66000000000pt" svg:height="0.00000000000pt" draw:transform="matrix(0.34700640000 0.00000000000 0.00000000000 0.34700640000 76.58474688256pt 53.63030566528pt)" svg:viewBox="0 0 8 0" svg:d="M0 0L7.66 0" koffice:nodeTypes="cc"/>
            <draw:path draw:style-name="gr15" draw:id="shape586" draw:name="path4473" draw:layer="" svg:width="3.91360000000pt" svg:height="0.00000000000pt" draw:transform="matrix(0.34700640000 0.00000000000 0.00000000000 0.34700640000 68.73657253504pt 53.42321224576pt)" svg:viewBox="0 0 4 0" svg:d="M3.9136 0L0 0" koffice:nodeTypes="cc"/>
            <draw:path draw:style-name="gr15" draw:id="shape587" draw:name="path4475" draw:layer="" svg:width="3.51520000000pt" svg:height="0.00000000000pt" draw:transform="matrix(0.34700640000 0.00000000000 0.00000000000 0.34700640000 68.66772646528pt 53.50371773056pt)" svg:viewBox="0 0 4 0" svg:d="M3.5152 0L0 0" koffice:nodeTypes="cc"/>
            <draw:path draw:style-name="gr11" draw:id="shape588" draw:name="path4477" draw:layer="" svg:width="0.00000000000pt" svg:height="0.29840000000pt" draw:transform="matrix(0.34700640000 0.00000000000 0.00000000000 0.34700640000 71.45238342400pt 58.06143859072pt)" svg:viewBox="0 0 0 0" svg:d="M0 0.2984L0 0" koffice:nodeTypes="cc"/>
            <draw:path draw:style-name="gr11" draw:id="shape589" draw:name="path4479" draw:layer="" svg:width="0.00000000000pt" svg:height="5.50560000000pt" draw:transform="matrix(0.34700640000 0.00000000000 0.00000000000 0.34700640000 73.10940838528pt 56.34639415936pt)" svg:viewBox="0 0 0 6" svg:d="M0 0L0 5.5056" koffice:nodeTypes="cc"/>
            <draw:path draw:style-name="gr11" draw:id="shape590" draw:name="path4481" draw:layer="" svg:width="0.74235456000pt" svg:height="5.14990707200pt" draw:transform="matrix(0.34700640000 0.00000000000 0.00000000000 0.34700640000 74.98518618112pt 56.51906454400pt)" svg:viewBox="0 0 1 5" svg:d="M0.742355 5.14991L0 0L0 5.14991" koffice:nodeTypes="ccc"/>
            <draw:path draw:style-name="gr11" draw:id="shape591" draw:name="path4483" draw:layer="" svg:width="7.33445000000pt" svg:height="1.34745664000pt" draw:transform="matrix(0.34700640000 0.00000000000 0.00000000000 0.34700640000 72.26937529216pt 56.38109479936pt)" svg:viewBox="0 0 7 1" svg:d="M0 1.34746L2.15935 0L7.33445 0.615688" koffice:nodeTypes="ccc"/>
            <draw:path draw:style-name="gr16" draw:id="shape592" draw:name="path4485" draw:layer="" svg:width="14.65877252571pt" svg:height="2.56806491746pt" draw:transform="matrix(0.34700640000 0.00000000000 0.00000000000 0.34700640000 71.45238342400pt 58.16498530048pt)" svg:viewBox="0 0 15 3" svg:d="M14.6588 0.306431C14.6588 0.306431 1.45876 0.521081 0 0C0 0 2.88395 2.02511 3.12216 2.02511C3.35956 2.02511 4.47941 1.96367 4.9542 2.08654C4.9542 2.08654 5.83666 1.90224 6.17556 2.17832C6.51528 2.45441 6.82062 2.11689 6.99007 2.11689C7.19391 2.11689 7.77102 2.02511 8.0076 2.11689C8.24582 2.23976 9.06033 2.66906 9.53512 2.54619C10.0099 2.45441 10.7229 2.82301 14.6588 0.306431Z" koffice:nodeTypes="ccccccccc"/>
            <draw:path draw:style-name="gr11" draw:id="shape593" draw:name="path4487" draw:layer="" svg:width="14.65877252571pt" svg:height="2.56806491746pt" draw:transform="matrix(0.34700640000 0.00000000000 0.00000000000 0.34700640000 71.45238342400pt 58.16498530048pt)" svg:viewBox="0 0 15 3" svg:d="M14.6588 0.306431C14.6588 0.306431 1.45876 0.521081 0 0C0 0 2.88395 2.02511 3.12216 2.02511C3.35956 2.02511 4.47941 1.96367 4.9542 2.08654C4.9542 2.08654 5.83666 1.90224 6.17556 2.17832C6.51528 2.45441 6.82062 2.11689 6.99007 2.11689C7.19391 2.11689 7.77102 2.02511 8.0076 2.11689C8.24582 2.23976 9.06033 2.66906 9.53512 2.54619C10.0099 2.45441 10.7229 2.82301 14.6588 0.306431Z" koffice:nodeTypes="ccccccccc"/>
            <draw:path draw:style-name="gr6" draw:id="shape594" draw:name="path4489" draw:layer="" svg:width="1.22109162849pt" svg:height="4.62491148800pt" draw:transform="matrix(0.34700640000 0.00000000000 0.00000000000 0.34700640000 74.44290288560pt 56.51906454400pt)" svg:viewBox="0 0 1 5" svg:d="M1.22109 4.62491L1.22109 0C1.22109 0 -0.0747406 1.69039 0.00339682 4.62491L1.22109 4.62491" koffice:nodeTypes="cccc"/>
            <draw:path draw:style-name="gr11" draw:id="shape595" draw:name="path4491" draw:layer="" svg:width="1.22109162849pt" svg:height="4.62491148800pt" draw:transform="matrix(0.34700640000 0.00000000000 0.00000000000 0.34700640000 74.44290288560pt 56.51906454400pt)" svg:viewBox="0 0 1 5" svg:d="M1.22109 4.62491L1.22109 0C1.22109 0 -0.0747406 1.69039 0.00339682 4.62491L1.22109 4.62491" koffice:nodeTypes="cccc"/>
            <draw:path draw:style-name="gr6" draw:id="shape596" draw:name="path4493" draw:layer="" svg:width="1.78680608000pt" svg:height="5.35488307200pt" draw:transform="matrix(0.34700640000 0.00000000000 0.00000000000 0.34700640000 73.38562547968pt 56.36943538432pt)" svg:viewBox="0 0 2 5" svg:d="M1.78681 5.35488L1.78681 0C1.78681 0 0.156525 0.823764 0 5.35488L1.78681 5.35488" koffice:nodeTypes="cccc"/>
            <draw:path draw:style-name="gr11" draw:id="shape597" draw:name="path4495" draw:layer="" svg:width="1.78680608000pt" svg:height="5.35488307200pt" draw:transform="matrix(0.34700640000 0.00000000000 0.00000000000 0.34700640000 73.38562547968pt 56.36943538432pt)" svg:viewBox="0 0 2 5" svg:d="M1.78681 5.35488L1.78681 0C1.78681 0 0.156525 0.823764 0 5.35488L1.78681 5.35488" koffice:nodeTypes="cccc"/>
            <draw:path draw:style-name="gr6" draw:id="shape598" draw:name="path4497" draw:layer="" svg:width="2.39542272000pt" svg:height="5.70312000000pt" draw:transform="matrix(0.34700640000 0.00000000000 0.00000000000 0.34700640000 72.34988077696pt 56.34639415936pt)" svg:viewBox="0 0 2 6" svg:d="M2.39542 0C2.39542 0 0.363341 0.921043 0 5.70312L1.99619 5.70312C1.99619 4.78208 1.96029 0.744182 2.39542 0Z" koffice:nodeTypes="cccc"/>
            <draw:path draw:style-name="gr11" draw:id="shape599" draw:name="path4499" draw:layer="" svg:width="2.39542272000pt" svg:height="5.70312000000pt" draw:transform="matrix(0.34700640000 0.00000000000 0.00000000000 0.34700640000 72.34988077696pt 56.34639415936pt)" svg:viewBox="0 0 2 6" svg:d="M2.39542 0C2.39542 0 0.363341 0.921043 0 5.70312L1.99619 5.70312C1.99619 4.78208 1.96029 0.744182 2.39542 0Z" koffice:nodeTypes="cccc"/>
            <draw:path draw:style-name="gr6" draw:id="shape600" draw:name="path4501" draw:layer="" svg:width="2.77159968000pt" svg:height="3.74320218700pt" draw:transform="matrix(0.34700640000 0.00000000000 0.00000000000 0.34700640000 71.45238342400pt 56.78389982848pt)" svg:viewBox="0 0 3 4" svg:d="M1.83455 3.49723C1.83455 3.49723 1.132 2.02064 2.7716 0L0 3.56146C0 3.56146 1.132 4.01032 1.83455 3.49723Z" koffice:nodeTypes="cccc"/>
            <draw:path draw:style-name="gr11" draw:id="shape601" draw:name="path4503" draw:layer="" svg:width="2.77159968000pt" svg:height="3.74320218700pt" draw:transform="matrix(0.34700640000 0.00000000000 0.00000000000 0.34700640000 71.45238342400pt 56.78389982848pt)" svg:viewBox="0 0 3 4" svg:d="M1.83455 3.49723C1.83455 3.49723 1.132 2.02064 2.7716 0L0 3.56146C0 3.56146 1.132 4.01032 1.83455 3.49723Z" koffice:nodeTypes="cccc"/>
            <draw:path draw:style-name="gr11" draw:id="shape602" draw:name="path4505" draw:layer="" svg:width="0.00000000000pt" svg:height="5.50560000000pt" draw:transform="matrix(0.34700640000 0.00000000000 0.00000000000 0.34700640000 74.04160637824pt 56.36943538432pt)" svg:viewBox="0 0 0 6" svg:d="M0 5.5056L0 0" koffice:nodeTypes="cc"/>
            <draw:path draw:style-name="gr11" draw:id="shape603" draw:name="path4507" draw:layer="" svg:width="0.00000000000pt" svg:height="0.29920000000pt" draw:transform="matrix(0.34700640000 0.00000000000 0.00000000000 0.34700640000 71.40630097408pt 53.90652275968pt)" svg:viewBox="0 0 0 0" svg:d="M0 0.2992L0 0" koffice:nodeTypes="cc"/>
            <draw:path draw:style-name="gr16" draw:id="shape604" draw:name="path4509" draw:layer="" svg:width="12.93288684308pt" svg:height="2.45678382576pt" draw:transform="matrix(0.34700640000 0.00000000000 0.00000000000 0.34700640000 71.40630097408pt 54.01034707456pt)" svg:viewBox="0 0 13 2" svg:d="M12.9329 0.659525C12.9329 0.659525 1.45543 0.509666 0 0C0 0 3.27471 2.01043 3.50611 2.01043C3.73751 2.01043 4.82909 1.98002 5.29189 2.07052C5.29189 2.07052 6.15206 1.92066 6.4832 2.19069C6.84706 2.43105 7.14469 2.13061 7.30986 2.13061C7.47503 2.13061 8.03757 2.01043 8.26897 2.13061C8.50037 2.22038 9.7244 2.5505 10.1872 2.43105C10.6173 2.34055 10.121 2.22038 12.9329 0.659525Z" koffice:nodeTypes="ccccccccc"/>
            <draw:path draw:style-name="gr11" draw:id="shape605" draw:name="path4511" draw:layer="" svg:width="12.93288684308pt" svg:height="2.45678382576pt" draw:transform="matrix(0.34700640000 0.00000000000 0.00000000000 0.34700640000 71.40630097408pt 54.01034707456pt)" svg:viewBox="0 0 13 2" svg:d="M12.9329 0.659525C12.9329 0.659525 1.45543 0.509666 0 0C0 0 3.27471 2.01043 3.50611 2.01043C3.73751 2.01043 4.82909 1.98002 5.29189 2.07052C5.29189 2.07052 6.15206 1.92066 6.4832 2.19069C6.84706 2.43105 7.14469 2.13061 7.30986 2.13061C7.47503 2.13061 8.03757 2.01043 8.26897 2.13061C8.50037 2.22038 9.7244 2.5505 10.1872 2.43105C10.6173 2.34055 10.121 2.22038 12.9329 0.659525Z" koffice:nodeTypes="ccccccccc"/>
            <draw:path draw:style-name="gr6" draw:id="shape606" draw:name="path4513" draw:layer="" svg:width="2.58652245333pt" svg:height="3.73455327529pt" draw:transform="matrix(0.34700640000 0.00000000000 0.00000000000 0.34700640000 71.40630097408pt 52.90547869696pt)" svg:viewBox="0 0 3 4" svg:d="M2.4023 3.55248C2.4023 3.55248 1.29326 2.33053 2.58652 0L0 3.21865C0 3.21865 1.87861 4.10678 2.4023 3.55248Z" koffice:nodeTypes="cccc"/>
            <draw:path draw:style-name="gr11" draw:id="shape607" draw:name="path4515" draw:layer="" svg:width="2.58652245333pt" svg:height="3.73455327529pt" draw:transform="matrix(0.34700640000 0.00000000000 0.00000000000 0.34700640000 71.40630097408pt 52.90547869696pt)" svg:viewBox="0 0 3 4" svg:d="M2.4023 3.55248C2.4023 3.55248 1.29326 2.33053 2.58652 0L0 3.21865C0 3.21865 1.87861 4.10678 2.4023 3.55248Z" koffice:nodeTypes="cccc"/>
            <draw:path draw:style-name="gr11" draw:id="shape608" draw:name="path4517" draw:layer="" svg:width="8.18343968000pt" svg:height="1.34745664000pt" draw:transform="matrix(0.34700640000 0.00000000000 0.00000000000 0.34700640000 72.37292200192pt 52.50267366784pt)" svg:viewBox="0 0 8 1" svg:d="M0 1.34746L1.44266 0.153226L8.18344 0" koffice:nodeTypes="ccc"/>
            <draw:path draw:style-name="gr6" draw:id="shape609" draw:name="path4519" draw:layer="" svg:width="1.58815734517pt" svg:height="4.81769280000pt" draw:transform="matrix(0.34700640000 0.00000000000 0.00000000000 0.34700640000 72.40762264192pt 52.38746754304pt)" svg:viewBox="0 0 2 5" svg:d="M1.44788 0L0 4.52478C0 4.52478 1.24114 4.81769 1.47711 4.81769C1.74301 4.81769 1.44788 0 1.44788 0Z" koffice:nodeTypes="cccc"/>
            <draw:path draw:style-name="gr11" draw:id="shape610" draw:name="path4521" draw:layer="" svg:width="1.58815734517pt" svg:height="4.81769280000pt" draw:transform="matrix(0.34700640000 0.00000000000 0.00000000000 0.34700640000 72.40762264192pt 52.38746754304pt)" svg:viewBox="0 0 2 5" svg:d="M1.44788 0L0 4.52478C0 4.52478 1.24114 4.81769 1.47711 4.81769C1.74301 4.81769 1.44788 0 1.44788 0Z" koffice:nodeTypes="cccc"/>
            <draw:path draw:style-name="gr6" draw:id="shape611" draw:name="path4523" draw:layer="" svg:width="1.91453312000pt" svg:height="5.03220634104pt" draw:transform="matrix(0.34700640000 0.00000000000 0.00000000000 0.34700640000 73.28207876992pt 52.41050876800pt)" svg:viewBox="0 0 2 5" svg:d="M1.91453 1.14053e-14L0 4.72474C0 4.72474 1.5897 5.09072 1.91453 5.0241L1.91453 0" koffice:nodeTypes="cccc"/>
            <draw:path draw:style-name="gr11" draw:id="shape612" draw:name="path4525" draw:layer="" svg:width="1.91453312000pt" svg:height="5.03220634104pt" draw:transform="matrix(0.34700640000 0.00000000000 0.00000000000 0.34700640000 73.28207876992pt 52.41050876800pt)" svg:viewBox="0 0 2 5" svg:d="M1.91453 1.14053e-14L0 4.72474C0 4.72474 1.5897 5.09072 1.91453 5.0241L1.91453 0" koffice:nodeTypes="cccc"/>
            <draw:path draw:style-name="gr6" draw:id="shape613" draw:name="path4527" draw:layer="" svg:width="2.69305632000pt" svg:height="5.01601280000pt" draw:transform="matrix(0.34700640000 0.00000000000 0.00000000000 0.34700640000 74.42137018240pt 52.41050876800pt)" svg:viewBox="0 0 3 5" svg:d="M2.69306 1.13869e-14L2.69306 4.94951C2.69306 4.94951 0.499436 5.01601 0 5.01601L2.69306 0" koffice:nodeTypes="cccc"/>
            <draw:path draw:style-name="gr11" draw:id="shape614" draw:name="path4529" draw:layer="" svg:width="2.69305632000pt" svg:height="5.01601280000pt" draw:transform="matrix(0.34700640000 0.00000000000 0.00000000000 0.34700640000 74.42137018240pt 52.41050876800pt)" svg:viewBox="0 0 3 5" svg:d="M2.69306 1.13869e-14L2.69306 4.94951C2.69306 4.94951 0.499436 5.01601 0 5.01601L2.69306 0" koffice:nodeTypes="cccc"/>
            <draw:path draw:style-name="gr17" draw:id="shape615" draw:name="path4531" draw:layer="" svg:width="11.09933228495pt" svg:height="8.66917614117pt" draw:transform="matrix(0.34700640000 0.00000000000 0.00000000000 0.34700640000 76.31961088360pt 37.63463071155pt)" svg:viewBox="0 0 11 9" svg:d="M3.22228 0.858807C3.22228 0.858807 3.66852 4.69129 4.21095 4.69129C4.78491 4.69129 7.65474 4.20744 8.32488 4.9328C9.53667 6.24444 10.43 4.9328 10.6531 6.24444L11.0993 6.96979L10.43 6.96979C10.43 6.96979 9.31355 7.10804 8.99425 6.72829C8.64341 6.38268 8.10176 6.48678 8.10176 6.48678C8.10176 6.48678 7.11309 6.00293 6.76225 5.89966C6.44295 5.76142 5.9967 5.76142 5.9967 5.76142C5.9967 5.76142 6.88996 6.48678 7.20849 6.72829C7.52779 6.96979 9.21814 6.96979 8.19716 8.17817C7.20849 9.38654 5.23116 8.03993 5.00803 7.59105C4.78491 7.10804 4.21095 6.62419 3.76393 6.48678C3.31768 6.38268 2.90298 5.89966 2.90298 5.89966C2.90298 5.89966 2.99838 6.38268 2.90298 6.72829C2.77526 7.10804 2.67986 8.28143 1.43575 7.93666C0.223957 7.59105 -0.350009 6.69331 0.223957 6.38268C1.88277 5.41581 2.45673 4.34568 1.56347 1.44592C0.670973 -1.4197 3.22228 0.858807 3.22228 0.858807Z" koffice:nodeTypes="cccccccccccccccccccc"/>
            <draw:path draw:style-name="gr9" draw:id="shape616" draw:name="path4533" draw:layer="" svg:width="11.09933228495pt" svg:height="8.66917614117pt" draw:transform="matrix(0.34700640000 0.00000000000 0.00000000000 0.34700640000 76.31961088360pt 37.63463071155pt)" svg:viewBox="0 0 11 9" svg:d="M3.22228 0.858807C3.22228 0.858807 3.66852 4.69129 4.21095 4.69129C4.78491 4.69129 7.65474 4.20744 8.32488 4.9328C9.53667 6.24444 10.43 4.9328 10.6531 6.24444L11.0993 6.96979L10.43 6.96979C10.43 6.96979 9.31355 7.10804 8.99425 6.72829C8.64341 6.38268 8.10176 6.48678 8.10176 6.48678C8.10176 6.48678 7.11309 6.00293 6.76225 5.89966C6.44295 5.76142 5.9967 5.76142 5.9967 5.76142C5.9967 5.76142 6.88996 6.48678 7.20849 6.72829C7.52779 6.96979 9.21814 6.96979 8.19716 8.17817C7.20849 9.38654 5.23116 8.03993 5.00803 7.59105C4.78491 7.10804 4.21095 6.62419 3.76393 6.48678C3.31768 6.38268 2.90298 5.89966 2.90298 5.89966C2.90298 5.89966 2.99838 6.38268 2.90298 6.72829C2.77526 7.10804 2.67986 8.28143 1.43575 7.93666C0.223957 7.59105 -0.350009 6.69331 0.223957 6.38268C1.88277 5.41581 2.45673 4.34568 1.56347 1.44592C0.670973 -1.4197 3.22228 0.858807 3.22228 0.858807Z" koffice:nodeTypes="cccccccccccccccccccc"/>
            <draw:path draw:style-name="gr12" draw:id="shape617" draw:name="path4535" draw:layer="" svg:width="4.24968243200pt" svg:height="1.84960000000pt" draw:transform="matrix(0.34700640000 0.00000000000 0.00000000000 0.34700640000 78.72480475264pt 39.48604719616pt)" svg:viewBox="0 0 4 2" svg:d="M0 0L1.25381 0.76704C1.25381 0.76704 2.23178 1.08256 2.53786 1.39808C2.8432 1.71469 3.27171 1.39808 3.27171 1.39808L4.24968 1.8496C4.24968 1.8496 3.4856 0.586432 2.96563 0.76704" koffice:nodeTypes="cccccc"/>
            <draw:path draw:style-name="gr12" draw:id="shape618" draw:name="path4537" draw:layer="" svg:width="3.08811521166pt" svg:height="2.29145175797pt" draw:transform="matrix(0.34700640000 0.00000000000 0.00000000000 0.34700640000 78.24177184384pt 39.48604719616pt)" svg:viewBox="0 0 3 2" svg:d="M0 0L1.64849 1.1019C1.64849 1.1019 2.69148 1.39135 3.02751 1.71018C3.39762 2.00033 1.98452 2.49325 1.17691 2.20309" koffice:nodeTypes="cccc"/>
            <draw:path draw:style-name="gr12" draw:id="shape619" draw:name="path4539" draw:layer="" svg:width="2.11680000000pt" svg:height="2.20709125899pt" draw:transform="matrix(0.34700640000 0.00000000000 0.00000000000 0.34700640000 76.44649953280pt 39.43996474624pt)" svg:viewBox="0 0 2 2" svg:d="M2.1168 0C2.1168 0 2.1168 1.56818 1.53216 2.05561C0.946848 2.54389 0.27888 1.70769 0 1.56818" koffice:nodeTypes="ccc"/>
            <draw:path draw:style-name="gr12" draw:id="shape620" draw:name="path4541" draw:layer="" svg:width="1.91453312000pt" svg:height="4.09943302780pt" draw:transform="matrix(0.34700640000 0.00000000000 0.00000000000 0.34700640000 77.04473856640pt 37.54691330226pt)" svg:viewBox="0 0 2 4" svg:d="M1.91453 4.09943C1.91453 4.09943 1.0058 3.07806 1.13573 1.39677C1.36272 -2.23745 0.681749 2.23705 1.23357 3.37795C1.59049 4.12913 0.876646 2.3573 0.45476 1.18597C0.324829 0.88608 0.09784 2.3276 0 3.16788" koffice:nodeTypes="ccccc"/>
            <draw:path draw:style-name="gr17" draw:id="shape621" draw:name="path4543" draw:layer="" svg:width="11.40186744975pt" svg:height="7.16373574521pt" draw:transform="matrix(0.34700640000 0.00000000000 0.00000000000 0.34700640000 67.77022911232pt 37.89750208092pt)" svg:viewBox="0 0 11 7" svg:d="M8.08036 2.66878C8.08036 2.66878 7.98367 3.45307 7.40193 3.45307C6.85217 3.45307 4.07293 2.79445 3.36097 3.45307C2.13277 4.64615 0.678432 3.76723 0.452288 4.95956L0 5.61894L0.678432 5.61894C0.678432 5.61894 1.80993 5.7446 2.13277 5.3994C2.48837 5.08523 3.03813 5.17986 3.03813 5.17986C3.03813 5.17986 4.04018 4.74002 4.39577 4.64615C4.71861 4.52048 5.17168 4.52048 5.17168 4.52048C5.17168 4.52048 4.26633 5.17986 3.94349 5.3994C3.58789 5.61894 1.90663 5.61894 2.94143 6.71739C3.94349 7.81585 5.94759 6.59172 6.17374 6.18368C6.39988 5.7446 6.98162 5.30477 7.40193 5.17986C7.85422 5.08523 8.30729 4.64615 8.30729 4.64615C8.30729 4.64615 8.88902 4.95956 8.98572 5.30477C9.11517 5.61894 8.98572 6.71739 10.2139 6.40322C11.4421 6.05802 11.669 5.08523 11.1193 4.74002C10.5695 4.42661 9.53549 3.45307 10.4401 0.817081C11.3454 -1.78787 8.08036 2.66878 8.08036 2.66878Z" koffice:nodeTypes="cccccccccccccccccccc"/>
            <draw:path draw:style-name="gr9" draw:id="shape622" draw:name="path4545" draw:layer="" svg:width="11.40186744975pt" svg:height="7.16373574521pt" draw:transform="matrix(0.34700640000 0.00000000000 0.00000000000 0.34700640000 67.77022911232pt 37.89750208092pt)" svg:viewBox="0 0 11 7" svg:d="M8.08036 2.66878C8.08036 2.66878 7.98367 3.45307 7.40193 3.45307C6.85217 3.45307 4.07293 2.79445 3.36097 3.45307C2.13277 4.64615 0.678432 3.76723 0.452288 4.95956L0 5.61894L0.678432 5.61894C0.678432 5.61894 1.80993 5.7446 2.13277 5.3994C2.48837 5.08523 3.03813 5.17986 3.03813 5.17986C3.03813 5.17986 4.04018 4.74002 4.39577 4.64615C4.71861 4.52048 5.17168 4.52048 5.17168 4.52048C5.17168 4.52048 4.26633 5.17986 3.94349 5.3994C3.58789 5.61894 1.90663 5.61894 2.94143 6.71739C3.94349 7.81585 5.94759 6.59172 6.17374 6.18368C6.39988 5.7446 6.98162 5.30477 7.40193 5.17986C7.85422 5.08523 8.30729 4.64615 8.30729 4.64615C8.30729 4.64615 8.88902 4.95956 8.98572 5.30477C9.11517 5.61894 8.98572 6.71739 10.2139 6.40322C11.4421 6.05802 11.669 5.08523 11.1193 4.74002C10.5695 4.42661 9.53549 3.45307 10.4401 0.817081C11.3454 -1.78787 8.08036 2.66878 8.08036 2.66878Z" koffice:nodeTypes="cccccccccccccccccccc"/>
            <draw:path draw:style-name="gr12" draw:id="shape623" draw:name="path4547" draw:layer="" svg:width="4.24968243200pt" svg:height="1.84960000000pt" draw:transform="matrix(0.34700640000 0.00000000000 0.00000000000 0.34700640000 67.77022911232pt 39.48604719616pt)" svg:viewBox="0 0 4 2" svg:d="M0 1.8496L0.977973 1.39808C0.977973 1.39808 1.3755 1.71469 1.71182 1.39808C2.01716 1.08256 2.96489 0.76704 2.96489 0.76704L4.24968 0" koffice:nodeTypes="ccccc"/>
            <draw:path draw:style-name="gr12" draw:id="shape624" draw:name="path4549" draw:layer="" svg:width="5.86060817025pt" svg:height="3.23980992000pt" draw:transform="matrix(0.34700640000 0.00000000000 0.00000000000 0.34700640000 68.85177865984pt 39.43996474624pt)" svg:viewBox="0 0 6 3" svg:d="M0 3.23981L1.11296 2.86071C1.11296 2.86071 2.01026 2.75762 2.36969 2.51653C2.72827 2.27543 4.23618 1.06913 4.23618 1.06913C4.23618 1.06913 5.99526 0.345014 5.85235 0" koffice:nodeTypes="ccccc"/>
            <draw:path draw:style-name="gr12" draw:id="shape625" draw:name="path4551" draw:layer="" svg:width="2.58021261221pt" svg:height="4.31314421848pt" draw:transform="matrix(0.34700640000 0.00000000000 0.00000000000 0.34700640000 70.96907291008pt 38.51942616832pt)" svg:viewBox="0 0 3 4" svg:d="M0.904119 0C0.904119 0 0.904119 1.07813 1.05496 1.60196C1.16763 2.15625 1.31847 2.98769 2.37252 3.32651C2.37252 3.32651 3.23938 4.00415 1.43114 4.2813C0.150838 4.49752 0 3.54199 0 3.54199" koffice:nodeTypes="ccccc"/>
            <draw:path draw:style-name="gr18" draw:id="shape626" draw:name="path4553" draw:layer="" svg:width="61.39106997689pt" svg:height="27.92800190430pt" draw:transform="matrix(0.34700640000 0.00000000000 0.00000000000 0.34700640000 76.86788842294pt 22.81976163229pt)" svg:viewBox="0 0 61 28" svg:d="M0.611596 12.7572C1.54257 12.6581 3.50563 11.7305 4.20467 8.94843C4.90289 6.19837 5.60192 4.24409 6.49999 3.31728C7.29854 2.55507 9.52725 -0.127879 13.4525 0.00474944C17.3786 0.104621 26.9588 0.667096 35.742 5.96667C44.8238 11.4652 47.4185 13.7838 51.6769 17.03C51.6769 17.03 51.9096 17.4607 51.4441 17.4607C51.4441 17.4607 55.7354 21.0377 56.3012 22.0652L55.5027 21.9653C55.5027 21.9653 59.8935 26.4371 61.3911 27.928C61.3911 27.928 59.5283 27.2657 58.0307 26.4371C56.534 25.6421 53.6399 22.8929 52.8414 22.5286C52.0091 22.197 51.2114 21.8327 51.2114 21.8327L53.8727 24.6155C53.8727 24.6155 51.9096 24.1513 50.8783 23.5552C49.8141 22.992 45.5557 21.2702 42.0959 16.6657L42.0959 17.825C42.0959 17.825 39.4346 17.6924 37.3383 16.1024C35.2766 14.4797 30.7846 12.1939 30.7846 12.1939C30.7846 12.1939 34.9435 15.4073 34.7107 16.1024C34.7107 16.1024 31.6835 15.639 28.8224 13.9165C28.8224 13.9165 30.9845 15.639 30.6522 16.2015C30.3191 16.7983 26.0278 15.043 24.8633 14.3807C24.8633 14.3807 27.0591 15.9698 26.7261 16.5666C26.3938 17.1291 24.0648 16.2015 22.1025 15.1748C22.1025 15.1748 23.9653 17.1291 23.5993 17.3616C23.2662 17.5933 21.4035 17.229 20.3722 16.7983L21.304 18.62C20.7053 18.8517 18.6427 18.0567 18.0769 17.3616C18.0769 17.3616 17.1451 17.3616 18.3096 18.5209C18.3096 18.5209 16.7791 19.1833 14.4838 17.229C14.4838 17.229 14.2511 18.0567 14.7166 18.3883C14.7166 18.3883 14.1516 19.415 12.288 17.1291C12.288 17.1291 12.0553 17.825 12.5216 18.5209C12.5216 18.5209 10.4253 18.8517 9.39402 17.6924C9.39402 17.6924 9.39402 17.9249 8.92854 18.2892C8.46225 18.62 8.03047 18.2892 7.33144 17.9249C7.33144 17.9249 6.96547 18.9843 6.16693 18.7526C6.16693 18.7526 5.60192 21.1703 4.90289 20.7069C4.90289 20.7069 5.00241 21.8327 3.97192 21.7336C3.97192 21.7336 3.50563 23.1246 2.57466 22.6612C1.6758 22.197 2.2416 22.5286 2.2416 22.5286C2.2416 22.5286 1.6758 23.9196 1.07709 23.4562C0.511276 22.992 -0.752757 14.248 0.611596 12.7572Z" koffice:nodeTypes="cccccccccccccccccccccccccccccccccccccccccccc"/>
            <draw:path draw:style-name="gr9" draw:id="shape627" draw:name="path4555" draw:layer="" svg:width="61.39106997689pt" svg:height="27.92800190430pt" draw:transform="matrix(0.34700640000 0.00000000000 0.00000000000 0.34700640000 76.86788842294pt 22.81976163229pt)" svg:viewBox="0 0 61 28" svg:d="M0.611596 12.7572C1.54257 12.6581 3.50563 11.7305 4.20467 8.94843C4.90289 6.19837 5.60192 4.24409 6.49999 3.31728C7.29854 2.55507 9.52725 -0.127879 13.4525 0.00474944C17.3786 0.104621 26.9588 0.667096 35.742 5.96667C44.8238 11.4652 47.4185 13.7838 51.6769 17.03C51.6769 17.03 51.9096 17.4607 51.4441 17.4607C51.4441 17.4607 55.7354 21.0377 56.3012 22.0652L55.5027 21.9653C55.5027 21.9653 59.8935 26.4371 61.3911 27.928C61.3911 27.928 59.5283 27.2657 58.0307 26.4371C56.534 25.6421 53.6399 22.8929 52.8414 22.5286C52.0091 22.197 51.2114 21.8327 51.2114 21.8327L53.8727 24.6155C53.8727 24.6155 51.9096 24.1513 50.8783 23.5552C49.8141 22.992 45.5557 21.2702 42.0959 16.6657L42.0959 17.825C42.0959 17.825 39.4346 17.6924 37.3383 16.1024C35.2766 14.4797 30.7846 12.1939 30.7846 12.1939C30.7846 12.1939 34.9435 15.4073 34.7107 16.1024C34.7107 16.1024 31.6835 15.639 28.8224 13.9165C28.8224 13.9165 30.9845 15.639 30.6522 16.2015C30.3191 16.7983 26.0278 15.043 24.8633 14.3807C24.8633 14.3807 27.0591 15.9698 26.7261 16.5666C26.3938 17.1291 24.0648 16.2015 22.1025 15.1748C22.1025 15.1748 23.9653 17.1291 23.5993 17.3616C23.2662 17.5933 21.4035 17.229 20.3722 16.7983L21.304 18.62C20.7053 18.8517 18.6427 18.0575 18.0769 17.3616C18.0769 17.3616 17.1451 17.3616 18.3096 18.5209C18.3096 18.5209 16.7791 19.1833 14.4838 17.229C14.4838 17.229 14.2511 18.0575 14.7166 18.3883C14.7166 18.3883 14.1516 19.415 12.288 17.1291C12.288 17.1291 12.0553 17.825 12.5216 18.5209C12.5216 18.5209 10.4253 18.8517 9.39402 17.6924C9.39402 17.6924 9.39402 17.9249 8.92854 18.2892C8.46225 18.62 8.03047 18.2892 7.33144 17.9249C7.33144 17.9249 6.96547 18.9843 6.16693 18.7526C6.16693 18.7526 5.60192 21.1703 4.90289 20.7069C4.90289 20.7069 5.00241 21.8327 3.97192 21.7336C3.97192 21.7336 3.50563 23.1246 2.57466 22.6612C1.6758 22.197 2.2416 22.5286 2.2416 22.5286C2.2416 22.5286 1.6758 23.9196 1.07709 23.4562C0.511276 22.992 -0.752757 14.248 0.611596 12.7572Z" koffice:nodeTypes="cccccccccccccccccccccccccccccccccccccccccccc"/>
            <draw:path draw:style-name="gr11" draw:id="shape628" draw:name="path4557" draw:layer="" svg:width="39.25945960000pt" svg:height="10.50215040000pt" draw:transform="matrix(0.34700640000 0.00000000000 0.00000000000 0.34700640000 77.32095566080pt 24.17945608960pt)" svg:viewBox="0 0 39 11" svg:d="M0 10.5022C0 10.5022 5.28955 8.83706 5.48689 6.83173C5.58517 5.54048 6.17642 3.63681 6.83345 3.39906C7.52377 3.1613 9.69222 1.05349 11.1703 0.714081C12.6818 0.339414 15.0468 0 17.1169 0C18.3652 0 23.8513 0.714081 39.2595 5.77823" koffice:nodeTypes="cccccc"/>
            <draw:path draw:style-name="gr11" draw:id="shape629" draw:name="path4559" draw:layer="" svg:width="11.94246912000pt" svg:height="8.31993632000pt" draw:transform="matrix(0.34700640000 0.00000000000 0.00000000000 0.34700640000 90.50830928128pt 26.05551149056pt)" svg:viewBox="0 0 12 8" svg:d="M11.9425 8.31994C11.9425 8.31994 3.90341 3.17933 0 0" koffice:nodeTypes="cc"/>
            <draw:path draw:style-name="gr11" draw:id="shape630" draw:name="path4561" draw:layer="" svg:width="17.03100430222pt" svg:height="13.46976891077pt" draw:transform="matrix(0.34700640000 0.00000000000 0.00000000000 0.34700640000 89.99057573248pt 25.85979988096pt)" svg:viewBox="0 0 17 13" svg:d="M17.031 13.4698C17.031 13.4698 2.22556 2.19379 0 0" koffice:nodeTypes="cc"/>
            <draw:path draw:style-name="gr11" draw:id="shape631" draw:name="path4563" draw:layer="" svg:width="15.37835626667pt" svg:height="13.14312850286pt" draw:transform="matrix(0.34700640000 0.00000000000 0.00000000000 0.34700640000 89.31155360896pt 25.69851130624pt)" svg:viewBox="0 0 15 13" svg:d="M15.3784 13.1431C14.4379 12.3719 5.8087 4.46708 0 0" koffice:nodeTypes="cc"/>
            <draw:path draw:style-name="gr11" draw:id="shape632" draw:name="path4565" draw:layer="" svg:width="11.55728500364pt" svg:height="10.50215040000pt" draw:transform="matrix(0.34700640000 0.00000000000 0.00000000000 0.34700640000 87.51628129792pt 25.05418982272pt)" svg:viewBox="0 0 12 11" svg:d="M11.5573 10.5022C11.5573 10.5022 7.41047 6.38983 5.30303 4.48616C3.70565 3.05882 0 0 0 0" koffice:nodeTypes="ccc"/>
            <draw:path draw:style-name="gr11" draw:id="shape633" draw:name="path4567" draw:layer="" svg:width="12.08547564308pt" svg:height="8.07317511111pt" draw:transform="matrix(0.34700640000 0.00000000000 0.00000000000 0.34700640000 83.31639343744pt 24.17945608960pt)" svg:viewBox="0 0 12 8" svg:d="M12.0855 8.07318C10.8706 7.28745 2.20605 0.7539 0 0" koffice:nodeTypes="cc"/>
            <draw:path draw:style-name="gr11" draw:id="shape634" draw:name="path4569" draw:layer="" svg:width="11.62462400000pt" svg:height="9.37953510400pt" draw:transform="matrix(0.34700640000 0.00000000000 0.00000000000 0.34700640000 82.91358840832pt 24.29438460928pt)" svg:viewBox="0 0 12 9" svg:d="M11.6246 9.37954C11.6246 9.37954 2.01077 1.44575 0 0" koffice:nodeTypes="cc"/>
            <draw:path draw:style-name="gr11" draw:id="shape635" draw:name="path4571" draw:layer="" svg:width="10.36464925091pt" svg:height="10.03362822400pt" draw:transform="matrix(0.34700640000 0.00000000000 0.00000000000 0.34700640000 81.76291518592pt 24.34046705920pt)" svg:viewBox="0 0 10 10" svg:d="M10.3646 10.0336C10.3646 10.0336 2.76841 1.03053 0 0" koffice:nodeTypes="cc"/>
            <draw:path draw:style-name="gr11" draw:id="shape636" draw:name="path4573" draw:layer="" svg:width="9.76618297600pt" svg:height="10.29819040000pt" draw:transform="matrix(0.34700640000 0.00000000000 0.00000000000 0.34700640000 81.08389306240pt 24.57087930880pt)" svg:viewBox="0 0 10 10" svg:d="M9.76618 10.2982C9.76618 10.2982 8.42218 8.17848 6.91452 6.79835C4.29291 4.34172 0.786639 0.235434 0 0" koffice:nodeTypes="ccc"/>
            <draw:path draw:style-name="gr11" draw:id="shape637" draw:name="path4575" draw:layer="" svg:width="9.12101401600pt" svg:height="10.43309853091pt" draw:transform="matrix(0.34700640000 0.00000000000 0.00000000000 0.34700640000 80.60058254848pt 24.81239576320pt)" svg:viewBox="0 0 9 10" svg:d="M9.12101 10.4331C8.89944 9.88382 6.14435 6.39574 5.38413 5.49119C4.62392 4.61936 0 0 0 0" koffice:nodeTypes="ccc"/>
            <draw:path draw:style-name="gr11" draw:id="shape638" draw:name="path4577" draw:layer="" svg:width="7.85189192000pt" svg:height="10.62721309091pt" draw:transform="matrix(0.34700640000 0.00000000000 0.00000000000 0.34700640000 80.24385996928pt 25.05418982272pt)" svg:viewBox="0 0 8 11" svg:d="M7.85189 10.6272C7.29314 9.51849 6.86595 8.47582 6.60361 8.05199C4.33689 4.40029 0.657032 0.684105 0 0" koffice:nodeTypes="ccc"/>
            <draw:path draw:style-name="gr11" draw:id="shape639" draw:name="path4579" draw:layer="" svg:width="5.11083562667pt" svg:height="9.63695622400pt" draw:transform="matrix(0.34700640000 0.00000000000 0.00000000000 0.34700640000 79.95626106496pt 25.24990143232pt)" svg:viewBox="0 0 5 10" svg:d="M5.11084 9.63696C4.89672 9.0503 4.25362 7.03197 3.94794 6.21835C3.61125 5.43694 1.1629 1.13875 0 0" koffice:nodeTypes="ccc"/>
            <draw:path draw:style-name="gr11" draw:id="shape640" draw:name="path4581" draw:layer="" svg:width="4.29484176000pt" svg:height="9.12254214400pt" draw:transform="matrix(0.34700640000 0.00000000000 0.00000000000 0.34700640000 79.68004397056pt 25.45699485184pt)" svg:viewBox="0 0 4 9" svg:d="M4.29484 9.12254C4.19205 8.23543 3.71042 6.14562 3.33325 5.4801C2.61122 4.27665 1.06521 1.1087 0 0" koffice:nodeTypes="ccc"/>
            <draw:path draw:style-name="gr11" draw:id="shape641" draw:name="path4583" draw:layer="" svg:width="2.11680000000pt" svg:height="7.26485906286pt" draw:transform="matrix(0.34700640000 0.00000000000 0.00000000000 0.34700640000 79.32332139136pt 26.37753342976pt)" svg:viewBox="0 0 2 7" svg:d="M2.1168 7.26486C2.1168 6.555 1.89437 4.46046 1.53216 3.37897C0.66864 0.67563 0 0 0 0" koffice:nodeTypes="ccc"/>
            <draw:path draw:style-name="gr11" draw:id="shape642" draw:name="path4585" draw:layer="" svg:width="1.91453312000pt" svg:height="5.56217139200pt" draw:transform="matrix(0.34700640000 0.00000000000 0.00000000000 0.34700640000 78.72480475264pt 27.21784412800pt)" svg:viewBox="0 0 2 6" svg:d="M1.91453 5.56217C1.7846 5.07194 0.876646 0.839557 0 0" koffice:nodeTypes="cc"/>
            <draw:path draw:style-name="gr11" draw:id="shape643" draw:name="path4587" draw:layer="" svg:width="1.91296800000pt" svg:height="5.36041824000pt" draw:transform="matrix(0.34700640000 0.00000000000 0.00000000000 0.34700640000 78.32227732864pt 27.36747328768pt)" svg:viewBox="0 0 2 5" svg:d="M1.91297 5.36042C1.58905 4.79557 0.777706 0.124766 0 0" koffice:nodeTypes="cc"/>
            <draw:path draw:style-name="gr11" draw:id="shape644" draw:name="path4589" draw:layer="" svg:width="1.48608800000pt" svg:height="7.33184228571pt" draw:transform="matrix(0.34700640000 0.00000000000 0.00000000000 0.34700640000 77.96555474944pt 27.52848425728pt)" svg:viewBox="0 0 1 7" svg:d="M1.48609 7.33184C1.37161 6.61872 0.599952 0.610782 0 0" koffice:nodeTypes="cc"/>
            <draw:path draw:style-name="gr11" draw:id="shape645" draw:name="path4591" draw:layer="" svg:width="1.48746752000pt" svg:height="7.21088288000pt" draw:transform="matrix(0.34700640000 0.00000000000 0.00000000000 0.34700640000 77.64325520512pt 27.73557767680pt)" svg:viewBox="0 0 1 7" svg:d="M1.48747 7.21088C1.2867 6.54934 0.200077 0.441281 0 0" koffice:nodeTypes="cc"/>
            <draw:path draw:style-name="gr11" draw:id="shape646" draw:name="path4593" draw:layer="" svg:width="0.86266944000pt" svg:height="7.40047392000pt" draw:transform="matrix(0.34700640000 0.00000000000 0.00000000000 0.34700640000 77.32095566080pt 27.97737173632pt)" svg:viewBox="0 0 1 7" svg:d="M0.862669 7.40047C0.739325 6.50715 0.338826 0.318548 0 0" koffice:nodeTypes="cc"/>
            <draw:path draw:style-name="gr11" draw:id="shape647" draw:name="path4595" draw:layer="" svg:width="12.68140800000pt" svg:height="8.07165980444pt" draw:transform="matrix(0.34700640000 0.00000000000 0.00000000000 0.34700640000 84.70858311424pt 24.45567318400pt)" svg:viewBox="0 0 13 8" svg:d="M0 0C0 0 9.13604 5.5594 12.6814 8.07166" koffice:nodeTypes="cc"/>
            <draw:path draw:style-name="gr11" draw:id="shape648" draw:name="path4597" draw:layer="" svg:width="13.20365828571pt" svg:height="11.03770645333pt" draw:transform="matrix(0.34700640000 0.00000000000 0.00000000000 0.34700640000 86.35422626560pt 24.81239576320pt)" svg:viewBox="0 0 13 11" svg:d="M0 0C0 0 10.4984 7.2843 13.2037 11.0377" koffice:nodeTypes="cc"/>
            <draw:path draw:style-name="gr11" draw:id="shape649" draw:name="path4599" draw:layer="" svg:width="15.17812569600pt" svg:height="13.66285458286pt" draw:transform="matrix(0.34700640000 0.00000000000 0.00000000000 0.34700640000 88.63253148544pt 25.49141788672pt)" svg:viewBox="0 0 15 14" svg:d="M0 0C0 0 13.0762 12.0569 15.1781 13.6629" koffice:nodeTypes="cc"/>
            <draw:path draw:style-name="gr18" draw:id="shape650" draw:name="path4601" draw:layer="" svg:width="21.97280840727pt" svg:height="5.53459312667pt" draw:transform="matrix(0.34700640000 0.00000000000 0.00000000000 0.34700640000 82.79838228352pt 23.81405835040pt)" svg:viewBox="0 0 22 6" svg:d="M0 0.565695C0 0.565695 4.93855 -0.23108 21.9728 5.53459C21.9728 5.53459 8.51713 1.01134 5.63411 0.43815C2.7511 -0.103535 0.795508 -0.23108 0 0.565695Z" koffice:nodeTypes="cccc"/>
            <draw:path draw:style-name="gr19" draw:id="shape651" draw:name="path4603" draw:layer="" svg:width="16.82507400931pt" svg:height="12.43930762829pt" draw:transform="matrix(0.34700640000 0.00000000000 0.00000000000 0.34700640000 77.85023699532pt 22.93567428650pt)" svg:viewBox="0 0 17 12" svg:d="M10.7549 0.0026602C6.73023 -0.0951596 4.61877 2.53267 3.86031 3.27923C2.96972 4.18778 2.27652 6.10114 1.58411 8.7947C1.25382 10.0593 0.6601 10.935 0.000320033 11.5196C0.000320033 11.5196 -0.0323108 12.0713 0.561411 12.3952C1.1225 12.72 2.376 11.1627 2.50732 10.5789C2.60681 10.0272 2.376 9.34563 2.73892 9.34563C3.06841 9.34563 3.29922 10.4811 2.50732 11.3896C1.6828 12.2982 4.55272 10.7088 3.76162 8.34004C3.76162 8.34004 3.3987 7.43149 3.86031 7.56139C4.32191 7.65843 4.32191 7.65843 4.45403 7.56139C4.55272 7.43149 4.09111 6.88057 4.68483 6.75066C5.24592 6.65284 5.17987 6.52372 5.31198 6.65284C5.41067 6.75066 4.78432 5.74429 5.47673 5.8742C6.16993 5.97202 6.10388 5.90706 6.20256 6.03619C6.33468 6.13401 5.70753 5.06347 6.16993 5.29041C6.63154 5.51735 6.99446 5.4524 6.99446 5.4524C6.99446 5.4524 6.49943 4.18778 6.96103 4.18778C7.42264 4.18778 7.9511 4.64167 8.28059 4.64167C8.61088 4.64167 8.67694 3.99293 8.67694 3.99293C8.67694 3.99293 10.0952 3.66816 9.46883 3.27923C9.07249 2.98734 8.14927 3.24715 8.24796 2.88952C8.38008 2.56554 8.34665 2.14374 8.80826 2.14374C9.27066 2.14374 9.27066 1.46213 9.27066 1.46213C9.27066 1.46213 13.2627 0.683486 16.8251 1.81898C16.8251 1.81898 14.2854 0.781305 13.3941 0.456544C12.2066 0.0347451 11.5468 0.0347451 10.7549 0.0026602Z" koffice:nodeTypes="ccccccccccccccccccccccccccc"/>
            <draw:path draw:style-name="gr18" draw:id="shape652" draw:name="path4605" draw:layer="" svg:width="23.43077663155pt" svg:height="40.06301535220pt" draw:transform="matrix(0.34700640000 0.00000000000 0.00000000000 0.34700640000 70.13990481004pt 25.53750033664pt)" svg:viewBox="0 0 23 40" svg:d="M19.2024 3.27868C18.9732 1.93431 18.1867 0.327394 18.1867 0.327394C18.1867 0.327394 18.4159 3.73735 14.7791 3.86862C11.1098 3.96668 11.339 0 11.339 0C11.339 0 10.0932 3.50801 9.40553 4.88481C8.71704 6.2616 6.78437 6.49173 5.67062 6.13112C4.52367 5.80293 3.83518 17.9663 4.19563 19.3431C4.52367 20.7199 5.4406 23.5399 5.4406 23.5399C5.4406 23.5399 4.29444 21.4079 1.67329 22.1955C-0.948656 22.9816 0.100279 29.8015 0.886782 32.1945C1.67329 34.5875 1.21403 37.2106 0.198295 37.3419C0.198295 37.3419 1.67329 38.6862 3.2787 36.4237L3.60595 37.3419C3.60595 37.3419 5.67062 34.3581 6.58755 35.2763C6.58755 35.2763 7.07921 38.358 6.62075 39.8337C6.62075 39.8337 9.53674 39.0468 11.1098 37.9974C11.1098 37.9974 11.9287 38.1287 12.8132 38.8167C13.7309 39.5055 16.2533 40.063 16.2533 40.063C16.2533 40.063 14.7791 37.5712 15.5656 36.6531C16.3521 35.7357 18.744 33.8995 19.6609 36.5226C19.6609 36.5226 20.3494 35.8338 20.1202 35.5056C20.1202 35.5056 22.3477 36.3581 22.2829 35.4075C22.1516 33.5713 21.5944 30.8501 22.2829 29.3753C22.9705 27.8672 24.2155 23.5399 22.7413 22.0643C21.2339 20.5886 19.6609 21.4079 19.4317 22.5229C19.4317 22.5229 20.1202 16.8513 19.9889 12.6221C19.9565 10.6553 19.6609 5.99984 19.2024 3.27868Z" koffice:nodeTypes="ccccccccccccccccccccccccccc"/>
            <draw:path draw:style-name="gr9" draw:id="shape653" draw:name="path4607" draw:layer="" svg:width="23.43077663155pt" svg:height="40.06301535220pt" draw:transform="matrix(0.34700640000 0.00000000000 0.00000000000 0.34700640000 70.13990481004pt 25.53750033664pt)" svg:viewBox="0 0 23 40" svg:d="M19.2024 3.27868C18.9732 1.93431 18.1867 0.327394 18.1867 0.327394C18.1867 0.327394 18.4159 3.73735 14.7791 3.86862C11.1098 3.96668 11.339 0 11.339 0C11.339 0 10.0932 3.50801 9.40553 4.88481C8.71704 6.2616 6.78437 6.49173 5.67062 6.13112C4.52367 5.80293 3.83518 17.9663 4.19563 19.3431C4.52367 20.7199 5.4406 23.5399 5.4406 23.5399C5.4406 23.5399 4.29444 21.4079 1.67329 22.1955C-0.948656 22.9816 0.100279 29.8015 0.886782 32.1945C1.67329 34.5875 1.21403 37.2106 0.198295 37.3419C0.198295 37.3419 1.67329 38.6862 3.2787 36.4237L3.60595 37.3419C3.60595 37.3419 5.67062 34.3581 6.58755 35.2763C6.58755 35.2763 7.07921 38.358 6.62075 39.8337C6.62075 39.8337 9.53674 39.0468 11.1098 37.9974C11.1098 37.9974 11.9287 38.1287 12.8132 38.8167C13.7309 39.5055 16.2533 40.063 16.2533 40.063C16.2533 40.063 14.7791 37.5712 15.5656 36.6531C16.3521 35.7357 18.744 33.8995 19.6609 36.5226C19.6609 36.5226 20.3494 35.8338 20.1202 35.5056C20.1202 35.5056 22.3477 36.3581 22.2829 35.4075C22.1516 33.5713 21.5944 30.8501 22.2829 29.3753C22.9705 27.8672 24.2155 23.5399 22.7413 22.0643C21.2339 20.5886 19.6609 21.4079 19.4317 22.5229C19.4317 22.5229 20.1202 16.8513 19.9889 12.6221C19.9565 10.6553 19.6609 5.99984 19.2024 3.27868Z" koffice:nodeTypes="ccccccccccccccccccccccccccc"/>
            <draw:path draw:style-name="gr11" draw:id="shape654" draw:name="path4609" draw:layer="" svg:width="9.89979230574pt" svg:height="4.82861271686pt" draw:transform="matrix(0.34700640000 0.00000000000 0.00000000000 0.34700640000 73.60827129468pt 27.17176167808pt)" svg:viewBox="0 0 10 5" svg:d="M0.369996 0.145908C0.369996 0.145908 -0.359967 2.14995 0.230716 2.55075C0.857477 2.91465 1.55304 1.89505 1.449 1.38437C1.449 1.38437 1.0664 3.68022 1.79636 4.04411C2.52716 4.4458 3.25713 2.29585 3.25713 2.29585C3.25713 2.29585 3.0138 4.55479 3.60449 4.80969C4.23125 5.06459 5.06525 2.65975 5.06525 2.65975C5.06525 2.65975 6.03938 4.80969 6.76934 4.7007C7.46574 4.55479 8.57831 2.14995 8.19571 1.78518C7.8475 1.38437 8.68235 3.53431 9.16983 3.68022C9.65647 3.78921 9.89979 0 9.89979 0" koffice:nodeTypes="ccccccccccc"/>
            <draw:path draw:style-name="gr11" draw:id="shape655" draw:name="path4611" draw:layer="" svg:width="10.35458596590pt" svg:height="4.57669192821pt" draw:transform="matrix(0.34700640000 0.00000000000 0.00000000000 0.34700640000 73.22738339890pt 27.97737173632pt)" svg:viewBox="0 0 10 5" svg:d="M0.160391 0C0.160391 0 -0.278387 1.84495 0.295525 1.95106C0.868623 2.09311 1.57767 1.7029 1.57767 1.09961C1.57767 1.09961 1.47591 3.79601 2.2859 3.93806C3.09589 4.04417 3.4671 2.19922 3.70318 1.84495C3.70318 1.84495 3.33197 4.29233 4.04102 4.43438C4.74925 4.54049 5.93045 3.05067 5.93045 2.55435C5.93045 2.55435 5.79532 4.29233 6.50436 4.54049C7.21259 4.78951 8.15772 3.6899 8.02258 3.19272C8.02258 3.19272 8.49555 4.18622 9.06865 4.43438C9.67594 4.64746 10.8229 3.19272 10.1489 2.34127" koffice:nodeTypes="ccccccccccc"/>
            <draw:path draw:style-name="gr11" draw:id="shape656" draw:name="path4613" draw:layer="" svg:width="10.08697448251pt" svg:height="4.09333824000pt" draw:transform="matrix(0.34700640000 0.00000000000 0.00000000000 0.34700640000 73.39860831305pt 29.20882804864pt)" svg:viewBox="0 0 10 4" svg:d="M0.594756 0C0.594756 0 -0.57108 2.91907 0.361749 2.81791C1.29458 2.68357 2.22661 2.11384 2.22661 1.50931C2.22661 1.50931 1.86103 3.15376 2.69342 3.25411C3.49288 3.38846 4.4249 1.87834 4.29153 1.40896C4.29153 1.40896 4.1919 3.38846 4.99135 3.62315C5.79081 3.85784 6.95664 2.11384 6.6232 1.64365C6.6232 1.64365 6.85621 4.42838 7.55603 3.959C8.22211 3.48881 8.45511 2.11384 8.45511 2.11384C8.45511 2.11384 8.58849 3.62315 10.087 4.09334" koffice:nodeTypes="cccccccccc"/>
            <draw:path draw:style-name="gr11" draw:id="shape657" draw:name="path4615" draw:layer="" svg:width="5.90541600077pt" svg:height="2.30084862160pt" draw:transform="matrix(0.34700640000 0.00000000000 0.00000000000 0.34700640000 73.78242026089pt 30.77396571520pt)" svg:viewBox="0 0 6 2" svg:d="M0.0830578 0C0.0830578 0.783977 -0.279649 2.12073 0.510846 1.91686C1.33309 1.71368 1.89262 0.290751 1.89262 0C1.89262 0 1.66167 1.91686 2.35295 2.00373C3.04344 2.12073 3.73473 0.783977 3.60298 0.290751C3.60298 0.290751 3.27361 2.20761 4.19506 2.29448C5.08317 2.41078 5.90542 0.900278 5.90542 0.493927" koffice:nodeTypes="ccccccc"/>
            <draw:path draw:style-name="gr11" draw:id="shape658" draw:name="path4617" draw:layer="" svg:width="4.52866833227pt" svg:height="2.77556245333pt" draw:transform="matrix(0.34700640000 0.00000000000 0.00000000000 0.34700640000 74.07016359009pt 31.76362796800pt)" svg:viewBox="0 0 5 3" svg:d="M0.268098 0.127736C0.268098 0.127736 -0.394286 2.00992 0.363268 2.23384C1.15203 2.45699 2.004 0.447076 1.90959 0C1.90959 0 1.68879 2.68015 2.35118 2.68015C3.01432 2.68015 3.99267 1.11653 3.77188 0.670229C3.77188 0.670229 3.45591 2.77556 4.52867 2.77556" koffice:nodeTypes="cccccc"/>
            <draw:path draw:style-name="gr11" draw:id="shape659" draw:name="path4619" draw:layer="" svg:width="7.05663580156pt" svg:height="3.54006913841pt" draw:transform="matrix(0.34700640000 0.00000000000 0.00000000000 0.34700640000 73.12153219731pt 33.96198291328pt)" svg:viewBox="0 0 7 4" svg:d="M0.0315887 0.504038C0.0315887 0.504038 -0.201348 2.26904 0.597866 2.26904C1.39627 2.26904 1.52961 0 1.52961 0C1.52961 0 1.52961 2.77395 2.22922 2.77395C2.8951 2.77395 3.12804 1.40522 3.12804 1.00808C3.12804 1.00808 3.36097 3.27798 3.82765 3.13459C4.29352 3.02597 5.22527 1.26096 5.22527 1.26096C5.22527 1.26096 5.22527 3.38661 5.69195 3.53087C6.15782 3.63863 6.95704 2.77395 7.05664 2.26904" koffice:nodeTypes="ccccccccc"/>
            <draw:path draw:style-name="gr11" draw:id="shape660" draw:name="path4621" draw:layer="" svg:width="6.41266649594pt" svg:height="2.58800832000pt" draw:transform="matrix(0.34700640000 0.00000000000 0.00000000000 0.34700640000 72.80969724224pt 34.88252149120pt)" svg:viewBox="0 0 6 3" svg:d="M0.10473 0.216225C0.10473 0.216225 -0.375788 1.38651 0.721713 1.60199C1.78447 1.81748 2.26416 0 2.26416 0C2.26416 0 1.78447 2.1563 2.74386 2.1563C3.67016 2.1563 4.38969 1.29363 4.38969 0.862669C4.38969 0.862669 3.91 2.68015 4.76683 2.46466C5.58975 2.24918 5.93215 1.38651 5.82959 1.07815C5.82959 1.07815 5.3499 2.46466 6.41267 2.58801" koffice:nodeTypes="cccccccc"/>
            <draw:path draw:style-name="gr11" draw:id="shape661" draw:name="path4623" draw:layer="" svg:width="5.10076397919pt" svg:height="2.18321408000pt" draw:transform="matrix(0.34700640000 0.00000000000 0.00000000000 0.34700640000 73.04842847772pt 35.80333767424pt)" svg:viewBox="0 0 5 2" svg:d="M0.0102329 0C0.0102329 0 -0.123899 1.94082 0.579079 1.94082C1.28286 1.94082 1.85171 0.381143 1.85171 0.381143C1.85171 0.381143 1.04854 1.94082 2.22098 2.04446C3.35948 2.18321 3.49361 0.484787 3.49361 0.484787C3.49361 0.484787 3.12515 2.18321 4.06327 2.18321C5.00057 2.18321 5.10076 0.589267 5.10076 0.589267" koffice:nodeTypes="ccccccc"/>
            <draw:path draw:style-name="gr11" draw:id="shape662" draw:name="path4625" draw:layer="" svg:width="1.90990201786pt" svg:height="14.12347104000pt" draw:transform="matrix(0.34700640000 0.00000000000 0.00000000000 0.34700640000 70.32624925829pt 33.80097194368pt)" svg:viewBox="0 0 2 14" svg:d="M0.635279 0C0.635279 0 -1.24313 1.86497 1.46005 9.62617C1.87244 10.8925 2.56012 12.8579 0.498186 14.1235" koffice:nodeTypes="ccc"/>
            <draw:path draw:style-name="gr11" draw:id="shape663" draw:name="path4627" draw:layer="" svg:width="0.82592569974pt" svg:height="8.02714514286pt" draw:transform="matrix(0.34700640000 0.00000000000 0.00000000000 0.34700640000 70.49270109097pt 34.20349936768pt)" svg:viewBox="0 0 1 8" svg:d="M0.192671 0C0.192671 0 -0.530738 2.23766 0.825926 8.02715" koffice:nodeTypes="cc"/>
            <draw:path draw:style-name="gr11" draw:id="shape664" draw:name="path4629" draw:layer="" svg:width="2.96967701333pt" svg:height="10.43154036364pt" draw:transform="matrix(0.34700640000 0.00000000000 0.00000000000 0.34700640000 75.84798289408pt 33.96198291328pt)" svg:viewBox="0 0 3 10" svg:d="M2.96968 0C2.96968 0 1.81476 6.07195 0 10.4315" koffice:nodeTypes="cc"/>
            <draw:path draw:style-name="gr11" draw:id="shape665" draw:name="path4631" draw:layer="" svg:width="2.39367200000pt" svg:height="7.20936392000pt" draw:transform="matrix(0.34700640000 0.00000000000 0.00000000000 0.34700640000 76.28548856320pt 34.49137587712pt)" svg:viewBox="0 0 2 7" svg:d="M2.39367 0C2.39367 0 0.761424 5.88718 0 7.20936" koffice:nodeTypes="cc"/>
            <draw:path draw:style-name="gr11" draw:id="shape666" draw:name="path4633" draw:layer="" svg:width="1.31998752000pt" svg:height="5.14990707200pt" draw:transform="matrix(0.34700640000 0.00000000000 0.00000000000 0.34700640000 76.72271662720pt 34.88252149120pt)" svg:viewBox="0 0 1 5" svg:d="M1.31999 0C1.31999 0 0.376954 4.34206 0 5.14991" koffice:nodeTypes="cc"/>
            <draw:path draw:style-name="gr18" draw:id="shape667" draw:name="path4635" draw:layer="" svg:width="61.36890377397pt" svg:height="27.99515447416pt" draw:transform="matrix(0.34700640000 0.00000000000 0.00000000000 0.34700640000 50.31358635136pt 22.57796802282pt)" svg:viewBox="0 0 61 28" svg:d="M60.7356 12.7733C59.8377 12.6733 57.8421 11.7446 57.1769 8.99196C56.478 6.20661 55.7799 4.24998 54.8483 3.32126C54.0836 2.55893 51.8553 -0.128035 47.9299 0.00475385C44.0053 0.104745 34.426 0.701493 25.6452 5.97463C16.5314 11.4798 13.9701 13.8012 9.71244 17.0505C9.71244 17.0505 9.47974 17.5153 9.94514 17.5153C9.94514 17.5153 5.65462 21.0638 5.08892 22.0917L5.88732 21.9925C5.88732 21.9925 1.49731 26.4689 0 27.9952C0 27.9952 1.82951 27.2984 3.35971 26.4689C4.85622 25.6738 7.75053 22.9204 8.54813 22.5556C9.34653 22.2245 10.1449 21.8925 10.1449 21.8925L7.51783 24.645C7.51783 24.645 9.47974 24.1811 10.5108 23.6171C11.5419 23.0204 15.8325 21.2957 19.2917 16.6857L19.2917 17.8464C19.2917 17.8464 21.9525 17.7472 24.0147 16.1226C26.1106 14.4971 30.6009 12.2085 30.6009 12.2085C30.6009 12.2085 26.4436 15.4259 26.6763 16.1226C26.6763 16.1226 29.6693 15.6578 32.5636 13.9332C32.5636 13.9332 30.3682 15.6578 30.7341 16.2218C31.0663 16.8185 35.3239 15.0947 36.4882 14.3979C36.4882 14.3979 34.2928 15.9898 34.6587 16.5866C34.9909 17.1505 37.2866 16.2218 39.2485 15.1939C39.2485 15.1939 37.4198 17.1505 37.752 17.3825C38.1179 17.6145 39.9474 17.2833 41.0115 16.8185L40.0798 18.6432C40.6455 18.8744 42.7415 18.0792 43.3064 17.3825C43.3064 17.3825 44.238 17.3825 43.0737 18.5432C43.0737 18.5432 44.571 19.2399 46.8988 17.2833C46.8988 17.2833 47.1315 18.0792 46.6661 18.4104C46.6661 18.4104 47.2318 19.4719 49.0942 17.1505C49.0942 17.1505 49.3269 17.8464 48.8615 18.5432C48.8615 18.5432 50.9237 18.8744 51.9548 17.7472C51.9548 17.7472 51.9548 17.9464 52.4202 18.3112C52.8856 18.6432 53.3518 18.3112 54.0499 17.9464C54.0499 17.9464 54.3829 19.0079 55.2142 18.7752C55.2142 18.7752 55.7799 21.1965 56.478 20.7318C56.478 20.7318 56.3448 21.8925 57.4096 21.7597C57.4096 21.7597 57.8421 23.1532 58.7729 22.6884C59.7045 22.2245 59.1388 22.5556 59.1388 22.5556C59.1388 22.5556 59.7045 23.9491 60.2702 23.4843C60.8688 23.0204 62.1326 14.2652 60.7356 12.7733Z" koffice:nodeTypes="cccccccccccccccccccccccccccccccccccccccccccc"/>
            <draw:path draw:style-name="gr9" draw:id="shape668" draw:name="path4637" draw:layer="" svg:width="61.36890377397pt" svg:height="27.99515577097pt" draw:transform="matrix(0.34700640000 0.00000000000 0.00000000000 0.34700640000 50.31358635136pt 22.57796757278pt)" svg:viewBox="0 0 61 28" svg:d="M60.7356 12.7733C59.8377 12.6733 57.8421 11.7446 57.1769 8.99197C56.478 6.20662 55.7799 4.24999 54.8483 3.32127C54.0836 2.55814 51.8553 -0.128033 47.9299 0.00475514C44.0053 0.104747 34.426 0.701495 25.6452 5.97464C16.5314 11.4798 13.9701 13.8012 9.71244 17.0505C9.71244 17.0505 9.47974 17.5153 9.94514 17.5153C9.94514 17.5153 5.65462 21.0638 5.08892 22.0917L5.88732 21.9925C5.88732 21.9925 1.49731 26.4689 0 27.9952C0 27.9952 1.82951 27.2984 3.35971 26.4689C4.85622 25.6738 7.75053 22.9204 8.54813 22.5556C9.34653 22.2245 10.1449 21.8925 10.1449 21.8925L7.51783 24.645C7.51783 24.645 9.47974 24.1811 10.5108 23.6171C11.5419 23.0204 15.8325 21.2957 19.2917 16.6857L19.2917 17.8464C19.2917 17.8464 21.9525 17.7473 24.0147 16.1226C26.1106 14.4971 30.6009 12.2085 30.6009 12.2085C30.6009 12.2085 26.4436 15.4259 26.6763 16.1226C26.6763 16.1226 29.6693 15.6578 32.5636 13.9332C32.5636 13.9332 30.3682 15.6578 30.7341 16.2218C31.0663 16.8185 35.3239 15.0947 36.4882 14.3979C36.4882 14.3979 34.2928 15.9898 34.6587 16.5866C34.9909 17.1505 37.2866 16.2218 39.2485 15.1939C39.2485 15.1939 37.4198 17.1505 37.752 17.3825C38.1179 17.6145 39.9474 17.2833 41.0115 16.8185L40.0798 18.6432C40.6455 18.8744 42.7415 18.0792 43.3064 17.3825C43.3064 17.3825 44.238 17.3825 43.0737 18.5432C43.0737 18.5432 44.571 19.2399 46.8988 17.2833C46.8988 17.2833 47.1315 18.0792 46.6661 18.4104C46.6661 18.4104 47.2318 19.4719 49.0942 17.1505C49.0942 17.1505 49.3269 17.8464 48.8615 18.5432C48.8615 18.5432 50.9237 18.8744 51.9548 17.7473C51.9548 17.7473 51.9548 17.9464 52.4202 18.3112C52.8856 18.6432 53.3518 18.3112 54.0499 17.9464C54.0499 17.9464 54.3829 19.0079 55.2142 18.776C55.2142 18.776 55.7799 21.1965 56.478 20.7318C56.478 20.7318 56.3448 21.8925 57.4096 21.7597C57.4096 21.7597 57.8421 23.1532 58.7729 22.6884C59.7045 22.2245 59.1388 22.5556 59.1388 22.5556C59.1388 22.5556 59.7045 23.9491 60.2702 23.4843C60.8688 23.0204 62.1326 14.2652 60.7356 12.7733Z" koffice:nodeTypes="cccccccccccccccccccccccccccccccccccccccccccc"/>
            <draw:path draw:style-name="gr11" draw:id="shape669" draw:name="path4639" draw:layer="" svg:width="39.19449657600pt" svg:height="10.50379014400pt" draw:transform="matrix(0.34700640000 0.00000000000 0.00000000000 0.34700640000 57.34449122560pt 23.93766203008pt)" svg:viewBox="0 0 39 11" svg:d="M39.1945 10.5038C39.1945 10.5038 33.9093 8.83775 33.7454 6.83226C33.6139 5.54091 33.0557 3.63709 32.3667 3.43294C31.8084 3.2296 29.6742 1.08801 28.0334 0.714136C26.5565 0.34026 24.1594 0 22.125 0C20.8445 0 15.3954 0.714136 0 5.77868" koffice:nodeTypes="cccccc"/>
            <draw:path draw:style-name="gr11" draw:id="shape670" draw:name="path4641" draw:layer="" svg:width="11.94246912000pt" svg:height="8.38860800000pt" draw:transform="matrix(0.34700640000 0.00000000000 0.00000000000 0.34700640000 53.75422420864pt 25.81371743104pt)" svg:viewBox="0 0 12 8" svg:d="M0 8.38861C0 8.38861 8.03906 3.19242 11.9425 0" koffice:nodeTypes="cc"/>
            <draw:path draw:style-name="gr11" draw:id="shape671" draw:name="path4643" draw:layer="" svg:width="17.03256067556pt" svg:height="13.47139761231pt" draw:transform="matrix(0.34700640000 0.00000000000 0.00000000000 0.34700640000 52.35037511680pt 25.61800582144pt)" svg:viewBox="0 0 17 13" svg:d="M0 13.4714C0 13.4714 14.7742 2.22813 17.0326 0" koffice:nodeTypes="cc"/>
            <draw:path draw:style-name="gr11" draw:id="shape672" draw:name="path4645" draw:layer="" svg:width="15.44485017600pt" svg:height="13.20676612571pt" draw:transform="matrix(0.34700640000 0.00000000000 0.00000000000 0.34700640000 53.82334788352pt 25.45699485184pt)" svg:viewBox="0 0 15 13" svg:d="M0 13.2068C0.942472 12.4018 9.59032 4.47711 15.4449 0" koffice:nodeTypes="cc"/>
            <draw:path draw:style-name="gr11" draw:id="shape673" draw:name="path4647" draw:layer="" svg:width="11.55728500364pt" svg:height="10.50215040000pt" draw:transform="matrix(0.34700640000 0.00000000000 0.00000000000 0.34700640000 56.98776864640pt 24.81239576320pt)" svg:viewBox="0 0 12 11" svg:d="M0 10.5022C0 10.5022 4.11319 6.38983 6.25425 4.48698C7.85246 3.09326 11.5573 0 11.5573 0" koffice:nodeTypes="ccc"/>
            <draw:path draw:style-name="gr11" draw:id="shape674" draw:name="path4649" draw:layer="" svg:width="12.15190257231pt" svg:height="8.07317511111pt" draw:transform="matrix(0.34700640000 0.00000000000 0.00000000000 0.34700640000 60.73904663296pt 23.93766203008pt)" svg:viewBox="0 0 12 8" svg:d="M0 8.07318C1.21898 7.28745 9.90731 0.754658 12.1519 0" koffice:nodeTypes="cc"/>
            <draw:path draw:style-name="gr11" draw:id="shape675" draw:name="path4651" draw:layer="" svg:width="11.55564503273pt" svg:height="9.37798560000pt" draw:transform="matrix(0.34700640000 0.00000000000 0.00000000000 0.34700640000 61.57935733120pt 24.05286815488pt)" svg:viewBox="0 0 12 9" svg:d="M0 9.37799C0 9.37799 9.55003 1.44563 11.5556 0" koffice:nodeTypes="cc"/>
            <draw:path draw:style-name="gr11" draw:id="shape676" draw:name="path4653" draw:layer="" svg:width="10.42998231273pt" svg:height="10.03202560000pt" draw:transform="matrix(0.34700640000 0.00000000000 0.00000000000 0.34700640000 62.93712397312pt 24.09895060480pt)" svg:viewBox="0 0 10 10" svg:d="M0 10.032C0 10.032 7.62092 1.02964 10.43 0" koffice:nodeTypes="cc"/>
            <draw:path draw:style-name="gr11" draw:id="shape677" draw:name="path4655" draw:layer="" svg:width="9.83111910400pt" svg:height="10.23334560000pt" draw:transform="matrix(0.34700640000 0.00000000000 0.00000000000 0.34700640000 63.89208558592pt 24.34046705920pt)" svg:viewBox="0 0 10 10" svg:d="M0 10.2333C0 10.2333 1.38099 8.1535 2.86113 6.74373C5.49064 4.29485 9.04187 0.2355 9.83112 0" koffice:nodeTypes="ccc"/>
            <draw:path draw:style-name="gr11" draw:id="shape678" draw:name="path4657" draw:layer="" svg:width="9.12101401600pt" svg:height="10.43154036364pt" draw:transform="matrix(0.34700640000 0.00000000000 0.00000000000 0.34700640000 64.50198403456pt 24.57087930880pt)" svg:viewBox="0 0 9 10" svg:d="M0 10.4315C0.190244 9.88231 2.94534 6.39448 3.73688 5.52272C4.49709 4.61824 9.12101 0 9.12101 0" koffice:nodeTypes="ccc"/>
            <draw:path draw:style-name="gr11" draw:id="shape679" draw:name="path4659" draw:layer="" svg:width="7.91701632000pt" svg:height="10.69336721455pt" draw:transform="matrix(0.34700640000 0.00000000000 0.00000000000 0.34700640000 65.41114080256pt 24.81239576320pt)" svg:viewBox="0 0 8 11" svg:d="M0 10.6934C0.593697 9.54886 0.990025 8.50216 1.28608 8.07701C3.56298 4.44709 7.22464 0.687019 7.91702 0" koffice:nodeTypes="ccc"/>
            <draw:path draw:style-name="gr11" draw:id="shape680" draw:name="path4661" draw:layer="" svg:width="5.05047050667pt" svg:height="9.57266560000pt" draw:transform="matrix(0.34700640000 0.00000000000 0.00000000000 0.34700640000 66.53877280000pt 25.01948918272pt)" svg:viewBox="0 0 5 10" svg:d="M0 9.57267C0.212852 8.98876 0.821316 6.97717 1.15601 6.19836C1.46061 5.38668 3.89446 1.10364 5.05047 0" koffice:nodeTypes="ccc"/>
            <draw:path draw:style-name="gr11" draw:id="shape681" draw:name="path4663" draw:layer="" svg:width="4.29484176000pt" svg:height="9.12407040000pt" draw:transform="matrix(0.34700640000 0.00000000000 0.00000000000 0.34700640000 67.29830040832pt 25.21520079232pt)" svg:viewBox="0 0 4 9" svg:d="M0 9.12407C0.102791 8.23688 0.5496 6.14614 0.927606 5.51265C1.64963 4.277 3.19564 1.1088 4.29484 0" koffice:nodeTypes="ccc"/>
            <draw:path draw:style-name="gr11" draw:id="shape682" draw:name="path4665" draw:layer="" svg:width="2.17226261333pt" svg:height="7.26322916571pt" draw:transform="matrix(0.34700640000 0.00000000000 0.00000000000 0.34700640000 68.20745717632pt 26.13601697536pt)" svg:viewBox="0 0 2 7" svg:d="M0 7.26323C0 6.55345 0.253919 4.49337 0.59225 3.412C1.4956 0.708965 2.17226 0 2.17226 0" koffice:nodeTypes="ccc"/>
            <draw:path draw:style-name="gr11" draw:id="shape683" draw:name="path4667" draw:layer="" svg:width="1.91453312000pt" svg:height="5.56217139200pt" draw:transform="matrix(0.34700640000 0.00000000000 0.00000000000 0.34700640000 69.01278962944pt 26.97605006848pt)" svg:viewBox="0 0 2 6" svg:d="M0 5.56217C0.09784 5.10738 1.00658 0.839557 1.91453 0" koffice:nodeTypes="cc"/>
            <draw:path draw:style-name="gr11" draw:id="shape684" draw:name="path4669" draw:layer="" svg:width="1.91453312000pt" svg:height="5.29859242667pt" draw:transform="matrix(0.34700640000 0.00000000000 0.00000000000 0.34700640000 69.41559465856pt 27.13733864320pt)" svg:viewBox="0 0 2 5" svg:d="M0 5.29859C0.324046 4.73701 1.10285 0.0932215 1.91453 0" koffice:nodeTypes="cc"/>
            <draw:path draw:style-name="gr11" draw:id="shape685" draw:name="path4671" draw:layer="" svg:width="1.48746752000pt" svg:height="7.26322916571pt" draw:transform="matrix(0.34700640000 0.00000000000 0.00000000000 0.34700640000 69.85282272256pt 27.29834961280pt)" svg:viewBox="0 0 1 7" svg:d="M0 7.26323C0.08624 6.55426 0.886547 0.574507 1.48747 0" koffice:nodeTypes="cc"/>
            <draw:path draw:style-name="gr11" draw:id="shape686" draw:name="path4673" draw:layer="" svg:width="1.48608800000pt" svg:height="7.20936392000pt" draw:transform="matrix(0.34700640000 0.00000000000 0.00000000000 0.34700640000 70.17512226688pt 27.49406122240pt)" svg:viewBox="0 0 1 7" svg:d="M0 7.20936C0.199984 6.54865 1.2861 0.440475 1.48609 0" koffice:nodeTypes="cc"/>
            <draw:path draw:style-name="gr11" draw:id="shape687" draw:name="path4675" draw:layer="" svg:width="0.80281600000pt" svg:height="7.40047392000pt" draw:transform="matrix(0.34700640000 0.00000000000 0.00000000000 0.34700640000 70.77336130048pt 27.73557767680pt)" svg:viewBox="0 0 1 7" svg:d="M0 7.40047C0.0896 6.53947 0.505344 0.319318 0.802816 0" koffice:nodeTypes="cc"/>
            <draw:path draw:style-name="gr11" draw:id="shape688" draw:name="path4677" draw:layer="" svg:width="12.61406085333pt" svg:height="8.07165980444pt" draw:transform="matrix(0.34700640000 0.00000000000 0.00000000000 0.34700640000 59.42736244096pt 24.21415672960pt)" svg:viewBox="0 0 13 8" svg:d="M12.6141 0C12.6141 0 3.53594 5.55864 0 8.07166" koffice:nodeTypes="cc"/>
            <draw:path draw:style-name="gr11" draw:id="shape689" draw:name="path4679" draw:layer="" svg:width="13.20365828571pt" svg:height="11.10071088000pt" draw:transform="matrix(0.34700640000 0.00000000000 0.00000000000 0.34700640000 57.34449122560pt 24.57087930880pt)" svg:viewBox="0 0 13 11" svg:d="M13.2037 0C13.2037 0 2.67336 7.33661 0 11.1007" koffice:nodeTypes="cc"/>
            <draw:path draw:style-name="gr11" draw:id="shape690" draw:name="path4681" draw:layer="" svg:width="15.17651626667pt" svg:height="13.66127401143pt" draw:transform="matrix(0.34700640000 0.00000000000 0.00000000000 0.34700640000 54.54845245696pt 25.24990143232pt)" svg:viewBox="0 0 15 14" svg:d="M15.1765 0C15.1765 0 2.06806 12.0563 0 13.6613" koffice:nodeTypes="cc"/>
            <draw:path draw:style-name="gr18" draw:id="shape691" draw:name="path4683" draw:layer="" svg:width="21.97120942545pt" svg:height="5.50998025169pt" draw:transform="matrix(0.34700640000 0.00000000000 0.00000000000 0.34700640000 57.98909031424pt 23.57671479061pt)" svg:viewBox="0 0 22 6" svg:d="M21.9712 0.552145C21.9712 0.552145 17.0001 -0.210658 0 5.50998C0 5.50998 13.4544 0.996791 16.3373 0.424884C19.1874 -0.114828 21.143 -0.210658 21.9712 0.552145Z" koffice:nodeTypes="cccc"/>
            <draw:path draw:style-name="gr19" draw:id="shape692" draw:name="path4685" draw:layer="" svg:width="16.82445552941pt" svg:height="12.45600040568pt" draw:transform="matrix(0.34700640000 0.00000000000 0.00000000000 0.34700640000 64.69769564416pt 22.69388049599pt)" svg:viewBox="0 0 17 12" svg:d="M6.07002 0.00266122C10.062 -0.0952242 12.1735 2.53515 12.9319 3.28143C13.8551 4.19059 14.5483 6.10601 15.2415 8.8006C15.571 10.0668 16.1647 10.9431 16.8245 11.5273C16.8245 11.5273 16.8245 12.0794 16.2642 12.4043C15.7031 12.7614 14.4162 11.1702 14.3175 10.6189C14.1854 10.0339 14.4162 9.35268 14.0867 9.35268C13.7564 9.35268 13.5256 10.4889 14.3175 11.3981C15.1094 12.3064 12.2387 10.716 13.064 8.34563C13.064 8.34563 13.3943 7.43725 12.9319 7.56725C12.4703 7.66435 12.4703 7.66435 12.3708 7.56725C12.2387 7.43725 12.7011 6.88518 12.14 6.7873C11.579 6.65809 11.6124 6.5602 11.5129 6.69019C11.3816 6.7873 12.0079 5.74893 11.3482 5.87892C10.9192 5.94392 10.8531 5.81392 10.6223 6.04102C10.491 6.13812 11.1174 5.06686 10.6558 5.29474C10.1942 5.52183 9.8965 5.42395 9.8965 5.42395C9.8965 5.42395 10.2928 4.19059 9.86387 4.19059C9.40228 4.19059 8.8412 4.64478 8.51171 4.64478C8.1488 4.64478 8.01669 4.0606 8.01669 4.0606C8.01669 4.0606 6.86189 3.50853 7.32349 3.28143C7.78589 3.05434 8.57697 3.28143 8.47828 2.92435C8.34617 2.60015 8.47828 2.14518 8.01669 2.14518C7.55429 2.14518 7.55429 1.4639 7.55429 1.4639C7.55429 1.4639 3.56306 0.684727 0 1.8202C0 1.8202 2.50696 0.813936 3.43095 0.457633C4.58574 0.0347676 5.27814 0.0347676 6.07002 0.00266122Z" koffice:nodeTypes="ccccccccccccccccccccccccccc"/>
            <draw:path draw:style-name="gr19" draw:id="shape693" draw:name="path4687" draw:layer="" svg:width="9.35341489459pt" svg:height="18.16896245182pt" draw:transform="matrix(0.34700640000 0.00000000000 0.00000000000 0.34700640000 73.14185416016pt 20.89640501245pt)" svg:viewBox="0 0 9 18" svg:d="M2.63611 7.77249C5.20171 9.53832 2.85971 13.0708 2.85971 13.0708C2.85971 13.0708 2.85971 18.169 5.97077 18.169C6.86904 18.169 9.75573 16.1033 9.30621 13.0708C9.30621 13.0708 8.18434 7.77249 8.18434 6.14008C8.18434 4.50687 7.31779 1.74118 5.52202 0.808844C3.75798 -0.124312 2.47518 -0.490812 0.61519 1.04192C-0.47496 1.97507 1.19238 1.04192 0.294102 1.5081C-0.603395 1.97507 0.839564 7.5394 0.839564 7.5394C0.839564 7.5394 1.96221 7.30632 2.63611 7.77249Z" koffice:nodeTypes="cccccccccc"/>
            <draw:path draw:style-name="gr9" draw:id="shape694" draw:name="path4689" draw:layer="" svg:width="9.35341489459pt" svg:height="18.16896245182pt" draw:transform="matrix(0.34700640000 0.00000000000 0.00000000000 0.34700640000 73.14185416016pt 20.89640501245pt)" svg:viewBox="0 0 9 18" svg:d="M2.63611 7.77249C5.20171 9.53832 2.85971 13.0708 2.85971 13.0708C2.85971 13.0708 2.85971 18.169 5.97077 18.169C6.86904 18.169 9.75573 16.1033 9.30621 13.0708C9.30621 13.0708 8.18434 7.77249 8.18434 6.14008C8.18434 4.50687 7.31779 1.74118 5.52202 0.808844C3.75798 -0.124312 2.47518 -0.490812 0.61519 1.04192C-0.47496 1.97507 1.19238 1.04192 0.294102 1.5081C-0.603395 1.97507 0.839564 7.5394 0.839564 7.5394C0.839564 7.5394 1.96221 7.30632 2.63611 7.77249Z" koffice:nodeTypes="cccccccccc"/>
            <draw:path draw:style-name="gr20" draw:id="shape695" draw:name="path4691" draw:layer="" svg:width="2.45421542520pt" svg:height="1.77839905329pt" draw:transform="matrix(0.34700640000 0.00000000000 0.00000000000 0.34700640000 74.31994166975pt 21.76417180306pt)" svg:viewBox="0 0 2 2" svg:d="M2.45422 1.7784C2.45422 1.7784 1.79223 -0.254654 0.654341 0.0267286C-0.631532 0.371479 0.286569 1.12134 0.800564 1.4344C1.27823 1.7784 2.45422 1.7784 2.45422 1.7784Z" koffice:nodeTypes="cccc"/>
            <draw:path draw:style-name="gr11" draw:id="shape696" draw:name="path4693" draw:layer="" svg:width="2.45421542520pt" svg:height="1.77813908304pt" draw:transform="matrix(0.34700640000 0.00000000000 0.00000000000 0.34700640000 74.31994166975pt 21.76421889352pt)" svg:viewBox="0 0 2 2" svg:d="M2.45422 1.77814C2.45422 1.77814 1.79223 -0.25401 0.654341 0.0265988C-0.631532 0.371324 0.286569 1.12112 0.800564 1.43417C1.27823 1.77814 2.45422 1.77814 2.45422 1.77814Z" koffice:nodeTypes="cccc"/>
            <draw:path draw:style-name="gr18" draw:id="shape697" draw:name="path4695" draw:layer="" svg:width="11.48063325978pt" svg:height="7.45708233568pt" draw:transform="matrix(0.34700640000 0.00000000000 0.00000000000 0.34700640000 73.26248991176pt 25.23480621290pt)" svg:viewBox="0 0 11 7" svg:d="M2.7678 0.169442C2.7678 0.169442 2.53079 3.94791 5.85061 4.26845C9.13693 4.62065 9.47529 0.489978 9.47529 0.489978C9.47529 0.489978 11.6101 1.29016 11.4744 2.9554C11.3731 4.62065 9.95014 6.06113 8.66209 6.60566C7.37486 7.18263 5.0039 8.39912 2.29377 6.15768C-0.382848 3.94791 -0.281504 2.28344 0.430355 1.38671C1.1414 0.489978 1.85325 -0.375084 2.7678 0.169442Z" koffice:nodeTypes="cccccccc"/>
            <draw:path draw:style-name="gr9" draw:id="shape698" draw:name="path4697" draw:layer="" svg:width="11.48063325978pt" svg:height="7.45708233568pt" draw:transform="matrix(0.34700640000 0.00000000000 0.00000000000 0.34700640000 73.26248991176pt 25.23480621290pt)" svg:viewBox="0 0 11 7" svg:d="M2.7678 0.169442C2.7678 0.169442 2.53079 3.94791 5.85061 4.26845C9.13693 4.62065 9.47529 0.489978 9.47529 0.489978C9.47529 0.489978 11.6101 1.29016 11.4744 2.9554C11.3731 4.62065 9.95014 6.06113 8.66209 6.60566C7.37486 7.18263 5.0039 8.39912 2.29377 6.15768C-0.382848 3.94791 -0.281504 2.28344 0.430355 1.38671C1.1414 0.489978 1.85325 -0.375084 2.7678 0.169442Z" koffice:nodeTypes="cccccccc"/>
            <draw:path draw:style-name="gr17" draw:id="shape699" draw:name="path4699" draw:layer="" svg:width="3.20714809488pt" svg:height="7.89135381621pt" draw:transform="matrix(0.34700640000 0.00000000000 0.00000000000 0.34700640000 72.20021522044pt 21.10001982545pt)" svg:viewBox="0 0 3 8" svg:d="M2.70213 0.908063C2.70213 0.908063 2.28665 0.677644 1.78235 0.216813C1.24724 -0.244836 0.386202 0.0515389 0.119007 0.908063C-0.386014 2.62111 0.74294 6.17831 2.99941 7.89135C2.99941 7.89135 1.99008 5.48705 3.20715 6.87036C3.20715 6.87036 1.78235 1.27037 2.70213 0.908063Z" koffice:nodeTypes="cccccc"/>
            <draw:path draw:style-name="gr9" draw:id="shape700" draw:name="path4701" draw:layer="" svg:width="3.20714809488pt" svg:height="7.89135381621pt" draw:transform="matrix(0.34700640000 0.00000000000 0.00000000000 0.34700640000 72.20021522044pt 21.10001982545pt)" svg:viewBox="0 0 3 8" svg:d="M2.70213 0.908063C2.70213 0.908063 2.28665 0.677644 1.78235 0.216813C1.24724 -0.244836 0.386202 0.0515389 0.119007 0.908063C-0.386014 2.62111 0.74294 6.17831 2.99941 7.89135C2.99941 7.89135 1.99008 5.48705 3.20715 6.87036C3.20715 6.87036 1.78235 1.27037 2.70213 0.908063Z" koffice:nodeTypes="cccccc"/>
            <draw:path draw:style-name="gr17" draw:id="shape701" draw:name="path4703" draw:layer="" svg:width="2.26741219470pt" svg:height="6.68743722667pt" draw:transform="matrix(0.34700640000 0.00000000000 0.00000000000 0.34700640000 72.70413421857pt 21.30235662592pt)" svg:viewBox="0 0 2 7" svg:d="M2.26741 6.68744C2.26741 6.68744 0.573175 0.840364 1.66689 0.349659L0.820199 0L0.573175 1.08529C0.573175 1.08529 -1.51034 2.41552 2.26741 6.68744Z" koffice:nodeTypes="ccccc"/>
            <draw:path draw:style-name="gr6" draw:id="shape702" draw:name="path4705" draw:layer="" svg:width="33.05939696941pt" svg:height="10.42086345523pt" draw:transform="matrix(0.34700640000 0.00000000000 0.00000000000 0.34700640000 73.84589476864pt 34.95164516608pt)" svg:viewBox="0 0 33 10" svg:d="M32.8953 0.742059C32.8953 0.742059 32.6997 2.93787 33.0594 5.35871C33.0594 5.35871 31.9148 6.84361 29.4622 6.48854C27.0428 6.1654 24.1319 5.58452 21.7448 5.58452C19.652 5.58452 17.3312 5.64915 15.4663 7.16675C13.5699 8.68357 10.0059 9.8134 9.61379 9.8134C9.08999 9.8134 6.01661 10.7493 3.695 10.2977C3.23747 10.2331 0.196425 10.0719 0.196425 10.0719L0 8.97401C0 8.97401 4.93745 8.68357 5.62455 8.13462C6.31085 7.55374 7.45548 7.2306 8.24039 7.06942C9.02531 6.87553 10.039 5.93959 11.1828 4.87439C13.6354 2.61473 16.5786 1.22638 17.5592 0.774762C18.2786 0.45162 20.5679 0 21.9413 0C23.2815 0 25.7341 0.097332 27.7291 0.678209C28.1212 0.774762 30.2471 1.03328 31.032 1.12983C32.2745 1.22638 32.8953 0.742059 32.8953 0.742059Z" koffice:nodeTypes="ccccccccccccccccc"/>
            <draw:path draw:style-name="gr9" draw:id="shape703" draw:name="path4707" draw:layer="" svg:width="33.05939696941pt" svg:height="10.42086345523pt" draw:transform="matrix(0.34700640000 0.00000000000 0.00000000000 0.34700640000 73.84589476864pt 34.95164516608pt)" svg:viewBox="0 0 33 10" svg:d="M32.8953 0.742059C32.8953 0.742059 32.6997 2.93787 33.0594 5.35871C33.0594 5.35871 31.9148 6.84361 29.4622 6.48854C27.0428 6.1654 24.1319 5.58452 21.7448 5.58452C19.652 5.58452 17.3312 5.64915 15.4663 7.16675C13.5699 8.68357 10.0059 9.8134 9.61379 9.8134C9.08999 9.8134 6.01661 10.7493 3.695 10.2977C3.23747 10.2331 0.196425 10.0719 0.196425 10.0719L0 8.97401C0 8.97401 4.93745 8.68357 5.62455 8.13462C6.31085 7.55374 7.45548 7.2306 8.24039 7.06942C9.02531 6.87553 10.039 5.93959 11.1828 4.87439C13.6354 2.61473 16.5786 1.22638 17.5592 0.774762C18.2786 0.45162 20.5679 0 21.9413 0C23.2815 0 25.7341 0.097332 27.7291 0.678209C28.1212 0.774762 30.2471 1.03328 31.032 1.12983C32.2745 1.22638 32.8953 0.742059 32.8953 0.742059Z" koffice:nodeTypes="ccccccccccccccccc"/>
            <draw:path draw:style-name="gr6" draw:id="shape704" draw:name="path4709" draw:layer="" svg:width="7.98463529214pt" svg:height="4.25572184715pt" draw:transform="matrix(0.34700640000 0.00000000000 0.00000000000 0.34700640000 82.92497021824pt 33.92728227328pt)" svg:viewBox="0 0 8 4" svg:d="M0.24778 3.35269C1.20472 3.48967 1.16884 3.48967 2.0899 3.76363C2.51454 3.86595 4.81719 4.13991 5.66733 4.24223C7.01303 4.34455 7.68546 3.83129 7.68546 3.83129C7.68546 3.83129 8.2169 3.31886 7.86317 2.97641C7.47356 2.63479 5.27686 2.22385 4.21483 2.15536C2.12493 2.01838 1.23976 1.30048 0.708309 0.958029C0.496415 0.787218 0.177718 0.410938 0 0C0 0 0.389613 3.11339 0.24778 3.35269Z" koffice:nodeTypes="ccccccccc"/>
            <draw:path draw:style-name="gr9" draw:id="shape705" draw:name="path4711" draw:layer="" svg:width="7.98463529214pt" svg:height="4.25572184715pt" draw:transform="matrix(0.34700640000 0.00000000000 0.00000000000 0.34700640000 82.92497021824pt 33.92728227328pt)" svg:viewBox="0 0 8 4" svg:d="M0.24778 3.35269C1.20472 3.48967 1.16884 3.48967 2.0899 3.76363C2.51454 3.86595 4.81719 4.13991 5.66733 4.24223C7.01303 4.34455 7.68546 3.83129 7.68546 3.83129C7.68546 3.83129 8.2169 3.31886 7.86317 2.97641C7.47356 2.63479 5.27686 2.22385 4.21483 2.15536C2.12493 2.01838 1.23976 1.30048 0.708309 0.958029C0.496415 0.787218 0.177718 0.410938 0 0C0 0 0.389613 3.11339 0.24778 3.35269Z" koffice:nodeTypes="ccccccccc"/>
            <draw:path draw:style-name="gr21" draw:id="shape706" draw:name="path4713" draw:layer="" svg:width="7.39913289143pt" svg:height="1.18376837219pt" draw:transform="matrix(0.34700640000 0.00000000000 0.00000000000 0.34700640000 83.00547570304pt 34.82505723136pt)" svg:viewBox="0 0 7 1" svg:d="M0.0345446 0C0.0345446 0.255421 0.0345446 0.459142 0 0.510226C0.92119 0.612395 0.886646 0.612395 1.77329 0.816731C2.18207 0.89305 4.39868 1.09739 5.21706 1.17371C6.51249 1.25002 7.15979 0.8672 7.15979 0.8672C7.15979 0.8672 7.33087 0.663479 7.39913 0.536076C7.39913 0.536076 6.61448 0.816731 5.72783 0.790882C5.38732 0.765647 2.48886 0.510226 1.84156 0.408058C1.19344 0.306505 0.0345446 4.37319e-15 0.0345446 0Z" koffice:nodeTypes="ccccccccc"/>
            <draw:path draw:style-name="gr8" draw:id="shape707" draw:name="path4715" draw:layer="" svg:width="7.95546132495pt" svg:height="4.20605048798pt" draw:transform="matrix(0.34700640000 0.00000000000 0.00000000000 0.34700640000 82.92497021824pt 33.92728227328pt)" svg:viewBox="0 0 8 4" svg:d="M0.247327 3.33307C1.20252 3.43561 1.1667 3.46924 2.05026 3.7416C2.47498 3.84332 4.80838 4.11568 5.65697 4.18295C6.96439 4.31912 7.6714 3.80887 7.6714 3.80887C7.6714 3.80887 8.20188 3.29943 7.81298 2.95899C7.4599 2.61937 5.26721 2.1772 4.20712 2.14274C2.12104 2.00657 1.20252 1.29287 0.707014 0.952422C0.459687 0.78261 0.141573 0.408532 0 0C0 0 0.353934 3.06153 0.247327 3.33307Z" koffice:nodeTypes="ccccccccc"/>
            <draw:path draw:style-name="gr9" draw:id="shape708" draw:name="path4717" draw:layer="" svg:width="7.95546132495pt" svg:height="4.20605048798pt" draw:transform="matrix(0.34700640000 0.00000000000 0.00000000000 0.34700640000 82.92497021824pt 33.92728227328pt)" svg:viewBox="0 0 8 4" svg:d="M0.247327 3.33307C1.20252 3.43561 1.1667 3.46924 2.05026 3.7416C2.47498 3.84332 4.80838 4.11568 5.65697 4.18295C6.96439 4.31912 7.6714 3.80887 7.6714 3.80887C7.6714 3.80887 8.20188 3.29943 7.81298 2.95899C7.4599 2.61937 5.26721 2.1772 4.20712 2.14274C2.12104 2.00657 1.20252 1.29287 0.707014 0.952422C0.459687 0.78261 0.141573 0.408532 0 0C0 0 0.353934 3.06153 0.247327 3.33307Z" koffice:nodeTypes="ccccccccc"/>
            <draw:path draw:style-name="gr22" draw:id="shape709" draw:name="path4719" draw:layer="" svg:width="5.07989043784pt" svg:height="1.37381888000pt" draw:transform="matrix(0.34700640000 0.00000000000 0.00000000000 0.34700640000 73.81147173376pt 38.03611565440pt)" svg:viewBox="0 0 5 1" svg:d="M3.24159 1.37382C2.67391 1.31945 2.57311 1.26442 2.47312 1.23657C2.00543 1.1822 0.300774 1.20938 0.300774 1.20938L0 0.192282C0 0.192282 1.30309 0.357379 2.17235 0.137249C2.54005 0.0550323 2.94082 0 3.34239 0C3.34239 0 3.24159 0.302346 3.47624 0.329531C3.71009 0.357379 4.51162 0.494628 4.84626 0.439596C5.1809 0.411748 3.71009 0.604692 3.71009 0.604692C3.71009 0.604692 4.41163 0.852006 4.98012 0.962071C5.5478 1.04429 3.5093 0.852006 3.47624 1.0171C3.47624 1.15435 4.17778 1.15435 4.47856 1.1822C4.77933 1.23657 3.24159 1.37382 3.24159 1.37382Z" koffice:nodeTypes="ccccccccccccc"/>
            <draw:path draw:style-name="gr8" draw:id="shape710" draw:name="path4721" draw:layer="" svg:width="33.05939696941pt" svg:height="10.42086345523pt" draw:transform="matrix(0.34700640000 0.00000000000 0.00000000000 0.34700640000 73.84589476864pt 34.95164516608pt)" svg:viewBox="0 0 33 10" svg:d="M32.8953 0.742059C32.8953 0.742059 32.6997 2.93787 33.0594 5.35871C33.0594 5.35871 31.9148 6.84361 29.4622 6.48854C27.0428 6.1654 24.1319 5.58452 21.7448 5.58452C19.652 5.58452 17.3312 5.64915 15.4663 7.16675C13.5699 8.68357 10.0059 9.8134 9.61379 9.8134C9.08999 9.8134 6.01661 10.7493 3.695 10.2977C3.23747 10.2331 0.196425 10.0719 0.196425 10.0719L0 8.97401C0 8.97401 4.93745 8.68357 5.62455 8.13462C6.31085 7.55374 7.45548 7.2306 8.24039 7.06942C9.02531 6.87553 10.039 5.93959 11.1828 4.87439C13.6354 2.61473 16.5786 1.22638 17.5592 0.774762C18.2786 0.45162 20.5679 0 21.9413 0C23.2815 0 25.7341 0.097332 27.7291 0.678209C28.1212 0.774762 30.2471 1.03328 31.032 1.12983C32.2745 1.22638 32.8953 0.742059 32.8953 0.742059Z" koffice:nodeTypes="ccccccccccccccccc"/>
            <draw:path draw:style-name="gr9" draw:id="shape711" draw:name="path4723" draw:layer="" svg:width="33.05939696941pt" svg:height="10.42086345523pt" draw:transform="matrix(0.34700640000 0.00000000000 0.00000000000 0.34700640000 73.84589476864pt 34.95164516608pt)" svg:viewBox="0 0 33 10" svg:d="M32.8953 0.742059C32.8953 0.742059 32.6997 2.93787 33.0594 5.35871C33.0594 5.35871 31.9148 6.84361 29.4622 6.48854C27.0428 6.1654 24.1319 5.58452 21.7448 5.58452C19.652 5.58452 17.3312 5.64915 15.4663 7.16675C13.5699 8.68357 10.0059 9.8134 9.61379 9.8134C9.08999 9.8134 6.01661 10.7493 3.695 10.2977C3.23747 10.2331 0.196425 10.0719 0.196425 10.0719L0 8.97401C0 8.97401 4.93745 8.68357 5.62455 8.13462C6.31085 7.55374 7.45548 7.2306 8.24039 7.06942C9.02531 6.87553 10.039 5.93959 11.1828 4.87439C13.6354 2.61473 16.5786 1.22638 17.5592 0.774762C18.2786 0.45162 20.5679 0 21.9413 0C23.2815 0 25.7341 0.097332 27.7291 0.678209C28.1212 0.774762 30.2471 1.03328 31.032 1.12983C32.2745 1.22638 32.8953 0.742059 32.8953 0.742059Z" koffice:nodeTypes="ccccccccccccccccc"/>
            <draw:path draw:style-name="gr6" draw:id="shape712" draw:name="path4725" draw:layer="" svg:width="31.60443008000pt" svg:height="10.98304000000pt" draw:transform="matrix(0.34700640000 0.00000000000 0.00000000000 0.34700640000 62.83357726336pt 34.79063419648pt)" svg:viewBox="0 0 32 11" svg:d="M0 0.798995C0 0.798995 0.625696 3.02327 0.230562 5.66507C0.230562 5.66507 1.38416 7.22952 3.85515 6.84721C6.29433 6.49928 9.22723 5.9082 11.633 5.9082C13.7423 5.9082 16.0821 5.94342 17.9933 7.57662C19.872 9.21066 21.8167 9.59297 22.2118 9.59297C22.7389 9.59297 28.441 10.184 28.9021 10.288C29.3632 10.4272 30.9779 10.983 30.9779 10.983L31.6044 10.3576C31.6044 10.3576 30.3522 10.0097 29.6598 9.38421C28.9681 8.79314 27.8145 8.44604 27.0234 8.23728C26.2323 8.06373 22.4424 6.18655 21.4208 4.93566C18.9164 1.87634 17.0377 1.18131 16.0495 0.695034C15.291 0.347098 12.4241 0 11.0725 0C9.68915 0 7.21658 0.103962 5.20672 0.695034C4.81158 0.834208 2.66974 1.11172 1.87868 1.18131C0.625696 1.32048 0 0.798995 0 0.798995Z" koffice:nodeTypes="ccccccccccccccccc"/>
            <draw:path draw:style-name="gr9" draw:id="shape713" draw:name="path4727" draw:layer="" svg:width="31.60443008000pt" svg:height="10.98304000000pt" draw:transform="matrix(0.34700640000 0.00000000000 0.00000000000 0.34700640000 62.83357726336pt 34.79063419648pt)" svg:viewBox="0 0 32 11" svg:d="M0 0.798995C0 0.798995 0.625696 3.02327 0.230562 5.66507C0.230562 5.66507 1.38416 7.22952 3.85515 6.84721C6.29433 6.49928 9.22723 5.9082 11.633 5.9082C13.7423 5.9082 16.0821 5.94342 17.9933 7.57662C19.872 9.21066 21.8167 9.59297 22.2118 9.59297C22.7389 9.59297 28.441 10.184 28.9021 10.288C29.3632 10.4272 30.9779 10.983 30.9779 10.983L31.6044 10.3576C31.6044 10.3576 30.3522 10.0097 29.6598 9.38421C28.9681 8.79314 27.8145 8.44604 27.0234 8.23728C26.2323 8.06373 22.4424 6.18655 21.4208 4.93566C18.9164 1.87634 17.0377 1.18131 16.0495 0.695034C15.291 0.347098 12.4241 0 11.0725 0C9.68915 0 7.21658 0.103962 5.20672 0.695034C4.81158 0.834208 2.66974 1.11172 1.87868 1.18131C0.625696 1.32048 0 0.798995 0 0.798995Z" koffice:nodeTypes="ccccccccccccccccc"/>
            <draw:path draw:style-name="gr6" draw:id="shape714" draw:name="path4729" draw:layer="" svg:width="7.98464063223pt" svg:height="4.20605048798pt" draw:transform="matrix(0.34700640000 0.00000000000 0.00000000000 0.34700640000 62.73637199816pt 33.76627130368pt)" svg:viewBox="0 0 8 4" svg:d="M7.73601 3.33307C6.77992 3.43479 6.8158 3.46924 5.89474 3.70715C5.4701 3.84332 3.16831 4.11486 2.31816 4.18295C0.971603 4.31912 0.299179 3.80887 0.299179 3.80887C0.299179 3.80887 -0.232267 3.29861 0.12146 2.95899C0.511073 2.58491 2.70692 2.17638 3.76981 2.14274C5.85971 2.00657 6.74489 1.29205 7.27633 0.952422C7.48908 0.78261 7.80778 0.408532 7.98464 0C7.98464 0 7.59503 3.06071 7.73601 3.33307Z" koffice:nodeTypes="ccccccccc"/>
            <draw:path draw:style-name="gr9" draw:id="shape715" draw:name="path4731" draw:layer="" svg:width="7.98464063223pt" svg:height="4.20605048798pt" draw:transform="matrix(0.34700640000 0.00000000000 0.00000000000 0.34700640000 62.73637199816pt 33.76627130368pt)" svg:viewBox="0 0 8 4" svg:d="M7.73601 3.33307C6.77992 3.43479 6.8158 3.46924 5.89474 3.70715C5.4701 3.84332 3.16831 4.11486 2.31816 4.18295C0.971603 4.31912 0.299179 3.80887 0.299179 3.80887C0.299179 3.80887 -0.232267 3.29861 0.12146 2.95899C0.511073 2.58491 2.70692 2.17638 3.76981 2.14274C5.85971 2.00657 6.74489 1.29205 7.27633 0.952422C7.48908 0.78261 7.80778 0.408532 7.98464 0C7.98464 0 7.59503 3.06071 7.73601 3.33307Z" koffice:nodeTypes="ccccccccc"/>
            <draw:path draw:style-name="gr8" draw:id="shape716" draw:name="path4733" draw:layer="" svg:width="7.39584329143pt" svg:height="1.19835569403pt" draw:transform="matrix(0.34700640000 0.00000000000 0.00000000000 0.34700640000 62.75307177856pt 34.65238684672pt)" svg:viewBox="0 0 7 1" svg:d="M7.36213 0C7.36213 0.282379 7.36213 0.487971 7.39584 0.539369C6.47568 0.616156 6.51022 0.642165 5.62377 0.821748C5.21508 0.924544 2.99978 1.12952 2.18158 1.18091C0.885626 1.28371 0.238469 0.898536 0.238469 0.898536C0.238469 0.898536 0.0674293 0.693563 0 0.564758C0 0.564758 0.78366 0.821748 1.67011 0.821748C2.01054 0.79574 4.90836 0.539369 5.55552 0.436573C6.2035 0.308388 7.36213 0 7.36213 0Z" koffice:nodeTypes="ccccccccc"/>
            <draw:path draw:style-name="gr22" draw:id="shape717" draw:name="path4735" draw:layer="" svg:width="5.00690391888pt" svg:height="2.46349369537pt" draw:transform="matrix(0.34700640000 0.00000000000 0.00000000000 0.34700640000 72.13270628802pt 37.65701684079pt)" svg:viewBox="0 0 5 2" svg:d="M1.58855 1.72745C1.92078 1.72745 2.18656 1.72745 2.28583 1.72745C2.75015 1.87483 4.37607 2.46349 4.37607 2.46349L5.0069 1.80114C5.0069 1.80114 3.74603 1.43267 3.04875 0.770323C2.75015 0.51284 2.41872 0.32905 2.05367 0.144373C2.05367 0.144373 1.98722 0.51284 1.78788 0.475549C1.55572 0.402744 0.726352 0.218066 0.460569 0.0342759C0.161963 -0.186804 1.42283 0.733921 1.42283 0.733921C1.42283 0.733921 0.692729 0.733921 0.0955174 0.586534C-0.468872 0.475549 1.65499 1.17519 1.58855 1.35987C1.55572 1.54366 0.726352 1.46996 0.460569 1.43267C0.161963 1.35987 1.58855 1.72745 1.58855 1.72745Z" koffice:nodeTypes="ccccccccccccc"/>
            <draw:path draw:style-name="gr8" draw:id="shape718" draw:name="path4737" draw:layer="" svg:width="31.60443008000pt" svg:height="10.98304000000pt" draw:transform="matrix(0.34700640000 0.00000000000 0.00000000000 0.34700640000 62.83357726336pt 34.79063419648pt)" svg:viewBox="0 0 32 11" svg:d="M0 0.798995C0 0.798995 0.625696 3.02327 0.230562 5.66507C0.230562 5.66507 1.38416 7.22952 3.85515 6.84721C6.29433 6.49928 9.22723 5.9082 11.633 5.9082C13.7423 5.9082 16.0821 5.94342 17.9933 7.57662C19.872 9.21066 21.8167 9.59297 22.2118 9.59297C22.8049 9.59297 28.441 10.184 28.9021 10.288C29.3632 10.4272 30.9779 10.983 30.9779 10.983L31.6044 10.3576C31.6044 10.3576 30.3522 10.0097 29.6598 9.38421C28.9681 8.79314 27.8145 8.44604 27.0234 8.23728C26.2323 8.06373 22.4424 6.18655 21.4208 4.93566C18.9164 1.87634 17.0377 1.18131 16.0495 0.695034C15.291 0.347098 12.4241 0 11.0725 0C9.68915 0 7.21658 0.103962 5.20672 0.695034C4.81158 0.834208 2.66974 1.11172 1.87868 1.18131C0.625696 1.32048 0 0.798995 0 0.798995Z" koffice:nodeTypes="ccccccccccccccccc"/>
            <draw:path draw:style-name="gr9" draw:id="shape719" draw:name="path4739" draw:layer="" svg:width="31.60443008000pt" svg:height="10.98304000000pt" draw:transform="matrix(0.34700640000 0.00000000000 0.00000000000 0.34700640000 62.83357726336pt 34.79063419648pt)" svg:viewBox="0 0 32 11" svg:d="M0 0.798995C0 0.798995 0.625696 3.02327 0.230562 5.66507C0.230562 5.66507 1.38416 7.22952 3.85515 6.84721C6.29433 6.49928 9.22723 5.9082 11.633 5.9082C13.7423 5.9082 16.0821 5.94342 17.9933 7.57662C19.872 9.21066 21.8167 9.59297 22.2118 9.59297C22.8049 9.59297 28.441 10.184 28.9021 10.288C29.3632 10.4272 30.9779 10.983 30.9779 10.983L31.6044 10.3576C31.6044 10.3576 30.3522 10.0097 29.6598 9.38421C28.9681 8.79314 27.8145 8.44604 27.0234 8.23728C26.2323 8.06373 22.4424 6.18655 21.4208 4.93566C18.9164 1.87634 17.0377 1.18131 16.0495 0.695034C15.291 0.347098 12.4241 0 11.0725 0C9.68915 0 7.21658 0.103962 5.20672 0.695034C4.81158 0.834208 2.66974 1.11172 1.87868 1.18131C0.625696 1.32048 0 0.798995 0 0.798995Z" koffice:nodeTypes="ccccccccccccccccc"/>
            <draw:path draw:style-name="gr8" draw:id="shape720" draw:name="path4741" draw:layer="" svg:width="7.95545599463pt" svg:height="4.20605048798pt" draw:transform="matrix(0.34700640000 0.00000000000 0.00000000000 0.34700640000 62.74111593015pt 33.76627130368pt)" svg:viewBox="0 0 8 4" svg:d="M7.70728 3.33307C6.75293 3.43479 6.78875 3.46924 5.90435 3.70715C5.48048 3.84332 3.14793 4.11486 2.29934 4.18295C0.991072 4.31912 0.284058 3.80887 0.284058 3.80887C0.284058 3.80887 -0.246416 3.29861 0.142485 2.95899C0.495565 2.58491 2.72321 2.17638 3.74834 2.10829C5.83441 2.00657 6.75293 1.29205 7.24844 0.952422C7.49577 0.78261 7.81388 0.408532 7.95546 0C7.95546 0 7.60152 3.06071 7.70728 3.33307Z" koffice:nodeTypes="ccccccccc"/>
            <draw:path draw:style-name="gr9" draw:id="shape721" draw:name="path4743" draw:layer="" svg:width="7.95545599463pt" svg:height="4.20605048798pt" draw:transform="matrix(0.34700640000 0.00000000000 0.00000000000 0.34700640000 62.74111593015pt 33.76627130368pt)" svg:viewBox="0 0 8 4" svg:d="M7.70728 3.33307C6.75293 3.43479 6.78875 3.46924 5.90435 3.70715C5.48048 3.84332 3.14793 4.11486 2.29934 4.18295C0.991072 4.31912 0.284058 3.80887 0.284058 3.80887C0.284058 3.80887 -0.246416 3.29861 0.142485 2.95899C0.495565 2.58491 2.72321 2.17638 3.74834 2.10829C5.83441 2.00657 6.75293 1.29205 7.24844 0.952422C7.49577 0.78261 7.81388 0.408532 7.95546 0C7.95546 0 7.60152 3.06071 7.70728 3.33307Z" koffice:nodeTypes="ccccccccc"/>
            <draw:path draw:style-name="gr23" draw:id="shape722" draw:name="path4745" draw:layer="" svg:width="2.34719765333pt" svg:height="3.95850816000pt" draw:transform="matrix(0.34700640000 0.00000000000 0.00000000000 0.34700640000 77.40146114560pt 36.72415385728pt)" svg:viewBox="0 0 2 4" svg:d="M1.05649 0.9566L0.939021 1.02186C0.910008 1.05528 0.762822 1.12134 0.733809 1.18739C0.733809 1.22002 0.733809 1.25345 0.762822 1.28608C0.762822 1.3195 0.792542 1.35213 0.821555 1.35213L1.49592 2.14399L1.75987 1.05528C1.75987 0.989229 1.78959 0.923174 1.78959 0.85712C1.81931 0.758436 1.78959 0.692381 1.78959 0.659751C1.75987 0.626326 1.73085 0.626326 1.73085 0.626326C1.64311 0.626326 1.52564 0.692381 1.4379 0.72501L1.40818 0.560271L2.31748 0L2.3472 0.197368C2.11227 0.329478 2.05353 0.527642 1.96579 0.82449L1.61339 2.30873L1.73085 3.06796C1.75987 3.29876 1.75987 3.33218 1.93607 3.2327L2.11227 3.10059L2.14199 3.29876L1.05649 3.95851L1.02747 3.76114L1.11522 3.72771C1.20297 3.66166 1.37916 3.59561 1.37916 3.4635C1.37916 3.36481 1.37916 3.29876 1.34944 3.2327L1.2617 2.54032L0.440144 1.64898C0.411131 1.58372 0.322678 1.48424 0.234932 1.48424C0.176199 1.48424 0.147186 1.51767 0.0884533 1.5503L0.0297203 1.58372L0 1.41819L1.02747 0.791065L1.05649 0.9566" koffice:nodeTypes="ccccccccccccccccccccccccccccccccc"/>
            <draw:path draw:style-name="gr23" draw:id="shape723" draw:name="path4747" draw:layer="" svg:width="3.02138615135pt" svg:height="3.26474117333pt" draw:transform="matrix(0.34700640000 0.00000000000 0.00000000000 0.34700640000 78.98884074281pt 35.81733146759pt)" svg:viewBox="0 0 3 3" svg:d="M1.63311 3.19929C0.73636 3.46887 0.0844436 2.86972 0.00283112 2.06097C-0.0384668 1.43146 0.369595 0.353126 1.38827 0.0531875C2.28503 -0.186041 2.93694 0.413114 3.01856 1.22186C3.05985 1.85137 2.65179 2.92971 1.63311 3.19929Z" koffice:nodeTypes="ccccc"/>
            <draw:path draw:style-name="gr23" draw:id="shape724" draw:name="path4749" draw:layer="" svg:width="2.46468288000pt" svg:height="3.47790509769pt" draw:transform="matrix(0.34700640000 0.00000000000 0.00000000000 0.34700640000 80.00234351488pt 35.47568488571pt)" svg:viewBox="0 0 2 3" svg:d="M1.03046e-14 0.230715L1.32262 0.0143849C1.71273 -0.0475302 2.22394 0.0763001 2.22394 0.664121C2.19421 1.2512 1.77292 1.53019 1.35235 1.59136L1.35235 1.62269C1.683 1.59136 1.8331 1.7771 1.92302 2.11726L1.9832 2.39551C2.01366 2.55067 2.01366 2.70508 2.10357 2.82892C2.28413 2.95275 2.31386 2.48875 2.31386 2.36492L2.46468 2.33359C2.46468 2.73567 2.37404 3.13774 2.01366 3.19966C1.92302 3.23099 1.77292 3.16908 1.71273 3.07658C1.65255 2.98333 1.62282 2.8595 1.59309 2.73567C1.59309 2.61259 1.59309 2.51934 1.56263 2.42684C1.53218 1.93152 1.44226 1.65327 0.991239 1.71519L0.780954 1.7771L0.780954 2.89083C0.780954 2.98333 0.780954 3.07658 0.870869 3.10716C0.961509 3.10716 1.08188 3.07658 1.17179 3.07658L1.17179 3.26158L0 3.47791L0 3.26158C0.12037 3.23099 0.240015 3.26158 0.360385 3.13774C0.360385 3.13774 0.390115 3.10716 0.390115 3.07658C0.390115 3.01466 0.390115 2.98333 0.390115 2.92141L0.390115 0.63279C0.390115 0.570875 0.42057 0.540291 0.390115 0.478375C0.360385 0.38513 0.3002 0.41646 0.240015 0.41646L0 0.447791L0 0.230715" koffice:nodeTypes="cccccccccccccccccccccccccccccc"/>
            <draw:path draw:style-name="gr23" draw:id="shape725" draw:name="path4751" draw:layer="" svg:width="2.90319381333pt" svg:height="3.73994005333pt" draw:transform="matrix(0.34700640000 0.00000000000 0.00000000000 0.34700640000 81.07251125248pt 35.44661509504pt)" svg:viewBox="0 0 3 4" svg:d="M0.0322665 0L1.36936 0C2.02256 0 2.47901 0.148276 2.7395 0.925383C2.87014 1.25856 2.90319 1.55511 2.90319 1.9258C2.87014 2.59214 2.64191 3.33263 2.12014 3.59166C1.8266 3.73994 1.66369 3.73994 1.33709 3.73994L0 3.70332L0 3.4809L0.129853 3.4809C0.228226 3.4809 0.293546 3.4809 0.358866 3.4809C0.391132 3.4809 0.423399 3.44339 0.423399 3.44339C0.488719 3.33263 0.488719 3.18435 0.488719 3.07359L0.488719 0.702969C0.488719 0.592209 0.488719 0.407311 0.456452 0.296551C0.391132 0.259036 0.391132 0.259036 0.325812 0.259036L0.0322665 0.22152L0.0322665 6.34676e-15" koffice:nodeTypes="ccccccccccccccccc"/>
            <draw:path draw:style-name="gr23" draw:id="shape726" draw:name="path4753" draw:layer="" svg:width="2.22982165333pt" svg:height="3.20696464000pt" draw:transform="matrix(0.34700640000 0.00000000000 0.00000000000 0.34700640000 82.28064873472pt 35.46965632000pt)" svg:viewBox="0 0 2 3" svg:d="M0.028278 5.08976e-15L2.1443 0.178364L2.17258 1.24711L2.02981 1.24711C1.91532 0.445551 1.77255 0.326642 1.11526 0.267187L1.05801 0.267187C0.886273 0.267187 0.80006 0.237102 0.80006 0.415466L0.771782 1.42548L0.914551 1.42548C1.22975 1.45485 1.37252 1.30657 1.37252 0.890386L1.54356 0.920471L1.54356 2.28649L1.37252 2.28649C1.37252 1.9004 1.25802 1.66258 0.971797 1.63321L0.771782 1.60312L0.771782 2.73204C0.771782 2.7915 0.771782 2.7915 0.80006 2.85095C0.857995 2.88032 0.914551 2.88032 0.971797 2.91041C1.05801 2.91041 1.11526 2.93978 1.20078 2.93978C1.2863 2.93978 1.40079 2.93978 1.48701 2.93978C1.85807 2.93978 1.97256 2.6425 2.05808 2.25641C2.05808 2.19767 2.08705 2.1375 2.08705 2.07876L2.22982 2.10813L2.17258 3.20696L0 3.0286L0 2.82087L0.114491 2.85095C0.200015 2.85095 0.371752 2.88032 0.40003 2.73204C0.40003 2.67259 0.40003 2.61314 0.40003 2.55368L0.40003 0.534375C0.40003 0.47492 0.40003 0.415466 0.40003 0.356011C0.40003 0.267187 0.371752 0.237102 0.285539 0.207733C0.200015 0.207733 0.114491 0.178364 0.028278 0.178364L0.028278 0" koffice:nodeTypes="cccccccccccccccccccccccccccccccccc"/>
            <draw:path draw:style-name="gr23" draw:id="shape727" draw:name="path4755" draw:layer="" svg:width="3.59313408000pt" svg:height="3.44919184000pt" draw:transform="matrix(0.34700640000 0.00000000000 0.00000000000 0.34700640000 83.45436318208pt 35.64232670464pt)" svg:viewBox="0 0 4 3" svg:d="M2.48838e-14 3.07924L0.0367718 2.895C0.108564 2.895 0.218004 2.895 0.326569 2.8638C0.58047 2.80214 0.58047 2.46339 0.58047 2.27841L0.617242 0.399669C0.544573 0.277094 0.435133 0.245893 0.290673 0.215435C0.218004 0.215435 0.145336 0.215435 0.0726682 0.184234L0.0726682 0L1.01648 0.122575L2.79466 2.58671L2.79466 2.58671L2.83056 0.985059C2.83056 0.615848 2.72199 0.522988 2.32275 0.43087L2.32275 0.245893L3.59313 0.399669L3.59313 0.584647C3.15713 0.554188 3.08446 0.677507 3.04856 1.07792L3.01266 3.44919L2.83056 3.44919L0.834371 0.615848L0.834371 0.615848L0.798474 2.37127C0.798474 2.55625 0.798474 2.71003 0.907039 2.8638C0.979707 2.92546 1.05238 2.95592 1.08915 2.98712C1.19771 2.98712 1.27038 3.01758 1.34305 3.01758L1.34305 3.20256L0 3.07924" koffice:nodeTypes="ccccccccccccccccccccccccccc"/>
            <draw:path draw:style-name="gr23" draw:id="shape728" draw:name="path4757" draw:layer="" svg:width="2.77159968000pt" svg:height="3.30834005333pt" draw:transform="matrix(0.34700640000 0.00000000000 0.00000000000 0.34700640000 63.31688777728pt 35.65370851456pt)" svg:viewBox="0 0 3 3" svg:d="M0.0386122 0L1.52283 0L1.52283 0.209187C1.44466 0.209187 1.32694 0.209187 1.24877 0.209187C1.17061 0.209187 1.132 0.209187 1.05383 0.243631C1.05383 0.278915 1.01428 0.31336 1.01428 0.31336C1.01428 0.383089 1.01428 0.417533 1.01428 0.487262L0.975663 2.78663C0.975663 2.85636 0.975663 2.99498 1.09244 3.06471C1.21016 3.06471 1.36649 3.06471 1.48327 3.06471C1.71777 3.09999 1.95133 3.06471 2.14721 2.96054C2.34216 2.85636 2.42032 2.64718 2.49849 2.43799C2.5371 2.29853 2.57571 2.19436 2.61527 2.0549L2.7716 2.0549L2.69343 3.30834L0 3.2739L0 3.06471C0.0781661 3.06471 0.194944 3.06471 0.311723 3.06471C0.468055 3.06471 0.468055 2.92609 0.468055 2.78663L0.506667 0.383089C0.506667 0.348644 0.506667 0.31336 0.468055 0.278915C0.468055 0.243631 0.429443 0.243631 0.429443 0.243631C0.27311 0.209187 0.156332 0.209187 0.0386122 0.209187L0.0386122 1.79079e-14" koffice:nodeTypes="cccccccccccccccccccccccc"/>
            <draw:path draw:style-name="gr23" draw:id="shape729" draw:name="path4759" draw:layer="" svg:width="1.34560000000pt" svg:height="3.88968533333pt" draw:transform="matrix(0.34700640000 0.00000000000 0.00000000000 0.34700640000 64.30655003008pt 35.53877999488pt)" svg:viewBox="0 0 1 4" svg:d="M0 3.88969L0 3.66286C0.077024 3.6246 0.26912 3.6246 0.346144 3.54991C0.461216 3.4743 0.461216 3.39869 0.461216 3.28483L0.461216 0.641297C0.461216 0.56569 0.461216 0.528341 0.423168 0.452734C0.307168 0.377126 0.15312 0.452734 0.038048 0.452734L0.038048 0.225911L1.3456 0L1.3456 0.225911C1.26858 0.26326 1.1535 0.26326 1.03843 0.301519C0.961408 0.339778 0.961408 0.377126 0.922432 0.452734C0.922432 0.490082 0.922432 0.56569 0.922432 0.603949L0.884384 3.24748C0.884384 3.28483 0.884384 3.32308 0.884384 3.36043C0.922432 3.39869 0.922432 3.39869 0.922432 3.43604C1.03843 3.51165 1.19155 3.43604 1.3456 3.43604L1.3456 3.66286L0 3.88969" koffice:nodeTypes="ccccccccccccccccccc"/>
            <draw:path draw:style-name="gr23" draw:id="shape730" draw:name="path4761" draw:layer="" svg:width="2.47217701273pt" svg:height="3.12507957520pt" draw:transform="matrix(0.34700640000 0.00000000000 0.00000000000 0.34700640000 64.87036602880pt 35.40512081995pt)" svg:viewBox="0 0 2 3" svg:d="M0 3.12508L0 2.94901C0.11029 2.94901 0.22058 2.92002 0.33176 2.89032C0.405583 2.86133 0.405583 2.83163 0.44205 2.77294C0.44205 2.71425 0.44205 2.65626 0.44205 2.59757L0.55234 0.544813L0.55234 0.48683C0.55234 0.39844 0.515873 0.39844 0.44205 0.369448C0.33176 0.39844 0.22058 0.39844 0.11029 0.39844L0.147646 0.223076L1.51115 0.0173047C1.73262 -0.011687 1.95409 -0.011687 2.1382 0.0759953C2.28585 0.164385 2.39614 0.340457 2.39614 0.574512C2.39614 1.01434 2.06438 1.27809 1.69527 1.36578L1.69527 1.39547C2.06438 1.36578 2.50732 1.48316 2.46996 1.98167C2.46996 2.12805 2.39614 2.33382 2.32232 2.45049C2.17467 2.62656 2.10174 2.68525 1.95409 2.77294C1.84291 2.80263 1.76998 2.83163 1.69527 2.86133C1.58498 2.89032 1.47469 2.92002 1.36351 2.94901C1.29057 2.94901 1.25322 2.94901 1.17939 2.94901L1.26397e-14 3.12508" koffice:nodeTypes="cccccccccccccccccccccc"/>
            <draw:path draw:style-name="gr23" draw:id="shape731" draw:name="path4763" draw:layer="" svg:width="3.01007648000pt" svg:height="3.66705408000pt" draw:transform="matrix(0.34700640000 0.00000000000 0.00000000000 0.34700640000 65.71039912192pt 35.30836774528pt)" svg:viewBox="0 0 3 4" svg:d="M0 0.183087L2.84716 0L2.92862 1.20997L2.72546 1.24712C2.56254 0.329911 2.31816 0.256499 1.46431 0.293647L1.38285 0.329911C1.13847 0.329911 1.05701 0.329911 1.05701 0.513883L1.05701 1.6867L1.21993 1.6867C1.62723 1.65044 1.83039 1.46735 1.83039 0.953469L2.03354 0.953469L2.07476 2.5305L1.83039 2.56676C1.83039 2.12717 1.66747 1.87068 1.30139 1.90694L1.05701 1.90694L1.05701 3.19032C1.05701 3.26373 1.05701 3.26373 1.09823 3.33714C1.17969 3.37341 1.26115 3.33714 1.34261 3.33714C1.42309 3.37341 1.50455 3.33714 1.62723 3.33714C1.74893 3.33714 1.87062 3.33714 1.9933 3.29999C2.5223 3.19032 2.644 2.86041 2.7657 2.38367C2.7657 2.31026 2.80692 2.274 2.80692 2.20059L3.01008 2.16344L2.92862 3.48397L0.040239 3.66705L0.040239 3.48397L0.162919 3.44682C0.284618 3.44682 0.487776 3.44682 0.528015 3.26373C0.528015 3.19032 0.528015 3.11691 0.528015 3.08064L0.528015 0.734118C0.528015 0.659822 0.528015 0.587295 0.528015 0.513883C0.528015 0.440471 0.447537 0.403323 0.365096 0.403323C0.243397 0.403323 0.121699 0.403323 2.78942e-14 0.403323L2.78942e-14 0.183087" koffice:nodeTypes="cccccccccccccccccccccccccccccccccc"/>
            <draw:path draw:style-name="gr23" draw:id="shape732" draw:name="path4765" draw:layer="" svg:width="2.40414912000pt" svg:height="3.52581340387pt" draw:transform="matrix(0.34700640000 0.00000000000 0.00000000000 0.34700640000 66.67702014976pt 35.29698593536pt)" svg:viewBox="0 0 2 4" svg:d="M0.118166 0L1.36572 0.0719842C1.75101 0.0719842 2.22654 0.287069 2.19646 0.934927C2.19646 1.54549 1.75101 1.72589 1.36572 1.72589L1.36572 1.72589C1.66221 1.79787 1.84053 2.01296 1.89997 2.37288L1.92934 2.69637C1.95941 2.84034 1.98878 3.01987 2.04822 3.16384C2.22654 3.34336 2.2559 2.87677 2.2559 2.7328L2.40415 2.7328C2.37407 3.12741 2.31535 3.55931 1.95941 3.52376C1.84053 3.52376 1.72165 3.45177 1.66221 3.34336C1.60277 3.23582 1.57269 3.09185 1.57269 2.94788C1.57269 2.84034 1.54332 2.7328 1.54332 2.62439C1.54332 2.12137 1.45452 1.79787 1.00907 1.76144L0.830746 1.76144L0.771304 2.94788C0.771304 3.01987 0.771304 3.12741 0.860824 3.16384C0.949628 3.23582 1.06851 3.20026 1.15731 3.23582L1.15731 3.41535L0 3.37979L0 3.16384C0.118166 3.16384 0.267128 3.20026 0.355932 3.12741C0.385294 3.09185 0.385294 3.09185 0.385294 3.05629C0.415373 3.01987 0.415373 2.94788 0.415373 2.91232L0.474814 0.503022C0.474814 0.431038 0.474814 0.431038 0.474814 0.359054C0.444735 0.251511 0.385294 0.251511 0.326569 0.251511L0.0888038 0.215085L0.118166 1.23248e-14" koffice:nodeTypes="cccccccccccccccccccccccccccccc"/>
            <draw:path draw:style-name="gr23" draw:id="shape733" draw:name="path4767" draw:layer="" svg:width="2.69491328000pt" svg:height="3.88968533333pt" draw:transform="matrix(0.34700640000 0.00000000000 0.00000000000 0.34700640000 67.65502298752pt 35.33140897024pt)" svg:viewBox="0 0 3 4" svg:d="M0 1.28442L0.0770771 0L2.61784 0.566601L2.69491 1.88836L2.50176 1.85102C2.46368 1.62419 2.42468 1.36002 2.34853 1.09494C2.23245 0.830771 2.04022 0.642208 1.77092 0.566601C1.69384 0.566601 1.61676 0.566601 1.57776 0.642208C1.57776 0.680467 1.57776 0.755164 1.57776 0.830771L1.57776 3.21013C1.57776 3.32308 1.53969 3.4743 1.65484 3.54991C1.73191 3.62551 1.84799 3.62551 1.96314 3.62551L2.0783 3.66377L2.0783 3.88969L0.577614 3.54991L0.577614 3.32308L0.884994 3.39869C0.923997 3.39869 1.00107 3.39869 1.03915 3.39869C1.11623 3.36134 1.11623 3.24839 1.11623 3.17187L1.11623 0.680467C1.11623 0.642208 1.11623 0.566601 1.11623 0.529252C1.07815 0.453645 0.962071 0.415386 0.884994 0.378037C0.654691 0.339778 0.500537 0.415386 0.346383 0.603949C0.269306 0.755164 0.231231 0.981986 0.192228 1.17055C0.192228 1.20881 0.154154 1.28442 0.154154 1.32176L0 1.28442" koffice:nodeTypes="cccccccccccccccccccccccccc"/>
            <draw:path draw:style-name="gr23" draw:id="shape734" draw:name="path4769" draw:layer="" svg:width="2.17362432000pt" svg:height="3.44919184000pt" draw:transform="matrix(0.34700640000 0.00000000000 0.00000000000 0.34700640000 68.33404511104pt 35.63066728960pt)" svg:viewBox="0 0 2 3" svg:d="M1.15695 0L1.26999 0.031201L1.91895 2.98712C1.97546 3.2033 2.03198 3.2033 2.17362 3.26496L2.17362 3.44919L1.26999 3.11044L1.26999 2.9262C1.35443 2.95666 1.43955 2.98712 1.52399 2.98712C1.55191 2.98712 1.58051 2.95666 1.58051 2.9262C1.58051 2.895 1.58051 2.86455 1.58051 2.86455L1.43955 2.18704L0.648955 1.87874C0.592435 1.97086 0.564516 2.06372 0.535916 2.18704C0.507996 2.24795 0.507996 2.30961 0.479396 2.37127C0.479396 2.61791 0.676874 2.67957 0.789914 2.74123L0.761994 2.9262L0 2.61791L0 2.43293C0.168878 2.49459 0.253998 2.40247 0.338437 2.2175L1.15695 0" koffice:nodeTypes="cccccccccccccccccccc"/>
            <draw:path draw:style-name="gr23" draw:id="shape735" draw:name="path4771" draw:layer="" svg:width="2.39542272000pt" svg:height="4.24968243200pt" draw:transform="matrix(0.34700640000 0.00000000000 0.00000000000 0.34700640000 69.25458368896pt 35.82637889920pt)" svg:viewBox="0 0 2 4" svg:d="M0 0L1.08827 0.641656C1.63284 0.917495 1.99619 1.28405 2.25009 2.11009C2.32275 2.47665 2.35865 2.75175 2.39542 3.08806C2.39542 3.69948 2.21331 4.24968 1.77818 4.24968C1.56018 4.24968 1.37894 4.15823 1.12504 4.00556L0.0358963 3.36316L0.0358963 3.14928L0.144461 3.21049C0.218004 3.24073 0.290673 3.30195 0.326569 3.33219C0.363341 3.33219 0.363341 3.33219 0.399237 3.33219C0.435133 3.24073 0.399237 3.08806 0.399237 2.99661L0.363341 0.856279C0.363341 0.733848 0.399237 0.581178 0.326569 0.458747C0.290673 0.397532 0.290673 0.366555 0.218004 0.336316L0 0.213885L0 5.24051e-15" koffice:nodeTypes="ccccccccccccccccc"/>
            <draw:path draw:style-name="gr8" draw:id="shape736" draw:name="path4773" draw:layer="" svg:width="1.97845500530pt" svg:height="2.78680335991pt" draw:transform="matrix(0.34700640000 0.00000000000 0.00000000000 0.34700640000 79.17131504940pt 35.94061431032pt)" svg:viewBox="0 0 2 3" svg:d="M0.896342 0.0343092C0.0557716 0.257914 -0.0364998 1.05749 0.00963581 1.66431C0.0557716 2.07991 0.19643 2.97509 1.12927 2.75149C1.92258 2.52789 2.01485 1.72831 1.96871 1.1531C1.92258 0.737507 1.82918 -0.189295 0.896342 0.0343092Z" koffice:nodeTypes="ccccc"/>
            <draw:path draw:style-name="gr11" draw:id="shape737" draw:name="path4775" draw:layer="" svg:width="1.97845500530pt" svg:height="2.78680335991pt" draw:transform="matrix(0.34700640000 0.00000000000 0.00000000000 0.34700640000 79.17131504940pt 35.94061431032pt)" svg:viewBox="0 0 2 3" svg:d="M0.896342 0.0343092C0.0557716 0.257914 -0.0364998 1.05749 0.00963581 1.66431C0.0557716 2.07991 0.19643 2.97509 1.12927 2.75149C1.92258 2.52789 2.01485 1.72831 1.96871 1.1531C1.92258 0.737507 1.82918 -0.189295 0.896342 0.0343092Z" koffice:nodeTypes="ccccc"/>
            <draw:path draw:style-name="gr8" draw:id="shape738" draw:name="path4777" draw:layer="" svg:width="0.99042304000pt" svg:height="1.68140165463pt" draw:transform="matrix(0.34700640000 0.00000000000 0.00000000000 0.34700640000 80.32436545408pt 35.58351347380pt)" svg:viewBox="0 0 1 2" svg:d="M0 1.6814C0.0987238 1.63887 0.198244 1.63887 0.296968 1.5953C0.396488 1.5953 0.495212 1.55277 0.561293 1.5092C0.693455 1.46667 0.825618 1.38057 0.890903 1.20837C0.956984 1.07973 0.990423 0.821435 0.990423 0.692803C0.990423 0.262303 0.890903 -0.0385278 0.593935 0.00400347C0.461773 0.00400347 0.363049 0.00400347 0.198244 0.0475722C0.198244 0.0475722 0.0660813 0.0901036 0.0326426 0.132634C0 0.219772 0 0.348403 0 0.434503L0 1.6814" koffice:nodeTypes="cccccccccc"/>
            <draw:path draw:style-name="gr11" draw:id="shape739" draw:name="path4779" draw:layer="" svg:width="0.99042304000pt" svg:height="1.68140165463pt" draw:transform="matrix(0.34700640000 0.00000000000 0.00000000000 0.34700640000 80.32436545408pt 35.58351347380pt)" svg:viewBox="0 0 1 2" svg:d="M0 1.6814C0.0987238 1.63887 0.198244 1.63887 0.296968 1.5953C0.396488 1.5953 0.495212 1.55277 0.561293 1.5092C0.693455 1.46667 0.825618 1.38057 0.890903 1.20837C0.956984 1.07973 0.990423 0.821435 0.990423 0.692803C0.990423 0.262303 0.890903 -0.0385278 0.593935 0.00400347C0.461773 0.00400347 0.363049 0.00400347 0.198244 0.0475722C0.198244 0.0475722 0.0660813 0.0901036 0.0326426 0.132634C0 0.219772 0 0.348403 0 0.434503L0 1.6814" koffice:nodeTypes="cccccccccc"/>
            <draw:path draw:style-name="gr8" draw:id="shape740" draw:name="path4781" draw:layer="" svg:width="1.75933696000pt" svg:height="2.34719765333pt" draw:transform="matrix(0.34700640000 0.00000000000 0.00000000000 0.34700640000 81.41757441664pt 35.56154361472pt)" svg:viewBox="0 0 2 2" svg:d="M1.50794e-14 2.20072C1.50794e-14 2.25945 1.50794e-14 2.28846 0.131579 2.31748C0.176146 2.3472 0.440365 2.3472 0.527377 2.3472C0.660017 2.3472 0.836163 2.3472 1.01231 2.31748C1.27547 2.28846 1.40811 2.20072 1.53969 2.02452C1.75934 1.78959 1.75934 1.4379 1.75934 1.14423C1.75934 1.02677 1.75934 0.9093 1.75934 0.762822C1.67126 0.469864 1.58319 0.234932 1.18739 0.0884533C0.967741 0.0297203 0.703523 0 0.483871 0C0.395798 0 0.176146 0 0.088073 0.0297203C0.044567 0.0297203 0.044567 0.058733 0 0.117466C0 0.146479 0 0.205919 0 0.234932L0 2.20072" koffice:nodeTypes="ccccccccccccc"/>
            <draw:path draw:style-name="gr11" draw:id="shape741" draw:name="path4783" draw:layer="" svg:width="1.75933696000pt" svg:height="2.34719765333pt" draw:transform="matrix(0.34700640000 0.00000000000 0.00000000000 0.34700640000 81.41757441664pt 35.56154361472pt)" svg:viewBox="0 0 2 2" svg:d="M1.50794e-14 2.20072C1.50794e-14 2.25945 1.50794e-14 2.28846 0.131579 2.31748C0.176146 2.3472 0.440365 2.3472 0.527377 2.3472C0.660017 2.3472 0.836163 2.3472 1.01231 2.31748C1.27547 2.28846 1.40811 2.20072 1.53969 2.02452C1.75934 1.78959 1.75934 1.4379 1.75934 1.14423C1.75934 1.02677 1.75934 0.9093 1.75934 0.762822C1.67126 0.469864 1.58319 0.234932 1.18739 0.0884533C0.967741 0.0297203 0.703523 0 0.483871 0C0.395798 0 0.176146 0 0.088073 0.0297203C0.044567 0.0297203 0.044567 0.058733 0 0.117466C0 0.146479 0 0.205919 0 0.234932L0 2.20072" koffice:nodeTypes="ccccccccccccc"/>
            <draw:path draw:style-name="gr8" draw:id="shape742" draw:name="path4785" draw:layer="" svg:width="0.74235456000pt" svg:height="1.54201478130pt" draw:transform="matrix(0.34700640000 0.00000000000 0.00000000000 0.34700640000 65.16962434816pt 35.51040259219pt)" svg:viewBox="0 0 1 2" svg:d="M0 1.54201C0.0282605 1.54201 0.0854707 1.54201 0.113731 1.50128C0.228152 1.50128 0.428043 1.41883 0.542463 1.33638C0.685144 1.17147 0.742355 0.925097 0.742355 0.636011C0.742355 0.388649 0.714094 0.14228 0.599674 0.0181024C0.514203 -0.022628 0.342572 0.0181024 0.257101 0.0181024C0.199202 0.0598261 0.142681 0.0598261 0.113731 0.10155C0.056521 0.14228 0.056521 0.183011 0.0282605 0.265465C0.0282605 0.307188 0.0282605 0.388649 0.0282605 0.430373L1.46929e-14 1.54201" koffice:nodeTypes="cccccccccc"/>
            <draw:path draw:style-name="gr11" draw:id="shape743" draw:name="path4787" draw:layer="" svg:width="0.74235456000pt" svg:height="1.54201478130pt" draw:transform="matrix(0.34700640000 0.00000000000 0.00000000000 0.34700640000 65.16962434816pt 35.51040259219pt)" svg:viewBox="0 0 1 2" svg:d="M0 1.54201C0.0282605 1.54201 0.0854707 1.54201 0.113731 1.50128C0.228152 1.50128 0.428043 1.41883 0.542463 1.33638C0.685144 1.17147 0.742355 0.925097 0.742355 0.636011C0.742355 0.388649 0.714094 0.14228 0.599674 0.0181024C0.514203 -0.022628 0.342572 0.0181024 0.257101 0.0181024C0.199202 0.0598261 0.142681 0.0598261 0.113731 0.10155C0.056521 0.14228 0.056521 0.183011 0.0282605 0.265465C0.0282605 0.307188 0.0282605 0.388649 0.0282605 0.430373L1.46929e-14 1.54201" koffice:nodeTypes="cccccccccc"/>
            <draw:path draw:style-name="gr8" draw:id="shape744" draw:name="path4789" draw:layer="" svg:width="0.86726265055pt" svg:height="1.75507877022pt" draw:transform="matrix(0.34700640000 0.00000000000 0.00000000000 0.34700640000 65.15796493312pt 36.02339178280pt)" svg:viewBox="0 0 1 2" svg:d="M5.29365e-15 1.40037C5.29365e-15 1.79569 0.0312907 1.79569 0.2466 1.70773C0.370273 1.66427 0.587072 1.62082 0.710745 1.44489C0.803127 1.31241 0.864963 0.961602 0.864963 0.742216C0.895509 -0.0494811 0.617618 -0.0494811 0.277891 0.0384853C0.185509 0.0384853 0.0923819 0.0829983 0.0312907 0.126452L0 1.40037" koffice:nodeTypes="ccccccc"/>
            <draw:path draw:style-name="gr11" draw:id="shape745" draw:name="path4791" draw:layer="" svg:width="0.86726265055pt" svg:height="1.75507877022pt" draw:transform="matrix(0.34700640000 0.00000000000 0.00000000000 0.34700640000 65.15796493312pt 36.02339178280pt)" svg:viewBox="0 0 1 2" svg:d="M5.29365e-15 1.40037C5.29365e-15 1.79569 0.0312907 1.79569 0.2466 1.70773C0.370273 1.66427 0.587072 1.62082 0.710745 1.44489C0.803127 1.31241 0.864963 0.961602 0.864963 0.742216C0.895509 -0.0494811 0.617618 -0.0494811 0.277891 0.0384853C0.185509 0.0384853 0.0923819 0.0829983 0.0312907 0.126452L0 1.40037" koffice:nodeTypes="ccccccc"/>
            <draw:path draw:style-name="gr8" draw:id="shape746" draw:name="path4793" draw:layer="" svg:width="0.98883136000pt" svg:height="1.19771136000pt" draw:transform="matrix(0.34700640000 0.00000000000 0.00000000000 0.34700640000 67.01070150400pt 35.40053264512pt)" svg:viewBox="0 0 1 1" svg:d="M0 1.19771C0.0986445 1.19771 0.197289 1.19771 0.296729 1.19771C0.395373 1.19771 0.494018 1.19771 0.560842 1.19771C0.692102 1.19771 0.824159 1.12504 0.890187 1.01648C0.922803 0.943811 0.988831 0.762578 0.988831 0.653138C0.988831 0.326569 0.922803 0.0726682 0.626074 0.0358963C0.494018 0.0358963 0.362757 0 0.264113 0C0.230701 0 0.0986445 0 0.0652326 0.0358963C0.0326163 0.108564 0.0326163 0.181233 0.0326163 0.253901L0 1.19771" koffice:nodeTypes="cccccccccc"/>
            <draw:path draw:style-name="gr11" draw:id="shape747" draw:name="path4795" draw:layer="" svg:width="0.98883136000pt" svg:height="1.19771136000pt" draw:transform="matrix(0.34700640000 0.00000000000 0.00000000000 0.34700640000 67.01070150400pt 35.40053264512pt)" svg:viewBox="0 0 1 1" svg:d="M0 1.19771C0.0986445 1.19771 0.197289 1.19771 0.296729 1.19771C0.395373 1.19771 0.494018 1.19771 0.560842 1.19771C0.692102 1.19771 0.824159 1.12504 0.890187 1.01648C0.922803 0.943811 0.988831 0.762578 0.988831 0.653138C0.988831 0.326569 0.922803 0.0726682 0.626074 0.0358963C0.494018 0.0358963 0.362757 0 0.264113 0C0.230701 0 0.0986445 0 0.0652326 0.0358963C0.0326163 0.108564 0.0326163 0.181233 0.0326163 0.253901L0 1.19771" koffice:nodeTypes="cccccccccc"/>
            <draw:path draw:style-name="gr8" draw:id="shape748" draw:name="path4797" draw:layer="" svg:width="0.53231616000pt" svg:height="1.75933696000pt" draw:transform="matrix(0.34700640000 0.00000000000 0.00000000000 0.34700640000 68.64468524032pt 35.88384315904pt)" svg:viewBox="0 0 1 2" svg:d="M0.532316 1.75934L0.314604 0L0 1.40811L0.532316 1.75934" koffice:nodeTypes="cccc"/>
            <draw:path draw:style-name="gr11" draw:id="shape749" draw:name="path4799" draw:layer="" svg:width="0.53231616000pt" svg:height="1.75933696000pt" draw:transform="matrix(0.34700640000 0.00000000000 0.00000000000 0.34700640000 68.64468524032pt 35.88384315904pt)" svg:viewBox="0 0 1 2" svg:d="M0.532316 1.75934L0.314604 0L0 1.40811L0.532316 1.75934" koffice:nodeTypes="cccc"/>
            <draw:path draw:style-name="gr8" draw:id="shape750" draw:name="path4801" draw:layer="" svg:width="0.98883136000pt" svg:height="3.54043349075pt" draw:transform="matrix(0.34700640000 0.00000000000 0.00000000000 0.34700640000 69.50775955840pt 36.13701902848pt)" svg:viewBox="0 0 1 4" svg:d="M0.0326163 2.91836C0.0326163 3.02612 0.0326163 3.09825 0.0986445 3.17039C0.131261 3.20689 0.263317 3.31465 0.329345 3.35116C0.395373 3.42329 0.494018 3.49542 0.593458 3.53105C0.724719 3.56756 0.791542 3.49542 0.890187 3.35116C0.988831 3.09825 0.988831 2.62982 0.988831 2.23439C0.988831 2.09013 0.988831 1.90936 0.956215 1.72946C0.922803 1.29753 0.856775 0.901231 0.626074 0.577066C0.52743 0.360666 0.395373 0.252901 0.230701 0.144267C0.197289 0.108634 0.0652326 0 0.0326163 0C0 0 0 0.0721333 0 0.108634C0 0.144267 0 0.2164 0 0.252901L0.0326163 2.91836" koffice:nodeTypes="ccccccccccccc"/>
            <draw:path draw:style-name="gr11" draw:id="shape751" draw:name="path4803" draw:layer="" svg:width="0.98883136000pt" svg:height="3.54043349075pt" draw:transform="matrix(0.34700640000 0.00000000000 0.00000000000 0.34700640000 69.50775955840pt 36.13701902848pt)" svg:viewBox="0 0 1 4" svg:d="M0.0326163 2.91836C0.0326163 3.02612 0.0326163 3.09825 0.0986445 3.17039C0.131261 3.20689 0.263317 3.31465 0.329345 3.35116C0.395373 3.42329 0.494018 3.49542 0.593458 3.53105C0.724719 3.56756 0.791542 3.49542 0.890187 3.35116C0.988831 3.09825 0.988831 2.62982 0.988831 2.23439C0.988831 2.09013 0.988831 1.90936 0.956215 1.72946C0.922803 1.29753 0.856775 0.901231 0.626074 0.577066C0.52743 0.360666 0.395373 0.252901 0.230701 0.144267C0.197289 0.108634 0.0652326 0 0.0326163 0C0 0 0 0.0721333 0 0.108634C0 0.144267 0 0.2164 0 0.252901L0.0326163 2.91836" koffice:nodeTypes="ccccccccccccc"/>
            <draw:path draw:style-name="gr24" draw:id="shape752" draw:name="path4805" draw:layer="" svg:width="3.42107923759pt" svg:height="7.52657338019pt" draw:transform="matrix(0.34700640000 0.00000000000 0.00000000000 0.34700640000 74.20544305211pt 35.49799830765pt)" svg:viewBox="0 0 3 8" svg:d="M0.699519 7.51559C-0.0796027 7.24018 -0.256443 5.45168 0.416746 4.48858C1.08908 3.49147 1.40774 2.52837 1.54955 2.15093C1.69137 1.77182 2.39958 0.431285 2.01002 0.155876C1.62046 -0.119532 3.07192 -0.188385 3.39057 1.3247C3.70922 2.83862 1.44362 7.79017 0.699519 7.51559Z" koffice:nodeTypes="cccccc"/>
            <draw:path draw:style-name="gr7" draw:id="shape753" draw:name="path4807" draw:layer="" svg:width="3.42107923759pt" svg:height="7.52657338019pt" draw:transform="matrix(0.34700640000 0.00000000000 0.00000000000 0.34700640000 74.20544305211pt 35.49799830765pt)" svg:viewBox="0 0 3 8" svg:d="M0.699519 7.51559C-0.0796027 7.24018 -0.256443 5.45168 0.416746 4.48858C1.08908 3.49147 1.40774 2.52837 1.54955 2.15093C1.69137 1.77182 2.39958 0.431285 2.01002 0.155876C1.62046 -0.119532 3.07192 -0.188385 3.39057 1.3247C3.70922 2.83862 1.44362 7.79017 0.699519 7.51559Z" koffice:nodeTypes="cccccc"/>
            <draw:path draw:style-name="gr24" draw:id="shape754" draw:name="path4809" draw:layer="" svg:width="3.51996672000pt" svg:height="6.89853482667pt" draw:transform="matrix(0.34700640000 0.00000000000 0.00000000000 0.34700640000 74.55933992704pt 35.74587341440pt)" svg:viewBox="0 0 4 7" svg:d="M0 6.89853C0 6.89853 0.215773 4.05403 1.22098 2.52454C2.19066 0.995063 3.12482 0 3.51997 0L2.90991 2.59574C2.58582 3.98283 1.04161 6.79217 0 6.89853Z" koffice:nodeTypes="ccccc"/>
            <draw:path draw:style-name="gr7" draw:id="shape755" draw:name="path4811" draw:layer="" svg:width="3.51996672000pt" svg:height="6.89853482667pt" draw:transform="matrix(0.34700640000 0.00000000000 0.00000000000 0.34700640000 74.55933992704pt 35.74587341440pt)" svg:viewBox="0 0 4 7" svg:d="M0 6.89853C0 6.89853 0.215773 4.05403 1.22098 2.52454C2.19066 0.995063 3.12482 0 3.51997 0L2.90991 2.59574C2.58582 3.98283 1.04161 6.79217 0 6.89853Z" koffice:nodeTypes="ccccc"/>
            <draw:path draw:style-name="gr24" draw:id="shape756" draw:name="path4813" draw:layer="" svg:width="2.68805398124pt" svg:height="7.45248352688pt" draw:transform="matrix(0.34700640000 0.00000000000 0.00000000000 0.34700640000 75.03417049223pt 33.27492636087pt)" svg:viewBox="0 0 3 7" svg:d="M0.870512 7.44878C0.117033 7.25652 -0.291133 5.59178 0.242739 4.5355C0.744806 3.51164 0.90156 2.51867 0.99622 2.13492C1.05907 1.75116 1.56114 0.374443 1.18478 0.150523C0.776612 -0.0417403 2.09501 -0.29809 2.59708 1.14272C3.0681 2.5511 1.59219 7.60861 0.870512 7.44878Z" koffice:nodeTypes="cccccc"/>
            <draw:path draw:style-name="gr7" draw:id="shape757" draw:name="path4815" draw:layer="" svg:width="2.68805398124pt" svg:height="7.45248352688pt" draw:transform="matrix(0.34700640000 0.00000000000 0.00000000000 0.34700640000 75.03417049223pt 33.27492636087pt)" svg:viewBox="0 0 3 7" svg:d="M0.870512 7.44878C0.117033 7.25652 -0.291133 5.59178 0.242739 4.5355C0.744806 3.51164 0.90156 2.51867 0.99622 2.13492C1.05907 1.75116 1.56114 0.374443 1.18478 0.150523C0.776612 -0.0417403 2.09501 -0.29809 2.59708 1.14272C3.0681 2.5511 1.59219 7.60861 0.870512 7.44878Z" koffice:nodeTypes="cccccc"/>
            <draw:path draw:style-name="gr24" draw:id="shape758" draw:name="path4817" draw:layer="" svg:width="2.13272153677pt" svg:height="7.26485906286pt" draw:transform="matrix(0.34700640000 0.00000000000 0.00000000000 0.34700640000 75.47659627231pt 33.42093053440pt)" svg:viewBox="0 0 2 7" svg:d="M0.00797513 7.26486C0.00797513 7.26486 -0.103995 4.42623 0.511169 2.8044C1.15399 1.14914 1.82581 0.0342298 2.13272 0L1.90945 2.63569C1.79748 4.08883 0.847082 7.0277 0.00797513 7.26486Z" koffice:nodeTypes="ccccc"/>
            <draw:path draw:style-name="gr7" draw:id="shape759" draw:name="path4819" draw:layer="" svg:width="2.13272153677pt" svg:height="7.26485906286pt" draw:transform="matrix(0.34700640000 0.00000000000 0.00000000000 0.34700640000 75.47659627231pt 33.42093053440pt)" svg:viewBox="0 0 2 7" svg:d="M0.00797513 7.26486C0.00797513 7.26486 -0.103995 4.42623 0.511169 2.8044C1.15399 1.14914 1.82581 0.0342298 2.13272 0L1.90945 2.63569C1.79748 4.08883 0.847082 7.0277 0.00797513 7.26486Z" koffice:nodeTypes="ccccc"/>
            <draw:path draw:style-name="gr24" draw:id="shape760" draw:name="path4821" draw:layer="" svg:width="2.48773486016pt" svg:height="7.40551693101pt" draw:transform="matrix(0.34700640000 0.00000000000 0.00000000000 0.34700640000 75.54437996284pt 30.99180855808pt)" svg:viewBox="0 0 2 7" svg:d="M1.4567 7.40552C0.568931 7.37319 -0.281365 5.7776 0.0889111 4.69309C0.458294 3.57625 0.384239 2.55485 0.421713 2.17231C0.421713 1.789 0.68046 0.32118 0.199547 0.194179C-0.317946 0.0664083 1.16137 -0.412347 2.04914 0.86382C2.93602 2.17231 2.34447 7.40552 1.4567 7.40552Z" koffice:nodeTypes="cccccc"/>
            <draw:path draw:style-name="gr7" draw:id="shape761" draw:name="path4823" draw:layer="" svg:width="2.48773486016pt" svg:height="7.40551693101pt" draw:transform="matrix(0.34700640000 0.00000000000 0.00000000000 0.34700640000 75.54437996284pt 30.99180855808pt)" svg:viewBox="0 0 2 7" svg:d="M1.4567 7.40552C0.568931 7.37319 -0.281365 5.7776 0.0889111 4.69309C0.458294 3.57625 0.384239 2.55485 0.421713 2.17231C0.421713 1.789 0.68046 0.32118 0.199547 0.194179C-0.317946 0.0664083 1.16137 -0.412347 2.04914 0.86382C2.93602 2.17231 2.34447 7.40552 1.4567 7.40552Z" koffice:nodeTypes="cccccc"/>
            <draw:path draw:style-name="gr24" draw:id="shape762" draw:name="path4825" draw:layer="" svg:width="1.50144573537pt" svg:height="8.02714514286pt" draw:transform="matrix(0.34700640000 0.00000000000 0.00000000000 0.34700640000 75.98175202014pt 30.98105913472pt)" svg:viewBox="0 0 2 8" svg:d="M0.32726 8.02715C0.32726 8.02715 -0.247364 5.11441 0.126245 3.2674C0.470743 1.42124 0.959419 0.107086 1.2755 0L1.47651 2.77052C1.61999 4.29714 1.13201 7.56539 0.32726 8.02715Z" koffice:nodeTypes="ccccc"/>
            <draw:path draw:style-name="gr7" draw:id="shape763" draw:name="path4827" draw:layer="" svg:width="1.50144573537pt" svg:height="8.02714514286pt" draw:transform="matrix(0.34700640000 0.00000000000 0.00000000000 0.34700640000 75.98175202014pt 30.98105913472pt)" svg:viewBox="0 0 2 8" svg:d="M0.32726 8.02715C0.32726 8.02715 -0.247364 5.11441 0.126245 3.2674C0.470743 1.42124 0.959419 0.107086 1.2755 0L1.47651 2.77052C1.61999 4.29714 1.13201 7.56539 0.32726 8.02715Z" koffice:nodeTypes="ccccc"/>
            <draw:path draw:style-name="gr24" draw:id="shape764" draw:name="path4829" draw:layer="" svg:width="2.31327032586pt" svg:height="7.12461902561pt" draw:transform="matrix(0.34700640000 0.00000000000 0.00000000000 0.34700640000 75.44903634355pt 28.61517655673pt)" svg:viewBox="0 0 2 7" svg:d="M1.85465 7.12268C1.15567 7.18534 0.340078 5.71468 0.514999 4.61922C0.660415 3.49206 0.514999 2.52194 0.485494 2.14672C0.456692 1.77075 0.485494 0.331032 0.0780477 0.237416C-0.300596 0.174754 0.777029 -0.482818 1.62143 0.707004C2.43702 1.89607 2.55293 7.06002 1.85465 7.12268Z" koffice:nodeTypes="cccccc"/>
            <draw:path draw:style-name="gr7" draw:id="shape765" draw:name="path4831" draw:layer="" svg:width="2.31327032586pt" svg:height="7.12461902561pt" draw:transform="matrix(0.34700640000 0.00000000000 0.00000000000 0.34700640000 75.44903634355pt 28.61517655673pt)" svg:viewBox="0 0 2 7" svg:d="M1.85465 7.12268C1.15567 7.18534 0.340078 5.71468 0.514999 4.61922C0.660415 3.49206 0.514999 2.52194 0.485494 2.14672C0.456692 1.77075 0.485494 0.331032 0.0780477 0.237416C-0.300596 0.174754 0.777029 -0.482818 1.62143 0.707004C2.43702 1.89607 2.55293 7.06002 1.85465 7.12268Z" koffice:nodeTypes="cccccc"/>
            <draw:path draw:style-name="gr24" draw:id="shape766" draw:name="path4833" draw:layer="" svg:width="1.42514608945pt" svg:height="7.14873672000pt" draw:transform="matrix(0.34700640000 0.00000000000 0.00000000000 0.34700640000 76.01143958277pt 28.51814651008pt)" svg:viewBox="0 0 1 7" svg:d="M0.666662 7.14874C0.666662 7.14874 -0.145739 4.67129 0.0230889 3.00984C0.21893 1.34838 0.55456 0.125536 0.862501 0L1.31023 2.38291C1.56212 3.69953 1.42234 6.64659 0.666662 7.14874Z" koffice:nodeTypes="ccccc"/>
            <draw:path draw:style-name="gr7" draw:id="shape767" draw:name="path4835" draw:layer="" svg:width="1.42514608945pt" svg:height="7.14873672000pt" draw:transform="matrix(0.34700640000 0.00000000000 0.00000000000 0.34700640000 76.01143958277pt 28.51814651008pt)" svg:viewBox="0 0 1 7" svg:d="M0.666662 7.14874C0.666662 7.14874 -0.145739 4.67129 0.0230889 3.00984C0.21893 1.34838 0.55456 0.125536 0.862501 0L1.31023 2.38291C1.56212 3.69953 1.42234 6.64659 0.666662 7.14874Z" koffice:nodeTypes="ccccc"/>
            <draw:path draw:style-name="gr24" draw:id="shape768" draw:name="path4837" draw:layer="" svg:width="3.32265504872pt" svg:height="7.34901680924pt" draw:transform="matrix(0.34700640000 0.00000000000 0.00000000000 0.34700640000 74.91260867719pt 26.39316808922pt)" svg:viewBox="0 0 3 7" svg:d="M3.09181 7.32868C2.36633 7.53197 1.27848 6.17291 1.24785 4.94991C1.24785 3.7261 0.915373 2.70639 0.824964 2.299C0.734552 1.89078 0.523105 0.362046 0.099483 0.362046C-0.32341 0.362046 0.674035 -0.55602 1.73199 0.531724C2.78996 1.61946 3.78667 7.12458 3.09181 7.32868Z" koffice:nodeTypes="cccccc"/>
            <draw:path draw:style-name="gr7" draw:id="shape769" draw:name="path4839" draw:layer="" svg:width="3.32265504872pt" svg:height="7.34901680924pt" draw:transform="matrix(0.34700640000 0.00000000000 0.00000000000 0.34700640000 74.91260867719pt 26.39316808922pt)" svg:viewBox="0 0 3 7" svg:d="M3.09181 7.32868C2.36633 7.53197 1.27848 6.17291 1.24785 4.94991C1.24785 3.7261 0.915373 2.70639 0.824964 2.299C0.734552 1.89078 0.523105 0.362046 0.099483 0.362046C-0.32341 0.362046 0.674035 -0.55602 1.73199 0.531724C2.78996 1.61946 3.78667 7.12458 3.09181 7.32868Z" koffice:nodeTypes="cccccc"/>
            <draw:path draw:style-name="gr24" draw:id="shape770" draw:name="path4841" draw:layer="" svg:width="2.00275025475pt" svg:height="8.02543186286pt" draw:transform="matrix(0.34700640000 0.00000000000 0.00000000000 0.34700640000 75.63195953977pt 26.17044001024pt)" svg:viewBox="0 0 2 8" svg:d="M1.5524 8.02543C1.5524 8.02543 0.125821 5.43338 0.0257519 3.55144C-0.0735164 1.66865 0.125821 0.248412 0.424426 0L1.42031 2.59291C1.95027 3.97802 2.34895 7.28019 1.5524 8.02543Z" koffice:nodeTypes="ccccc"/>
            <draw:path draw:style-name="gr7" draw:id="shape771" draw:name="path4843" draw:layer="" svg:width="2.00275025475pt" svg:height="8.02543186286pt" draw:transform="matrix(0.34700640000 0.00000000000 0.00000000000 0.34700640000 75.63195953977pt 26.17044001024pt)" svg:viewBox="0 0 2 8" svg:d="M1.5524 8.02543C1.5524 8.02543 0.125821 5.43338 0.0257519 3.55144C-0.0735164 1.66865 0.125821 0.248412 0.424426 0L1.42031 2.59291C1.95027 3.97802 2.34895 7.28019 1.5524 8.02543Z" koffice:nodeTypes="ccccc"/>
            <draw:path draw:style-name="gr24" draw:id="shape772" draw:name="path4845" draw:layer="" svg:width="4.47515225874pt" svg:height="5.19346502978pt" draw:transform="matrix(0.34700640000 0.00000000000 0.00000000000 0.34700640000 74.02761949638pt 24.65999141131pt)" svg:viewBox="0 0 4 5" svg:d="M4.35647 5.12965C3.69053 5.43854 2.39248 4.57441 2.11155 3.64852C1.86616 2.72262 1.33983 2.01331 1.20021 1.73569C1.0242 1.45807 0.498726 0.316321 0.112867 0.408613C-0.308532 0.470389 0.498726 -0.393733 1.72569 0.223285C2.9535 0.840302 4.98772 4.85203 4.35647 5.12965Z" koffice:nodeTypes="cccccc"/>
            <draw:path draw:style-name="gr7" draw:id="shape773" draw:name="path4847" draw:layer="" svg:width="4.47515225874pt" svg:height="5.19346502978pt" draw:transform="matrix(0.34700640000 0.00000000000 0.00000000000 0.34700640000 74.02761949638pt 24.65999141131pt)" svg:viewBox="0 0 4 5" svg:d="M4.35647 5.12965C3.69053 5.43854 2.39248 4.57441 2.11155 3.64852C1.86616 2.72262 1.33983 2.01331 1.20021 1.73569C1.0242 1.45807 0.498726 0.316321 0.112867 0.408613C-0.308532 0.470389 0.498726 -0.393733 1.72569 0.223285C2.9535 0.840302 4.98772 4.85203 4.35647 5.12965Z" koffice:nodeTypes="cccccc"/>
            <draw:path draw:style-name="gr24" draw:id="shape774" draw:name="path4849" draw:layer="" svg:width="2.58401917635pt" svg:height="6.68743722667pt" draw:transform="matrix(0.34700640000 0.00000000000 0.00000000000 0.34700640000 74.65459352821pt 24.37516769920pt)" svg:viewBox="0 0 3 7" svg:d="M2.45376 6.68744C2.45376 6.68744 0.729751 4.51685 0.360745 2.97632C-0.00826086 1.43495 -0.101069 0.24493 0.114246 0L1.28363 1.92566C1.93032 2.94085 2.94602 5.95265 2.45376 6.68744Z" koffice:nodeTypes="ccccc"/>
            <draw:path draw:style-name="gr7" draw:id="shape775" draw:name="path4851" draw:layer="" svg:width="2.58401917635pt" svg:height="6.68743722667pt" draw:transform="matrix(0.34700640000 0.00000000000 0.00000000000 0.34700640000 74.65459352821pt 24.37516769920pt)" svg:viewBox="0 0 3 7" svg:d="M2.45376 6.68744C2.45376 6.68744 0.729751 4.51685 0.360745 2.97632C-0.00826086 1.43495 -0.101069 0.24493 0.114246 0L1.28363 1.92566C1.93032 2.94085 2.94602 5.95265 2.45376 6.68744Z" koffice:nodeTypes="ccccc"/>
            <draw:path draw:style-name="gr24" draw:id="shape776" draw:name="path4853" draw:layer="" svg:width="4.91117492656pt" svg:height="5.09666069083pt" draw:transform="matrix(0.34700640000 0.00000000000 0.00000000000 0.34700640000 72.89881289405pt 23.11305988425pt)" svg:viewBox="0 0 5 5" svg:d="M4.84091 4.97816C4.28274 5.37959 2.93487 4.71001 2.50752 3.73835C2.11346 2.80142 1.52199 2.09792 1.32457 1.83057C1.12714 1.56242 0.469862 0.423567 0.108317 0.557644C-0.253228 0.691722 0.30574 -0.346167 1.5545 0.122296C2.80325 0.624683 5.36737 4.54282 4.84091 4.97816Z" koffice:nodeTypes="cccccc"/>
            <draw:path draw:style-name="gr7" draw:id="shape777" draw:name="path4855" draw:layer="" svg:width="4.91117492656pt" svg:height="5.09666069083pt" draw:transform="matrix(0.34700640000 0.00000000000 0.00000000000 0.34700640000 72.89881289405pt 23.11305988425pt)" svg:viewBox="0 0 5 5" svg:d="M4.84091 4.97816C4.28274 5.37959 2.93487 4.71001 2.50752 3.73835C2.11346 2.80142 1.52199 2.09792 1.32457 1.83057C1.12714 1.56242 0.469862 0.423567 0.108317 0.557644C-0.253228 0.691722 0.30574 -0.346167 1.5545 0.122296C2.80325 0.624683 5.36737 4.54282 4.84091 4.97816Z" koffice:nodeTypes="cccccc"/>
            <draw:path draw:style-name="gr24" draw:id="shape778" draw:name="path4857" draw:layer="" svg:width="3.89518476946pt" svg:height="5.17453066667pt" draw:transform="matrix(0.34700640000 0.00000000000 0.00000000000 0.34700640000 73.46793287609pt 22.77532939264pt)" svg:viewBox="0 0 4 5" svg:d="M3.81086 5.17453C3.81086 5.17453 1.61943 3.81942 0.901102 2.55643C0.182779 1.26299 -0.157239 0.246654 0.0697439 0L1.80812 1.47844C2.78989 2.27932 4.26391 4.46577 3.81086 5.17453Z" koffice:nodeTypes="ccccc"/>
            <draw:path draw:style-name="gr7" draw:id="shape779" draw:name="path4859" draw:layer="" svg:width="3.89518476946pt" svg:height="5.17453066667pt" draw:transform="matrix(0.34700640000 0.00000000000 0.00000000000 0.34700640000 73.46793287609pt 22.77532939264pt)" svg:viewBox="0 0 4 5" svg:d="M3.81086 5.17453C3.81086 5.17453 1.61943 3.81942 0.901102 2.55643C0.182779 1.26299 -0.157239 0.246654 0.0697439 0L1.80812 1.47844C2.78989 2.27932 4.26391 4.46577 3.81086 5.17453Z" koffice:nodeTypes="ccccc"/>
            <draw:path draw:style-name="gr24" draw:id="shape780" draw:name="path4861" draw:layer="" svg:width="2.56635721201pt" svg:height="6.26736143118pt" draw:transform="matrix(0.34700640000 0.00000000000 0.00000000000 0.34700640000 72.32522587320pt 22.59503682704pt)" svg:viewBox="0 0 3 6" svg:d="M1.28304 6.26586C0.531781 6.20303 -0.257536 4.41505 0.080484 3.47336C0.268977 2.90866 0.756524 2.15471 0.83174 1.84132C0.869801 1.49614 1.16976 0.303137 0.756524 0.146442C0.343287 0.0207843 1.65821 -0.323641 2.33425 0.836806C3.01029 1.96698 2.07145 6.36048 1.28304 6.26586Z" koffice:nodeTypes="cccccc"/>
            <draw:path draw:style-name="gr7" draw:id="shape781" draw:name="path4863" draw:layer="" svg:width="2.56635721201pt" svg:height="6.26736143118pt" draw:transform="matrix(0.34700640000 0.00000000000 0.00000000000 0.34700640000 72.32522587320pt 22.59503682704pt)" svg:viewBox="0 0 3 6" svg:d="M1.28304 6.26586C0.531781 6.20303 -0.257536 4.41505 0.080484 3.47336C0.268977 2.90866 0.756524 2.15471 0.83174 1.84132C0.869801 1.49614 1.16976 0.303137 0.756524 0.146442C0.343287 0.0207843 1.65821 -0.323641 2.33425 0.836806C3.01029 1.96698 2.07145 6.36048 1.28304 6.26586Z" koffice:nodeTypes="cccccc"/>
            <draw:path draw:style-name="gr24" draw:id="shape782" draw:name="path4865" draw:layer="" svg:width="1.32749821423pt" svg:height="6.61836042667pt" draw:transform="matrix(0.34700640000 0.00000000000 0.00000000000 0.34700640000 72.77451118196pt 22.64874145792pt)" svg:viewBox="0 0 1 7" svg:d="M0.111048 6.61836C0.111048 6.61836 -0.186158 4.14561 0.191867 2.61306C0.597266 1.11496 1.05676 0.0697377 1.29987 0L1.32659 2.33411C1.35331 3.58771 0.786278 6.30496 0.111048 6.61836Z" koffice:nodeTypes="ccccc"/>
            <draw:path draw:style-name="gr7" draw:id="shape783" draw:name="path4867" draw:layer="" svg:width="1.32749821423pt" svg:height="6.61836042667pt" draw:transform="matrix(0.34700640000 0.00000000000 0.00000000000 0.34700640000 72.77451118196pt 22.64874145792pt)" svg:viewBox="0 0 1 7" svg:d="M0.111048 6.61836C0.111048 6.61836 -0.186158 4.14561 0.191867 2.61306C0.597266 1.11496 1.05676 0.0697377 1.29987 0L1.32659 2.33411C1.35331 3.58771 0.786278 6.30496 0.111048 6.61836Z" koffice:nodeTypes="ccccc"/>
            <draw:path draw:style-name="gr24" draw:id="shape784" draw:name="path4869" draw:layer="" svg:width="3.06808344460pt" svg:height="7.03325824910pt" draw:transform="matrix(0.34700640000 0.00000000000 0.00000000000 0.34700640000 71.88366115071pt 24.27731189440pt)" svg:viewBox="0 0 3 7" svg:d="M1.3361 7.03064C0.431451 6.93121 -0.0610021 5.30255 0.0618634 4.20556C0.145095 2.94176 0.18572 2.87601 0.308586 2.51034C0.595932 1.77821 1.00714 0.51522 0.0618634 0.248989C-0.430589 0.116676 2.15752 -0.482342 2.85508 0.848007C3.59524 2.17755 2.23976 7.16376 1.3361 7.03064Z" koffice:nodeTypes="cccccc"/>
            <draw:path draw:style-name="gr7" draw:id="shape785" draw:name="path4871" draw:layer="" svg:width="3.06808344460pt" svg:height="7.03325824910pt" draw:transform="matrix(0.34700640000 0.00000000000 0.00000000000 0.34700640000 71.88366115071pt 24.27731189440pt)" svg:viewBox="0 0 3 7" svg:d="M1.3361 7.03064C0.431451 6.93121 -0.0610021 5.30255 0.0618634 4.20556C0.145095 2.94176 0.18572 2.87601 0.308586 2.51034C0.595932 1.77821 1.00714 0.51522 0.0618634 0.248989C-0.430589 0.116676 2.15752 -0.482342 2.85508 0.848007C3.59524 2.17755 2.23976 7.16376 1.3361 7.03064Z" koffice:nodeTypes="cccccc"/>
            <draw:path draw:style-name="gr24" draw:id="shape786" draw:name="path4873" draw:layer="" svg:width="2.11022164982pt" svg:height="6.97077930667pt" draw:transform="matrix(0.34700640000 0.00000000000 0.00000000000 0.34700640000 72.33985836245pt 24.54783808384pt)" svg:viewBox="0 0 2 7" svg:d="M0.0524037 6.97078C0.0524037 6.97078 -0.170354 3.78892 0.30267 2.10917C0.803202 0.464776 1.91564 0.0715703 2.11022 0L1.66538 2.35923C1.74858 3.75356 0.830712 6.6845 0.0524037 6.97078Z" koffice:nodeTypes="ccccc"/>
            <draw:path draw:style-name="gr7" draw:id="shape787" draw:name="path4875" draw:layer="" svg:width="2.11022164982pt" svg:height="6.97077930667pt" draw:transform="matrix(0.34700640000 0.00000000000 0.00000000000 0.34700640000 72.33985836245pt 24.54783808384pt)" svg:viewBox="0 0 2 7" svg:d="M0.0524037 6.97078C0.0524037 6.97078 -0.170354 3.78892 0.30267 2.10917C0.803202 0.464776 1.91564 0.0715703 2.11022 0L1.66538 2.35923C1.74858 3.75356 0.830712 6.6845 0.0524037 6.97078Z" koffice:nodeTypes="ccccc"/>
            <draw:path draw:style-name="gr24" draw:id="shape788" draw:name="path4877" draw:layer="" svg:width="2.95874664370pt" svg:height="8.47789673919pt" draw:transform="matrix(0.34700640000 0.00000000000 0.00000000000 0.34700640000 71.26415453172pt 26.21337915997pt)" svg:viewBox="0 0 3 8" svg:d="M1.34576 8.47623C0.377582 8.37411 -0.348303 6.59854 0.17519 5.47192C0.699656 4.31154 0.780418 3.21869 0.821286 2.80857C0.902048 2.39926 1.18423 0.521572 0.659762 0.351097C0.17519 0.146034 2.59513 -0.707986 2.87829 1.341C3.24123 3.90142 2.31393 8.57917 1.34576 8.47623Z" koffice:nodeTypes="cccccc"/>
            <draw:path draw:style-name="gr7" draw:id="shape789" draw:name="path4879" draw:layer="" svg:width="2.95874664370pt" svg:height="8.47789673919pt" draw:transform="matrix(0.34700640000 0.00000000000 0.00000000000 0.34700640000 71.26415453172pt 26.21337915997pt)" svg:viewBox="0 0 3 8" svg:d="M1.34576 8.47623C0.377582 8.37411 -0.348303 6.59854 0.17519 5.47192C0.699656 4.31154 0.780418 3.21869 0.821286 2.80857C0.902048 2.39926 1.18423 0.521572 0.659762 0.351097C0.17519 0.146034 2.59513 -0.707986 2.87829 1.341C3.24123 3.90142 2.31393 8.57917 1.34576 8.47623Z" koffice:nodeTypes="cccccc"/>
            <draw:path draw:style-name="gr24" draw:id="shape790" draw:name="path4881" draw:layer="" svg:width="3.38146488458pt" svg:height="6.42458237604pt" draw:transform="matrix(0.34700640000 0.00000000000 0.00000000000 0.34700640000 71.71799810615pt 26.67466645890pt)" svg:viewBox="0 0 3 6" svg:d="M0.119301 6.42458C0.119301 6.42458 -0.246268 3.75516 0.302453 2.16715C0.821016 0.578378 1.82725 -0.18497 3.38146 0.0380569L2.61943 2.10354C2.10161 3.34206 1.03432 6.10652 0.119301 6.42458Z" koffice:nodeTypes="ccccc"/>
            <draw:path draw:style-name="gr7" draw:id="shape791" draw:name="path4883" draw:layer="" svg:width="3.38146488458pt" svg:height="6.42458237604pt" draw:transform="matrix(0.34700640000 0.00000000000 0.00000000000 0.34700640000 71.71799810615pt 26.67466645890pt)" svg:viewBox="0 0 3 6" svg:d="M0.119301 6.42458C0.119301 6.42458 -0.246268 3.75516 0.302453 2.16715C0.821016 0.578378 1.82725 -0.18497 3.38146 0.0380569L2.61943 2.10354C2.10161 3.34206 1.03432 6.10652 0.119301 6.42458Z" koffice:nodeTypes="ccccc"/>
            <draw:path draw:style-name="gr24" draw:id="shape792" draw:name="path4885" draw:layer="" svg:width="2.55302551874pt" svg:height="7.28239818747pt" draw:transform="matrix(0.34700640000 0.00000000000 0.00000000000 0.34700640000 71.01982773257pt 28.88487294501pt)" svg:viewBox="0 0 3 7" svg:d="M1.6705 7.2824C0.771147 7.2824 -0.128196 5.76348 0.171886 4.65596C0.509027 3.54845 0.43491 2.53634 0.43491 2.15623C0.43491 1.77688 0.621106 0.321311 0.096866 0.194608C-0.390316 0.0991979 1.07123 -0.438149 2.00764 0.827364C2.94494 2.09288 2.56984 7.2824 1.6705 7.2824Z" koffice:nodeTypes="cccccc"/>
            <draw:path draw:style-name="gr7" draw:id="shape793" draw:name="path4887" draw:layer="" svg:width="2.55302551874pt" svg:height="7.28239818747pt" draw:transform="matrix(0.34700640000 0.00000000000 0.00000000000 0.34700640000 71.01982773257pt 28.88487294501pt)" svg:viewBox="0 0 3 7" svg:d="M1.6705 7.2824C0.771147 7.2824 -0.128196 5.76348 0.171886 4.65596C0.509027 3.54845 0.43491 2.53634 0.43491 2.15623C0.43491 1.77688 0.621106 0.321311 0.096866 0.194608C-0.390316 0.0991979 1.07123 -0.438149 2.00764 0.827364C2.94494 2.09288 2.56984 7.2824 1.6705 7.2824Z" koffice:nodeTypes="cccccc"/>
            <draw:path draw:style-name="gr24" draw:id="shape794" draw:name="path4889" draw:layer="" svg:width="1.45336187737pt" svg:height="8.02543186286pt" draw:transform="matrix(0.34700640000 0.00000000000 0.00000000000 0.34700640000 71.47557582084pt 28.85210546944pt)" svg:viewBox="0 0 1 8" svg:d="M0.423812 8.02543C0.423812 8.02543 -0.226784 5.14899 0.0841924 3.30217C0.395169 1.45621 0.847994 0.106218 1.15828 0L1.41266 2.73425C1.58247 4.2607 1.21489 7.56373 0.423812 8.02543Z" koffice:nodeTypes="ccccc"/>
            <draw:path draw:style-name="gr7" draw:id="shape795" draw:name="path4891" draw:layer="" svg:width="1.45336187737pt" svg:height="8.02543186286pt" draw:transform="matrix(0.34700640000 0.00000000000 0.00000000000 0.34700640000 71.47557582084pt 28.85210546944pt)" svg:viewBox="0 0 1 8" svg:d="M0.423812 8.02543C0.423812 8.02543 -0.226784 5.14899 0.0841924 3.30217C0.395169 1.45621 0.847994 0.106218 1.15828 0L1.41266 2.73425C1.58247 4.2607 1.21489 7.56373 0.423812 8.02543Z" koffice:nodeTypes="ccccc"/>
            <draw:path draw:style-name="gr24" draw:id="shape796" draw:name="path4893" draw:layer="" svg:width="3.74554672265pt" svg:height="7.61892399264pt" draw:transform="matrix(0.34700640000 0.00000000000 0.00000000000 0.34700640000 70.92116213025pt 31.38641838348pt)" svg:viewBox="0 0 4 8" svg:d="M3.41521 7.60487C2.52578 7.77764 1.26539 6.32457 1.30293 5.04426C1.33958 3.79901 1.00616 2.76075 0.895314 2.34511C0.82112 1.9303 0.636084 0.338688 0.117624 0.338688C-0.401729 0.304468 0.895314 -0.561031 2.11816 0.615781C3.34101 1.79176 4.26709 7.43211 3.41521 7.60487Z" koffice:nodeTypes="cccccc"/>
            <draw:path draw:style-name="gr7" draw:id="shape797" draw:name="path4895" draw:layer="" svg:width="3.74554672265pt" svg:height="7.61892399264pt" draw:transform="matrix(0.34700640000 0.00000000000 0.00000000000 0.34700640000 70.92116213025pt 31.38641838348pt)" svg:viewBox="0 0 4 8" svg:d="M3.41521 7.60487C2.52578 7.77764 1.26539 6.32457 1.30293 5.04426C1.33958 3.79901 1.00616 2.76075 0.895314 2.34511C0.82112 1.9303 0.636084 0.338688 0.117624 0.338688C-0.401729 0.304468 0.895314 -0.561031 2.11816 0.615781C3.34101 1.79176 4.26709 7.43211 3.41521 7.60487Z" koffice:nodeTypes="cccccc"/>
            <draw:path draw:style-name="gr24" draw:id="shape798" draw:name="path4897" draw:layer="" svg:width="1.71668043122pt" svg:height="7.08535368000pt" draw:transform="matrix(0.34700640000 0.00000000000 0.00000000000 0.34700640000 71.61243972968pt 31.19981196928pt)" svg:viewBox="0 0 2 7" svg:d="M1.23141 7.08535C1.23141 7.08535 0.00254884 4.7439 0.00254884 3.08982C-0.0278393 1.43574 0.217489 0.187467 0.525076 0L1.32406 2.30984C1.75394 3.55811 1.96888 6.49208 1.23141 7.08535Z" koffice:nodeTypes="ccccc"/>
            <draw:path draw:style-name="gr7" draw:id="shape799" draw:name="path4899" draw:layer="" svg:width="1.71668043122pt" svg:height="7.08535368000pt" draw:transform="matrix(0.34700640000 0.00000000000 0.00000000000 0.34700640000 71.61243972968pt 31.19981196928pt)" svg:viewBox="0 0 2 7" svg:d="M1.23141 7.08535C1.23141 7.08535 0.00254884 4.7439 0.00254884 3.08982C-0.0278393 1.43574 0.217489 0.187467 0.525076 0L1.32406 2.30984C1.75394 3.55811 1.96888 6.49208 1.23141 7.08535Z" koffice:nodeTypes="ccccc"/>
            <draw:path draw:style-name="gr24" draw:id="shape800" draw:name="path4901" draw:layer="" svg:width="3.68350398539pt" svg:height="7.19338504479pt" draw:transform="matrix(0.34700640000 0.00000000000 0.00000000000 0.34700640000 71.20663491490pt 32.95884781955pt)" svg:viewBox="0 0 4 7" svg:d="M3.44792 7.16621C2.71631 7.40221 1.53866 6.0568 1.47494 4.84682C1.41199 3.63604 1.02967 2.66125 0.934476 2.25819C0.807038 1.88757 0.520687 0.341041 0.106898 0.375102C-0.338367 0.375102 0.679601 -0.532379 1.82501 0.475663C2.97118 1.51777 4.21178 6.93103 3.44792 7.16621Z" koffice:nodeTypes="cccccc"/>
            <draw:path draw:style-name="gr7" draw:id="shape801" draw:name="path4903" draw:layer="" svg:width="3.68350398539pt" svg:height="7.19338504479pt" draw:transform="matrix(0.34700640000 0.00000000000 0.00000000000 0.34700640000 71.20663491490pt 32.95884781955pt)" svg:viewBox="0 0 4 7" svg:d="M3.44792 7.16621C2.71631 7.40221 1.53866 6.0568 1.47494 4.84682C1.41199 3.63604 1.02967 2.66125 0.934476 2.25819C0.807038 1.88757 0.520687 0.341041 0.106898 0.375102C-0.338367 0.375102 0.679601 -0.532379 1.82501 0.475663C2.97118 1.51777 4.21178 6.93103 3.44792 7.16621Z" koffice:nodeTypes="cccccc"/>
            <draw:path draw:style-name="gr24" draw:id="shape802" draw:name="path4905" draw:layer="" svg:width="2.26921899780pt" svg:height="7.88556516571pt" draw:transform="matrix(0.34700640000 0.00000000000 0.00000000000 0.34700640000 71.93584745114pt 32.71886718592pt)" svg:viewBox="0 0 2 8" svg:d="M1.87169 7.88557C1.87169 7.88557 0.246651 5.38582 0.0702567 3.52036C-0.106989 1.65489 0.0702567 0.247087 0.388107 0L1.51805 2.49974C2.15375 3.87273 2.64885 7.146 1.87169 7.88557Z" koffice:nodeTypes="ccccc"/>
            <draw:path draw:style-name="gr7" draw:id="shape803" draw:name="path4907" draw:layer="" svg:width="2.26921899780pt" svg:height="7.88556516571pt" draw:transform="matrix(0.34700640000 0.00000000000 0.00000000000 0.34700640000 71.93584745114pt 32.71886718592pt)" svg:viewBox="0 0 2 8" svg:d="M1.87169 7.88557C1.87169 7.88557 0.246651 5.38582 0.0702567 3.52036C-0.106989 1.65489 0.0702567 0.247087 0.388107 0L1.51805 2.49974C2.15375 3.87273 2.64885 7.146 1.87169 7.88557Z" koffice:nodeTypes="ccccc"/>
            <draw:path draw:style-name="gr24" draw:id="shape804" draw:name="path4909" draw:layer="" svg:width="4.07626707700pt" svg:height="7.03794284754pt" draw:transform="matrix(0.34700640000 0.00000000000 0.00000000000 0.34700640000 71.86909542007pt 35.34275708569pt)" svg:viewBox="0 0 4 7" svg:d="M3.77943 7.01744C2.89074 7.21718 1.61504 5.92008 1.57681 4.75614C1.57681 3.62589 1.18981 2.66088 1.11241 2.29509C0.99678 1.92931 0.609782 0.133257 0.107151 0.133257C-0.394548 0.100368 0.958547 -0.36569 2.23331 0.665894C3.509 1.69668 4.6299 6.8177 3.77943 7.01744Z" koffice:nodeTypes="cccccc"/>
            <draw:path draw:style-name="gr7" draw:id="shape805" draw:name="path4911" draw:layer="" svg:width="4.07626707700pt" svg:height="7.03794284754pt" draw:transform="matrix(0.34700640000 0.00000000000 0.00000000000 0.34700640000 71.86909542007pt 35.34275708569pt)" svg:viewBox="0 0 4 7" svg:d="M3.77943 7.01744C2.89074 7.21718 1.61504 5.92008 1.57681 4.75614C1.57681 3.62589 1.18981 2.66088 1.11241 2.29509C0.99678 1.92931 0.609782 0.133257 0.107151 0.133257C-0.394548 0.100368 0.958547 -0.36569 2.23331 0.665894C3.509 1.69668 4.6299 6.8177 3.77943 7.01744Z" koffice:nodeTypes="cccccc"/>
            <draw:path draw:style-name="gr24" draw:id="shape806" draw:name="path4913" draw:layer="" svg:width="1.72588400953pt" svg:height="7.95534482286pt" draw:transform="matrix(0.34700640000 0.00000000000 0.00000000000 0.34700640000 72.58666008060pt 35.07823310080pt)" svg:viewBox="0 0 2 8" svg:d="M1.30726 7.95534C1.30726 7.95534 0.0751067 5.48039 0.0134246 3.71244C-0.0482574 1.90952 0.105576 0.176539 0.413986 0L1.24558 2.79307C1.70782 4.13715 2.01549 7.2833 1.30726 7.95534Z" koffice:nodeTypes="ccccc"/>
            <draw:path draw:style-name="gr7" draw:id="shape807" draw:name="path4915" draw:layer="" svg:width="1.72588400953pt" svg:height="7.95534482286pt" draw:transform="matrix(0.34700640000 0.00000000000 0.00000000000 0.34700640000 72.58666008060pt 35.07823310080pt)" svg:viewBox="0 0 2 8" svg:d="M1.30726 7.95534C1.30726 7.95534 0.0751067 5.48039 0.0134246 3.71244C-0.0482574 1.90952 0.105576 0.176539 0.413986 0L1.24558 2.79307C1.70782 4.13715 2.01549 7.2833 1.30726 7.95534Z" koffice:nodeTypes="ccccc"/>
            <draw:path draw:style-name="gr24" draw:id="shape808" draw:name="path4917" draw:layer="" svg:width="3.69021477819pt" svg:height="4.77979261023pt" draw:transform="matrix(0.34700640000 0.00000000000 0.00000000000 0.34700640000 72.54536611354pt 37.60111846841pt)" svg:viewBox="0 0 4 5" svg:d="M3.49479 4.23434C2.83288 4.63312 2.90653 5.24877 2.53831 4.19761C2.17098 3.1106 1.58183 2.3489 1.39817 2.02271C1.17724 1.69652 0.552604 0.427604 0.110745 0.536043C-0.29385 0.644482 0.441696 -0.442534 1.80276 0.209851C3.16383 0.82638 4.11942 3.83469 3.49479 4.23434Z" koffice:nodeTypes="cccccc"/>
            <draw:path draw:style-name="gr7" draw:id="shape809" draw:name="path4919" draw:layer="" svg:width="3.69021477819pt" svg:height="4.77979261023pt" draw:transform="matrix(0.34700640000 0.00000000000 0.00000000000 0.34700640000 72.54536611354pt 37.60111846841pt)" svg:viewBox="0 0 4 5" svg:d="M3.49479 4.23434C2.83288 4.63312 2.90653 5.24877 2.53831 4.19761C2.17098 3.1106 1.58183 2.3489 1.39817 2.02271C1.17724 1.69652 0.552604 0.427604 0.110745 0.536043C-0.29385 0.644482 0.441696 -0.442534 1.80276 0.209851C3.16383 0.82638 4.11942 3.83469 3.49479 4.23434Z" koffice:nodeTypes="cccccc"/>
            <draw:path draw:style-name="gr24" draw:id="shape810" draw:name="path4921" draw:layer="" svg:width="1.93743694521pt" svg:height="4.93728400000pt" draw:transform="matrix(0.34700640000 0.00000000000 0.00000000000 0.34700640000 73.15203646996pt 37.28796985600pt)" svg:viewBox="0 0 2 5" svg:d="M1.47827 4.93728C1.47827 4.93728 1.08694 4.67953 0.56412 3.0948C0.0751511 1.5474 -0.120909 0.257752 0.0751511 0L1.47827 1.87892C2.22866 2.91082 1.93496 4.09026 1.47827 4.93728Z" koffice:nodeTypes="ccccc"/>
            <draw:path draw:style-name="gr7" draw:id="shape811" draw:name="path4923" draw:layer="" svg:width="1.93743694521pt" svg:height="4.93728400000pt" draw:transform="matrix(0.34700640000 0.00000000000 0.00000000000 0.34700640000 73.15203646996pt 37.28796985600pt)" svg:viewBox="0 0 2 5" svg:d="M1.47827 4.93728C1.47827 4.93728 1.08694 4.67953 0.56412 3.0948C0.0751511 1.5474 -0.120909 0.257752 0.0751511 0L1.47827 1.87892C2.22866 2.91082 1.93496 4.09026 1.47827 4.93728Z" koffice:nodeTypes="ccccc"/>
            <draw:path draw:style-name="gr24" draw:id="shape812" draw:name="path4925" draw:layer="" svg:width="2.55480529444pt" svg:height="6.99944905766pt" draw:transform="matrix(0.34700640000 0.00000000000 0.00000000000 0.34700640000 73.49098160188pt 37.27783287476pt)" svg:viewBox="0 0 3 7" svg:d="M2.46794 0.261202C2.95529 0.360398 1.19395 2.8147 2.05564 5.89938C2.20482 6.36336 1.6804 7.25933 1.41819 6.92734C1.15598 6.56255 -0.418198 6.23057 0.106225 2.54991C0.593576 -0.800356 1.30607 0.0292115 2.46794 0.261202Z" koffice:nodeTypes="ccccc"/>
            <draw:path draw:style-name="gr7" draw:id="shape813" draw:name="path4927" draw:layer="" svg:width="2.55480529444pt" svg:height="6.99944905766pt" draw:transform="matrix(0.34700640000 0.00000000000 0.00000000000 0.34700640000 73.49098160188pt 37.27783287476pt)" svg:viewBox="0 0 3 7" svg:d="M2.46794 0.261202C2.95529 0.360398 1.19395 2.8147 2.05564 5.89938C2.20482 6.36336 1.6804 7.25933 1.41819 6.92734C1.15598 6.56255 -0.418198 6.23057 0.106225 2.54991C0.593576 -0.800356 1.30607 0.0292115 2.46794 0.261202Z" koffice:nodeTypes="ccccc"/>
            <draw:path draw:style-name="gr24" draw:id="shape814" draw:name="path4929" draw:layer="" svg:width="1.02253016206pt" svg:height="5.63157619200pt" draw:transform="matrix(0.34700640000 0.00000000000 0.00000000000 0.34700640000 73.77121737157pt 37.84040404480pt)" svg:viewBox="0 0 1 6" svg:d="M1.02253 4.89208L0.787936 0C0.787936 0 0.787936 0.140938 0.553336 0.7395C0.351904 1.33721 -0.252392 4.39964 0.117305 5.03301C0.452216 5.63158 0.452216 5.63158 0.452216 5.63158L1.02253 4.89208" koffice:nodeTypes="cccccc"/>
            <draw:path draw:style-name="gr3" draw:id="shape815" draw:name="path4931" draw:layer="" svg:width="6.20654762667pt" svg:height="21.21054352401pt" draw:transform="matrix(0.34700640000 0.00000000000 0.00000000000 0.34700640000 73.08747758080pt 61.29664865920pt)" svg:viewBox="0 0 6 21" svg:d="M1.51828 0L0 21.0326C2.15862 21.3655 4.28388 21.1991 6.20655 20.7995L4.18218 0L2.93485 1.20037L1.51828 0" koffice:nodeTypes="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2:09</dc:date>
    <meta:creation-date>2011-05-22T06:10:47</meta:creation-date>
    <dc:creator>Yue Liu</dc:creator>
  </office:meta>
</office:document-meta>
</file>